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5.4pt"/>
    </style:style>
    <style:style style:name="co2" style:family="table-column">
      <style:table-column-properties fo:break-before="auto" style:column-width="103.61pt"/>
    </style:style>
    <style:style style:name="co3" style:family="table-column">
      <style:table-column-properties fo:break-before="auto" style:column-width="72.26pt"/>
    </style:style>
    <style:style style:name="co4" style:family="table-column">
      <style:table-column-properties fo:break-before="auto" style:column-width="66.76pt"/>
    </style:style>
    <style:style style:name="co5" style:family="table-column">
      <style:table-column-properties fo:break-before="auto" style:column-width="69.11pt"/>
    </style:style>
    <style:style style:name="co6" style:family="table-column">
      <style:table-column-properties fo:break-before="auto" style:column-width="69.9pt"/>
    </style:style>
    <style:style style:name="co7" style:family="table-column">
      <style:table-column-properties fo:break-before="auto" style:column-width="70.64pt"/>
    </style:style>
    <style:style style:name="co8" style:family="table-column">
      <style:table-column-properties fo:break-before="auto" style:column-width="11.9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2_0934_room25c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2 09:34:26</text:p>
          </table:table-cell>
          <table:table-cell office:value-type="float" office:value="25.09463" calcext:value-type="float">
            <text:p>25.09463</text:p>
          </table:table-cell>
          <table:table-cell office:value-type="float" office:value="0.564255186" calcext:value-type="float">
            <text:p>0.564255186</text:p>
          </table:table-cell>
          <table:table-cell office:value-type="float" office:value="0.689766489" calcext:value-type="float">
            <text:p>0.689766489</text:p>
          </table:table-cell>
          <table:table-cell office:value-type="float" office:value="0.648964125" calcext:value-type="float">
            <text:p>0.648964125</text:p>
          </table:table-cell>
          <table:table-cell/>
          <table:table-cell office:value-type="float" office:value="0.004609928" calcext:value-type="float">
            <text:p>0.004609928</text:p>
          </table:table-cell>
          <table:table-cell office:value-type="float" office:value="0.005635347" calcext:value-type="float">
            <text:p>0.005635347</text:p>
          </table:table-cell>
          <table:table-cell office:value-type="float" office:value="0.005301994" calcext:value-type="float">
            <text:p>0.005301994</text:p>
          </table:table-cell>
          <table:table-cell/>
          <table:table-cell office:value-type="float" office:value="-0.005285905" calcext:value-type="float">
            <text:p>-0.005285905</text:p>
          </table:table-cell>
          <table:table-cell office:value-type="float" office:value="-0.004260486" calcext:value-type="float">
            <text:p>-0.004260486</text:p>
          </table:table-cell>
          <table:table-cell office:value-type="float" office:value="-0.004593839" calcext:value-type="float">
            <text:p>-0.004593839</text:p>
          </table:table-cell>
          <table:table-cell/>
          <table:table-cell office:value-type="float" office:value="24.964178402" calcext:value-type="float">
            <text:p>24.964178402</text:p>
          </table:table-cell>
          <table:table-cell office:value-type="float" office:value="24.989486845" calcext:value-type="float">
            <text:p>24.989486845</text:p>
          </table:table-cell>
          <table:table-cell office:value-type="float" office:value="24.981259408" calcext:value-type="float">
            <text:p>24.981259408</text:p>
          </table:table-cell>
          <table:table-cell/>
          <table:table-cell office:value-type="float" office:value="-0.134000333" calcext:value-type="float">
            <text:p>-0.134000333</text:p>
          </table:table-cell>
          <table:table-cell office:value-type="float" office:value="-0.10800376" calcext:value-type="float">
            <text:p>-0.10800376</text:p>
          </table:table-cell>
          <table:table-cell office:value-type="float" office:value="-0.116454875" calcext:value-type="float">
            <text:p>-0.116454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2 09:34:28</text:p>
          </table:table-cell>
          <table:table-cell office:value-type="float" office:value="25.08958" calcext:value-type="float">
            <text:p>25.08958</text:p>
          </table:table-cell>
          <table:table-cell office:value-type="float" office:value="0.581988166" calcext:value-type="float">
            <text:p>0.581988166</text:p>
          </table:table-cell>
          <table:table-cell office:value-type="float" office:value="0.729182449" calcext:value-type="float">
            <text:p>0.729182449</text:p>
          </table:table-cell>
          <table:table-cell office:value-type="float" office:value="0.549749798" calcext:value-type="float">
            <text:p>0.549749798</text:p>
          </table:table-cell>
          <table:table-cell/>
          <table:table-cell office:value-type="float" office:value="0.004754805" calcext:value-type="float">
            <text:p>0.004754805</text:p>
          </table:table-cell>
          <table:table-cell office:value-type="float" office:value="0.005957373" calcext:value-type="float">
            <text:p>0.005957373</text:p>
          </table:table-cell>
          <table:table-cell office:value-type="float" office:value="0.00449142" calcext:value-type="float">
            <text:p>0.00449142</text:p>
          </table:table-cell>
          <table:table-cell/>
          <table:table-cell office:value-type="float" office:value="-0.005141028" calcext:value-type="float">
            <text:p>-0.005141028</text:p>
          </table:table-cell>
          <table:table-cell office:value-type="float" office:value="-0.00393846" calcext:value-type="float">
            <text:p>-0.00393846</text:p>
          </table:table-cell>
          <table:table-cell office:value-type="float" office:value="-0.005404413" calcext:value-type="float">
            <text:p>-0.005404413</text:p>
          </table:table-cell>
          <table:table-cell/>
          <table:table-cell office:value-type="float" office:value="24.962699576" calcext:value-type="float">
            <text:p>24.962699576</text:p>
          </table:table-cell>
          <table:table-cell office:value-type="float" office:value="24.992380216" calcext:value-type="float">
            <text:p>24.992380216</text:p>
          </table:table-cell>
          <table:table-cell office:value-type="float" office:value="24.956198842" calcext:value-type="float">
            <text:p>24.956198842</text:p>
          </table:table-cell>
          <table:table-cell/>
          <table:table-cell office:value-type="float" office:value="-0.130327334" calcext:value-type="float">
            <text:p>-0.130327334</text:p>
          </table:table-cell>
          <table:table-cell office:value-type="float" office:value="-0.099839883" calcext:value-type="float">
            <text:p>-0.099839883</text:p>
          </table:table-cell>
          <table:table-cell office:value-type="float" office:value="-0.137004819" calcext:value-type="float">
            <text:p>-0.1370048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2 09:34:29</text:p>
          </table:table-cell>
          <table:table-cell office:value-type="float" office:value="25.07947" calcext:value-type="float">
            <text:p>25.07947</text:p>
          </table:table-cell>
          <table:table-cell office:value-type="float" office:value="0.629188493" calcext:value-type="float">
            <text:p>0.629188493</text:p>
          </table:table-cell>
          <table:table-cell office:value-type="float" office:value="0.726812569" calcext:value-type="float">
            <text:p>0.726812569</text:p>
          </table:table-cell>
          <table:table-cell office:value-type="float" office:value="0.541452234" calcext:value-type="float">
            <text:p>0.541452234</text:p>
          </table:table-cell>
          <table:table-cell/>
          <table:table-cell office:value-type="float" office:value="0.005140429" calcext:value-type="float">
            <text:p>0.005140429</text:p>
          </table:table-cell>
          <table:table-cell office:value-type="float" office:value="0.005938011" calcext:value-type="float">
            <text:p>0.005938011</text:p>
          </table:table-cell>
          <table:table-cell office:value-type="float" office:value="0.004423629" calcext:value-type="float">
            <text:p>0.004423629</text:p>
          </table:table-cell>
          <table:table-cell/>
          <table:table-cell office:value-type="float" office:value="-0.004755404" calcext:value-type="float">
            <text:p>-0.004755404</text:p>
          </table:table-cell>
          <table:table-cell office:value-type="float" office:value="-0.003957822" calcext:value-type="float">
            <text:p>-0.003957822</text:p>
          </table:table-cell>
          <table:table-cell office:value-type="float" office:value="-0.005472204" calcext:value-type="float">
            <text:p>-0.005472204</text:p>
          </table:table-cell>
          <table:table-cell/>
          <table:table-cell office:value-type="float" office:value="24.962108172" calcext:value-type="float">
            <text:p>24.962108172</text:p>
          </table:table-cell>
          <table:table-cell office:value-type="float" office:value="24.981793445" calcext:value-type="float">
            <text:p>24.981793445</text:p>
          </table:table-cell>
          <table:table-cell office:value-type="float" office:value="24.944416417" calcext:value-type="float">
            <text:p>24.944416417</text:p>
          </table:table-cell>
          <table:table-cell/>
          <table:table-cell office:value-type="float" office:value="-0.120550897" calcext:value-type="float">
            <text:p>-0.120550897</text:p>
          </table:table-cell>
          <table:table-cell office:value-type="float" office:value="-0.100330733" calcext:value-type="float">
            <text:p>-0.100330733</text:p>
          </table:table-cell>
          <table:table-cell office:value-type="float" office:value="-0.13872349" calcext:value-type="float">
            <text:p>-0.138723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2 09:34:30</text:p>
          </table:table-cell>
          <table:table-cell office:value-type="float" office:value="25.08958" calcext:value-type="float">
            <text:p>25.08958</text:p>
          </table:table-cell>
          <table:table-cell office:value-type="float" office:value="0.701255882" calcext:value-type="float">
            <text:p>0.701255882</text:p>
          </table:table-cell>
          <table:table-cell office:value-type="float" office:value="0.594579052" calcext:value-type="float">
            <text:p>0.594579052</text:p>
          </table:table-cell>
          <table:table-cell office:value-type="float" office:value="0.575966904" calcext:value-type="float">
            <text:p>0.575966904</text:p>
          </table:table-cell>
          <table:table-cell/>
          <table:table-cell office:value-type="float" office:value="0.005729215" calcext:value-type="float">
            <text:p>0.005729215</text:p>
          </table:table-cell>
          <table:table-cell office:value-type="float" office:value="0.004857672" calcext:value-type="float">
            <text:p>0.004857672</text:p>
          </table:table-cell>
          <table:table-cell office:value-type="float" office:value="0.004705612" calcext:value-type="float">
            <text:p>0.004705612</text:p>
          </table:table-cell>
          <table:table-cell/>
          <table:table-cell office:value-type="float" office:value="-0.004166619" calcext:value-type="float">
            <text:p>-0.004166619</text:p>
          </table:table-cell>
          <table:table-cell office:value-type="float" office:value="-0.005038161" calcext:value-type="float">
            <text:p>-0.005038161</text:p>
          </table:table-cell>
          <table:table-cell office:value-type="float" office:value="-0.005190221" calcext:value-type="float">
            <text:p>-0.005190221</text:p>
          </table:table-cell>
          <table:table-cell/>
          <table:table-cell office:value-type="float" office:value="24.986749091" calcext:value-type="float">
            <text:p>24.986749091</text:p>
          </table:table-cell>
          <table:table-cell office:value-type="float" office:value="24.965238466" calcext:value-type="float">
            <text:p>24.965238466</text:p>
          </table:table-cell>
          <table:table-cell office:value-type="float" office:value="24.961485416" calcext:value-type="float">
            <text:p>24.961485416</text:p>
          </table:table-cell>
          <table:table-cell/>
          <table:table-cell office:value-type="float" office:value="-0.105624056" calcext:value-type="float">
            <text:p>-0.105624056</text:p>
          </table:table-cell>
          <table:table-cell office:value-type="float" office:value="-0.127719417" calcext:value-type="float">
            <text:p>-0.127719417</text:p>
          </table:table-cell>
          <table:table-cell office:value-type="float" office:value="-0.131574505" calcext:value-type="float">
            <text:p>-0.1315745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2 09:34:31</text:p>
          </table:table-cell>
          <table:table-cell office:value-type="float" office:value="25.09463" calcext:value-type="float">
            <text:p>25.09463</text:p>
          </table:table-cell>
          <table:table-cell office:value-type="float" office:value="0.606737805" calcext:value-type="float">
            <text:p>0.606737805</text:p>
          </table:table-cell>
          <table:table-cell office:value-type="float" office:value="0.737349479" calcext:value-type="float">
            <text:p>0.737349479</text:p>
          </table:table-cell>
          <table:table-cell office:value-type="float" office:value="0.54621405" calcext:value-type="float">
            <text:p>0.54621405</text:p>
          </table:table-cell>
          <table:table-cell/>
          <table:table-cell office:value-type="float" office:value="0.004957008" calcext:value-type="float">
            <text:p>0.004957008</text:p>
          </table:table-cell>
          <table:table-cell office:value-type="float" office:value="0.006024097" calcext:value-type="float">
            <text:p>0.006024097</text:p>
          </table:table-cell>
          <table:table-cell office:value-type="float" office:value="0.004462533" calcext:value-type="float">
            <text:p>0.004462533</text:p>
          </table:table-cell>
          <table:table-cell/>
          <table:table-cell office:value-type="float" office:value="-0.004938825" calcext:value-type="float">
            <text:p>-0.004938825</text:p>
          </table:table-cell>
          <table:table-cell office:value-type="float" office:value="-0.003871736" calcext:value-type="float">
            <text:p>-0.003871736</text:p>
          </table:table-cell>
          <table:table-cell office:value-type="float" office:value="-0.0054333" calcext:value-type="float">
            <text:p>-0.0054333</text:p>
          </table:table-cell>
          <table:table-cell/>
          <table:table-cell office:value-type="float" office:value="24.972744778" calcext:value-type="float">
            <text:p>24.972744778</text:p>
          </table:table-cell>
          <table:table-cell office:value-type="float" office:value="24.999081459" calcext:value-type="float">
            <text:p>24.999081459</text:p>
          </table:table-cell>
          <table:table-cell office:value-type="float" office:value="24.960540491" calcext:value-type="float">
            <text:p>24.960540491</text:p>
          </table:table-cell>
          <table:table-cell/>
          <table:table-cell office:value-type="float" office:value="-0.125201015" calcext:value-type="float">
            <text:p>-0.125201015</text:p>
          </table:table-cell>
          <table:table-cell office:value-type="float" office:value="-0.098148329" calcext:value-type="float">
            <text:p>-0.098148329</text:p>
          </table:table-cell>
          <table:table-cell office:value-type="float" office:value="-0.137737177" calcext:value-type="float">
            <text:p>-0.13773717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2 09:34:33</text:p>
          </table:table-cell>
          <table:table-cell office:value-type="float" office:value="25.08958" calcext:value-type="float">
            <text:p>25.08958</text:p>
          </table:table-cell>
          <table:table-cell office:value-type="float" office:value="0.583367417" calcext:value-type="float">
            <text:p>0.583367417</text:p>
          </table:table-cell>
          <table:table-cell office:value-type="float" office:value="0.661268909" calcext:value-type="float">
            <text:p>0.661268909</text:p>
          </table:table-cell>
          <table:table-cell office:value-type="float" office:value="0.664919694" calcext:value-type="float">
            <text:p>0.664919694</text:p>
          </table:table-cell>
          <table:table-cell/>
          <table:table-cell office:value-type="float" office:value="0.004766074" calcext:value-type="float">
            <text:p>0.004766074</text:p>
          </table:table-cell>
          <table:table-cell office:value-type="float" office:value="0.005402524" calcext:value-type="float">
            <text:p>0.005402524</text:p>
          </table:table-cell>
          <table:table-cell office:value-type="float" office:value="0.00543235" calcext:value-type="float">
            <text:p>0.00543235</text:p>
          </table:table-cell>
          <table:table-cell/>
          <table:table-cell office:value-type="float" office:value="-0.00512976" calcext:value-type="float">
            <text:p>-0.00512976</text:p>
          </table:table-cell>
          <table:table-cell office:value-type="float" office:value="-0.00449331" calcext:value-type="float">
            <text:p>-0.00449331</text:p>
          </table:table-cell>
          <table:table-cell office:value-type="float" office:value="-0.004463483" calcext:value-type="float">
            <text:p>-0.004463483</text:p>
          </table:table-cell>
          <table:table-cell/>
          <table:table-cell office:value-type="float" office:value="24.962977696" calcext:value-type="float">
            <text:p>24.962977696</text:p>
          </table:table-cell>
          <table:table-cell office:value-type="float" office:value="24.978686051" calcext:value-type="float">
            <text:p>24.978686051</text:p>
          </table:table-cell>
          <table:table-cell office:value-type="float" office:value="24.979422204" calcext:value-type="float">
            <text:p>24.979422204</text:p>
          </table:table-cell>
          <table:table-cell/>
          <table:table-cell office:value-type="float" office:value="-0.130041653" calcext:value-type="float">
            <text:p>-0.130041653</text:p>
          </table:table-cell>
          <table:table-cell office:value-type="float" office:value="-0.11390626" calcext:value-type="float">
            <text:p>-0.11390626</text:p>
          </table:table-cell>
          <table:table-cell office:value-type="float" office:value="-0.113150097" calcext:value-type="float">
            <text:p>-0.11315009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2 09:34:34</text:p>
          </table:table-cell>
          <table:table-cell office:value-type="float" office:value="25.09969" calcext:value-type="float">
            <text:p>25.09969</text:p>
          </table:table-cell>
          <table:table-cell office:value-type="float" office:value="0.67942389" calcext:value-type="float">
            <text:p>0.67942389</text:p>
          </table:table-cell>
          <table:table-cell office:value-type="float" office:value="0.623329952" calcext:value-type="float">
            <text:p>0.623329952</text:p>
          </table:table-cell>
          <table:table-cell office:value-type="float" office:value="0.557313032" calcext:value-type="float">
            <text:p>0.557313032</text:p>
          </table:table-cell>
          <table:table-cell/>
          <table:table-cell office:value-type="float" office:value="0.005550849" calcext:value-type="float">
            <text:p>0.005550849</text:p>
          </table:table-cell>
          <table:table-cell office:value-type="float" office:value="0.005092565" calcext:value-type="float">
            <text:p>0.005092565</text:p>
          </table:table-cell>
          <table:table-cell office:value-type="float" office:value="0.004553211" calcext:value-type="float">
            <text:p>0.004553211</text:p>
          </table:table-cell>
          <table:table-cell/>
          <table:table-cell office:value-type="float" office:value="-0.004344985" calcext:value-type="float">
            <text:p>-0.004344985</text:p>
          </table:table-cell>
          <table:table-cell office:value-type="float" office:value="-0.004803268" calcext:value-type="float">
            <text:p>-0.004803268</text:p>
          </table:table-cell>
          <table:table-cell office:value-type="float" office:value="-0.005342622" calcext:value-type="float">
            <text:p>-0.005342622</text:p>
          </table:table-cell>
          <table:table-cell/>
          <table:table-cell office:value-type="float" office:value="24.992455856" calcext:value-type="float">
            <text:p>24.992455856</text:p>
          </table:table-cell>
          <table:table-cell office:value-type="float" office:value="24.981145022" calcext:value-type="float">
            <text:p>24.981145022</text:p>
          </table:table-cell>
          <table:table-cell office:value-type="float" office:value="24.967833161" calcext:value-type="float">
            <text:p>24.967833161</text:p>
          </table:table-cell>
          <table:table-cell/>
          <table:table-cell office:value-type="float" office:value="-0.110145944" calcext:value-type="float">
            <text:p>-0.110145944</text:p>
          </table:table-cell>
          <table:table-cell office:value-type="float" office:value="-0.12176435" calcext:value-type="float">
            <text:p>-0.12176435</text:p>
          </table:table-cell>
          <table:table-cell office:value-type="float" office:value="-0.135438253" calcext:value-type="float">
            <text:p>-0.13543825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2 09:34:37</text:p>
          </table:table-cell>
          <table:table-cell office:value-type="float" office:value="25.08958" calcext:value-type="float">
            <text:p>25.08958</text:p>
          </table:table-cell>
          <table:table-cell office:value-type="float" office:value="0.592919659" calcext:value-type="float">
            <text:p>0.592919659</text:p>
          </table:table-cell>
          <table:table-cell office:value-type="float" office:value="0.714317645" calcext:value-type="float">
            <text:p>0.714317645</text:p>
          </table:table-cell>
          <table:table-cell office:value-type="float" office:value="0.567294427" calcext:value-type="float">
            <text:p>0.567294427</text:p>
          </table:table-cell>
          <table:table-cell/>
          <table:table-cell office:value-type="float" office:value="0.004844115" calcext:value-type="float">
            <text:p>0.004844115</text:p>
          </table:table-cell>
          <table:table-cell office:value-type="float" office:value="0.005835928" calcext:value-type="float">
            <text:p>0.005835928</text:p>
          </table:table-cell>
          <table:table-cell office:value-type="float" office:value="0.004634758" calcext:value-type="float">
            <text:p>0.004634758</text:p>
          </table:table-cell>
          <table:table-cell/>
          <table:table-cell office:value-type="float" office:value="-0.005051718" calcext:value-type="float">
            <text:p>-0.005051718</text:p>
          </table:table-cell>
          <table:table-cell office:value-type="float" office:value="-0.004059905" calcext:value-type="float">
            <text:p>-0.004059905</text:p>
          </table:table-cell>
          <table:table-cell office:value-type="float" office:value="-0.005261075" calcext:value-type="float">
            <text:p>-0.005261075</text:p>
          </table:table-cell>
          <table:table-cell/>
          <table:table-cell office:value-type="float" office:value="24.964903858" calcext:value-type="float">
            <text:p>24.964903858</text:p>
          </table:table-cell>
          <table:table-cell office:value-type="float" office:value="24.989382874" calcext:value-type="float">
            <text:p>24.989382874</text:p>
          </table:table-cell>
          <table:table-cell office:value-type="float" office:value="24.959736649" calcext:value-type="float">
            <text:p>24.959736649</text:p>
          </table:table-cell>
          <table:table-cell/>
          <table:table-cell office:value-type="float" office:value="-0.128063122" calcext:value-type="float">
            <text:p>-0.128063122</text:p>
          </table:table-cell>
          <table:table-cell office:value-type="float" office:value="-0.102918688" calcext:value-type="float">
            <text:p>-0.102918688</text:p>
          </table:table-cell>
          <table:table-cell office:value-type="float" office:value="-0.13337082" calcext:value-type="float">
            <text:p>-0.1333708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2 09:34:38</text:p>
          </table:table-cell>
          <table:table-cell office:value-type="float" office:value="25.09463" calcext:value-type="float">
            <text:p>25.09463</text:p>
          </table:table-cell>
          <table:table-cell office:value-type="float" office:value="0.626970604" calcext:value-type="float">
            <text:p>0.626970604</text:p>
          </table:table-cell>
          <table:table-cell office:value-type="float" office:value="0.61761327" calcext:value-type="float">
            <text:p>0.61761327</text:p>
          </table:table-cell>
          <table:table-cell office:value-type="float" office:value="0.665221294" calcext:value-type="float">
            <text:p>0.665221294</text:p>
          </table:table-cell>
          <table:table-cell/>
          <table:table-cell office:value-type="float" office:value="0.005122309" calcext:value-type="float">
            <text:p>0.005122309</text:p>
          </table:table-cell>
          <table:table-cell office:value-type="float" office:value="0.00504586" calcext:value-type="float">
            <text:p>0.00504586</text:p>
          </table:table-cell>
          <table:table-cell office:value-type="float" office:value="0.005434814" calcext:value-type="float">
            <text:p>0.005434814</text:p>
          </table:table-cell>
          <table:table-cell/>
          <table:table-cell office:value-type="float" office:value="-0.004773524" calcext:value-type="float">
            <text:p>-0.004773524</text:p>
          </table:table-cell>
          <table:table-cell office:value-type="float" office:value="-0.004849973" calcext:value-type="float">
            <text:p>-0.004849973</text:p>
          </table:table-cell>
          <table:table-cell office:value-type="float" office:value="-0.004461019" calcext:value-type="float">
            <text:p>-0.004461019</text:p>
          </table:table-cell>
          <table:table-cell/>
          <table:table-cell office:value-type="float" office:value="24.976824583" calcext:value-type="float">
            <text:p>24.976824583</text:p>
          </table:table-cell>
          <table:table-cell office:value-type="float" office:value="24.974937743" calcext:value-type="float">
            <text:p>24.974937743</text:p>
          </table:table-cell>
          <table:table-cell office:value-type="float" office:value="24.98453753" calcext:value-type="float">
            <text:p>24.98453753</text:p>
          </table:table-cell>
          <table:table-cell/>
          <table:table-cell office:value-type="float" office:value="-0.121010278" calcext:value-type="float">
            <text:p>-0.121010278</text:p>
          </table:table-cell>
          <table:table-cell office:value-type="float" office:value="-0.122948422" calcext:value-type="float">
            <text:p>-0.122948422</text:p>
          </table:table-cell>
          <table:table-cell office:value-type="float" office:value="-0.113087628" calcext:value-type="float">
            <text:p>-0.11308762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2 09:34:39</text:p>
          </table:table-cell>
          <table:table-cell office:value-type="float" office:value="25.10474" calcext:value-type="float">
            <text:p>25.10474</text:p>
          </table:table-cell>
          <table:table-cell office:value-type="float" office:value="0.586178969" calcext:value-type="float">
            <text:p>0.586178969</text:p>
          </table:table-cell>
          <table:table-cell office:value-type="float" office:value="0.669556936" calcext:value-type="float">
            <text:p>0.669556936</text:p>
          </table:table-cell>
          <table:table-cell office:value-type="float" office:value="0.644352513" calcext:value-type="float">
            <text:p>0.644352513</text:p>
          </table:table-cell>
          <table:table-cell/>
          <table:table-cell office:value-type="float" office:value="0.004789044" calcext:value-type="float">
            <text:p>0.004789044</text:p>
          </table:table-cell>
          <table:table-cell office:value-type="float" office:value="0.005470236" calcext:value-type="float">
            <text:p>0.005470236</text:p>
          </table:table-cell>
          <table:table-cell office:value-type="float" office:value="0.005264318" calcext:value-type="float">
            <text:p>0.005264318</text:p>
          </table:table-cell>
          <table:table-cell/>
          <table:table-cell office:value-type="float" office:value="-0.005106789" calcext:value-type="float">
            <text:p>-0.005106789</text:p>
          </table:table-cell>
          <table:table-cell office:value-type="float" office:value="-0.004425597" calcext:value-type="float">
            <text:p>-0.004425597</text:p>
          </table:table-cell>
          <table:table-cell office:value-type="float" office:value="-0.004631515" calcext:value-type="float">
            <text:p>-0.004631515</text:p>
          </table:table-cell>
          <table:table-cell/>
          <table:table-cell office:value-type="float" office:value="24.978708383" calcext:value-type="float">
            <text:p>24.978708383</text:p>
          </table:table-cell>
          <table:table-cell office:value-type="float" office:value="24.99552079" calcext:value-type="float">
            <text:p>24.99552079</text:p>
          </table:table-cell>
          <table:table-cell office:value-type="float" office:value="24.990438575" calcext:value-type="float">
            <text:p>24.990438575</text:p>
          </table:table-cell>
          <table:table-cell/>
          <table:table-cell office:value-type="float" office:value="-0.129459303" calcext:value-type="float">
            <text:p>-0.129459303</text:p>
          </table:table-cell>
          <table:table-cell office:value-type="float" office:value="-0.112189616" calcext:value-type="float">
            <text:p>-0.112189616</text:p>
          </table:table-cell>
          <table:table-cell office:value-type="float" office:value="-0.117410052" calcext:value-type="float">
            <text:p>-0.11741005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2 09:34:40</text:p>
          </table:table-cell>
          <table:table-cell office:value-type="float" office:value="25.10474" calcext:value-type="float">
            <text:p>25.10474</text:p>
          </table:table-cell>
          <table:table-cell office:value-type="float" office:value="0.581322978" calcext:value-type="float">
            <text:p>0.581322978</text:p>
          </table:table-cell>
          <table:table-cell office:value-type="float" office:value="0.686442934" calcext:value-type="float">
            <text:p>0.686442934</text:p>
          </table:table-cell>
          <table:table-cell office:value-type="float" office:value="0.640759544" calcext:value-type="float">
            <text:p>0.640759544</text:p>
          </table:table-cell>
          <table:table-cell/>
          <table:table-cell office:value-type="float" office:value="0.004749371" calcext:value-type="float">
            <text:p>0.004749371</text:p>
          </table:table-cell>
          <table:table-cell office:value-type="float" office:value="0.005608194" calcext:value-type="float">
            <text:p>0.005608194</text:p>
          </table:table-cell>
          <table:table-cell office:value-type="float" office:value="0.005234964" calcext:value-type="float">
            <text:p>0.005234964</text:p>
          </table:table-cell>
          <table:table-cell/>
          <table:table-cell office:value-type="float" office:value="-0.005146463" calcext:value-type="float">
            <text:p>-0.005146463</text:p>
          </table:table-cell>
          <table:table-cell office:value-type="float" office:value="-0.004287639" calcext:value-type="float">
            <text:p>-0.004287639</text:p>
          </table:table-cell>
          <table:table-cell office:value-type="float" office:value="-0.00466087" calcext:value-type="float">
            <text:p>-0.00466087</text:p>
          </table:table-cell>
          <table:table-cell/>
          <table:table-cell office:value-type="float" office:value="24.977729209" calcext:value-type="float">
            <text:p>24.977729209</text:p>
          </table:table-cell>
          <table:table-cell office:value-type="float" office:value="24.998925666" calcext:value-type="float">
            <text:p>24.998925666</text:p>
          </table:table-cell>
          <table:table-cell office:value-type="float" office:value="24.989714087" calcext:value-type="float">
            <text:p>24.989714087</text:p>
          </table:table-cell>
          <table:table-cell/>
          <table:table-cell office:value-type="float" office:value="-0.130465113" calcext:value-type="float">
            <text:p>-0.130465113</text:p>
          </table:table-cell>
          <table:table-cell office:value-type="float" office:value="-0.108692142" calcext:value-type="float">
            <text:p>-0.108692142</text:p>
          </table:table-cell>
          <table:table-cell office:value-type="float" office:value="-0.118154244" calcext:value-type="float">
            <text:p>-0.11815424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2 09:34:42</text:p>
          </table:table-cell>
          <table:table-cell office:value-type="float" office:value="25.10474" calcext:value-type="float">
            <text:p>25.10474</text:p>
          </table:table-cell>
          <table:table-cell office:value-type="float" office:value="0.703088725" calcext:value-type="float">
            <text:p>0.703088725</text:p>
          </table:table-cell>
          <table:table-cell office:value-type="float" office:value="0.596162748" calcext:value-type="float">
            <text:p>0.596162748</text:p>
          </table:table-cell>
          <table:table-cell office:value-type="float" office:value="0.61246164" calcext:value-type="float">
            <text:p>0.61246164</text:p>
          </table:table-cell>
          <table:table-cell/>
          <table:table-cell office:value-type="float" office:value="0.005744189" calcext:value-type="float">
            <text:p>0.005744189</text:p>
          </table:table-cell>
          <table:table-cell office:value-type="float" office:value="0.004870611" calcext:value-type="float">
            <text:p>0.004870611</text:p>
          </table:table-cell>
          <table:table-cell office:value-type="float" office:value="0.005003772" calcext:value-type="float">
            <text:p>0.005003772</text:p>
          </table:table-cell>
          <table:table-cell/>
          <table:table-cell office:value-type="float" office:value="-0.004151644" calcext:value-type="float">
            <text:p>-0.004151644</text:p>
          </table:table-cell>
          <table:table-cell office:value-type="float" office:value="-0.005025223" calcext:value-type="float">
            <text:p>-0.005025223</text:p>
          </table:table-cell>
          <table:table-cell office:value-type="float" office:value="-0.004892062" calcext:value-type="float">
            <text:p>-0.004892062</text:p>
          </table:table-cell>
          <table:table-cell/>
          <table:table-cell office:value-type="float" office:value="25.002282098" calcext:value-type="float">
            <text:p>25.002282098</text:p>
          </table:table-cell>
          <table:table-cell office:value-type="float" office:value="24.980721535" calcext:value-type="float">
            <text:p>24.980721535</text:p>
          </table:table-cell>
          <table:table-cell office:value-type="float" office:value="24.984008072" calcext:value-type="float">
            <text:p>24.984008072</text:p>
          </table:table-cell>
          <table:table-cell/>
          <table:table-cell office:value-type="float" office:value="-0.105244435" calcext:value-type="float">
            <text:p>-0.105244435</text:p>
          </table:table-cell>
          <table:table-cell office:value-type="float" office:value="-0.127391391" calcext:value-type="float">
            <text:p>-0.127391391</text:p>
          </table:table-cell>
          <table:table-cell office:value-type="float" office:value="-0.124015458" calcext:value-type="float">
            <text:p>-0.12401545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2 09:34:43</text:p>
          </table:table-cell>
          <table:table-cell office:value-type="float" office:value="25.10474" calcext:value-type="float">
            <text:p>25.10474</text:p>
          </table:table-cell>
          <table:table-cell office:value-type="float" office:value="0.691489064" calcext:value-type="float">
            <text:p>0.691489064</text:p>
          </table:table-cell>
          <table:table-cell office:value-type="float" office:value="0.603343916" calcext:value-type="float">
            <text:p>0.603343916</text:p>
          </table:table-cell>
          <table:table-cell office:value-type="float" office:value="0.542948907" calcext:value-type="float">
            <text:p>0.542948907</text:p>
          </table:table-cell>
          <table:table-cell/>
          <table:table-cell office:value-type="float" office:value="0.00564942" calcext:value-type="float">
            <text:p>0.00564942</text:p>
          </table:table-cell>
          <table:table-cell office:value-type="float" office:value="0.00492928" calcext:value-type="float">
            <text:p>0.00492928</text:p>
          </table:table-cell>
          <table:table-cell office:value-type="float" office:value="0.004435857" calcext:value-type="float">
            <text:p>0.004435857</text:p>
          </table:table-cell>
          <table:table-cell/>
          <table:table-cell office:value-type="float" office:value="-0.004246413" calcext:value-type="float">
            <text:p>-0.004246413</text:p>
          </table:table-cell>
          <table:table-cell office:value-type="float" office:value="-0.004966553" calcext:value-type="float">
            <text:p>-0.004966553</text:p>
          </table:table-cell>
          <table:table-cell office:value-type="float" office:value="-0.005459976" calcext:value-type="float">
            <text:p>-0.005459976</text:p>
          </table:table-cell>
          <table:table-cell/>
          <table:table-cell office:value-type="float" office:value="24.999943161" calcext:value-type="float">
            <text:p>24.999943161</text:p>
          </table:table-cell>
          <table:table-cell office:value-type="float" office:value="24.982169559" calcext:value-type="float">
            <text:p>24.982169559</text:p>
          </table:table-cell>
          <table:table-cell office:value-type="float" office:value="24.969991336" calcext:value-type="float">
            <text:p>24.969991336</text:p>
          </table:table-cell>
          <table:table-cell/>
          <table:table-cell office:value-type="float" office:value="-0.107646977" calcext:value-type="float">
            <text:p>-0.107646977</text:p>
          </table:table-cell>
          <table:table-cell office:value-type="float" office:value="-0.125903979" calcext:value-type="float">
            <text:p>-0.125903979</text:p>
          </table:table-cell>
          <table:table-cell office:value-type="float" office:value="-0.138413485" calcext:value-type="float">
            <text:p>-0.138413485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2 09:34:44</text:p>
          </table:table-cell>
          <table:table-cell office:value-type="float" office:value="25.10474" calcext:value-type="float">
            <text:p>25.10474</text:p>
          </table:table-cell>
          <table:table-cell office:value-type="float" office:value="0.696984017" calcext:value-type="float">
            <text:p>0.696984017</text:p>
          </table:table-cell>
          <table:table-cell office:value-type="float" office:value="0.594441366" calcext:value-type="float">
            <text:p>0.594441366</text:p>
          </table:table-cell>
          <table:table-cell office:value-type="float" office:value="0.599050593" calcext:value-type="float">
            <text:p>0.599050593</text:p>
          </table:table-cell>
          <table:table-cell/>
          <table:table-cell office:value-type="float" office:value="0.005694314" calcext:value-type="float">
            <text:p>0.005694314</text:p>
          </table:table-cell>
          <table:table-cell office:value-type="float" office:value="0.004856547" calcext:value-type="float">
            <text:p>0.004856547</text:p>
          </table:table-cell>
          <table:table-cell office:value-type="float" office:value="0.004894204" calcext:value-type="float">
            <text:p>0.004894204</text:p>
          </table:table-cell>
          <table:table-cell/>
          <table:table-cell office:value-type="float" office:value="-0.004201519" calcext:value-type="float">
            <text:p>-0.004201519</text:p>
          </table:table-cell>
          <table:table-cell office:value-type="float" office:value="-0.005039286" calcext:value-type="float">
            <text:p>-0.005039286</text:p>
          </table:table-cell>
          <table:table-cell office:value-type="float" office:value="-0.005001629" calcext:value-type="float">
            <text:p>-0.005001629</text:p>
          </table:table-cell>
          <table:table-cell/>
          <table:table-cell office:value-type="float" office:value="25.001051155" calcext:value-type="float">
            <text:p>25.001051155</text:p>
          </table:table-cell>
          <table:table-cell office:value-type="float" office:value="24.980374432" calcext:value-type="float">
            <text:p>24.980374432</text:p>
          </table:table-cell>
          <table:table-cell office:value-type="float" office:value="24.981303846" calcext:value-type="float">
            <text:p>24.981303846</text:p>
          </table:table-cell>
          <table:table-cell/>
          <table:table-cell office:value-type="float" office:value="-0.106508852" calcext:value-type="float">
            <text:p>-0.106508852</text:p>
          </table:table-cell>
          <table:table-cell office:value-type="float" office:value="-0.127747936" calcext:value-type="float">
            <text:p>-0.127747936</text:p>
          </table:table-cell>
          <table:table-cell office:value-type="float" office:value="-0.126793241" calcext:value-type="float">
            <text:p>-0.12679324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2 09:34:45</text:p>
          </table:table-cell>
          <table:table-cell office:value-type="float" office:value="25.09969" calcext:value-type="float">
            <text:p>25.09969</text:p>
          </table:table-cell>
          <table:table-cell office:value-type="float" office:value="0.697642052" calcext:value-type="float">
            <text:p>0.697642052</text:p>
          </table:table-cell>
          <table:table-cell office:value-type="float" office:value="0.596340966" calcext:value-type="float">
            <text:p>0.596340966</text:p>
          </table:table-cell>
          <table:table-cell office:value-type="float" office:value="0.639585333" calcext:value-type="float">
            <text:p>0.639585333</text:p>
          </table:table-cell>
          <table:table-cell/>
          <table:table-cell office:value-type="float" office:value="0.00569969" calcext:value-type="float">
            <text:p>0.00569969</text:p>
          </table:table-cell>
          <table:table-cell office:value-type="float" office:value="0.004872067" calcext:value-type="float">
            <text:p>0.004872067</text:p>
          </table:table-cell>
          <table:table-cell office:value-type="float" office:value="0.00522537" calcext:value-type="float">
            <text:p>0.00522537</text:p>
          </table:table-cell>
          <table:table-cell/>
          <table:table-cell office:value-type="float" office:value="-0.004196143" calcext:value-type="float">
            <text:p>-0.004196143</text:p>
          </table:table-cell>
          <table:table-cell office:value-type="float" office:value="-0.005023767" calcext:value-type="float">
            <text:p>-0.005023767</text:p>
          </table:table-cell>
          <table:table-cell office:value-type="float" office:value="-0.004670463" calcext:value-type="float">
            <text:p>-0.004670463</text:p>
          </table:table-cell>
          <table:table-cell/>
          <table:table-cell office:value-type="float" office:value="24.996129358" calcext:value-type="float">
            <text:p>24.996129358</text:p>
          </table:table-cell>
          <table:table-cell office:value-type="float" office:value="24.975702896" calcext:value-type="float">
            <text:p>24.975702896</text:p>
          </table:table-cell>
          <table:table-cell office:value-type="float" office:value="24.984422784" calcext:value-type="float">
            <text:p>24.984422784</text:p>
          </table:table-cell>
          <table:table-cell/>
          <table:table-cell office:value-type="float" office:value="-0.106372559" calcext:value-type="float">
            <text:p>-0.106372559</text:p>
          </table:table-cell>
          <table:table-cell office:value-type="float" office:value="-0.127354477" calcext:value-type="float">
            <text:p>-0.127354477</text:p>
          </table:table-cell>
          <table:table-cell office:value-type="float" office:value="-0.118397452" calcext:value-type="float">
            <text:p>-0.118397452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2 09:34:47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5992455" calcext:value-type="float">
            <text:p>0.5992455</text:p>
          </table:table-cell>
          <table:table-cell office:value-type="float" office:value="0.632189588" calcext:value-type="float">
            <text:p>0.632189588</text:p>
          </table:table-cell>
          <table:table-cell office:value-type="float" office:value="0.665480574" calcext:value-type="float">
            <text:p>0.665480574</text:p>
          </table:table-cell>
          <table:table-cell/>
          <table:table-cell office:value-type="float" office:value="0.004895797" calcext:value-type="float">
            <text:p>0.004895797</text:p>
          </table:table-cell>
          <table:table-cell office:value-type="float" office:value="0.005164948" calcext:value-type="float">
            <text:p>0.005164948</text:p>
          </table:table-cell>
          <table:table-cell office:value-type="float" office:value="0.005436933" calcext:value-type="float">
            <text:p>0.005436933</text:p>
          </table:table-cell>
          <table:table-cell/>
          <table:table-cell office:value-type="float" office:value="-0.005000037" calcext:value-type="float">
            <text:p>-0.005000037</text:p>
          </table:table-cell>
          <table:table-cell office:value-type="float" office:value="-0.004730886" calcext:value-type="float">
            <text:p>-0.004730886</text:p>
          </table:table-cell>
          <table:table-cell office:value-type="float" office:value="-0.004458901" calcext:value-type="float">
            <text:p>-0.004458901</text:p>
          </table:table-cell>
          <table:table-cell/>
          <table:table-cell office:value-type="float" office:value="24.98639772" calcext:value-type="float">
            <text:p>24.98639772</text:p>
          </table:table-cell>
          <table:table-cell office:value-type="float" office:value="24.993040579" calcext:value-type="float">
            <text:p>24.993040579</text:p>
          </table:table-cell>
          <table:table-cell office:value-type="float" office:value="24.999753346" calcext:value-type="float">
            <text:p>24.999753346</text:p>
          </table:table-cell>
          <table:table-cell/>
          <table:table-cell office:value-type="float" office:value="-0.12675287" calcext:value-type="float">
            <text:p>-0.12675287</text:p>
          </table:table-cell>
          <table:table-cell office:value-type="float" office:value="-0.119929295" calcext:value-type="float">
            <text:p>-0.119929295</text:p>
          </table:table-cell>
          <table:table-cell office:value-type="float" office:value="-0.113033925" calcext:value-type="float">
            <text:p>-0.11303392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2 09:34:48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575367877" calcext:value-type="float">
            <text:p>0.575367877</text:p>
          </table:table-cell>
          <table:table-cell office:value-type="float" office:value="0.699660861" calcext:value-type="float">
            <text:p>0.699660861</text:p>
          </table:table-cell>
          <table:table-cell office:value-type="float" office:value="0.615763738" calcext:value-type="float">
            <text:p>0.615763738</text:p>
          </table:table-cell>
          <table:table-cell/>
          <table:table-cell office:value-type="float" office:value="0.004700718" calcext:value-type="float">
            <text:p>0.004700718</text:p>
          </table:table-cell>
          <table:table-cell office:value-type="float" office:value="0.005716184" calcext:value-type="float">
            <text:p>0.005716184</text:p>
          </table:table-cell>
          <table:table-cell office:value-type="float" office:value="0.005030749" calcext:value-type="float">
            <text:p>0.005030749</text:p>
          </table:table-cell>
          <table:table-cell/>
          <table:table-cell office:value-type="float" office:value="-0.005195115" calcext:value-type="float">
            <text:p>-0.005195115</text:p>
          </table:table-cell>
          <table:table-cell office:value-type="float" office:value="-0.00417965" calcext:value-type="float">
            <text:p>-0.00417965</text:p>
          </table:table-cell>
          <table:table-cell office:value-type="float" office:value="-0.004865084" calcext:value-type="float">
            <text:p>-0.004865084</text:p>
          </table:table-cell>
          <table:table-cell/>
          <table:table-cell office:value-type="float" office:value="24.981583001" calcext:value-type="float">
            <text:p>24.981583001</text:p>
          </table:table-cell>
          <table:table-cell office:value-type="float" office:value="25.00664539" calcext:value-type="float">
            <text:p>25.00664539</text:p>
          </table:table-cell>
          <table:table-cell office:value-type="float" office:value="24.989728469" calcext:value-type="float">
            <text:p>24.989728469</text:p>
          </table:table-cell>
          <table:table-cell/>
          <table:table-cell office:value-type="float" office:value="-0.13169858" calcext:value-type="float">
            <text:p>-0.13169858</text:p>
          </table:table-cell>
          <table:table-cell office:value-type="float" office:value="-0.105954419" calcext:value-type="float">
            <text:p>-0.105954419</text:p>
          </table:table-cell>
          <table:table-cell office:value-type="float" office:value="-0.123331508" calcext:value-type="float">
            <text:p>-0.12333150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2 09:34:49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665615876" calcext:value-type="float">
            <text:p>0.665615876</text:p>
          </table:table-cell>
          <table:table-cell office:value-type="float" office:value="0.604929996" calcext:value-type="float">
            <text:p>0.604929996</text:p>
          </table:table-cell>
          <table:table-cell office:value-type="float" office:value="0.633199886" calcext:value-type="float">
            <text:p>0.633199886</text:p>
          </table:table-cell>
          <table:table-cell/>
          <table:table-cell office:value-type="float" office:value="0.005438038" calcext:value-type="float">
            <text:p>0.005438038</text:p>
          </table:table-cell>
          <table:table-cell office:value-type="float" office:value="0.004942239" calcext:value-type="float">
            <text:p>0.004942239</text:p>
          </table:table-cell>
          <table:table-cell office:value-type="float" office:value="0.005173202" calcext:value-type="float">
            <text:p>0.005173202</text:p>
          </table:table-cell>
          <table:table-cell/>
          <table:table-cell office:value-type="float" office:value="-0.004457795" calcext:value-type="float">
            <text:p>-0.004457795</text:p>
          </table:table-cell>
          <table:table-cell office:value-type="float" office:value="-0.004953595" calcext:value-type="float">
            <text:p>-0.004953595</text:p>
          </table:table-cell>
          <table:table-cell office:value-type="float" office:value="-0.004722632" calcext:value-type="float">
            <text:p>-0.004722632</text:p>
          </table:table-cell>
          <table:table-cell/>
          <table:table-cell office:value-type="float" office:value="24.999780629" calcext:value-type="float">
            <text:p>24.999780629</text:p>
          </table:table-cell>
          <table:table-cell office:value-type="float" office:value="24.987543946" calcext:value-type="float">
            <text:p>24.987543946</text:p>
          </table:table-cell>
          <table:table-cell office:value-type="float" office:value="24.993244295" calcext:value-type="float">
            <text:p>24.993244295</text:p>
          </table:table-cell>
          <table:table-cell/>
          <table:table-cell office:value-type="float" office:value="-0.113005901" calcext:value-type="float">
            <text:p>-0.113005901</text:p>
          </table:table-cell>
          <table:table-cell office:value-type="float" office:value="-0.12557546" calcext:value-type="float">
            <text:p>-0.12557546</text:p>
          </table:table-cell>
          <table:table-cell office:value-type="float" office:value="-0.119720037" calcext:value-type="float">
            <text:p>-0.1197200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2 09:34:50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671469053" calcext:value-type="float">
            <text:p>0.671469053</text:p>
          </table:table-cell>
          <table:table-cell office:value-type="float" office:value="0.593510341" calcext:value-type="float">
            <text:p>0.593510341</text:p>
          </table:table-cell>
          <table:table-cell office:value-type="float" office:value="0.613739564" calcext:value-type="float">
            <text:p>0.613739564</text:p>
          </table:table-cell>
          <table:table-cell/>
          <table:table-cell office:value-type="float" office:value="0.005485858" calcext:value-type="float">
            <text:p>0.005485858</text:p>
          </table:table-cell>
          <table:table-cell office:value-type="float" office:value="0.004848941" calcext:value-type="float">
            <text:p>0.004848941</text:p>
          </table:table-cell>
          <table:table-cell office:value-type="float" office:value="0.005014212" calcext:value-type="float">
            <text:p>0.005014212</text:p>
          </table:table-cell>
          <table:table-cell/>
          <table:table-cell office:value-type="float" office:value="-0.004409975" calcext:value-type="float">
            <text:p>-0.004409975</text:p>
          </table:table-cell>
          <table:table-cell office:value-type="float" office:value="-0.005046893" calcext:value-type="float">
            <text:p>-0.005046893</text:p>
          </table:table-cell>
          <table:table-cell office:value-type="float" office:value="-0.004881621" calcext:value-type="float">
            <text:p>-0.004881621</text:p>
          </table:table-cell>
          <table:table-cell/>
          <table:table-cell office:value-type="float" office:value="25.000960854" calcext:value-type="float">
            <text:p>25.000960854</text:p>
          </table:table-cell>
          <table:table-cell office:value-type="float" office:value="24.985241276" calcext:value-type="float">
            <text:p>24.985241276</text:p>
          </table:table-cell>
          <table:table-cell office:value-type="float" office:value="24.989320313" calcext:value-type="float">
            <text:p>24.989320313</text:p>
          </table:table-cell>
          <table:table-cell/>
          <table:table-cell office:value-type="float" office:value="-0.111793572" calcext:value-type="float">
            <text:p>-0.111793572</text:p>
          </table:table-cell>
          <table:table-cell office:value-type="float" office:value="-0.127940776" calcext:value-type="float">
            <text:p>-0.127940776</text:p>
          </table:table-cell>
          <table:table-cell office:value-type="float" office:value="-0.123750767" calcext:value-type="float">
            <text:p>-0.12375076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2 09:34:52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678998909" calcext:value-type="float">
            <text:p>0.678998909</text:p>
          </table:table-cell>
          <table:table-cell office:value-type="float" office:value="0.599425507" calcext:value-type="float">
            <text:p>0.599425507</text:p>
          </table:table-cell>
          <table:table-cell office:value-type="float" office:value="0.602627468" calcext:value-type="float">
            <text:p>0.602627468</text:p>
          </table:table-cell>
          <table:table-cell/>
          <table:table-cell office:value-type="float" office:value="0.005547377" calcext:value-type="float">
            <text:p>0.005547377</text:p>
          </table:table-cell>
          <table:table-cell office:value-type="float" office:value="0.004897267" calcext:value-type="float">
            <text:p>0.004897267</text:p>
          </table:table-cell>
          <table:table-cell office:value-type="float" office:value="0.004923427" calcext:value-type="float">
            <text:p>0.004923427</text:p>
          </table:table-cell>
          <table:table-cell/>
          <table:table-cell office:value-type="float" office:value="-0.004348457" calcext:value-type="float">
            <text:p>-0.004348457</text:p>
          </table:table-cell>
          <table:table-cell office:value-type="float" office:value="-0.004998566" calcext:value-type="float">
            <text:p>-0.004998566</text:p>
          </table:table-cell>
          <table:table-cell office:value-type="float" office:value="-0.004972406" calcext:value-type="float">
            <text:p>-0.004972406</text:p>
          </table:table-cell>
          <table:table-cell/>
          <table:table-cell office:value-type="float" office:value="25.007533661" calcext:value-type="float">
            <text:p>25.007533661</text:p>
          </table:table-cell>
          <table:table-cell office:value-type="float" office:value="24.991488589" calcext:value-type="float">
            <text:p>24.991488589</text:p>
          </table:table-cell>
          <table:table-cell office:value-type="float" office:value="24.992134232" calcext:value-type="float">
            <text:p>24.992134232</text:p>
          </table:table-cell>
          <table:table-cell/>
          <table:table-cell office:value-type="float" office:value="-0.110233967" calcext:value-type="float">
            <text:p>-0.110233967</text:p>
          </table:table-cell>
          <table:table-cell office:value-type="float" office:value="-0.126715586" calcext:value-type="float">
            <text:p>-0.126715586</text:p>
          </table:table-cell>
          <table:table-cell office:value-type="float" office:value="-0.126052374" calcext:value-type="float">
            <text:p>-0.126052374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2 09:34:53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569478341" calcext:value-type="float">
            <text:p>0.569478341</text:p>
          </table:table-cell>
          <table:table-cell office:value-type="float" office:value="0.718494739" calcext:value-type="float">
            <text:p>0.718494739</text:p>
          </table:table-cell>
          <table:table-cell office:value-type="float" office:value="0.548293656" calcext:value-type="float">
            <text:p>0.548293656</text:p>
          </table:table-cell>
          <table:table-cell/>
          <table:table-cell office:value-type="float" office:value="0.004652601" calcext:value-type="float">
            <text:p>0.004652601</text:p>
          </table:table-cell>
          <table:table-cell office:value-type="float" office:value="0.005870055" calcext:value-type="float">
            <text:p>0.005870055</text:p>
          </table:table-cell>
          <table:table-cell office:value-type="float" office:value="0.004479523" calcext:value-type="float">
            <text:p>0.004479523</text:p>
          </table:table-cell>
          <table:table-cell/>
          <table:table-cell office:value-type="float" office:value="-0.005243233" calcext:value-type="float">
            <text:p>-0.005243233</text:p>
          </table:table-cell>
          <table:table-cell office:value-type="float" office:value="-0.004025778" calcext:value-type="float">
            <text:p>-0.004025778</text:p>
          </table:table-cell>
          <table:table-cell office:value-type="float" office:value="-0.00541631" calcext:value-type="float">
            <text:p>-0.00541631</text:p>
          </table:table-cell>
          <table:table-cell/>
          <table:table-cell office:value-type="float" office:value="24.980395423" calcext:value-type="float">
            <text:p>24.980395423</text:p>
          </table:table-cell>
          <table:table-cell office:value-type="float" office:value="25.010442997" calcext:value-type="float">
            <text:p>25.010442997</text:p>
          </table:table-cell>
          <table:table-cell office:value-type="float" office:value="24.976123691" calcext:value-type="float">
            <text:p>24.976123691</text:p>
          </table:table-cell>
          <table:table-cell/>
          <table:table-cell office:value-type="float" office:value="-0.132918469" calcext:value-type="float">
            <text:p>-0.132918469</text:p>
          </table:table-cell>
          <table:table-cell office:value-type="float" office:value="-0.102053526" calcext:value-type="float">
            <text:p>-0.102053526</text:p>
          </table:table-cell>
          <table:table-cell office:value-type="float" office:value="-0.137306429" calcext:value-type="float">
            <text:p>-0.13730642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2 09:34:54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583359073" calcext:value-type="float">
            <text:p>0.583359073</text:p>
          </table:table-cell>
          <table:table-cell office:value-type="float" office:value="0.656414706" calcext:value-type="float">
            <text:p>0.656414706</text:p>
          </table:table-cell>
          <table:table-cell office:value-type="float" office:value="0.655104" calcext:value-type="float">
            <text:p>0.655104</text:p>
          </table:table-cell>
          <table:table-cell/>
          <table:table-cell office:value-type="float" office:value="0.004766005" calcext:value-type="float">
            <text:p>0.004766005</text:p>
          </table:table-cell>
          <table:table-cell office:value-type="float" office:value="0.005362865" calcext:value-type="float">
            <text:p>0.005362865</text:p>
          </table:table-cell>
          <table:table-cell office:value-type="float" office:value="0.005352157" calcext:value-type="float">
            <text:p>0.005352157</text:p>
          </table:table-cell>
          <table:table-cell/>
          <table:table-cell office:value-type="float" office:value="-0.005129828" calcext:value-type="float">
            <text:p>-0.005129828</text:p>
          </table:table-cell>
          <table:table-cell office:value-type="float" office:value="-0.004532968" calcext:value-type="float">
            <text:p>-0.004532968</text:p>
          </table:table-cell>
          <table:table-cell office:value-type="float" office:value="-0.004543676" calcext:value-type="float">
            <text:p>-0.004543676</text:p>
          </table:table-cell>
          <table:table-cell/>
          <table:table-cell office:value-type="float" office:value="24.98319436" calcext:value-type="float">
            <text:p>24.98319436</text:p>
          </table:table-cell>
          <table:table-cell office:value-type="float" office:value="24.997925316" calcext:value-type="float">
            <text:p>24.997925316</text:p>
          </table:table-cell>
          <table:table-cell office:value-type="float" office:value="24.997661027" calcext:value-type="float">
            <text:p>24.997661027</text:p>
          </table:table-cell>
          <table:table-cell/>
          <table:table-cell office:value-type="float" office:value="-0.130043381" calcext:value-type="float">
            <text:p>-0.130043381</text:p>
          </table:table-cell>
          <table:table-cell office:value-type="float" office:value="-0.114911681" calcext:value-type="float">
            <text:p>-0.114911681</text:p>
          </table:table-cell>
          <table:table-cell office:value-type="float" office:value="-0.115183159" calcext:value-type="float">
            <text:p>-0.115183159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2 09:34:55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690378033" calcext:value-type="float">
            <text:p>0.690378033</text:p>
          </table:table-cell>
          <table:table-cell office:value-type="float" office:value="0.597135496" calcext:value-type="float">
            <text:p>0.597135496</text:p>
          </table:table-cell>
          <table:table-cell office:value-type="float" office:value="0.54226703" calcext:value-type="float">
            <text:p>0.54226703</text:p>
          </table:table-cell>
          <table:table-cell/>
          <table:table-cell office:value-type="float" office:value="0.005640343" calcext:value-type="float">
            <text:p>0.005640343</text:p>
          </table:table-cell>
          <table:table-cell office:value-type="float" office:value="0.004878558" calcext:value-type="float">
            <text:p>0.004878558</text:p>
          </table:table-cell>
          <table:table-cell office:value-type="float" office:value="0.004430286" calcext:value-type="float">
            <text:p>0.004430286</text:p>
          </table:table-cell>
          <table:table-cell/>
          <table:table-cell office:value-type="float" office:value="-0.00425549" calcext:value-type="float">
            <text:p>-0.00425549</text:p>
          </table:table-cell>
          <table:table-cell office:value-type="float" office:value="-0.005017275" calcext:value-type="float">
            <text:p>-0.005017275</text:p>
          </table:table-cell>
          <table:table-cell office:value-type="float" office:value="-0.005465547" calcext:value-type="float">
            <text:p>-0.005465547</text:p>
          </table:table-cell>
          <table:table-cell/>
          <table:table-cell office:value-type="float" office:value="25.009828113" calcext:value-type="float">
            <text:p>25.009828113</text:p>
          </table:table-cell>
          <table:table-cell office:value-type="float" office:value="24.991026831" calcext:value-type="float">
            <text:p>24.991026831</text:p>
          </table:table-cell>
          <table:table-cell office:value-type="float" office:value="24.979963089" calcext:value-type="float">
            <text:p>24.979963089</text:p>
          </table:table-cell>
          <table:table-cell/>
          <table:table-cell office:value-type="float" office:value="-0.107877096" calcext:value-type="float">
            <text:p>-0.107877096</text:p>
          </table:table-cell>
          <table:table-cell office:value-type="float" office:value="-0.127189909" calcext:value-type="float">
            <text:p>-0.127189909</text:p>
          </table:table-cell>
          <table:table-cell office:value-type="float" office:value="-0.138554722" calcext:value-type="float">
            <text:p>-0.13855472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2 09:34:57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685514293" calcext:value-type="float">
            <text:p>0.685514293</text:p>
          </table:table-cell>
          <table:table-cell office:value-type="float" office:value="0.610817148" calcext:value-type="float">
            <text:p>0.610817148</text:p>
          </table:table-cell>
          <table:table-cell office:value-type="float" office:value="0.600638461" calcext:value-type="float">
            <text:p>0.600638461</text:p>
          </table:table-cell>
          <table:table-cell/>
          <table:table-cell office:value-type="float" office:value="0.005600607" calcext:value-type="float">
            <text:p>0.005600607</text:p>
          </table:table-cell>
          <table:table-cell office:value-type="float" office:value="0.004990336" calcext:value-type="float">
            <text:p>0.004990336</text:p>
          </table:table-cell>
          <table:table-cell office:value-type="float" office:value="0.004907177" calcext:value-type="float">
            <text:p>0.004907177</text:p>
          </table:table-cell>
          <table:table-cell/>
          <table:table-cell office:value-type="float" office:value="-0.004295226" calcext:value-type="float">
            <text:p>-0.004295226</text:p>
          </table:table-cell>
          <table:table-cell office:value-type="float" office:value="-0.004905497" calcext:value-type="float">
            <text:p>-0.004905497</text:p>
          </table:table-cell>
          <table:table-cell office:value-type="float" office:value="-0.004988656" calcext:value-type="float">
            <text:p>-0.004988656</text:p>
          </table:table-cell>
          <table:table-cell/>
          <table:table-cell office:value-type="float" office:value="25.00379291" calcext:value-type="float">
            <text:p>25.00379291</text:p>
          </table:table-cell>
          <table:table-cell office:value-type="float" office:value="24.988731036" calcext:value-type="float">
            <text:p>24.988731036</text:p>
          </table:table-cell>
          <table:table-cell office:value-type="float" office:value="24.986678598" calcext:value-type="float">
            <text:p>24.986678598</text:p>
          </table:table-cell>
          <table:table-cell/>
          <table:table-cell office:value-type="float" office:value="-0.108884484" calcext:value-type="float">
            <text:p>-0.108884484</text:p>
          </table:table-cell>
          <table:table-cell office:value-type="float" office:value="-0.124356075" calcext:value-type="float">
            <text:p>-0.124356075</text:p>
          </table:table-cell>
          <table:table-cell office:value-type="float" office:value="-0.126464351" calcext:value-type="float">
            <text:p>-0.126464351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2 09:34:58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640821533" calcext:value-type="float">
            <text:p>0.640821533</text:p>
          </table:table-cell>
          <table:table-cell office:value-type="float" office:value="0.60692854" calcext:value-type="float">
            <text:p>0.60692854</text:p>
          </table:table-cell>
          <table:table-cell office:value-type="float" office:value="0.666615446" calcext:value-type="float">
            <text:p>0.666615446</text:p>
          </table:table-cell>
          <table:table-cell/>
          <table:table-cell office:value-type="float" office:value="0.00523547" calcext:value-type="float">
            <text:p>0.00523547</text:p>
          </table:table-cell>
          <table:table-cell office:value-type="float" office:value="0.004958567" calcext:value-type="float">
            <text:p>0.004958567</text:p>
          </table:table-cell>
          <table:table-cell office:value-type="float" office:value="0.005446205" calcext:value-type="float">
            <text:p>0.005446205</text:p>
          </table:table-cell>
          <table:table-cell/>
          <table:table-cell office:value-type="float" office:value="-0.004660363" calcext:value-type="float">
            <text:p>-0.004660363</text:p>
          </table:table-cell>
          <table:table-cell office:value-type="float" office:value="-0.004937267" calcext:value-type="float">
            <text:p>-0.004937267</text:p>
          </table:table-cell>
          <table:table-cell office:value-type="float" office:value="-0.004449629" calcext:value-type="float">
            <text:p>-0.004449629</text:p>
          </table:table-cell>
          <table:table-cell/>
          <table:table-cell office:value-type="float" office:value="24.994781121" calcext:value-type="float">
            <text:p>24.994781121</text:p>
          </table:table-cell>
          <table:table-cell office:value-type="float" office:value="24.987946934" calcext:value-type="float">
            <text:p>24.987946934</text:p>
          </table:table-cell>
          <table:table-cell office:value-type="float" office:value="24.999982181" calcext:value-type="float">
            <text:p>24.999982181</text:p>
          </table:table-cell>
          <table:table-cell/>
          <table:table-cell office:value-type="float" office:value="-0.118141405" calcext:value-type="float">
            <text:p>-0.118141405</text:p>
          </table:table-cell>
          <table:table-cell office:value-type="float" office:value="-0.125161508" calcext:value-type="float">
            <text:p>-0.125161508</text:p>
          </table:table-cell>
          <table:table-cell office:value-type="float" office:value="-0.112798867" calcext:value-type="float">
            <text:p>-0.112798867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2 09:34:59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699621522" calcext:value-type="float">
            <text:p>0.699621522</text:p>
          </table:table-cell>
          <table:table-cell office:value-type="float" office:value="0.59357233" calcext:value-type="float">
            <text:p>0.59357233</text:p>
          </table:table-cell>
          <table:table-cell office:value-type="float" office:value="0.637669043" calcext:value-type="float">
            <text:p>0.637669043</text:p>
          </table:table-cell>
          <table:table-cell/>
          <table:table-cell office:value-type="float" office:value="0.005715862" calcext:value-type="float">
            <text:p>0.005715862</text:p>
          </table:table-cell>
          <table:table-cell office:value-type="float" office:value="0.004849447" calcext:value-type="float">
            <text:p>0.004849447</text:p>
          </table:table-cell>
          <table:table-cell office:value-type="float" office:value="0.005209714" calcext:value-type="float">
            <text:p>0.005209714</text:p>
          </table:table-cell>
          <table:table-cell/>
          <table:table-cell office:value-type="float" office:value="-0.004179971" calcext:value-type="float">
            <text:p>-0.004179971</text:p>
          </table:table-cell>
          <table:table-cell office:value-type="float" office:value="-0.005046386" calcext:value-type="float">
            <text:p>-0.005046386</text:p>
          </table:table-cell>
          <table:table-cell office:value-type="float" office:value="-0.004686119" calcext:value-type="float">
            <text:p>-0.004686119</text:p>
          </table:table-cell>
          <table:table-cell/>
          <table:table-cell office:value-type="float" office:value="25.006637458" calcext:value-type="float">
            <text:p>25.006637458</text:p>
          </table:table-cell>
          <table:table-cell office:value-type="float" office:value="24.985253775" calcext:value-type="float">
            <text:p>24.985253775</text:p>
          </table:table-cell>
          <table:table-cell office:value-type="float" office:value="24.994145455" calcext:value-type="float">
            <text:p>24.994145455</text:p>
          </table:table-cell>
          <table:table-cell/>
          <table:table-cell office:value-type="float" office:value="-0.105962567" calcext:value-type="float">
            <text:p>-0.105962567</text:p>
          </table:table-cell>
          <table:table-cell office:value-type="float" office:value="-0.127927937" calcext:value-type="float">
            <text:p>-0.127927937</text:p>
          </table:table-cell>
          <table:table-cell office:value-type="float" office:value="-0.118794363" calcext:value-type="float">
            <text:p>-0.11879436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2 09:35:00</text:p>
          </table:table-cell>
          <table:table-cell office:value-type="float" office:value="25.10474" calcext:value-type="float">
            <text:p>25.10474</text:p>
          </table:table-cell>
          <table:table-cell office:value-type="float" office:value="0.609353257" calcext:value-type="float">
            <text:p>0.609353257</text:p>
          </table:table-cell>
          <table:table-cell office:value-type="float" office:value="0.625618175" calcext:value-type="float">
            <text:p>0.625618175</text:p>
          </table:table-cell>
          <table:table-cell office:value-type="float" office:value="0.668016156" calcext:value-type="float">
            <text:p>0.668016156</text:p>
          </table:table-cell>
          <table:table-cell/>
          <table:table-cell office:value-type="float" office:value="0.004978376" calcext:value-type="float">
            <text:p>0.004978376</text:p>
          </table:table-cell>
          <table:table-cell office:value-type="float" office:value="0.00511126" calcext:value-type="float">
            <text:p>0.00511126</text:p>
          </table:table-cell>
          <table:table-cell office:value-type="float" office:value="0.005457648" calcext:value-type="float">
            <text:p>0.005457648</text:p>
          </table:table-cell>
          <table:table-cell/>
          <table:table-cell office:value-type="float" office:value="-0.004917457" calcext:value-type="float">
            <text:p>-0.004917457</text:p>
          </table:table-cell>
          <table:table-cell office:value-type="float" office:value="-0.004784574" calcext:value-type="float">
            <text:p>-0.004784574</text:p>
          </table:table-cell>
          <table:table-cell office:value-type="float" office:value="-0.004438185" calcext:value-type="float">
            <text:p>-0.004438185</text:p>
          </table:table-cell>
          <table:table-cell/>
          <table:table-cell office:value-type="float" office:value="24.983381293" calcext:value-type="float">
            <text:p>24.983381293</text:p>
          </table:table-cell>
          <table:table-cell office:value-type="float" office:value="24.986660971" calcext:value-type="float">
            <text:p>24.986660971</text:p>
          </table:table-cell>
          <table:table-cell office:value-type="float" office:value="24.995210108" calcext:value-type="float">
            <text:p>24.995210108</text:p>
          </table:table-cell>
          <table:table-cell/>
          <table:table-cell office:value-type="float" office:value="-0.124659286" calcext:value-type="float">
            <text:p>-0.124659286</text:p>
          </table:table-cell>
          <table:table-cell office:value-type="float" office:value="-0.121290401" calcext:value-type="float">
            <text:p>-0.121290401</text:p>
          </table:table-cell>
          <table:table-cell office:value-type="float" office:value="-0.112508747" calcext:value-type="float">
            <text:p>-0.11250874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2 09:35:02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573006341" calcext:value-type="float">
            <text:p>0.573006341</text:p>
          </table:table-cell>
          <table:table-cell office:value-type="float" office:value="0.682663403" calcext:value-type="float">
            <text:p>0.682663403</text:p>
          </table:table-cell>
          <table:table-cell office:value-type="float" office:value="0.651942569" calcext:value-type="float">
            <text:p>0.651942569</text:p>
          </table:table-cell>
          <table:table-cell/>
          <table:table-cell office:value-type="float" office:value="0.004681424" calcext:value-type="float">
            <text:p>0.004681424</text:p>
          </table:table-cell>
          <table:table-cell office:value-type="float" office:value="0.005577315" calcext:value-type="float">
            <text:p>0.005577315</text:p>
          </table:table-cell>
          <table:table-cell office:value-type="float" office:value="0.005326328" calcext:value-type="float">
            <text:p>0.005326328</text:p>
          </table:table-cell>
          <table:table-cell/>
          <table:table-cell office:value-type="float" office:value="-0.005214409" calcext:value-type="float">
            <text:p>-0.005214409</text:p>
          </table:table-cell>
          <table:table-cell office:value-type="float" office:value="-0.004318518" calcext:value-type="float">
            <text:p>-0.004318518</text:p>
          </table:table-cell>
          <table:table-cell office:value-type="float" office:value="-0.004569505" calcext:value-type="float">
            <text:p>-0.004569505</text:p>
          </table:table-cell>
          <table:table-cell/>
          <table:table-cell office:value-type="float" office:value="24.986161413" calcext:value-type="float">
            <text:p>24.986161413</text:p>
          </table:table-cell>
          <table:table-cell office:value-type="float" office:value="25.008272559" calcext:value-type="float">
            <text:p>25.008272559</text:p>
          </table:table-cell>
          <table:table-cell office:value-type="float" office:value="25.002078083" calcext:value-type="float">
            <text:p>25.002078083</text:p>
          </table:table-cell>
          <table:table-cell/>
          <table:table-cell office:value-type="float" office:value="-0.132187721" calcext:value-type="float">
            <text:p>-0.132187721</text:p>
          </table:table-cell>
          <table:table-cell office:value-type="float" office:value="-0.109474968" calcext:value-type="float">
            <text:p>-0.109474968</text:p>
          </table:table-cell>
          <table:table-cell office:value-type="float" office:value="-0.115837967" calcext:value-type="float">
            <text:p>-0.11583796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2 09:35:03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58227546" calcext:value-type="float">
            <text:p>0.58227546</text:p>
          </table:table-cell>
          <table:table-cell office:value-type="float" office:value="0.720987406" calcext:value-type="float">
            <text:p>0.720987406</text:p>
          </table:table-cell>
          <table:table-cell office:value-type="float" office:value="0.553496546" calcext:value-type="float">
            <text:p>0.553496546</text:p>
          </table:table-cell>
          <table:table-cell/>
          <table:table-cell office:value-type="float" office:value="0.004757152" calcext:value-type="float">
            <text:p>0.004757152</text:p>
          </table:table-cell>
          <table:table-cell office:value-type="float" office:value="0.00589042" calcext:value-type="float">
            <text:p>0.00589042</text:p>
          </table:table-cell>
          <table:table-cell office:value-type="float" office:value="0.004522031" calcext:value-type="float">
            <text:p>0.004522031</text:p>
          </table:table-cell>
          <table:table-cell/>
          <table:table-cell office:value-type="float" office:value="-0.005138681" calcext:value-type="float">
            <text:p>-0.005138681</text:p>
          </table:table-cell>
          <table:table-cell office:value-type="float" office:value="-0.004005413" calcext:value-type="float">
            <text:p>-0.004005413</text:p>
          </table:table-cell>
          <table:table-cell office:value-type="float" office:value="-0.005373803" calcext:value-type="float">
            <text:p>-0.005373803</text:p>
          </table:table-cell>
          <table:table-cell/>
          <table:table-cell office:value-type="float" office:value="24.993085035" calcext:value-type="float">
            <text:p>24.993085035</text:p>
          </table:table-cell>
          <table:table-cell office:value-type="float" office:value="25.021054532" calcext:value-type="float">
            <text:p>25.021054532</text:p>
          </table:table-cell>
          <table:table-cell office:value-type="float" office:value="24.987282045" calcext:value-type="float">
            <text:p>24.987282045</text:p>
          </table:table-cell>
          <table:table-cell/>
          <table:table-cell office:value-type="float" office:value="-0.130267827" calcext:value-type="float">
            <text:p>-0.130267827</text:p>
          </table:table-cell>
          <table:table-cell office:value-type="float" office:value="-0.101537243" calcext:value-type="float">
            <text:p>-0.101537243</text:p>
          </table:table-cell>
          <table:table-cell office:value-type="float" office:value="-0.136228758" calcext:value-type="float">
            <text:p>-0.13622875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2 09:35:04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596233677" calcext:value-type="float">
            <text:p>0.596233677</text:p>
          </table:table-cell>
          <table:table-cell office:value-type="float" office:value="0.628380254" calcext:value-type="float">
            <text:p>0.628380254</text:p>
          </table:table-cell>
          <table:table-cell office:value-type="float" office:value="0.663223346" calcext:value-type="float">
            <text:p>0.663223346</text:p>
          </table:table-cell>
          <table:table-cell/>
          <table:table-cell office:value-type="float" office:value="0.00487119" calcext:value-type="float">
            <text:p>0.00487119</text:p>
          </table:table-cell>
          <table:table-cell office:value-type="float" office:value="0.005133826" calcext:value-type="float">
            <text:p>0.005133826</text:p>
          </table:table-cell>
          <table:table-cell office:value-type="float" office:value="0.005418491" calcext:value-type="float">
            <text:p>0.005418491</text:p>
          </table:table-cell>
          <table:table-cell/>
          <table:table-cell office:value-type="float" office:value="-0.005024643" calcext:value-type="float">
            <text:p>-0.005024643</text:p>
          </table:table-cell>
          <table:table-cell office:value-type="float" office:value="-0.004762008" calcext:value-type="float">
            <text:p>-0.004762008</text:p>
          </table:table-cell>
          <table:table-cell office:value-type="float" office:value="-0.004477342" calcext:value-type="float">
            <text:p>-0.004477342</text:p>
          </table:table-cell>
          <table:table-cell/>
          <table:table-cell office:value-type="float" office:value="24.990844988" calcext:value-type="float">
            <text:p>24.990844988</text:p>
          </table:table-cell>
          <table:table-cell office:value-type="float" office:value="24.997327011" calcext:value-type="float">
            <text:p>24.997327011</text:p>
          </table:table-cell>
          <table:table-cell office:value-type="float" office:value="25.004352716" calcext:value-type="float">
            <text:p>25.004352716</text:p>
          </table:table-cell>
          <table:table-cell/>
          <table:table-cell office:value-type="float" office:value="-0.1273767" calcext:value-type="float">
            <text:p>-0.1273767</text:p>
          </table:table-cell>
          <table:table-cell office:value-type="float" office:value="-0.120718304" calcext:value-type="float">
            <text:p>-0.120718304</text:p>
          </table:table-cell>
          <table:table-cell office:value-type="float" office:value="-0.11350145" calcext:value-type="float">
            <text:p>-0.11350145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2 09:35:05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597818565" calcext:value-type="float">
            <text:p>0.597818565</text:p>
          </table:table-cell>
          <table:table-cell office:value-type="float" office:value="0.608958078" calcext:value-type="float">
            <text:p>0.608958078</text:p>
          </table:table-cell>
          <table:table-cell office:value-type="float" office:value="0.637332277" calcext:value-type="float">
            <text:p>0.637332277</text:p>
          </table:table-cell>
          <table:table-cell/>
          <table:table-cell office:value-type="float" office:value="0.004884139" calcext:value-type="float">
            <text:p>0.004884139</text:p>
          </table:table-cell>
          <table:table-cell office:value-type="float" office:value="0.004975148" calcext:value-type="float">
            <text:p>0.004975148</text:p>
          </table:table-cell>
          <table:table-cell office:value-type="float" office:value="0.005206963" calcext:value-type="float">
            <text:p>0.005206963</text:p>
          </table:table-cell>
          <table:table-cell/>
          <table:table-cell office:value-type="float" office:value="-0.005011695" calcext:value-type="float">
            <text:p>-0.005011695</text:p>
          </table:table-cell>
          <table:table-cell office:value-type="float" office:value="-0.004920686" calcext:value-type="float">
            <text:p>-0.004920686</text:p>
          </table:table-cell>
          <table:table-cell office:value-type="float" office:value="-0.00468887" calcext:value-type="float">
            <text:p>-0.00468887</text:p>
          </table:table-cell>
          <table:table-cell/>
          <table:table-cell office:value-type="float" office:value="24.991164565" calcext:value-type="float">
            <text:p>24.991164565</text:p>
          </table:table-cell>
          <table:table-cell office:value-type="float" office:value="24.993410736" calcext:value-type="float">
            <text:p>24.993410736</text:p>
          </table:table-cell>
          <table:table-cell office:value-type="float" office:value="24.999132087" calcext:value-type="float">
            <text:p>24.999132087</text:p>
          </table:table-cell>
          <table:table-cell/>
          <table:table-cell office:value-type="float" office:value="-0.127048427" calcext:value-type="float">
            <text:p>-0.127048427</text:p>
          </table:table-cell>
          <table:table-cell office:value-type="float" office:value="-0.124741137" calcext:value-type="float">
            <text:p>-0.124741137</text:p>
          </table:table-cell>
          <table:table-cell office:value-type="float" office:value="-0.118864116" calcext:value-type="float">
            <text:p>-0.118864116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2 09:35:07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573117205" calcext:value-type="float">
            <text:p>0.573117205</text:p>
          </table:table-cell>
          <table:table-cell office:value-type="float" office:value="0.69624015" calcext:value-type="float">
            <text:p>0.69624015</text:p>
          </table:table-cell>
          <table:table-cell office:value-type="float" office:value="0.593618821" calcext:value-type="float">
            <text:p>0.593618821</text:p>
          </table:table-cell>
          <table:table-cell/>
          <table:table-cell office:value-type="float" office:value="0.00468233" calcext:value-type="float">
            <text:p>0.00468233</text:p>
          </table:table-cell>
          <table:table-cell office:value-type="float" office:value="0.005688237" calcext:value-type="float">
            <text:p>0.005688237</text:p>
          </table:table-cell>
          <table:table-cell office:value-type="float" office:value="0.004849827" calcext:value-type="float">
            <text:p>0.004849827</text:p>
          </table:table-cell>
          <table:table-cell/>
          <table:table-cell office:value-type="float" office:value="-0.005213503" calcext:value-type="float">
            <text:p>-0.005213503</text:p>
          </table:table-cell>
          <table:table-cell office:value-type="float" office:value="-0.004207597" calcext:value-type="float">
            <text:p>-0.004207597</text:p>
          </table:table-cell>
          <table:table-cell office:value-type="float" office:value="-0.005046006" calcext:value-type="float">
            <text:p>-0.005046006</text:p>
          </table:table-cell>
          <table:table-cell/>
          <table:table-cell office:value-type="float" office:value="24.986183768" calcext:value-type="float">
            <text:p>24.986183768</text:p>
          </table:table-cell>
          <table:table-cell office:value-type="float" office:value="25.011010131" calcext:value-type="float">
            <text:p>25.011010131</text:p>
          </table:table-cell>
          <table:table-cell office:value-type="float" office:value="24.990317728" calcext:value-type="float">
            <text:p>24.990317728</text:p>
          </table:table-cell>
          <table:table-cell/>
          <table:table-cell office:value-type="float" office:value="-0.132164758" calcext:value-type="float">
            <text:p>-0.132164758</text:p>
          </table:table-cell>
          <table:table-cell office:value-type="float" office:value="-0.106662923" calcext:value-type="float">
            <text:p>-0.106662923</text:p>
          </table:table-cell>
          <table:table-cell office:value-type="float" office:value="-0.127918307" calcext:value-type="float">
            <text:p>-0.127918307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2 09:35:08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572623083" calcext:value-type="float">
            <text:p>0.572623083</text:p>
          </table:table-cell>
          <table:table-cell office:value-type="float" office:value="0.7129676" calcext:value-type="float">
            <text:p>0.7129676</text:p>
          </table:table-cell>
          <table:table-cell office:value-type="float" office:value="0.563964911" calcext:value-type="float">
            <text:p>0.563964911</text:p>
          </table:table-cell>
          <table:table-cell/>
          <table:table-cell office:value-type="float" office:value="0.004678293" calcext:value-type="float">
            <text:p>0.004678293</text:p>
          </table:table-cell>
          <table:table-cell office:value-type="float" office:value="0.005824899" calcext:value-type="float">
            <text:p>0.005824899</text:p>
          </table:table-cell>
          <table:table-cell office:value-type="float" office:value="0.004607556" calcext:value-type="float">
            <text:p>0.004607556</text:p>
          </table:table-cell>
          <table:table-cell/>
          <table:table-cell office:value-type="float" office:value="-0.00521754" calcext:value-type="float">
            <text:p>-0.00521754</text:p>
          </table:table-cell>
          <table:table-cell office:value-type="float" office:value="-0.004070935" calcext:value-type="float">
            <text:p>-0.004070935</text:p>
          </table:table-cell>
          <table:table-cell office:value-type="float" office:value="-0.005288277" calcext:value-type="float">
            <text:p>-0.005288277</text:p>
          </table:table-cell>
          <table:table-cell/>
          <table:table-cell office:value-type="float" office:value="24.99113873" calcext:value-type="float">
            <text:p>24.99113873</text:p>
          </table:table-cell>
          <table:table-cell office:value-type="float" office:value="25.01943746" calcext:value-type="float">
            <text:p>25.01943746</text:p>
          </table:table-cell>
          <table:table-cell office:value-type="float" office:value="24.989392893" calcext:value-type="float">
            <text:p>24.989392893</text:p>
          </table:table-cell>
          <table:table-cell/>
          <table:table-cell office:value-type="float" office:value="-0.132267104" calcext:value-type="float">
            <text:p>-0.132267104</text:p>
          </table:table-cell>
          <table:table-cell office:value-type="float" office:value="-0.103198311" calcext:value-type="float">
            <text:p>-0.103198311</text:p>
          </table:table-cell>
          <table:table-cell office:value-type="float" office:value="-0.134060457" calcext:value-type="float">
            <text:p>-0.13406045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2 09:35:09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629913286" calcext:value-type="float">
            <text:p>0.629913286</text:p>
          </table:table-cell>
          <table:table-cell office:value-type="float" office:value="0.725444642" calcext:value-type="float">
            <text:p>0.725444642</text:p>
          </table:table-cell>
          <table:table-cell office:value-type="float" office:value="0.536844794" calcext:value-type="float">
            <text:p>0.536844794</text:p>
          </table:table-cell>
          <table:table-cell/>
          <table:table-cell office:value-type="float" office:value="0.00514635" calcext:value-type="float">
            <text:p>0.00514635</text:p>
          </table:table-cell>
          <table:table-cell office:value-type="float" office:value="0.005926835" calcext:value-type="float">
            <text:p>0.005926835</text:p>
          </table:table-cell>
          <table:table-cell office:value-type="float" office:value="0.004385987" calcext:value-type="float">
            <text:p>0.004385987</text:p>
          </table:table-cell>
          <table:table-cell/>
          <table:table-cell office:value-type="float" office:value="-0.004749483" calcext:value-type="float">
            <text:p>-0.004749483</text:p>
          </table:table-cell>
          <table:table-cell office:value-type="float" office:value="-0.003968998" calcext:value-type="float">
            <text:p>-0.003968998</text:p>
          </table:table-cell>
          <table:table-cell office:value-type="float" office:value="-0.005509846" calcext:value-type="float">
            <text:p>-0.005509846</text:p>
          </table:table-cell>
          <table:table-cell/>
          <table:table-cell office:value-type="float" office:value="24.99763613" calcext:value-type="float">
            <text:p>24.99763613</text:p>
          </table:table-cell>
          <table:table-cell office:value-type="float" office:value="25.016898808" calcext:value-type="float">
            <text:p>25.016898808</text:p>
          </table:table-cell>
          <table:table-cell office:value-type="float" office:value="24.978869737" calcext:value-type="float">
            <text:p>24.978869737</text:p>
          </table:table-cell>
          <table:table-cell/>
          <table:table-cell office:value-type="float" office:value="-0.120400775" calcext:value-type="float">
            <text:p>-0.120400775</text:p>
          </table:table-cell>
          <table:table-cell office:value-type="float" office:value="-0.100614059" calcext:value-type="float">
            <text:p>-0.100614059</text:p>
          </table:table-cell>
          <table:table-cell office:value-type="float" office:value="-0.139677828" calcext:value-type="float">
            <text:p>-0.13967782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2 09:35:10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580945084" calcext:value-type="float">
            <text:p>0.580945084</text:p>
          </table:table-cell>
          <table:table-cell office:value-type="float" office:value="0.638549404" calcext:value-type="float">
            <text:p>0.638549404</text:p>
          </table:table-cell>
          <table:table-cell office:value-type="float" office:value="0.66025265" calcext:value-type="float">
            <text:p>0.66025265</text:p>
          </table:table-cell>
          <table:table-cell/>
          <table:table-cell office:value-type="float" office:value="0.004746283" calcext:value-type="float">
            <text:p>0.004746283</text:p>
          </table:table-cell>
          <table:table-cell office:value-type="float" office:value="0.005216907" calcext:value-type="float">
            <text:p>0.005216907</text:p>
          </table:table-cell>
          <table:table-cell office:value-type="float" office:value="0.005394221" calcext:value-type="float">
            <text:p>0.005394221</text:p>
          </table:table-cell>
          <table:table-cell/>
          <table:table-cell office:value-type="float" office:value="-0.00514955" calcext:value-type="float">
            <text:p>-0.00514955</text:p>
          </table:table-cell>
          <table:table-cell office:value-type="float" office:value="-0.004678926" calcext:value-type="float">
            <text:p>-0.004678926</text:p>
          </table:table-cell>
          <table:table-cell office:value-type="float" office:value="-0.004501612" calcext:value-type="float">
            <text:p>-0.004501612</text:p>
          </table:table-cell>
          <table:table-cell/>
          <table:table-cell office:value-type="float" office:value="24.992816778" calcext:value-type="float">
            <text:p>24.992816778</text:p>
          </table:table-cell>
          <table:table-cell office:value-type="float" office:value="25.004432044" calcext:value-type="float">
            <text:p>25.004432044</text:p>
          </table:table-cell>
          <table:table-cell office:value-type="float" office:value="25.008808229" calcext:value-type="float">
            <text:p>25.008808229</text:p>
          </table:table-cell>
          <table:table-cell/>
          <table:table-cell office:value-type="float" office:value="-0.130543385" calcext:value-type="float">
            <text:p>-0.130543385</text:p>
          </table:table-cell>
          <table:table-cell office:value-type="float" office:value="-0.118612019" calcext:value-type="float">
            <text:p>-0.118612019</text:p>
          </table:table-cell>
          <table:table-cell office:value-type="float" office:value="-0.114116751" calcext:value-type="float">
            <text:p>-0.11411675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2 09:35:12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561081834" calcext:value-type="float">
            <text:p>0.561081834</text:p>
          </table:table-cell>
          <table:table-cell office:value-type="float" office:value="0.681585155" calcext:value-type="float">
            <text:p>0.681585155</text:p>
          </table:table-cell>
          <table:table-cell office:value-type="float" office:value="0.643359499" calcext:value-type="float">
            <text:p>0.643359499</text:p>
          </table:table-cell>
          <table:table-cell/>
          <table:table-cell office:value-type="float" office:value="0.004584002" calcext:value-type="float">
            <text:p>0.004584002</text:p>
          </table:table-cell>
          <table:table-cell office:value-type="float" office:value="0.005568506" calcext:value-type="float">
            <text:p>0.005568506</text:p>
          </table:table-cell>
          <table:table-cell office:value-type="float" office:value="0.005256205" calcext:value-type="float">
            <text:p>0.005256205</text:p>
          </table:table-cell>
          <table:table-cell/>
          <table:table-cell office:value-type="float" office:value="-0.005311831" calcext:value-type="float">
            <text:p>-0.005311831</text:p>
          </table:table-cell>
          <table:table-cell office:value-type="float" office:value="-0.004327327" calcext:value-type="float">
            <text:p>-0.004327327</text:p>
          </table:table-cell>
          <table:table-cell office:value-type="float" office:value="-0.004639628" calcext:value-type="float">
            <text:p>-0.004639628</text:p>
          </table:table-cell>
          <table:table-cell/>
          <table:table-cell office:value-type="float" office:value="24.98375694" calcext:value-type="float">
            <text:p>24.98375694</text:p>
          </table:table-cell>
          <table:table-cell office:value-type="float" office:value="25.008055144" calcext:value-type="float">
            <text:p>25.008055144</text:p>
          </table:table-cell>
          <table:table-cell office:value-type="float" office:value="25.000347408" calcext:value-type="float">
            <text:p>25.000347408</text:p>
          </table:table-cell>
          <table:table-cell/>
          <table:table-cell office:value-type="float" office:value="-0.134657625" calcext:value-type="float">
            <text:p>-0.134657625</text:p>
          </table:table-cell>
          <table:table-cell office:value-type="float" office:value="-0.109698297" calcext:value-type="float">
            <text:p>-0.109698297</text:p>
          </table:table-cell>
          <table:table-cell office:value-type="float" office:value="-0.117615729" calcext:value-type="float">
            <text:p>-0.11761572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2 09:35:13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592638921" calcext:value-type="float">
            <text:p>0.592638921</text:p>
          </table:table-cell>
          <table:table-cell office:value-type="float" office:value="0.639201479" calcext:value-type="float">
            <text:p>0.639201479</text:p>
          </table:table-cell>
          <table:table-cell office:value-type="float" office:value="0.670474848" calcext:value-type="float">
            <text:p>0.670474848</text:p>
          </table:table-cell>
          <table:table-cell/>
          <table:table-cell office:value-type="float" office:value="0.004841821" calcext:value-type="float">
            <text:p>0.004841821</text:p>
          </table:table-cell>
          <table:table-cell office:value-type="float" office:value="0.005222234" calcext:value-type="float">
            <text:p>0.005222234</text:p>
          </table:table-cell>
          <table:table-cell office:value-type="float" office:value="0.005477736" calcext:value-type="float">
            <text:p>0.005477736</text:p>
          </table:table-cell>
          <table:table-cell/>
          <table:table-cell office:value-type="float" office:value="-0.005054012" calcext:value-type="float">
            <text:p>-0.005054012</text:p>
          </table:table-cell>
          <table:table-cell office:value-type="float" office:value="-0.004673599" calcext:value-type="float">
            <text:p>-0.004673599</text:p>
          </table:table-cell>
          <table:table-cell office:value-type="float" office:value="-0.004418098" calcext:value-type="float">
            <text:p>-0.004418098</text:p>
          </table:table-cell>
          <table:table-cell/>
          <table:table-cell office:value-type="float" office:value="24.995174719" calcext:value-type="float">
            <text:p>24.995174719</text:p>
          </table:table-cell>
          <table:table-cell office:value-type="float" office:value="25.004563527" calcext:value-type="float">
            <text:p>25.004563527</text:p>
          </table:table-cell>
          <table:table-cell office:value-type="float" office:value="25.010869399" calcext:value-type="float">
            <text:p>25.010869399</text:p>
          </table:table-cell>
          <table:table-cell/>
          <table:table-cell office:value-type="float" office:value="-0.128121271" calcext:value-type="float">
            <text:p>-0.128121271</text:p>
          </table:table-cell>
          <table:table-cell office:value-type="float" office:value="-0.118476958" calcext:value-type="float">
            <text:p>-0.118476958</text:p>
          </table:table-cell>
          <table:table-cell office:value-type="float" office:value="-0.111999495" calcext:value-type="float">
            <text:p>-0.111999495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2 09:35:14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71556672" calcext:value-type="float">
            <text:p>0.671556672</text:p>
          </table:table-cell>
          <table:table-cell office:value-type="float" office:value="0.626871661" calcext:value-type="float">
            <text:p>0.626871661</text:p>
          </table:table-cell>
          <table:table-cell office:value-type="float" office:value="0.552710957" calcext:value-type="float">
            <text:p>0.552710957</text:p>
          </table:table-cell>
          <table:table-cell/>
          <table:table-cell office:value-type="float" office:value="0.005486574" calcext:value-type="float">
            <text:p>0.005486574</text:p>
          </table:table-cell>
          <table:table-cell office:value-type="float" office:value="0.0051215" calcext:value-type="float">
            <text:p>0.0051215</text:p>
          </table:table-cell>
          <table:table-cell office:value-type="float" office:value="0.004515612" calcext:value-type="float">
            <text:p>0.004515612</text:p>
          </table:table-cell>
          <table:table-cell/>
          <table:table-cell office:value-type="float" office:value="-0.004409259" calcext:value-type="float">
            <text:p>-0.004409259</text:p>
          </table:table-cell>
          <table:table-cell office:value-type="float" office:value="-0.004774333" calcext:value-type="float">
            <text:p>-0.004774333</text:p>
          </table:table-cell>
          <table:table-cell office:value-type="float" office:value="-0.005380221" calcext:value-type="float">
            <text:p>-0.005380221</text:p>
          </table:table-cell>
          <table:table-cell/>
          <table:table-cell office:value-type="float" office:value="25.011087535" calcext:value-type="float">
            <text:p>25.011087535</text:p>
          </table:table-cell>
          <table:table-cell office:value-type="float" office:value="25.002077367" calcext:value-type="float">
            <text:p>25.002077367</text:p>
          </table:table-cell>
          <table:table-cell office:value-type="float" office:value="24.987123639" calcext:value-type="float">
            <text:p>24.987123639</text:p>
          </table:table-cell>
          <table:table-cell/>
          <table:table-cell office:value-type="float" office:value="-0.111775424" calcext:value-type="float">
            <text:p>-0.111775424</text:p>
          </table:table-cell>
          <table:table-cell office:value-type="float" office:value="-0.121030772" calcext:value-type="float">
            <text:p>-0.121030772</text:p>
          </table:table-cell>
          <table:table-cell office:value-type="float" office:value="-0.136391477" calcext:value-type="float">
            <text:p>-0.13639147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2 09:35:15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644773918" calcext:value-type="float">
            <text:p>0.644773918</text:p>
          </table:table-cell>
          <table:table-cell office:value-type="float" office:value="0.60762055" calcext:value-type="float">
            <text:p>0.60762055</text:p>
          </table:table-cell>
          <table:table-cell office:value-type="float" office:value="0.633191542" calcext:value-type="float">
            <text:p>0.633191542</text:p>
          </table:table-cell>
          <table:table-cell/>
          <table:table-cell office:value-type="float" office:value="0.005267761" calcext:value-type="float">
            <text:p>0.005267761</text:p>
          </table:table-cell>
          <table:table-cell office:value-type="float" office:value="0.00496422" calcext:value-type="float">
            <text:p>0.00496422</text:p>
          </table:table-cell>
          <table:table-cell office:value-type="float" office:value="0.005173134" calcext:value-type="float">
            <text:p>0.005173134</text:p>
          </table:table-cell>
          <table:table-cell/>
          <table:table-cell office:value-type="float" office:value="-0.004628073" calcext:value-type="float">
            <text:p>-0.004628073</text:p>
          </table:table-cell>
          <table:table-cell office:value-type="float" office:value="-0.004931613" calcext:value-type="float">
            <text:p>-0.004931613</text:p>
          </table:table-cell>
          <table:table-cell office:value-type="float" office:value="-0.0047227" calcext:value-type="float">
            <text:p>-0.0047227</text:p>
          </table:table-cell>
          <table:table-cell/>
          <table:table-cell office:value-type="float" office:value="25.000632609" calcext:value-type="float">
            <text:p>25.000632609</text:p>
          </table:table-cell>
          <table:table-cell office:value-type="float" office:value="24.993141037" calcext:value-type="float">
            <text:p>24.993141037</text:p>
          </table:table-cell>
          <table:table-cell office:value-type="float" office:value="24.998297154" calcext:value-type="float">
            <text:p>24.998297154</text:p>
          </table:table-cell>
          <table:table-cell/>
          <table:table-cell office:value-type="float" office:value="-0.117322769" calcext:value-type="float">
            <text:p>-0.117322769</text:p>
          </table:table-cell>
          <table:table-cell office:value-type="float" office:value="-0.125018175" calcext:value-type="float">
            <text:p>-0.125018175</text:p>
          </table:table-cell>
          <table:table-cell office:value-type="float" office:value="-0.119721765" calcext:value-type="float">
            <text:p>-0.1197217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2 09:35:17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581377814" calcext:value-type="float">
            <text:p>0.581377814</text:p>
          </table:table-cell>
          <table:table-cell office:value-type="float" office:value="0.712874021" calcext:value-type="float">
            <text:p>0.712874021</text:p>
          </table:table-cell>
          <table:table-cell office:value-type="float" office:value="0.565390058" calcext:value-type="float">
            <text:p>0.565390058</text:p>
          </table:table-cell>
          <table:table-cell/>
          <table:table-cell office:value-type="float" office:value="0.004749819" calcext:value-type="float">
            <text:p>0.004749819</text:p>
          </table:table-cell>
          <table:table-cell office:value-type="float" office:value="0.005824134" calcext:value-type="float">
            <text:p>0.005824134</text:p>
          </table:table-cell>
          <table:table-cell office:value-type="float" office:value="0.0046192" calcext:value-type="float">
            <text:p>0.0046192</text:p>
          </table:table-cell>
          <table:table-cell/>
          <table:table-cell office:value-type="float" office:value="-0.005146015" calcext:value-type="float">
            <text:p>-0.005146015</text:p>
          </table:table-cell>
          <table:table-cell office:value-type="float" office:value="-0.004071699" calcext:value-type="float">
            <text:p>-0.004071699</text:p>
          </table:table-cell>
          <table:table-cell office:value-type="float" office:value="-0.005276634" calcext:value-type="float">
            <text:p>-0.005276634</text:p>
          </table:table-cell>
          <table:table-cell/>
          <table:table-cell office:value-type="float" office:value="24.992904034" calcext:value-type="float">
            <text:p>24.992904034</text:p>
          </table:table-cell>
          <table:table-cell office:value-type="float" office:value="25.019418591" calcext:value-type="float">
            <text:p>25.019418591</text:p>
          </table:table-cell>
          <table:table-cell office:value-type="float" office:value="24.989680261" calcext:value-type="float">
            <text:p>24.989680261</text:p>
          </table:table-cell>
          <table:table-cell/>
          <table:table-cell office:value-type="float" office:value="-0.130453755" calcext:value-type="float">
            <text:p>-0.130453755</text:p>
          </table:table-cell>
          <table:table-cell office:value-type="float" office:value="-0.103217693" calcext:value-type="float">
            <text:p>-0.103217693</text:p>
          </table:table-cell>
          <table:table-cell office:value-type="float" office:value="-0.133765269" calcext:value-type="float">
            <text:p>-0.13376526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2 09:35:18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69632634" calcext:value-type="float">
            <text:p>0.669632634</text:p>
          </table:table-cell>
          <table:table-cell office:value-type="float" office:value="0.602894497" calcext:value-type="float">
            <text:p>0.602894497</text:p>
          </table:table-cell>
          <table:table-cell office:value-type="float" office:value="0.574499437" calcext:value-type="float">
            <text:p>0.574499437</text:p>
          </table:table-cell>
          <table:table-cell/>
          <table:table-cell office:value-type="float" office:value="0.005470855" calcext:value-type="float">
            <text:p>0.005470855</text:p>
          </table:table-cell>
          <table:table-cell office:value-type="float" office:value="0.004925609" calcext:value-type="float">
            <text:p>0.004925609</text:p>
          </table:table-cell>
          <table:table-cell office:value-type="float" office:value="0.004693623" calcext:value-type="float">
            <text:p>0.004693623</text:p>
          </table:table-cell>
          <table:table-cell/>
          <table:table-cell office:value-type="float" office:value="-0.004424978" calcext:value-type="float">
            <text:p>-0.004424978</text:p>
          </table:table-cell>
          <table:table-cell office:value-type="float" office:value="-0.004970225" calcext:value-type="float">
            <text:p>-0.004970225</text:p>
          </table:table-cell>
          <table:table-cell office:value-type="float" office:value="-0.00520221" calcext:value-type="float">
            <text:p>-0.00520221</text:p>
          </table:table-cell>
          <table:table-cell/>
          <table:table-cell office:value-type="float" office:value="25.010699578" calcext:value-type="float">
            <text:p>25.010699578</text:p>
          </table:table-cell>
          <table:table-cell office:value-type="float" office:value="24.997242646" calcext:value-type="float">
            <text:p>24.997242646</text:p>
          </table:table-cell>
          <table:table-cell office:value-type="float" office:value="24.991517078" calcext:value-type="float">
            <text:p>24.991517078</text:p>
          </table:table-cell>
          <table:table-cell/>
          <table:table-cell office:value-type="float" office:value="-0.112173937" calcext:value-type="float">
            <text:p>-0.112173937</text:p>
          </table:table-cell>
          <table:table-cell office:value-type="float" office:value="-0.125997065" calcext:value-type="float">
            <text:p>-0.125997065</text:p>
          </table:table-cell>
          <table:table-cell office:value-type="float" office:value="-0.131878458" calcext:value-type="float">
            <text:p>-0.131878458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2 09:35:19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9600352" calcext:value-type="float">
            <text:p>0.69600352</text:p>
          </table:table-cell>
          <table:table-cell office:value-type="float" office:value="0.589050125" calcext:value-type="float">
            <text:p>0.589050125</text:p>
          </table:table-cell>
          <table:table-cell office:value-type="float" office:value="0.585447024" calcext:value-type="float">
            <text:p>0.585447024</text:p>
          </table:table-cell>
          <table:table-cell/>
          <table:table-cell office:value-type="float" office:value="0.005686303" calcext:value-type="float">
            <text:p>0.005686303</text:p>
          </table:table-cell>
          <table:table-cell office:value-type="float" office:value="0.004812501" calcext:value-type="float">
            <text:p>0.004812501</text:p>
          </table:table-cell>
          <table:table-cell office:value-type="float" office:value="0.004783064" calcext:value-type="float">
            <text:p>0.004783064</text:p>
          </table:table-cell>
          <table:table-cell/>
          <table:table-cell office:value-type="float" office:value="-0.00420953" calcext:value-type="float">
            <text:p>-0.00420953</text:p>
          </table:table-cell>
          <table:table-cell office:value-type="float" office:value="-0.005083332" calcext:value-type="float">
            <text:p>-0.005083332</text:p>
          </table:table-cell>
          <table:table-cell office:value-type="float" office:value="-0.005112769" calcext:value-type="float">
            <text:p>-0.005112769</text:p>
          </table:table-cell>
          <table:table-cell/>
          <table:table-cell office:value-type="float" office:value="25.021071386" calcext:value-type="float">
            <text:p>25.021071386</text:p>
          </table:table-cell>
          <table:table-cell office:value-type="float" office:value="24.999505659" calcext:value-type="float">
            <text:p>24.999505659</text:p>
          </table:table-cell>
          <table:table-cell office:value-type="float" office:value="24.998779134" calcext:value-type="float">
            <text:p>24.998779134</text:p>
          </table:table-cell>
          <table:table-cell/>
          <table:table-cell office:value-type="float" office:value="-0.106711934" calcext:value-type="float">
            <text:p>-0.106711934</text:p>
          </table:table-cell>
          <table:table-cell office:value-type="float" office:value="-0.128864608" calcext:value-type="float">
            <text:p>-0.128864608</text:p>
          </table:table-cell>
          <table:table-cell office:value-type="float" office:value="-0.129610909" calcext:value-type="float">
            <text:p>-0.129610909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2 09:35:20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84309767" calcext:value-type="float">
            <text:p>0.584309767</text:p>
          </table:table-cell>
          <table:table-cell office:value-type="float" office:value="0.728947607" calcext:value-type="float">
            <text:p>0.728947607</text:p>
          </table:table-cell>
          <table:table-cell office:value-type="float" office:value="0.538293187" calcext:value-type="float">
            <text:p>0.538293187</text:p>
          </table:table-cell>
          <table:table-cell/>
          <table:table-cell office:value-type="float" office:value="0.004773773" calcext:value-type="float">
            <text:p>0.004773773</text:p>
          </table:table-cell>
          <table:table-cell office:value-type="float" office:value="0.005955454" calcext:value-type="float">
            <text:p>0.005955454</text:p>
          </table:table-cell>
          <table:table-cell office:value-type="float" office:value="0.00439782" calcext:value-type="float">
            <text:p>0.00439782</text:p>
          </table:table-cell>
          <table:table-cell/>
          <table:table-cell office:value-type="float" office:value="-0.005122061" calcext:value-type="float">
            <text:p>-0.005122061</text:p>
          </table:table-cell>
          <table:table-cell office:value-type="float" office:value="-0.003940379" calcext:value-type="float">
            <text:p>-0.003940379</text:p>
          </table:table-cell>
          <table:table-cell office:value-type="float" office:value="-0.005498013" calcext:value-type="float">
            <text:p>-0.005498013</text:p>
          </table:table-cell>
          <table:table-cell/>
          <table:table-cell office:value-type="float" office:value="24.998549819" calcext:value-type="float">
            <text:p>24.998549819</text:p>
          </table:table-cell>
          <table:table-cell office:value-type="float" office:value="25.027714039" calcext:value-type="float">
            <text:p>25.027714039</text:p>
          </table:table-cell>
          <table:table-cell office:value-type="float" office:value="24.989271052" calcext:value-type="float">
            <text:p>24.989271052</text:p>
          </table:table-cell>
          <table:table-cell/>
          <table:table-cell office:value-type="float" office:value="-0.129846466" calcext:value-type="float">
            <text:p>-0.129846466</text:p>
          </table:table-cell>
          <table:table-cell office:value-type="float" office:value="-0.099888524" calcext:value-type="float">
            <text:p>-0.099888524</text:p>
          </table:table-cell>
          <table:table-cell office:value-type="float" office:value="-0.139377823" calcext:value-type="float">
            <text:p>-0.139377823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2 09:35:22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77055285" calcext:value-type="float">
            <text:p>0.577055285</text:p>
          </table:table-cell>
          <table:table-cell office:value-type="float" office:value="0.680196962" calcext:value-type="float">
            <text:p>0.680196962</text:p>
          </table:table-cell>
          <table:table-cell office:value-type="float" office:value="0.666824659" calcext:value-type="float">
            <text:p>0.666824659</text:p>
          </table:table-cell>
          <table:table-cell/>
          <table:table-cell office:value-type="float" office:value="0.004714504" calcext:value-type="float">
            <text:p>0.004714504</text:p>
          </table:table-cell>
          <table:table-cell office:value-type="float" office:value="0.005557165" calcext:value-type="float">
            <text:p>0.005557165</text:p>
          </table:table-cell>
          <table:table-cell office:value-type="float" office:value="0.005447914" calcext:value-type="float">
            <text:p>0.005447914</text:p>
          </table:table-cell>
          <table:table-cell/>
          <table:table-cell office:value-type="float" office:value="-0.005181329" calcext:value-type="float">
            <text:p>-0.005181329</text:p>
          </table:table-cell>
          <table:table-cell office:value-type="float" office:value="-0.004338669" calcext:value-type="float">
            <text:p>-0.004338669</text:p>
          </table:table-cell>
          <table:table-cell office:value-type="float" office:value="-0.004447919" calcext:value-type="float">
            <text:p>-0.004447919</text:p>
          </table:table-cell>
          <table:table-cell/>
          <table:table-cell office:value-type="float" office:value="24.997087033" calcext:value-type="float">
            <text:p>24.997087033</text:p>
          </table:table-cell>
          <table:table-cell office:value-type="float" office:value="25.017884231" calcext:value-type="float">
            <text:p>25.017884231</text:p>
          </table:table-cell>
          <table:table-cell office:value-type="float" office:value="25.015187899" calcext:value-type="float">
            <text:p>25.015187899</text:p>
          </table:table-cell>
          <table:table-cell/>
          <table:table-cell office:value-type="float" office:value="-0.131349071" calcext:value-type="float">
            <text:p>-0.131349071</text:p>
          </table:table-cell>
          <table:table-cell office:value-type="float" office:value="-0.109985823" calcext:value-type="float">
            <text:p>-0.109985823</text:p>
          </table:table-cell>
          <table:table-cell office:value-type="float" office:value="-0.112755534" calcext:value-type="float">
            <text:p>-0.11275553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2 09:35:23</text:p>
          </table:table-cell>
          <table:table-cell office:value-type="float" office:value="25.1098" calcext:value-type="float">
            <text:p>25.1098</text:p>
          </table:table-cell>
          <table:table-cell office:value-type="float" office:value="0.596005392" calcext:value-type="float">
            <text:p>0.596005392</text:p>
          </table:table-cell>
          <table:table-cell office:value-type="float" office:value="0.613650753" calcext:value-type="float">
            <text:p>0.613650753</text:p>
          </table:table-cell>
          <table:table-cell office:value-type="float" office:value="0.646463114" calcext:value-type="float">
            <text:p>0.646463114</text:p>
          </table:table-cell>
          <table:table-cell/>
          <table:table-cell office:value-type="float" office:value="0.004869325" calcext:value-type="float">
            <text:p>0.004869325</text:p>
          </table:table-cell>
          <table:table-cell office:value-type="float" office:value="0.005013487" calcext:value-type="float">
            <text:p>0.005013487</text:p>
          </table:table-cell>
          <table:table-cell office:value-type="float" office:value="0.005281561" calcext:value-type="float">
            <text:p>0.005281561</text:p>
          </table:table-cell>
          <table:table-cell/>
          <table:table-cell office:value-type="float" office:value="-0.005026508" calcext:value-type="float">
            <text:p>-0.005026508</text:p>
          </table:table-cell>
          <table:table-cell office:value-type="float" office:value="-0.004882347" calcext:value-type="float">
            <text:p>-0.004882347</text:p>
          </table:table-cell>
          <table:table-cell office:value-type="float" office:value="-0.004614272" calcext:value-type="float">
            <text:p>-0.004614272</text:p>
          </table:table-cell>
          <table:table-cell/>
          <table:table-cell office:value-type="float" office:value="24.985744381" calcext:value-type="float">
            <text:p>24.985744381</text:p>
          </table:table-cell>
          <table:table-cell office:value-type="float" office:value="24.989302405" calcext:value-type="float">
            <text:p>24.989302405</text:p>
          </table:table-cell>
          <table:table-cell office:value-type="float" office:value="24.995918686" calcext:value-type="float">
            <text:p>24.995918686</text:p>
          </table:table-cell>
          <table:table-cell/>
          <table:table-cell office:value-type="float" office:value="-0.127423984" calcext:value-type="float">
            <text:p>-0.127423984</text:p>
          </table:table-cell>
          <table:table-cell office:value-type="float" office:value="-0.123769162" calcext:value-type="float">
            <text:p>-0.123769162</text:p>
          </table:table-cell>
          <table:table-cell office:value-type="float" office:value="-0.116972895" calcext:value-type="float">
            <text:p>-0.116972895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2 09:35:24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90885269" calcext:value-type="float">
            <text:p>0.690885269</text:p>
          </table:table-cell>
          <table:table-cell office:value-type="float" office:value="0.595223379" calcext:value-type="float">
            <text:p>0.595223379</text:p>
          </table:table-cell>
          <table:table-cell office:value-type="float" office:value="0.589950751" calcext:value-type="float">
            <text:p>0.589950751</text:p>
          </table:table-cell>
          <table:table-cell/>
          <table:table-cell office:value-type="float" office:value="0.005644487" calcext:value-type="float">
            <text:p>0.005644487</text:p>
          </table:table-cell>
          <table:table-cell office:value-type="float" office:value="0.004862936" calcext:value-type="float">
            <text:p>0.004862936</text:p>
          </table:table-cell>
          <table:table-cell office:value-type="float" office:value="0.004819859" calcext:value-type="float">
            <text:p>0.004819859</text:p>
          </table:table-cell>
          <table:table-cell/>
          <table:table-cell office:value-type="float" office:value="-0.004251346" calcext:value-type="float">
            <text:p>-0.004251346</text:p>
          </table:table-cell>
          <table:table-cell office:value-type="float" office:value="-0.005032897" calcext:value-type="float">
            <text:p>-0.005032897</text:p>
          </table:table-cell>
          <table:table-cell office:value-type="float" office:value="-0.005075974" calcext:value-type="float">
            <text:p>-0.005075974</text:p>
          </table:table-cell>
          <table:table-cell/>
          <table:table-cell office:value-type="float" office:value="25.014984879" calcext:value-type="float">
            <text:p>25.014984879</text:p>
          </table:table-cell>
          <table:table-cell office:value-type="float" office:value="24.995695848" calcext:value-type="float">
            <text:p>24.995695848</text:p>
          </table:table-cell>
          <table:table-cell office:value-type="float" office:value="24.994632678" calcext:value-type="float">
            <text:p>24.994632678</text:p>
          </table:table-cell>
          <table:table-cell/>
          <table:table-cell office:value-type="float" office:value="-0.107772036" calcext:value-type="float">
            <text:p>-0.107772036</text:p>
          </table:table-cell>
          <table:table-cell office:value-type="float" office:value="-0.12758596" calcext:value-type="float">
            <text:p>-0.12758596</text:p>
          </table:table-cell>
          <table:table-cell office:value-type="float" office:value="-0.128678064" calcext:value-type="float">
            <text:p>-0.12867806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2 09:35:25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578194926" calcext:value-type="float">
            <text:p>0.578194926</text:p>
          </table:table-cell>
          <table:table-cell office:value-type="float" office:value="0.688823544" calcext:value-type="float">
            <text:p>0.688823544</text:p>
          </table:table-cell>
          <table:table-cell office:value-type="float" office:value="0.588973831" calcext:value-type="float">
            <text:p>0.588973831</text:p>
          </table:table-cell>
          <table:table-cell/>
          <table:table-cell office:value-type="float" office:value="0.004723815" calcext:value-type="float">
            <text:p>0.004723815</text:p>
          </table:table-cell>
          <table:table-cell office:value-type="float" office:value="0.005627643" calcext:value-type="float">
            <text:p>0.005627643</text:p>
          </table:table-cell>
          <table:table-cell office:value-type="float" office:value="0.004811878" calcext:value-type="float">
            <text:p>0.004811878</text:p>
          </table:table-cell>
          <table:table-cell/>
          <table:table-cell office:value-type="float" office:value="-0.005172019" calcext:value-type="float">
            <text:p>-0.005172019</text:p>
          </table:table-cell>
          <table:table-cell office:value-type="float" office:value="-0.00426819" calcext:value-type="float">
            <text:p>-0.00426819</text:p>
          </table:table-cell>
          <table:table-cell office:value-type="float" office:value="-0.005083956" calcext:value-type="float">
            <text:p>-0.005083956</text:p>
          </table:table-cell>
          <table:table-cell/>
          <table:table-cell office:value-type="float" office:value="24.987207644" calcext:value-type="float">
            <text:p>24.987207644</text:p>
          </table:table-cell>
          <table:table-cell office:value-type="float" office:value="25.009514671" calcext:value-type="float">
            <text:p>25.009514671</text:p>
          </table:table-cell>
          <table:table-cell office:value-type="float" office:value="24.98938111" calcext:value-type="float">
            <text:p>24.98938111</text:p>
          </table:table-cell>
          <table:table-cell/>
          <table:table-cell office:value-type="float" office:value="-0.131113019" calcext:value-type="float">
            <text:p>-0.131113019</text:p>
          </table:table-cell>
          <table:table-cell office:value-type="float" office:value="-0.108199065" calcext:value-type="float">
            <text:p>-0.108199065</text:p>
          </table:table-cell>
          <table:table-cell office:value-type="float" office:value="-0.128880411" calcext:value-type="float">
            <text:p>-0.12888041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2 09:35:27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01791215" calcext:value-type="float">
            <text:p>0.601791215</text:p>
          </table:table-cell>
          <table:table-cell office:value-type="float" office:value="0.738800256" calcext:value-type="float">
            <text:p>0.738800256</text:p>
          </table:table-cell>
          <table:table-cell office:value-type="float" office:value="0.547546214" calcext:value-type="float">
            <text:p>0.547546214</text:p>
          </table:table-cell>
          <table:table-cell/>
          <table:table-cell office:value-type="float" office:value="0.004916595" calcext:value-type="float">
            <text:p>0.004916595</text:p>
          </table:table-cell>
          <table:table-cell office:value-type="float" office:value="0.00603595" calcext:value-type="float">
            <text:p>0.00603595</text:p>
          </table:table-cell>
          <table:table-cell office:value-type="float" office:value="0.004473417" calcext:value-type="float">
            <text:p>0.004473417</text:p>
          </table:table-cell>
          <table:table-cell/>
          <table:table-cell office:value-type="float" office:value="-0.004979238" calcext:value-type="float">
            <text:p>-0.004979238</text:p>
          </table:table-cell>
          <table:table-cell office:value-type="float" office:value="-0.003859884" calcext:value-type="float">
            <text:p>-0.003859884</text:p>
          </table:table-cell>
          <table:table-cell office:value-type="float" office:value="-0.005422417" calcext:value-type="float">
            <text:p>-0.005422417</text:p>
          </table:table-cell>
          <table:table-cell/>
          <table:table-cell office:value-type="float" office:value="25.002074752" calcext:value-type="float">
            <text:p>25.002074752</text:p>
          </table:table-cell>
          <table:table-cell office:value-type="float" office:value="25.029700661" calcext:value-type="float">
            <text:p>25.029700661</text:p>
          </table:table-cell>
          <table:table-cell office:value-type="float" office:value="24.991136835" calcext:value-type="float">
            <text:p>24.991136835</text:p>
          </table:table-cell>
          <table:table-cell/>
          <table:table-cell office:value-type="float" office:value="-0.126225585" calcext:value-type="float">
            <text:p>-0.126225585</text:p>
          </table:table-cell>
          <table:table-cell office:value-type="float" office:value="-0.097847845" calcext:value-type="float">
            <text:p>-0.097847845</text:p>
          </table:table-cell>
          <table:table-cell office:value-type="float" office:value="-0.137461246" calcext:value-type="float">
            <text:p>-0.137461246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2 09:35:28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57720644" calcext:value-type="float">
            <text:p>0.657720644</text:p>
          </table:table-cell>
          <table:table-cell office:value-type="float" office:value="0.661682565" calcext:value-type="float">
            <text:p>0.661682565</text:p>
          </table:table-cell>
          <table:table-cell office:value-type="float" office:value="0.532472793" calcext:value-type="float">
            <text:p>0.532472793</text:p>
          </table:table-cell>
          <table:table-cell/>
          <table:table-cell office:value-type="float" office:value="0.005373535" calcext:value-type="float">
            <text:p>0.005373535</text:p>
          </table:table-cell>
          <table:table-cell office:value-type="float" office:value="0.005405903" calcext:value-type="float">
            <text:p>0.005405903</text:p>
          </table:table-cell>
          <table:table-cell office:value-type="float" office:value="0.004350268" calcext:value-type="float">
            <text:p>0.004350268</text:p>
          </table:table-cell>
          <table:table-cell/>
          <table:table-cell office:value-type="float" office:value="-0.004522299" calcext:value-type="float">
            <text:p>-0.004522299</text:p>
          </table:table-cell>
          <table:table-cell office:value-type="float" office:value="-0.00448993" calcext:value-type="float">
            <text:p>-0.00448993</text:p>
          </table:table-cell>
          <table:table-cell office:value-type="float" office:value="-0.005545565" calcext:value-type="float">
            <text:p>-0.005545565</text:p>
          </table:table-cell>
          <table:table-cell/>
          <table:table-cell office:value-type="float" office:value="25.013352202" calcext:value-type="float">
            <text:p>25.013352202</text:p>
          </table:table-cell>
          <table:table-cell office:value-type="float" office:value="25.014151068" calcext:value-type="float">
            <text:p>25.014151068</text:p>
          </table:table-cell>
          <table:table-cell office:value-type="float" office:value="24.988097424" calcext:value-type="float">
            <text:p>24.988097424</text:p>
          </table:table-cell>
          <table:table-cell/>
          <table:table-cell office:value-type="float" office:value="-0.11464119" calcext:value-type="float">
            <text:p>-0.11464119</text:p>
          </table:table-cell>
          <table:table-cell office:value-type="float" office:value="-0.113820582" calcext:value-type="float">
            <text:p>-0.113820582</text:p>
          </table:table-cell>
          <table:table-cell office:value-type="float" office:value="-0.140583402" calcext:value-type="float">
            <text:p>-0.14058340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2 09:35:29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64696773" calcext:value-type="float">
            <text:p>0.664696773</text:p>
          </table:table-cell>
          <table:table-cell office:value-type="float" office:value="0.621099546" calcext:value-type="float">
            <text:p>0.621099546</text:p>
          </table:table-cell>
          <table:table-cell office:value-type="float" office:value="0.521019759" calcext:value-type="float">
            <text:p>0.521019759</text:p>
          </table:table-cell>
          <table:table-cell/>
          <table:table-cell office:value-type="float" office:value="0.005430529" calcext:value-type="float">
            <text:p>0.005430529</text:p>
          </table:table-cell>
          <table:table-cell office:value-type="float" office:value="0.005074343" calcext:value-type="float">
            <text:p>0.005074343</text:p>
          </table:table-cell>
          <table:table-cell office:value-type="float" office:value="0.004256697" calcext:value-type="float">
            <text:p>0.004256697</text:p>
          </table:table-cell>
          <table:table-cell/>
          <table:table-cell office:value-type="float" office:value="-0.004465304" calcext:value-type="float">
            <text:p>-0.004465304</text:p>
          </table:table-cell>
          <table:table-cell office:value-type="float" office:value="-0.004821491" calcext:value-type="float">
            <text:p>-0.004821491</text:p>
          </table:table-cell>
          <table:table-cell office:value-type="float" office:value="-0.005639136" calcext:value-type="float">
            <text:p>-0.005639136</text:p>
          </table:table-cell>
          <table:table-cell/>
          <table:table-cell office:value-type="float" office:value="25.009704328" calcext:value-type="float">
            <text:p>25.009704328</text:p>
          </table:table-cell>
          <table:table-cell office:value-type="float" office:value="25.000913488" calcext:value-type="float">
            <text:p>25.000913488</text:p>
          </table:table-cell>
          <table:table-cell office:value-type="float" office:value="24.980733379" calcext:value-type="float">
            <text:p>24.980733379</text:p>
          </table:table-cell>
          <table:table-cell/>
          <table:table-cell office:value-type="float" office:value="-0.113196269" calcext:value-type="float">
            <text:p>-0.113196269</text:p>
          </table:table-cell>
          <table:table-cell office:value-type="float" office:value="-0.122226324" calcext:value-type="float">
            <text:p>-0.122226324</text:p>
          </table:table-cell>
          <table:table-cell office:value-type="float" office:value="-0.142955675" calcext:value-type="float">
            <text:p>-0.142955675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2 09:35:30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70151099" calcext:value-type="float">
            <text:p>0.70151099</text:p>
          </table:table-cell>
          <table:table-cell office:value-type="float" office:value="0.602756811" calcext:value-type="float">
            <text:p>0.602756811</text:p>
          </table:table-cell>
          <table:table-cell office:value-type="float" office:value="0.550267166" calcext:value-type="float">
            <text:p>0.550267166</text:p>
          </table:table-cell>
          <table:table-cell/>
          <table:table-cell office:value-type="float" office:value="0.005731299" calcext:value-type="float">
            <text:p>0.005731299</text:p>
          </table:table-cell>
          <table:table-cell office:value-type="float" office:value="0.004924484" calcext:value-type="float">
            <text:p>0.004924484</text:p>
          </table:table-cell>
          <table:table-cell office:value-type="float" office:value="0.004495647" calcext:value-type="float">
            <text:p>0.004495647</text:p>
          </table:table-cell>
          <table:table-cell/>
          <table:table-cell office:value-type="float" office:value="-0.004164534" calcext:value-type="float">
            <text:p>-0.004164534</text:p>
          </table:table-cell>
          <table:table-cell office:value-type="float" office:value="-0.00497135" calcext:value-type="float">
            <text:p>-0.00497135</text:p>
          </table:table-cell>
          <table:table-cell office:value-type="float" office:value="-0.005400187" calcext:value-type="float">
            <text:p>-0.005400187</text:p>
          </table:table-cell>
          <table:table-cell/>
          <table:table-cell office:value-type="float" office:value="25.027236363" calcext:value-type="float">
            <text:p>25.027236363</text:p>
          </table:table-cell>
          <table:table-cell office:value-type="float" office:value="25.007324023" calcext:value-type="float">
            <text:p>25.007324023</text:p>
          </table:table-cell>
          <table:table-cell office:value-type="float" office:value="24.996740107" calcext:value-type="float">
            <text:p>24.996740107</text:p>
          </table:table-cell>
          <table:table-cell/>
          <table:table-cell office:value-type="float" office:value="-0.105571218" calcext:value-type="float">
            <text:p>-0.105571218</text:p>
          </table:table-cell>
          <table:table-cell office:value-type="float" office:value="-0.126025584" calcext:value-type="float">
            <text:p>-0.126025584</text:p>
          </table:table-cell>
          <table:table-cell office:value-type="float" office:value="-0.136897657" calcext:value-type="float">
            <text:p>-0.13689765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2 09:35:32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85265742" calcext:value-type="float">
            <text:p>0.685265742</text:p>
          </table:table-cell>
          <table:table-cell office:value-type="float" office:value="0.616357996" calcext:value-type="float">
            <text:p>0.616357996</text:p>
          </table:table-cell>
          <table:table-cell office:value-type="float" office:value="0.538162057" calcext:value-type="float">
            <text:p>0.538162057</text:p>
          </table:table-cell>
          <table:table-cell/>
          <table:table-cell office:value-type="float" office:value="0.005598576" calcext:value-type="float">
            <text:p>0.005598576</text:p>
          </table:table-cell>
          <table:table-cell office:value-type="float" office:value="0.005035605" calcext:value-type="float">
            <text:p>0.005035605</text:p>
          </table:table-cell>
          <table:table-cell office:value-type="float" office:value="0.004396749" calcext:value-type="float">
            <text:p>0.004396749</text:p>
          </table:table-cell>
          <table:table-cell/>
          <table:table-cell office:value-type="float" office:value="-0.004297257" calcext:value-type="float">
            <text:p>-0.004297257</text:p>
          </table:table-cell>
          <table:table-cell office:value-type="float" office:value="-0.004860229" calcext:value-type="float">
            <text:p>-0.004860229</text:p>
          </table:table-cell>
          <table:table-cell office:value-type="float" office:value="-0.005499085" calcext:value-type="float">
            <text:p>-0.005499085</text:p>
          </table:table-cell>
          <table:table-cell/>
          <table:table-cell office:value-type="float" office:value="25.013851781" calcext:value-type="float">
            <text:p>25.013851781</text:p>
          </table:table-cell>
          <table:table-cell office:value-type="float" office:value="24.999957409" calcext:value-type="float">
            <text:p>24.999957409</text:p>
          </table:table-cell>
          <table:table-cell office:value-type="float" office:value="24.984189982" calcext:value-type="float">
            <text:p>24.984189982</text:p>
          </table:table-cell>
          <table:table-cell/>
          <table:table-cell office:value-type="float" office:value="-0.108935965" calcext:value-type="float">
            <text:p>-0.108935965</text:p>
          </table:table-cell>
          <table:table-cell office:value-type="float" office:value="-0.123208421" calcext:value-type="float">
            <text:p>-0.123208421</text:p>
          </table:table-cell>
          <table:table-cell office:value-type="float" office:value="-0.139404984" calcext:value-type="float">
            <text:p>-0.13940498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2 09:35:33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69401451" calcext:value-type="float">
            <text:p>0.569401451</text:p>
          </table:table-cell>
          <table:table-cell office:value-type="float" office:value="0.699195349" calcext:value-type="float">
            <text:p>0.699195349</text:p>
          </table:table-cell>
          <table:table-cell office:value-type="float" office:value="0.592058968" calcext:value-type="float">
            <text:p>0.592058968</text:p>
          </table:table-cell>
          <table:table-cell/>
          <table:table-cell office:value-type="float" office:value="0.004651973" calcext:value-type="float">
            <text:p>0.004651973</text:p>
          </table:table-cell>
          <table:table-cell office:value-type="float" office:value="0.00571238" calcext:value-type="float">
            <text:p>0.00571238</text:p>
          </table:table-cell>
          <table:table-cell office:value-type="float" office:value="0.004837083" calcext:value-type="float">
            <text:p>0.004837083</text:p>
          </table:table-cell>
          <table:table-cell/>
          <table:table-cell office:value-type="float" office:value="-0.005243861" calcext:value-type="float">
            <text:p>-0.005243861</text:p>
          </table:table-cell>
          <table:table-cell office:value-type="float" office:value="-0.004183453" calcext:value-type="float">
            <text:p>-0.004183453</text:p>
          </table:table-cell>
          <table:table-cell office:value-type="float" office:value="-0.00505875" calcext:value-type="float">
            <text:p>-0.00505875</text:p>
          </table:table-cell>
          <table:table-cell/>
          <table:table-cell office:value-type="float" office:value="24.99554372" calcext:value-type="float">
            <text:p>24.99554372</text:p>
          </table:table-cell>
          <table:table-cell office:value-type="float" office:value="25.02171497" calcext:value-type="float">
            <text:p>25.02171497</text:p>
          </table:table-cell>
          <table:table-cell office:value-type="float" office:value="25.000112357" calcext:value-type="float">
            <text:p>25.000112357</text:p>
          </table:table-cell>
          <table:table-cell/>
          <table:table-cell office:value-type="float" office:value="-0.132934395" calcext:value-type="float">
            <text:p>-0.132934395</text:p>
          </table:table-cell>
          <table:table-cell office:value-type="float" office:value="-0.106050837" calcext:value-type="float">
            <text:p>-0.106050837</text:p>
          </table:table-cell>
          <table:table-cell office:value-type="float" office:value="-0.128241395" calcext:value-type="float">
            <text:p>-0.128241395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2 09:35:34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72295257" calcext:value-type="float">
            <text:p>0.572295257</text:p>
          </table:table-cell>
          <table:table-cell office:value-type="float" office:value="0.689529263" calcext:value-type="float">
            <text:p>0.689529263</text:p>
          </table:table-cell>
          <table:table-cell office:value-type="float" office:value="0.582465003" calcext:value-type="float">
            <text:p>0.582465003</text:p>
          </table:table-cell>
          <table:table-cell/>
          <table:table-cell office:value-type="float" office:value="0.004675615" calcext:value-type="float">
            <text:p>0.004675615</text:p>
          </table:table-cell>
          <table:table-cell office:value-type="float" office:value="0.005633409" calcext:value-type="float">
            <text:p>0.005633409</text:p>
          </table:table-cell>
          <table:table-cell office:value-type="float" office:value="0.004758701" calcext:value-type="float">
            <text:p>0.004758701</text:p>
          </table:table-cell>
          <table:table-cell/>
          <table:table-cell office:value-type="float" office:value="-0.005220218" calcext:value-type="float">
            <text:p>-0.005220218</text:p>
          </table:table-cell>
          <table:table-cell office:value-type="float" office:value="-0.004262424" calcext:value-type="float">
            <text:p>-0.004262424</text:p>
          </table:table-cell>
          <table:table-cell office:value-type="float" office:value="-0.005137132" calcext:value-type="float">
            <text:p>-0.005137132</text:p>
          </table:table-cell>
          <table:table-cell/>
          <table:table-cell office:value-type="float" office:value="24.996127225" calcext:value-type="float">
            <text:p>24.996127225</text:p>
          </table:table-cell>
          <table:table-cell office:value-type="float" office:value="25.01976595" calcext:value-type="float">
            <text:p>25.01976595</text:p>
          </table:table-cell>
          <table:table-cell office:value-type="float" office:value="24.998177843" calcext:value-type="float">
            <text:p>24.998177843</text:p>
          </table:table-cell>
          <table:table-cell/>
          <table:table-cell office:value-type="float" office:value="-0.132335006" calcext:value-type="float">
            <text:p>-0.132335006</text:p>
          </table:table-cell>
          <table:table-cell office:value-type="float" office:value="-0.108052895" calcext:value-type="float">
            <text:p>-0.108052895</text:p>
          </table:table-cell>
          <table:table-cell office:value-type="float" office:value="-0.130228568" calcext:value-type="float">
            <text:p>-0.13022856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2 09:35:35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3226767" calcext:value-type="float">
            <text:p>0.63226767</text:p>
          </table:table-cell>
          <table:table-cell office:value-type="float" office:value="0.702127302" calcext:value-type="float">
            <text:p>0.702127302</text:p>
          </table:table-cell>
          <table:table-cell office:value-type="float" office:value="0.531374279" calcext:value-type="float">
            <text:p>0.531374279</text:p>
          </table:table-cell>
          <table:table-cell/>
          <table:table-cell office:value-type="float" office:value="0.005165586" calcext:value-type="float">
            <text:p>0.005165586</text:p>
          </table:table-cell>
          <table:table-cell office:value-type="float" office:value="0.005736334" calcext:value-type="float">
            <text:p>0.005736334</text:p>
          </table:table-cell>
          <table:table-cell office:value-type="float" office:value="0.004341293" calcext:value-type="float">
            <text:p>0.004341293</text:p>
          </table:table-cell>
          <table:table-cell/>
          <table:table-cell office:value-type="float" office:value="-0.004730248" calcext:value-type="float">
            <text:p>-0.004730248</text:p>
          </table:table-cell>
          <table:table-cell office:value-type="float" office:value="-0.004159499" calcext:value-type="float">
            <text:p>-0.004159499</text:p>
          </table:table-cell>
          <table:table-cell office:value-type="float" office:value="-0.00555454" calcext:value-type="float">
            <text:p>-0.00555454</text:p>
          </table:table-cell>
          <table:table-cell/>
          <table:table-cell office:value-type="float" office:value="25.008219951" calcext:value-type="float">
            <text:p>25.008219951</text:p>
          </table:table-cell>
          <table:table-cell office:value-type="float" office:value="25.022306153" calcext:value-type="float">
            <text:p>25.022306153</text:p>
          </table:table-cell>
          <table:table-cell office:value-type="float" office:value="24.987875919" calcext:value-type="float">
            <text:p>24.987875919</text:p>
          </table:table-cell>
          <table:table-cell/>
          <table:table-cell office:value-type="float" office:value="-0.119913122" calcext:value-type="float">
            <text:p>-0.119913122</text:p>
          </table:table-cell>
          <table:table-cell office:value-type="float" office:value="-0.105443566" calcext:value-type="float">
            <text:p>-0.105443566</text:p>
          </table:table-cell>
          <table:table-cell office:value-type="float" office:value="-0.140810937" calcext:value-type="float">
            <text:p>-0.140810937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2 09:35:37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80983148" calcext:value-type="float">
            <text:p>0.680983148</text:p>
          </table:table-cell>
          <table:table-cell office:value-type="float" office:value="0.597020459" calcext:value-type="float">
            <text:p>0.597020459</text:p>
          </table:table-cell>
          <table:table-cell office:value-type="float" office:value="0.555384821" calcext:value-type="float">
            <text:p>0.555384821</text:p>
          </table:table-cell>
          <table:table-cell/>
          <table:table-cell office:value-type="float" office:value="0.005563588" calcext:value-type="float">
            <text:p>0.005563588</text:p>
          </table:table-cell>
          <table:table-cell office:value-type="float" office:value="0.004877618" calcext:value-type="float">
            <text:p>0.004877618</text:p>
          </table:table-cell>
          <table:table-cell office:value-type="float" office:value="0.004537458" calcext:value-type="float">
            <text:p>0.004537458</text:p>
          </table:table-cell>
          <table:table-cell/>
          <table:table-cell office:value-type="float" office:value="-0.004332246" calcext:value-type="float">
            <text:p>-0.004332246</text:p>
          </table:table-cell>
          <table:table-cell office:value-type="float" office:value="-0.005018215" calcext:value-type="float">
            <text:p>-0.005018215</text:p>
          </table:table-cell>
          <table:table-cell office:value-type="float" office:value="-0.005358376" calcext:value-type="float">
            <text:p>-0.005358376</text:p>
          </table:table-cell>
          <table:table-cell/>
          <table:table-cell office:value-type="float" office:value="25.018042753" calcext:value-type="float">
            <text:p>25.018042753</text:p>
          </table:table-cell>
          <table:table-cell office:value-type="float" office:value="25.001112785" calcext:value-type="float">
            <text:p>25.001112785</text:p>
          </table:table-cell>
          <table:table-cell office:value-type="float" office:value="24.992717412" calcext:value-type="float">
            <text:p>24.992717412</text:p>
          </table:table-cell>
          <table:table-cell/>
          <table:table-cell office:value-type="float" office:value="-0.109822986" calcext:value-type="float">
            <text:p>-0.109822986</text:p>
          </table:table-cell>
          <table:table-cell office:value-type="float" office:value="-0.127213736" calcext:value-type="float">
            <text:p>-0.127213736</text:p>
          </table:table-cell>
          <table:table-cell office:value-type="float" office:value="-0.135837641" calcext:value-type="float">
            <text:p>-0.135837641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2 09:35:38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64828499" calcext:value-type="float">
            <text:p>0.664828499</text:p>
          </table:table-cell>
          <table:table-cell office:value-type="float" office:value="0.705596889" calcext:value-type="float">
            <text:p>0.705596889</text:p>
          </table:table-cell>
          <table:table-cell office:value-type="float" office:value="0.538315837" calcext:value-type="float">
            <text:p>0.538315837</text:p>
          </table:table-cell>
          <table:table-cell/>
          <table:table-cell office:value-type="float" office:value="0.005431605" calcext:value-type="float">
            <text:p>0.005431605</text:p>
          </table:table-cell>
          <table:table-cell office:value-type="float" office:value="0.00576468" calcext:value-type="float">
            <text:p>0.00576468</text:p>
          </table:table-cell>
          <table:table-cell office:value-type="float" office:value="0.004398005" calcext:value-type="float">
            <text:p>0.004398005</text:p>
          </table:table-cell>
          <table:table-cell/>
          <table:table-cell office:value-type="float" office:value="-0.004464228" calcext:value-type="float">
            <text:p>-0.004464228</text:p>
          </table:table-cell>
          <table:table-cell office:value-type="float" office:value="-0.004131153" calcext:value-type="float">
            <text:p>-0.004131153</text:p>
          </table:table-cell>
          <table:table-cell office:value-type="float" office:value="-0.005497828" calcext:value-type="float">
            <text:p>-0.005497828</text:p>
          </table:table-cell>
          <table:table-cell/>
          <table:table-cell office:value-type="float" office:value="25.009730888" calcext:value-type="float">
            <text:p>25.009730888</text:p>
          </table:table-cell>
          <table:table-cell office:value-type="float" office:value="25.017951265" calcext:value-type="float">
            <text:p>25.017951265</text:p>
          </table:table-cell>
          <table:table-cell office:value-type="float" office:value="24.98422099" calcext:value-type="float">
            <text:p>24.98422099</text:p>
          </table:table-cell>
          <table:table-cell/>
          <table:table-cell office:value-type="float" office:value="-0.113168985" calcext:value-type="float">
            <text:p>-0.113168985</text:p>
          </table:table-cell>
          <table:table-cell office:value-type="float" office:value="-0.104724941" calcext:value-type="float">
            <text:p>-0.104724941</text:p>
          </table:table-cell>
          <table:table-cell office:value-type="float" office:value="-0.139373131" calcext:value-type="float">
            <text:p>-0.139373131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2 09:35:39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84319816" calcext:value-type="float">
            <text:p>0.684319816</text:p>
          </table:table-cell>
          <table:table-cell office:value-type="float" office:value="0.610519124" calcext:value-type="float">
            <text:p>0.610519124</text:p>
          </table:table-cell>
          <table:table-cell office:value-type="float" office:value="0.561115809" calcext:value-type="float">
            <text:p>0.561115809</text:p>
          </table:table-cell>
          <table:table-cell/>
          <table:table-cell office:value-type="float" office:value="0.005590848" calcext:value-type="float">
            <text:p>0.005590848</text:p>
          </table:table-cell>
          <table:table-cell office:value-type="float" office:value="0.004987901" calcext:value-type="float">
            <text:p>0.004987901</text:p>
          </table:table-cell>
          <table:table-cell office:value-type="float" office:value="0.004584279" calcext:value-type="float">
            <text:p>0.004584279</text:p>
          </table:table-cell>
          <table:table-cell/>
          <table:table-cell office:value-type="float" office:value="-0.004304985" calcext:value-type="float">
            <text:p>-0.004304985</text:p>
          </table:table-cell>
          <table:table-cell office:value-type="float" office:value="-0.004907932" calcext:value-type="float">
            <text:p>-0.004907932</text:p>
          </table:table-cell>
          <table:table-cell office:value-type="float" office:value="-0.005311554" calcext:value-type="float">
            <text:p>-0.005311554</text:p>
          </table:table-cell>
          <table:table-cell/>
          <table:table-cell office:value-type="float" office:value="25.018715543" calcext:value-type="float">
            <text:p>25.018715543</text:p>
          </table:table-cell>
          <table:table-cell office:value-type="float" office:value="25.00383463" calcext:value-type="float">
            <text:p>25.00383463</text:p>
          </table:table-cell>
          <table:table-cell office:value-type="float" office:value="24.993873007" calcext:value-type="float">
            <text:p>24.993873007</text:p>
          </table:table-cell>
          <table:table-cell/>
          <table:table-cell office:value-type="float" office:value="-0.109131887" calcext:value-type="float">
            <text:p>-0.109131887</text:p>
          </table:table-cell>
          <table:table-cell office:value-type="float" office:value="-0.124417804" calcext:value-type="float">
            <text:p>-0.124417804</text:p>
          </table:table-cell>
          <table:table-cell office:value-type="float" office:value="-0.134650588" calcext:value-type="float">
            <text:p>-0.134650588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2 09:35:41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670099338" calcext:value-type="float">
            <text:p>0.670099338</text:p>
          </table:table-cell>
          <table:table-cell office:value-type="float" office:value="0.617685988" calcext:value-type="float">
            <text:p>0.617685988</text:p>
          </table:table-cell>
          <table:table-cell office:value-type="float" office:value="0.55685646" calcext:value-type="float">
            <text:p>0.55685646</text:p>
          </table:table-cell>
          <table:table-cell/>
          <table:table-cell office:value-type="float" office:value="0.005474668" calcext:value-type="float">
            <text:p>0.005474668</text:p>
          </table:table-cell>
          <table:table-cell office:value-type="float" office:value="0.005046454" calcext:value-type="float">
            <text:p>0.005046454</text:p>
          </table:table-cell>
          <table:table-cell office:value-type="float" office:value="0.004549481" calcext:value-type="float">
            <text:p>0.004549481</text:p>
          </table:table-cell>
          <table:table-cell/>
          <table:table-cell office:value-type="float" office:value="-0.004421166" calcext:value-type="float">
            <text:p>-0.004421166</text:p>
          </table:table-cell>
          <table:table-cell office:value-type="float" office:value="-0.004849379" calcext:value-type="float">
            <text:p>-0.004849379</text:p>
          </table:table-cell>
          <table:table-cell office:value-type="float" office:value="-0.005346352" calcext:value-type="float">
            <text:p>-0.005346352</text:p>
          </table:table-cell>
          <table:table-cell/>
          <table:table-cell office:value-type="float" office:value="25.005739175" calcext:value-type="float">
            <text:p>25.005739175</text:p>
          </table:table-cell>
          <table:table-cell office:value-type="float" office:value="24.995170628" calcext:value-type="float">
            <text:p>24.995170628</text:p>
          </table:table-cell>
          <table:table-cell office:value-type="float" office:value="24.982904929" calcext:value-type="float">
            <text:p>24.982904929</text:p>
          </table:table-cell>
          <table:table-cell/>
          <table:table-cell office:value-type="float" office:value="-0.112077272" calcext:value-type="float">
            <text:p>-0.112077272</text:p>
          </table:table-cell>
          <table:table-cell office:value-type="float" office:value="-0.12293336" calcext:value-type="float">
            <text:p>-0.12293336</text:p>
          </table:table-cell>
          <table:table-cell office:value-type="float" office:value="-0.135532822" calcext:value-type="float">
            <text:p>-0.13553282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2 09:35:42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593375634" calcext:value-type="float">
            <text:p>0.593375634</text:p>
          </table:table-cell>
          <table:table-cell office:value-type="float" office:value="0.640052633" calcext:value-type="float">
            <text:p>0.640052633</text:p>
          </table:table-cell>
          <table:table-cell office:value-type="float" office:value="0.672031125" calcext:value-type="float">
            <text:p>0.672031125</text:p>
          </table:table-cell>
          <table:table-cell/>
          <table:table-cell office:value-type="float" office:value="0.00484784" calcext:value-type="float">
            <text:p>0.00484784</text:p>
          </table:table-cell>
          <table:table-cell office:value-type="float" office:value="0.005229188" calcext:value-type="float">
            <text:p>0.005229188</text:p>
          </table:table-cell>
          <table:table-cell office:value-type="float" office:value="0.00549045" calcext:value-type="float">
            <text:p>0.00549045</text:p>
          </table:table-cell>
          <table:table-cell/>
          <table:table-cell office:value-type="float" office:value="-0.005047993" calcext:value-type="float">
            <text:p>-0.005047993</text:p>
          </table:table-cell>
          <table:table-cell office:value-type="float" office:value="-0.004666645" calcext:value-type="float">
            <text:p>-0.004666645</text:p>
          </table:table-cell>
          <table:table-cell office:value-type="float" office:value="-0.004405383" calcext:value-type="float">
            <text:p>-0.004405383</text:p>
          </table:table-cell>
          <table:table-cell/>
          <table:table-cell office:value-type="float" office:value="25.005432427" calcext:value-type="float">
            <text:p>25.005432427</text:p>
          </table:table-cell>
          <table:table-cell office:value-type="float" office:value="25.014844223" calcext:value-type="float">
            <text:p>25.014844223</text:p>
          </table:table-cell>
          <table:table-cell office:value-type="float" office:value="25.021292215" calcext:value-type="float">
            <text:p>25.021292215</text:p>
          </table:table-cell>
          <table:table-cell/>
          <table:table-cell office:value-type="float" office:value="-0.127968677" calcext:value-type="float">
            <text:p>-0.127968677</text:p>
          </table:table-cell>
          <table:table-cell office:value-type="float" office:value="-0.118300663" calcext:value-type="float">
            <text:p>-0.118300663</text:p>
          </table:table-cell>
          <table:table-cell office:value-type="float" office:value="-0.111677154" calcext:value-type="float">
            <text:p>-0.111677154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<text:s/>2019-11-12 09:35:43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30164818" calcext:value-type="float">
            <text:p>0.630164818</text:p>
          </table:table-cell>
          <table:table-cell office:value-type="float" office:value="0.614262296" calcext:value-type="float">
            <text:p>0.614262296</text:p>
          </table:table-cell>
          <table:table-cell office:value-type="float" office:value="0.660578091" calcext:value-type="float">
            <text:p>0.660578091</text:p>
          </table:table-cell>
          <table:table-cell/>
          <table:table-cell office:value-type="float" office:value="0.005148405" calcext:value-type="float">
            <text:p>0.005148405</text:p>
          </table:table-cell>
          <table:table-cell office:value-type="float" office:value="0.005018483" calcext:value-type="float">
            <text:p>0.005018483</text:p>
          </table:table-cell>
          <table:table-cell office:value-type="float" office:value="0.00539688" calcext:value-type="float">
            <text:p>0.00539688</text:p>
          </table:table-cell>
          <table:table-cell/>
          <table:table-cell office:value-type="float" office:value="-0.004747428" calcext:value-type="float">
            <text:p>-0.004747428</text:p>
          </table:table-cell>
          <table:table-cell office:value-type="float" office:value="-0.004877351" calcext:value-type="float">
            <text:p>-0.004877351</text:p>
          </table:table-cell>
          <table:table-cell office:value-type="float" office:value="-0.004498954" calcext:value-type="float">
            <text:p>-0.004498954</text:p>
          </table:table-cell>
          <table:table-cell/>
          <table:table-cell office:value-type="float" office:value="25.002741393" calcext:value-type="float">
            <text:p>25.002741393</text:p>
          </table:table-cell>
          <table:table-cell office:value-type="float" office:value="24.999534835" calcext:value-type="float">
            <text:p>24.999534835</text:p>
          </table:table-cell>
          <table:table-cell office:value-type="float" office:value="25.00887385" calcext:value-type="float">
            <text:p>25.00887385</text:p>
          </table:table-cell>
          <table:table-cell/>
          <table:table-cell office:value-type="float" office:value="-0.120348676" calcext:value-type="float">
            <text:p>-0.120348676</text:p>
          </table:table-cell>
          <table:table-cell office:value-type="float" office:value="-0.123642495" calcext:value-type="float">
            <text:p>-0.123642495</text:p>
          </table:table-cell>
          <table:table-cell office:value-type="float" office:value="-0.114049345" calcext:value-type="float">
            <text:p>-0.114049345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<text:s/>2019-11-12 09:35:44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85818361" calcext:value-type="float">
            <text:p>0.585818361</text:p>
          </table:table-cell>
          <table:table-cell office:value-type="float" office:value="0.732589451" calcext:value-type="float">
            <text:p>0.732589451</text:p>
          </table:table-cell>
          <table:table-cell office:value-type="float" office:value="0.536219542" calcext:value-type="float">
            <text:p>0.536219542</text:p>
          </table:table-cell>
          <table:table-cell/>
          <table:table-cell office:value-type="float" office:value="0.004786098" calcext:value-type="float">
            <text:p>0.004786098</text:p>
          </table:table-cell>
          <table:table-cell office:value-type="float" office:value="0.005985208" calcext:value-type="float">
            <text:p>0.005985208</text:p>
          </table:table-cell>
          <table:table-cell office:value-type="float" office:value="0.004380879" calcext:value-type="float">
            <text:p>0.004380879</text:p>
          </table:table-cell>
          <table:table-cell/>
          <table:table-cell office:value-type="float" office:value="-0.005109736" calcext:value-type="float">
            <text:p>-0.005109736</text:p>
          </table:table-cell>
          <table:table-cell office:value-type="float" office:value="-0.003910625" calcext:value-type="float">
            <text:p>-0.003910625</text:p>
          </table:table-cell>
          <table:table-cell office:value-type="float" office:value="-0.005514955" calcext:value-type="float">
            <text:p>-0.005514955</text:p>
          </table:table-cell>
          <table:table-cell/>
          <table:table-cell office:value-type="float" office:value="24.99885401" calcext:value-type="float">
            <text:p>24.99885401</text:p>
          </table:table-cell>
          <table:table-cell office:value-type="float" office:value="25.028448356" calcext:value-type="float">
            <text:p>25.028448356</text:p>
          </table:table-cell>
          <table:table-cell office:value-type="float" office:value="24.988852921" calcext:value-type="float">
            <text:p>24.988852921</text:p>
          </table:table-cell>
          <table:table-cell/>
          <table:table-cell office:value-type="float" office:value="-0.129533995" calcext:value-type="float">
            <text:p>-0.129533995</text:p>
          </table:table-cell>
          <table:table-cell office:value-type="float" office:value="-0.099134225" calcext:value-type="float">
            <text:p>-0.099134225</text:p>
          </table:table-cell>
          <table:table-cell office:value-type="float" office:value="-0.139807337" calcext:value-type="float">
            <text:p>-0.139807337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<text:s/>2019-11-12 09:35:46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81851075" calcext:value-type="float">
            <text:p>0.581851075</text:p>
          </table:table-cell>
          <table:table-cell office:value-type="float" office:value="0.679110966" calcext:value-type="float">
            <text:p>0.679110966</text:p>
          </table:table-cell>
          <table:table-cell office:value-type="float" office:value="0.628734306" calcext:value-type="float">
            <text:p>0.628734306</text:p>
          </table:table-cell>
          <table:table-cell/>
          <table:table-cell office:value-type="float" office:value="0.004753685" calcext:value-type="float">
            <text:p>0.004753685</text:p>
          </table:table-cell>
          <table:table-cell office:value-type="float" office:value="0.005548292" calcext:value-type="float">
            <text:p>0.005548292</text:p>
          </table:table-cell>
          <table:table-cell office:value-type="float" office:value="0.005136718" calcext:value-type="float">
            <text:p>0.005136718</text:p>
          </table:table-cell>
          <table:table-cell/>
          <table:table-cell office:value-type="float" office:value="-0.005142148" calcext:value-type="float">
            <text:p>-0.005142148</text:p>
          </table:table-cell>
          <table:table-cell office:value-type="float" office:value="-0.004347541" calcext:value-type="float">
            <text:p>-0.004347541</text:p>
          </table:table-cell>
          <table:table-cell office:value-type="float" office:value="-0.004759115" calcext:value-type="float">
            <text:p>-0.004759115</text:p>
          </table:table-cell>
          <table:table-cell/>
          <table:table-cell office:value-type="float" office:value="24.998054051" calcext:value-type="float">
            <text:p>24.998054051</text:p>
          </table:table-cell>
          <table:table-cell office:value-type="float" office:value="25.017665255" calcext:value-type="float">
            <text:p>25.017665255</text:p>
          </table:table-cell>
          <table:table-cell office:value-type="float" office:value="25.007507494" calcext:value-type="float">
            <text:p>25.007507494</text:p>
          </table:table-cell>
          <table:table-cell/>
          <table:table-cell office:value-type="float" office:value="-0.130355729" calcext:value-type="float">
            <text:p>-0.130355729</text:p>
          </table:table-cell>
          <table:table-cell office:value-type="float" office:value="-0.110210758" calcext:value-type="float">
            <text:p>-0.110210758</text:p>
          </table:table-cell>
          <table:table-cell office:value-type="float" office:value="-0.120644971" calcext:value-type="float">
            <text:p>-0.120644971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<text:s/>2019-11-12 09:35:47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84445582" calcext:value-type="float">
            <text:p>0.684445582</text:p>
          </table:table-cell>
          <table:table-cell office:value-type="float" office:value="0.609240605" calcext:value-type="float">
            <text:p>0.609240605</text:p>
          </table:table-cell>
          <table:table-cell office:value-type="float" office:value="0.548664397" calcext:value-type="float">
            <text:p>0.548664397</text:p>
          </table:table-cell>
          <table:table-cell/>
          <table:table-cell office:value-type="float" office:value="0.005591876" calcext:value-type="float">
            <text:p>0.005591876</text:p>
          </table:table-cell>
          <table:table-cell office:value-type="float" office:value="0.004977456" calcext:value-type="float">
            <text:p>0.004977456</text:p>
          </table:table-cell>
          <table:table-cell office:value-type="float" office:value="0.004482552" calcext:value-type="float">
            <text:p>0.004482552</text:p>
          </table:table-cell>
          <table:table-cell/>
          <table:table-cell office:value-type="float" office:value="-0.004303958" calcext:value-type="float">
            <text:p>-0.004303958</text:p>
          </table:table-cell>
          <table:table-cell office:value-type="float" office:value="-0.004918377" calcext:value-type="float">
            <text:p>-0.004918377</text:p>
          </table:table-cell>
          <table:table-cell office:value-type="float" office:value="-0.005413281" calcext:value-type="float">
            <text:p>-0.005413281</text:p>
          </table:table-cell>
          <table:table-cell/>
          <table:table-cell office:value-type="float" office:value="25.018740902" calcext:value-type="float">
            <text:p>25.018740902</text:p>
          </table:table-cell>
          <table:table-cell office:value-type="float" office:value="25.003576832" calcext:value-type="float">
            <text:p>25.003576832</text:p>
          </table:table-cell>
          <table:table-cell office:value-type="float" office:value="24.991362306" calcext:value-type="float">
            <text:p>24.991362306</text:p>
          </table:table-cell>
          <table:table-cell/>
          <table:table-cell office:value-type="float" office:value="-0.109105838" calcext:value-type="float">
            <text:p>-0.109105838</text:p>
          </table:table-cell>
          <table:table-cell office:value-type="float" office:value="-0.124682619" calcext:value-type="float">
            <text:p>-0.124682619</text:p>
          </table:table-cell>
          <table:table-cell office:value-type="float" office:value="-0.137229638" calcext:value-type="float">
            <text:p>-0.137229638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<text:s/>2019-11-12 09:35:48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69820472" calcext:value-type="float">
            <text:p>0.569820472</text:p>
          </table:table-cell>
          <table:table-cell office:value-type="float" office:value="0.712848987" calcext:value-type="float">
            <text:p>0.712848987</text:p>
          </table:table-cell>
          <table:table-cell office:value-type="float" office:value="0.590421628" calcext:value-type="float">
            <text:p>0.590421628</text:p>
          </table:table-cell>
          <table:table-cell/>
          <table:table-cell office:value-type="float" office:value="0.004655396" calcext:value-type="float">
            <text:p>0.004655396</text:p>
          </table:table-cell>
          <table:table-cell office:value-type="float" office:value="0.00582393" calcext:value-type="float">
            <text:p>0.00582393</text:p>
          </table:table-cell>
          <table:table-cell office:value-type="float" office:value="0.004823706" calcext:value-type="float">
            <text:p>0.004823706</text:p>
          </table:table-cell>
          <table:table-cell/>
          <table:table-cell office:value-type="float" office:value="-0.005240437" calcext:value-type="float">
            <text:p>-0.005240437</text:p>
          </table:table-cell>
          <table:table-cell office:value-type="float" office:value="-0.004071904" calcext:value-type="float">
            <text:p>-0.004071904</text:p>
          </table:table-cell>
          <table:table-cell office:value-type="float" office:value="-0.005072127" calcext:value-type="float">
            <text:p>-0.005072127</text:p>
          </table:table-cell>
          <table:table-cell/>
          <table:table-cell office:value-type="float" office:value="24.995628211" calcext:value-type="float">
            <text:p>24.995628211</text:p>
          </table:table-cell>
          <table:table-cell office:value-type="float" office:value="25.024468012" calcext:value-type="float">
            <text:p>25.024468012</text:p>
          </table:table-cell>
          <table:table-cell office:value-type="float" office:value="24.999782207" calcext:value-type="float">
            <text:p>24.999782207</text:p>
          </table:table-cell>
          <table:table-cell/>
          <table:table-cell office:value-type="float" office:value="-0.132847604" calcext:value-type="float">
            <text:p>-0.132847604</text:p>
          </table:table-cell>
          <table:table-cell office:value-type="float" office:value="-0.103222878" calcext:value-type="float">
            <text:p>-0.103222878</text:p>
          </table:table-cell>
          <table:table-cell office:value-type="float" office:value="-0.128580532" calcext:value-type="float">
            <text:p>-0.128580532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<text:s/>2019-11-12 09:35:49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45765739" calcext:value-type="float">
            <text:p>0.645765739</text:p>
          </table:table-cell>
          <table:table-cell office:value-type="float" office:value="0.729267684" calcext:value-type="float">
            <text:p>0.729267684</text:p>
          </table:table-cell>
          <table:table-cell office:value-type="float" office:value="0.551965899" calcext:value-type="float">
            <text:p>0.551965899</text:p>
          </table:table-cell>
          <table:table-cell/>
          <table:table-cell office:value-type="float" office:value="0.005275864" calcext:value-type="float">
            <text:p>0.005275864</text:p>
          </table:table-cell>
          <table:table-cell office:value-type="float" office:value="0.005958069" calcext:value-type="float">
            <text:p>0.005958069</text:p>
          </table:table-cell>
          <table:table-cell office:value-type="float" office:value="0.004509525" calcext:value-type="float">
            <text:p>0.004509525</text:p>
          </table:table-cell>
          <table:table-cell/>
          <table:table-cell office:value-type="float" office:value="-0.004619969" calcext:value-type="float">
            <text:p>-0.004619969</text:p>
          </table:table-cell>
          <table:table-cell office:value-type="float" office:value="-0.003937764" calcext:value-type="float">
            <text:p>-0.003937764</text:p>
          </table:table-cell>
          <table:table-cell office:value-type="float" office:value="-0.005386308" calcext:value-type="float">
            <text:p>-0.005386308</text:p>
          </table:table-cell>
          <table:table-cell/>
          <table:table-cell office:value-type="float" office:value="25.005887128" calcext:value-type="float">
            <text:p>25.005887128</text:p>
          </table:table-cell>
          <table:table-cell office:value-type="float" office:value="25.022724123" calcext:value-type="float">
            <text:p>25.022724123</text:p>
          </table:table-cell>
          <table:table-cell office:value-type="float" office:value="24.986973404" calcext:value-type="float">
            <text:p>24.986973404</text:p>
          </table:table-cell>
          <table:table-cell/>
          <table:table-cell office:value-type="float" office:value="-0.117117338" calcext:value-type="float">
            <text:p>-0.117117338</text:p>
          </table:table-cell>
          <table:table-cell office:value-type="float" office:value="-0.099822229" calcext:value-type="float">
            <text:p>-0.099822229</text:p>
          </table:table-cell>
          <table:table-cell office:value-type="float" office:value="-0.1365458" calcext:value-type="float">
            <text:p>-0.1365458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<text:s/>2019-11-12 09:35:51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19731619" calcext:value-type="float">
            <text:p>0.619731619</text:p>
          </table:table-cell>
          <table:table-cell office:value-type="float" office:value="0.737972944" calcext:value-type="float">
            <text:p>0.737972944</text:p>
          </table:table-cell>
          <table:table-cell office:value-type="float" office:value="0.540056293" calcext:value-type="float">
            <text:p>0.540056293</text:p>
          </table:table-cell>
          <table:table-cell/>
          <table:table-cell office:value-type="float" office:value="0.005063167" calcext:value-type="float">
            <text:p>0.005063167</text:p>
          </table:table-cell>
          <table:table-cell office:value-type="float" office:value="0.006029191" calcext:value-type="float">
            <text:p>0.006029191</text:p>
          </table:table-cell>
          <table:table-cell office:value-type="float" office:value="0.004412225" calcext:value-type="float">
            <text:p>0.004412225</text:p>
          </table:table-cell>
          <table:table-cell/>
          <table:table-cell office:value-type="float" office:value="-0.004832667" calcext:value-type="float">
            <text:p>-0.004832667</text:p>
          </table:table-cell>
          <table:table-cell office:value-type="float" office:value="-0.003866643" calcext:value-type="float">
            <text:p>-0.003866643</text:p>
          </table:table-cell>
          <table:table-cell office:value-type="float" office:value="-0.005483609" calcext:value-type="float">
            <text:p>-0.005483609</text:p>
          </table:table-cell>
          <table:table-cell/>
          <table:table-cell office:value-type="float" office:value="25.005692216" calcext:value-type="float">
            <text:p>25.005692216</text:p>
          </table:table-cell>
          <table:table-cell office:value-type="float" office:value="25.029533847" calcext:value-type="float">
            <text:p>25.029533847</text:p>
          </table:table-cell>
          <table:table-cell office:value-type="float" office:value="24.989626566" calcext:value-type="float">
            <text:p>24.989626566</text:p>
          </table:table-cell>
          <table:table-cell/>
          <table:table-cell office:value-type="float" office:value="-0.122509657" calcext:value-type="float">
            <text:p>-0.122509657</text:p>
          </table:table-cell>
          <table:table-cell office:value-type="float" office:value="-0.098019197" calcext:value-type="float">
            <text:p>-0.098019197</text:p>
          </table:table-cell>
          <table:table-cell office:value-type="float" office:value="-0.139012631" calcext:value-type="float">
            <text:p>-0.13901263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<text:s/>2019-11-12 09:35:52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618769004" calcext:value-type="float">
            <text:p>0.618769004</text:p>
          </table:table-cell>
          <table:table-cell office:value-type="float" office:value="0.734469382" calcext:value-type="float">
            <text:p>0.734469382</text:p>
          </table:table-cell>
          <table:table-cell office:value-type="float" office:value="0.527792636" calcext:value-type="float">
            <text:p>0.527792636</text:p>
          </table:table-cell>
          <table:table-cell/>
          <table:table-cell office:value-type="float" office:value="0.005055302" calcext:value-type="float">
            <text:p>0.005055302</text:p>
          </table:table-cell>
          <table:table-cell office:value-type="float" office:value="0.006000567" calcext:value-type="float">
            <text:p>0.006000567</text:p>
          </table:table-cell>
          <table:table-cell office:value-type="float" office:value="0.004312031" calcext:value-type="float">
            <text:p>0.004312031</text:p>
          </table:table-cell>
          <table:table-cell/>
          <table:table-cell office:value-type="float" office:value="-0.004840531" calcext:value-type="float">
            <text:p>-0.004840531</text:p>
          </table:table-cell>
          <table:table-cell office:value-type="float" office:value="-0.003895266" calcext:value-type="float">
            <text:p>-0.003895266</text:p>
          </table:table-cell>
          <table:table-cell office:value-type="float" office:value="-0.005583802" calcext:value-type="float">
            <text:p>-0.005583802</text:p>
          </table:table-cell>
          <table:table-cell/>
          <table:table-cell office:value-type="float" office:value="24.995389006" calcext:value-type="float">
            <text:p>24.995389006</text:p>
          </table:table-cell>
          <table:table-cell office:value-type="float" office:value="25.018718514" calcext:value-type="float">
            <text:p>25.018718514</text:p>
          </table:table-cell>
          <table:table-cell office:value-type="float" office:value="24.977044437" calcext:value-type="float">
            <text:p>24.977044437</text:p>
          </table:table-cell>
          <table:table-cell/>
          <table:table-cell office:value-type="float" office:value="-0.122709039" calcext:value-type="float">
            <text:p>-0.122709039</text:p>
          </table:table-cell>
          <table:table-cell office:value-type="float" office:value="-0.098744854" calcext:value-type="float">
            <text:p>-0.098744854</text:p>
          </table:table-cell>
          <table:table-cell office:value-type="float" office:value="-0.141552804" calcext:value-type="float">
            <text:p>-0.141552804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<text:s/>2019-11-12 09:35:53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65180166" calcext:value-type="float">
            <text:p>0.665180166</text:p>
          </table:table-cell>
          <table:table-cell office:value-type="float" office:value="0.662214239" calcext:value-type="float">
            <text:p>0.662214239</text:p>
          </table:table-cell>
          <table:table-cell office:value-type="float" office:value="0.536847179" calcext:value-type="float">
            <text:p>0.536847179</text:p>
          </table:table-cell>
          <table:table-cell/>
          <table:table-cell office:value-type="float" office:value="0.005434478" calcext:value-type="float">
            <text:p>0.005434478</text:p>
          </table:table-cell>
          <table:table-cell office:value-type="float" office:value="0.005410247" calcext:value-type="float">
            <text:p>0.005410247</text:p>
          </table:table-cell>
          <table:table-cell office:value-type="float" office:value="0.004386006" calcext:value-type="float">
            <text:p>0.004386006</text:p>
          </table:table-cell>
          <table:table-cell/>
          <table:table-cell office:value-type="float" office:value="-0.004461355" calcext:value-type="float">
            <text:p>-0.004461355</text:p>
          </table:table-cell>
          <table:table-cell office:value-type="float" office:value="-0.004485586" calcext:value-type="float">
            <text:p>-0.004485586</text:p>
          </table:table-cell>
          <table:table-cell office:value-type="float" office:value="-0.005509827" calcext:value-type="float">
            <text:p>-0.005509827</text:p>
          </table:table-cell>
          <table:table-cell/>
          <table:table-cell office:value-type="float" office:value="25.009801798" calcext:value-type="float">
            <text:p>25.009801798</text:p>
          </table:table-cell>
          <table:table-cell office:value-type="float" office:value="25.009203757" calcext:value-type="float">
            <text:p>25.009203757</text:p>
          </table:table-cell>
          <table:table-cell office:value-type="float" office:value="24.983924848" calcext:value-type="float">
            <text:p>24.983924848</text:p>
          </table:table-cell>
          <table:table-cell/>
          <table:table-cell office:value-type="float" office:value="-0.113096147" calcext:value-type="float">
            <text:p>-0.113096147</text:p>
          </table:table-cell>
          <table:table-cell office:value-type="float" office:value="-0.11371046" calcext:value-type="float">
            <text:p>-0.11371046</text:p>
          </table:table-cell>
          <table:table-cell office:value-type="float" office:value="-0.139677335" calcext:value-type="float">
            <text:p>-0.139677335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<text:s/>2019-11-12 09:35:54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709255422" calcext:value-type="float">
            <text:p>0.709255422</text:p>
          </table:table-cell>
          <table:table-cell office:value-type="float" office:value="0.605040861" calcext:value-type="float">
            <text:p>0.605040861</text:p>
          </table:table-cell>
          <table:table-cell office:value-type="float" office:value="0.589200925" calcext:value-type="float">
            <text:p>0.589200925</text:p>
          </table:table-cell>
          <table:table-cell/>
          <table:table-cell office:value-type="float" office:value="0.00579457" calcext:value-type="float">
            <text:p>0.00579457</text:p>
          </table:table-cell>
          <table:table-cell office:value-type="float" office:value="0.004943144" calcext:value-type="float">
            <text:p>0.004943144</text:p>
          </table:table-cell>
          <table:table-cell office:value-type="float" office:value="0.004813733" calcext:value-type="float">
            <text:p>0.004813733</text:p>
          </table:table-cell>
          <table:table-cell/>
          <table:table-cell office:value-type="float" office:value="-0.004101263" calcext:value-type="float">
            <text:p>-0.004101263</text:p>
          </table:table-cell>
          <table:table-cell office:value-type="float" office:value="-0.004952689" calcext:value-type="float">
            <text:p>-0.004952689</text:p>
          </table:table-cell>
          <table:table-cell office:value-type="float" office:value="-0.0050821" calcext:value-type="float">
            <text:p>-0.0050821</text:p>
          </table:table-cell>
          <table:table-cell/>
          <table:table-cell office:value-type="float" office:value="25.023743427" calcext:value-type="float">
            <text:p>25.023743427</text:p>
          </table:table-cell>
          <table:table-cell office:value-type="float" office:value="25.002730004" calcext:value-type="float">
            <text:p>25.002730004</text:p>
          </table:table-cell>
          <table:table-cell office:value-type="float" office:value="24.999536066" calcext:value-type="float">
            <text:p>24.999536066</text:p>
          </table:table-cell>
          <table:table-cell/>
          <table:table-cell office:value-type="float" office:value="-0.103967181" calcext:value-type="float">
            <text:p>-0.103967181</text:p>
          </table:table-cell>
          <table:table-cell office:value-type="float" office:value="-0.125552497" calcext:value-type="float">
            <text:p>-0.125552497</text:p>
          </table:table-cell>
          <table:table-cell office:value-type="float" office:value="-0.128833373" calcext:value-type="float">
            <text:p>-0.12883337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<text:s/>2019-11-12 09:35:56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67260369" calcext:value-type="float">
            <text:p>0.667260369</text:p>
          </table:table-cell>
          <table:table-cell office:value-type="float" office:value="0.697124684" calcext:value-type="float">
            <text:p>0.697124684</text:p>
          </table:table-cell>
          <table:table-cell office:value-type="float" office:value="0.543847745" calcext:value-type="float">
            <text:p>0.543847745</text:p>
          </table:table-cell>
          <table:table-cell/>
          <table:table-cell office:value-type="float" office:value="0.005451474" calcext:value-type="float">
            <text:p>0.005451474</text:p>
          </table:table-cell>
          <table:table-cell office:value-type="float" office:value="0.005695463" calcext:value-type="float">
            <text:p>0.005695463</text:p>
          </table:table-cell>
          <table:table-cell office:value-type="float" office:value="0.004443201" calcext:value-type="float">
            <text:p>0.004443201</text:p>
          </table:table-cell>
          <table:table-cell/>
          <table:table-cell office:value-type="float" office:value="-0.00444436" calcext:value-type="float">
            <text:p>-0.00444436</text:p>
          </table:table-cell>
          <table:table-cell office:value-type="float" office:value="-0.00420037" calcext:value-type="float">
            <text:p>-0.00420037</text:p>
          </table:table-cell>
          <table:table-cell office:value-type="float" office:value="-0.005452633" calcext:value-type="float">
            <text:p>-0.005452633</text:p>
          </table:table-cell>
          <table:table-cell/>
          <table:table-cell office:value-type="float" office:value="25.015275754" calcext:value-type="float">
            <text:p>25.015275754</text:p>
          </table:table-cell>
          <table:table-cell office:value-type="float" office:value="25.021297452" calcext:value-type="float">
            <text:p>25.021297452</text:p>
          </table:table-cell>
          <table:table-cell office:value-type="float" office:value="24.990391075" calcext:value-type="float">
            <text:p>24.990391075</text:p>
          </table:table-cell>
          <table:table-cell/>
          <table:table-cell office:value-type="float" office:value="-0.112665288" calcext:value-type="float">
            <text:p>-0.112665288</text:p>
          </table:table-cell>
          <table:table-cell office:value-type="float" office:value="-0.106479717" calcext:value-type="float">
            <text:p>-0.106479717</text:p>
          </table:table-cell>
          <table:table-cell office:value-type="float" office:value="-0.138227308" calcext:value-type="float">
            <text:p>-0.138227308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<text:s/>2019-11-12 09:35:57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635206179" calcext:value-type="float">
            <text:p>0.635206179</text:p>
          </table:table-cell>
          <table:table-cell office:value-type="float" office:value="0.601555181" calcext:value-type="float">
            <text:p>0.601555181</text:p>
          </table:table-cell>
          <table:table-cell office:value-type="float" office:value="0.636726098" calcext:value-type="float">
            <text:p>0.636726098</text:p>
          </table:table-cell>
          <table:table-cell/>
          <table:table-cell office:value-type="float" office:value="0.005189593" calcext:value-type="float">
            <text:p>0.005189593</text:p>
          </table:table-cell>
          <table:table-cell office:value-type="float" office:value="0.004914667" calcext:value-type="float">
            <text:p>0.004914667</text:p>
          </table:table-cell>
          <table:table-cell office:value-type="float" office:value="0.005202011" calcext:value-type="float">
            <text:p>0.005202011</text:p>
          </table:table-cell>
          <table:table-cell/>
          <table:table-cell office:value-type="float" office:value="-0.00470624" calcext:value-type="float">
            <text:p>-0.00470624</text:p>
          </table:table-cell>
          <table:table-cell office:value-type="float" office:value="-0.004981167" calcext:value-type="float">
            <text:p>-0.004981167</text:p>
          </table:table-cell>
          <table:table-cell office:value-type="float" office:value="-0.004693823" calcext:value-type="float">
            <text:p>-0.004693823</text:p>
          </table:table-cell>
          <table:table-cell/>
          <table:table-cell office:value-type="float" office:value="24.998703383" calcext:value-type="float">
            <text:p>24.998703383</text:p>
          </table:table-cell>
          <table:table-cell office:value-type="float" office:value="24.991918016" calcext:value-type="float">
            <text:p>24.991918016</text:p>
          </table:table-cell>
          <table:table-cell office:value-type="float" office:value="24.999009858" calcext:value-type="float">
            <text:p>24.999009858</text:p>
          </table:table-cell>
          <table:table-cell/>
          <table:table-cell office:value-type="float" office:value="-0.119304484" calcext:value-type="float">
            <text:p>-0.119304484</text:p>
          </table:table-cell>
          <table:table-cell office:value-type="float" office:value="-0.126274474" calcext:value-type="float">
            <text:p>-0.126274474</text:p>
          </table:table-cell>
          <table:table-cell office:value-type="float" office:value="-0.118989671" calcext:value-type="float">
            <text:p>-0.11898967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<text:s/>2019-11-12 09:35:58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642493444" calcext:value-type="float">
            <text:p>0.642493444</text:p>
          </table:table-cell>
          <table:table-cell office:value-type="float" office:value="0.705980743" calcext:value-type="float">
            <text:p>0.705980743</text:p>
          </table:table-cell>
          <table:table-cell office:value-type="float" office:value="0.541716283" calcext:value-type="float">
            <text:p>0.541716283</text:p>
          </table:table-cell>
          <table:table-cell/>
          <table:table-cell office:value-type="float" office:value="0.005249129" calcext:value-type="float">
            <text:p>0.005249129</text:p>
          </table:table-cell>
          <table:table-cell office:value-type="float" office:value="0.005767817" calcext:value-type="float">
            <text:p>0.005767817</text:p>
          </table:table-cell>
          <table:table-cell office:value-type="float" office:value="0.004425787" calcext:value-type="float">
            <text:p>0.004425787</text:p>
          </table:table-cell>
          <table:table-cell/>
          <table:table-cell office:value-type="float" office:value="-0.004646704" calcext:value-type="float">
            <text:p>-0.004646704</text:p>
          </table:table-cell>
          <table:table-cell office:value-type="float" office:value="-0.004128017" calcext:value-type="float">
            <text:p>-0.004128017</text:p>
          </table:table-cell>
          <table:table-cell office:value-type="float" office:value="-0.005470047" calcext:value-type="float">
            <text:p>-0.005470047</text:p>
          </table:table-cell>
          <table:table-cell/>
          <table:table-cell office:value-type="float" office:value="25.015336378" calcext:value-type="float">
            <text:p>25.015336378</text:p>
          </table:table-cell>
          <table:table-cell office:value-type="float" office:value="25.028137615" calcext:value-type="float">
            <text:p>25.028137615</text:p>
          </table:table-cell>
          <table:table-cell office:value-type="float" office:value="24.995015913" calcext:value-type="float">
            <text:p>24.995015913</text:p>
          </table:table-cell>
          <table:table-cell/>
          <table:table-cell office:value-type="float" office:value="-0.117795111" calcext:value-type="float">
            <text:p>-0.117795111</text:p>
          </table:table-cell>
          <table:table-cell office:value-type="float" office:value="-0.104645436" calcext:value-type="float">
            <text:p>-0.104645436</text:p>
          </table:table-cell>
          <table:table-cell office:value-type="float" office:value="-0.138668798" calcext:value-type="float">
            <text:p>-0.138668798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<text:s/>2019-11-12 09:35:59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48359734" calcext:value-type="float">
            <text:p>0.648359734</text:p>
          </table:table-cell>
          <table:table-cell office:value-type="float" office:value="0.698654735" calcext:value-type="float">
            <text:p>0.698654735</text:p>
          </table:table-cell>
          <table:table-cell office:value-type="float" office:value="0.534320537" calcext:value-type="float">
            <text:p>0.534320537</text:p>
          </table:table-cell>
          <table:table-cell/>
          <table:table-cell office:value-type="float" office:value="0.005297057" calcext:value-type="float">
            <text:p>0.005297057</text:p>
          </table:table-cell>
          <table:table-cell office:value-type="float" office:value="0.005707964" calcext:value-type="float">
            <text:p>0.005707964</text:p>
          </table:table-cell>
          <table:table-cell office:value-type="float" office:value="0.004365364" calcext:value-type="float">
            <text:p>0.004365364</text:p>
          </table:table-cell>
          <table:table-cell/>
          <table:table-cell office:value-type="float" office:value="-0.004598777" calcext:value-type="float">
            <text:p>-0.004598777</text:p>
          </table:table-cell>
          <table:table-cell office:value-type="float" office:value="-0.00418787" calcext:value-type="float">
            <text:p>-0.00418787</text:p>
          </table:table-cell>
          <table:table-cell office:value-type="float" office:value="-0.005530469" calcext:value-type="float">
            <text:p>-0.005530469</text:p>
          </table:table-cell>
          <table:table-cell/>
          <table:table-cell office:value-type="float" office:value="25.011464703" calcext:value-type="float">
            <text:p>25.011464703</text:p>
          </table:table-cell>
          <table:table-cell office:value-type="float" office:value="25.021605963" calcext:value-type="float">
            <text:p>25.021605963</text:p>
          </table:table-cell>
          <table:table-cell office:value-type="float" office:value="24.988470005" calcext:value-type="float">
            <text:p>24.988470005</text:p>
          </table:table-cell>
          <table:table-cell/>
          <table:table-cell office:value-type="float" office:value="-0.116580059" calcext:value-type="float">
            <text:p>-0.116580059</text:p>
          </table:table-cell>
          <table:table-cell office:value-type="float" office:value="-0.10616281" calcext:value-type="float">
            <text:p>-0.10616281</text:p>
          </table:table-cell>
          <table:table-cell office:value-type="float" office:value="-0.140200678" calcext:value-type="float">
            <text:p>-0.140200678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<text:s/>2019-11-12 09:36:01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98472345" calcext:value-type="float">
            <text:p>0.698472345</text:p>
          </table:table-cell>
          <table:table-cell office:value-type="float" office:value="0.600920391" calcext:value-type="float">
            <text:p>0.600920391</text:p>
          </table:table-cell>
          <table:table-cell office:value-type="float" office:value="0.586879323" calcext:value-type="float">
            <text:p>0.586879323</text:p>
          </table:table-cell>
          <table:table-cell/>
          <table:table-cell office:value-type="float" office:value="0.005706473" calcext:value-type="float">
            <text:p>0.005706473</text:p>
          </table:table-cell>
          <table:table-cell office:value-type="float" office:value="0.00490948" calcext:value-type="float">
            <text:p>0.00490948</text:p>
          </table:table-cell>
          <table:table-cell office:value-type="float" office:value="0.004794766" calcext:value-type="float">
            <text:p>0.004794766</text:p>
          </table:table-cell>
          <table:table-cell/>
          <table:table-cell office:value-type="float" office:value="-0.00418936" calcext:value-type="float">
            <text:p>-0.00418936</text:p>
          </table:table-cell>
          <table:table-cell office:value-type="float" office:value="-0.004986353" calcext:value-type="float">
            <text:p>-0.004986353</text:p>
          </table:table-cell>
          <table:table-cell office:value-type="float" office:value="-0.005101068" calcext:value-type="float">
            <text:p>-0.005101068</text:p>
          </table:table-cell>
          <table:table-cell/>
          <table:table-cell office:value-type="float" office:value="25.021569187" calcext:value-type="float">
            <text:p>25.021569187</text:p>
          </table:table-cell>
          <table:table-cell office:value-type="float" office:value="25.00189916" calcext:value-type="float">
            <text:p>25.00189916</text:p>
          </table:table-cell>
          <table:table-cell office:value-type="float" office:value="24.999067941" calcext:value-type="float">
            <text:p>24.999067941</text:p>
          </table:table-cell>
          <table:table-cell/>
          <table:table-cell office:value-type="float" office:value="-0.106200587" calcext:value-type="float">
            <text:p>-0.106200587</text:p>
          </table:table-cell>
          <table:table-cell office:value-type="float" office:value="-0.126405955" calcext:value-type="float">
            <text:p>-0.126405955</text:p>
          </table:table-cell>
          <table:table-cell office:value-type="float" office:value="-0.129314241" calcext:value-type="float">
            <text:p>-0.129314241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<text:s/>2019-11-12 09:36:02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606472565" calcext:value-type="float">
            <text:p>0.606472565</text:p>
          </table:table-cell>
          <table:table-cell office:value-type="float" office:value="0.645305591" calcext:value-type="float">
            <text:p>0.645305591</text:p>
          </table:table-cell>
          <table:table-cell office:value-type="float" office:value="0.654035885" calcext:value-type="float">
            <text:p>0.654035885</text:p>
          </table:table-cell>
          <table:table-cell/>
          <table:table-cell office:value-type="float" office:value="0.004954841" calcext:value-type="float">
            <text:p>0.004954841</text:p>
          </table:table-cell>
          <table:table-cell office:value-type="float" office:value="0.005272105" calcext:value-type="float">
            <text:p>0.005272105</text:p>
          </table:table-cell>
          <table:table-cell office:value-type="float" office:value="0.00534343" calcext:value-type="float">
            <text:p>0.00534343</text:p>
          </table:table-cell>
          <table:table-cell/>
          <table:table-cell office:value-type="float" office:value="-0.004940992" calcext:value-type="float">
            <text:p>-0.004940992</text:p>
          </table:table-cell>
          <table:table-cell office:value-type="float" office:value="-0.004623729" calcext:value-type="float">
            <text:p>-0.004623729</text:p>
          </table:table-cell>
          <table:table-cell office:value-type="float" office:value="-0.004552403" calcext:value-type="float">
            <text:p>-0.004552403</text:p>
          </table:table-cell>
          <table:table-cell/>
          <table:table-cell office:value-type="float" office:value="24.997964124" calcext:value-type="float">
            <text:p>24.997964124</text:p>
          </table:table-cell>
          <table:table-cell office:value-type="float" office:value="25.005794345" calcext:value-type="float">
            <text:p>25.005794345</text:p>
          </table:table-cell>
          <table:table-cell office:value-type="float" office:value="25.007554698" calcext:value-type="float">
            <text:p>25.007554698</text:p>
          </table:table-cell>
          <table:table-cell/>
          <table:table-cell office:value-type="float" office:value="-0.125255953" calcext:value-type="float">
            <text:p>-0.125255953</text:p>
          </table:table-cell>
          <table:table-cell office:value-type="float" office:value="-0.117212646" calcext:value-type="float">
            <text:p>-0.117212646</text:p>
          </table:table-cell>
          <table:table-cell office:value-type="float" office:value="-0.115404391" calcext:value-type="float">
            <text:p>-0.115404391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<text:s/>2019-11-12 09:36:03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696860039" calcext:value-type="float">
            <text:p>0.696860039</text:p>
          </table:table-cell>
          <table:table-cell office:value-type="float" office:value="0.601383519" calcext:value-type="float">
            <text:p>0.601383519</text:p>
          </table:table-cell>
          <table:table-cell office:value-type="float" office:value="0.600340438" calcext:value-type="float">
            <text:p>0.600340438</text:p>
          </table:table-cell>
          <table:table-cell/>
          <table:table-cell office:value-type="float" office:value="0.005693301" calcext:value-type="float">
            <text:p>0.005693301</text:p>
          </table:table-cell>
          <table:table-cell office:value-type="float" office:value="0.004913264" calcext:value-type="float">
            <text:p>0.004913264</text:p>
          </table:table-cell>
          <table:table-cell office:value-type="float" office:value="0.004904742" calcext:value-type="float">
            <text:p>0.004904742</text:p>
          </table:table-cell>
          <table:table-cell/>
          <table:table-cell office:value-type="float" office:value="-0.004202532" calcext:value-type="float">
            <text:p>-0.004202532</text:p>
          </table:table-cell>
          <table:table-cell office:value-type="float" office:value="-0.004982569" calcext:value-type="float">
            <text:p>-0.004982569</text:p>
          </table:table-cell>
          <table:table-cell office:value-type="float" office:value="-0.004991091" calcext:value-type="float">
            <text:p>-0.004991091</text:p>
          </table:table-cell>
          <table:table-cell/>
          <table:table-cell office:value-type="float" office:value="25.026298574" calcext:value-type="float">
            <text:p>25.026298574</text:p>
          </table:table-cell>
          <table:table-cell office:value-type="float" office:value="25.007047116" calcext:value-type="float">
            <text:p>25.007047116</text:p>
          </table:table-cell>
          <table:table-cell office:value-type="float" office:value="25.006836792" calcext:value-type="float">
            <text:p>25.006836792</text:p>
          </table:table-cell>
          <table:table-cell/>
          <table:table-cell office:value-type="float" office:value="-0.10653453" calcext:value-type="float">
            <text:p>-0.10653453</text:p>
          </table:table-cell>
          <table:table-cell office:value-type="float" office:value="-0.126310029" calcext:value-type="float">
            <text:p>-0.126310029</text:p>
          </table:table-cell>
          <table:table-cell office:value-type="float" office:value="-0.126526079" calcext:value-type="float">
            <text:p>-0.12652607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<text:s/>2019-11-12 09:36:04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708447779" calcext:value-type="float">
            <text:p>0.708447779</text:p>
          </table:table-cell>
          <table:table-cell office:value-type="float" office:value="0.604927612" calcext:value-type="float">
            <text:p>0.604927612</text:p>
          </table:table-cell>
          <table:table-cell office:value-type="float" office:value="0.59054799" calcext:value-type="float">
            <text:p>0.59054799</text:p>
          </table:table-cell>
          <table:table-cell/>
          <table:table-cell office:value-type="float" office:value="0.005787972" calcext:value-type="float">
            <text:p>0.005787972</text:p>
          </table:table-cell>
          <table:table-cell office:value-type="float" office:value="0.004942219" calcext:value-type="float">
            <text:p>0.004942219</text:p>
          </table:table-cell>
          <table:table-cell office:value-type="float" office:value="0.004824738" calcext:value-type="float">
            <text:p>0.004824738</text:p>
          </table:table-cell>
          <table:table-cell/>
          <table:table-cell office:value-type="float" office:value="-0.004107861" calcext:value-type="float">
            <text:p>-0.004107861</text:p>
          </table:table-cell>
          <table:table-cell office:value-type="float" office:value="-0.004953614" calcext:value-type="float">
            <text:p>-0.004953614</text:p>
          </table:table-cell>
          <table:table-cell office:value-type="float" office:value="-0.005071095" calcext:value-type="float">
            <text:p>-0.005071095</text:p>
          </table:table-cell>
          <table:table-cell/>
          <table:table-cell office:value-type="float" office:value="25.023580578" calcext:value-type="float">
            <text:p>25.023580578</text:p>
          </table:table-cell>
          <table:table-cell office:value-type="float" office:value="25.002707169" calcext:value-type="float">
            <text:p>25.002707169</text:p>
          </table:table-cell>
          <table:table-cell office:value-type="float" office:value="24.999807686" calcext:value-type="float">
            <text:p>24.999807686</text:p>
          </table:table-cell>
          <table:table-cell/>
          <table:table-cell office:value-type="float" office:value="-0.104134461" calcext:value-type="float">
            <text:p>-0.104134461</text:p>
          </table:table-cell>
          <table:table-cell office:value-type="float" office:value="-0.125575953" calcext:value-type="float">
            <text:p>-0.125575953</text:p>
          </table:table-cell>
          <table:table-cell office:value-type="float" office:value="-0.12855436" calcext:value-type="float">
            <text:p>-0.12855436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<text:s/>2019-11-12 09:36:06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57102091" calcext:value-type="float">
            <text:p>0.57102091</text:p>
          </table:table-cell>
          <table:table-cell office:value-type="float" office:value="0.708672489" calcext:value-type="float">
            <text:p>0.708672489</text:p>
          </table:table-cell>
          <table:table-cell office:value-type="float" office:value="0.569874712" calcext:value-type="float">
            <text:p>0.569874712</text:p>
          </table:table-cell>
          <table:table-cell/>
          <table:table-cell office:value-type="float" office:value="0.004665204" calcext:value-type="float">
            <text:p>0.004665204</text:p>
          </table:table-cell>
          <table:table-cell office:value-type="float" office:value="0.005789808" calcext:value-type="float">
            <text:p>0.005789808</text:p>
          </table:table-cell>
          <table:table-cell office:value-type="float" office:value="0.004655839" calcext:value-type="float">
            <text:p>0.004655839</text:p>
          </table:table-cell>
          <table:table-cell/>
          <table:table-cell office:value-type="float" office:value="-0.00523063" calcext:value-type="float">
            <text:p>-0.00523063</text:p>
          </table:table-cell>
          <table:table-cell office:value-type="float" office:value="-0.004106025" calcext:value-type="float">
            <text:p>-0.004106025</text:p>
          </table:table-cell>
          <table:table-cell office:value-type="float" office:value="-0.005239994" calcext:value-type="float">
            <text:p>-0.005239994</text:p>
          </table:table-cell>
          <table:table-cell/>
          <table:table-cell office:value-type="float" office:value="25.000924866" calcext:value-type="float">
            <text:p>25.000924866</text:p>
          </table:table-cell>
          <table:table-cell office:value-type="float" office:value="25.028680361" calcext:value-type="float">
            <text:p>25.028680361</text:p>
          </table:table-cell>
          <table:table-cell office:value-type="float" office:value="25.000693748" calcext:value-type="float">
            <text:p>25.000693748</text:p>
          </table:table-cell>
          <table:table-cell/>
          <table:table-cell office:value-type="float" office:value="-0.132598959" calcext:value-type="float">
            <text:p>-0.132598959</text:p>
          </table:table-cell>
          <table:table-cell office:value-type="float" office:value="-0.104087919" calcext:value-type="float">
            <text:p>-0.104087919</text:p>
          </table:table-cell>
          <table:table-cell office:value-type="float" office:value="-0.132836369" calcext:value-type="float">
            <text:p>-0.132836369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<text:s/>2019-11-12 09:36:07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580769847" calcext:value-type="float">
            <text:p>0.580769847</text:p>
          </table:table-cell>
          <table:table-cell office:value-type="float" office:value="0.711644973" calcext:value-type="float">
            <text:p>0.711644973</text:p>
          </table:table-cell>
          <table:table-cell office:value-type="float" office:value="0.55329687" calcext:value-type="float">
            <text:p>0.55329687</text:p>
          </table:table-cell>
          <table:table-cell/>
          <table:table-cell office:value-type="float" office:value="0.004744852" calcext:value-type="float">
            <text:p>0.004744852</text:p>
          </table:table-cell>
          <table:table-cell office:value-type="float" office:value="0.005814093" calcext:value-type="float">
            <text:p>0.005814093</text:p>
          </table:table-cell>
          <table:table-cell office:value-type="float" office:value="0.004520399" calcext:value-type="float">
            <text:p>0.004520399</text:p>
          </table:table-cell>
          <table:table-cell/>
          <table:table-cell office:value-type="float" office:value="-0.005150982" calcext:value-type="float">
            <text:p>-0.005150982</text:p>
          </table:table-cell>
          <table:table-cell office:value-type="float" office:value="-0.00408174" calcext:value-type="float">
            <text:p>-0.00408174</text:p>
          </table:table-cell>
          <table:table-cell office:value-type="float" office:value="-0.005375434" calcext:value-type="float">
            <text:p>-0.005375434</text:p>
          </table:table-cell>
          <table:table-cell/>
          <table:table-cell office:value-type="float" office:value="25.007945214" calcext:value-type="float">
            <text:p>25.007945214</text:p>
          </table:table-cell>
          <table:table-cell office:value-type="float" office:value="25.034334183" calcext:value-type="float">
            <text:p>25.034334183</text:p>
          </table:table-cell>
          <table:table-cell office:value-type="float" office:value="25.002405629" calcext:value-type="float">
            <text:p>25.002405629</text:p>
          </table:table-cell>
          <table:table-cell/>
          <table:table-cell office:value-type="float" office:value="-0.130579682" calcext:value-type="float">
            <text:p>-0.130579682</text:p>
          </table:table-cell>
          <table:table-cell office:value-type="float" office:value="-0.103472255" calcext:value-type="float">
            <text:p>-0.103472255</text:p>
          </table:table-cell>
          <table:table-cell office:value-type="float" office:value="-0.136270117" calcext:value-type="float">
            <text:p>-0.136270117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<text:s/>2019-11-12 09:36:08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590154003" calcext:value-type="float">
            <text:p>0.590154003</text:p>
          </table:table-cell>
          <table:table-cell office:value-type="float" office:value="0.729558555" calcext:value-type="float">
            <text:p>0.729558555</text:p>
          </table:table-cell>
          <table:table-cell office:value-type="float" office:value="0.555017061" calcext:value-type="float">
            <text:p>0.555017061</text:p>
          </table:table-cell>
          <table:table-cell/>
          <table:table-cell office:value-type="float" office:value="0.00482152" calcext:value-type="float">
            <text:p>0.00482152</text:p>
          </table:table-cell>
          <table:table-cell office:value-type="float" office:value="0.005960446" calcext:value-type="float">
            <text:p>0.005960446</text:p>
          </table:table-cell>
          <table:table-cell office:value-type="float" office:value="0.004534453" calcext:value-type="float">
            <text:p>0.004534453</text:p>
          </table:table-cell>
          <table:table-cell/>
          <table:table-cell office:value-type="float" office:value="-0.005074314" calcext:value-type="float">
            <text:p>-0.005074314</text:p>
          </table:table-cell>
          <table:table-cell office:value-type="float" office:value="-0.003935388" calcext:value-type="float">
            <text:p>-0.003935388</text:p>
          </table:table-cell>
          <table:table-cell office:value-type="float" office:value="-0.00536138" calcext:value-type="float">
            <text:p>-0.00536138</text:p>
          </table:table-cell>
          <table:table-cell/>
          <table:table-cell office:value-type="float" office:value="25.004782825" calcext:value-type="float">
            <text:p>25.004782825</text:p>
          </table:table-cell>
          <table:table-cell office:value-type="float" office:value="25.03289168" calcext:value-type="float">
            <text:p>25.03289168</text:p>
          </table:table-cell>
          <table:table-cell office:value-type="float" office:value="24.997697871" calcext:value-type="float">
            <text:p>24.997697871</text:p>
          </table:table-cell>
          <table:table-cell/>
          <table:table-cell office:value-type="float" office:value="-0.128635965" calcext:value-type="float">
            <text:p>-0.128635965</text:p>
          </table:table-cell>
          <table:table-cell office:value-type="float" office:value="-0.099761984" calcext:value-type="float">
            <text:p>-0.099761984</text:p>
          </table:table-cell>
          <table:table-cell office:value-type="float" office:value="-0.135913815" calcext:value-type="float">
            <text:p>-0.135913815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<text:s/>2019-11-12 09:36:09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596583557" calcext:value-type="float">
            <text:p>0.596583557</text:p>
          </table:table-cell>
          <table:table-cell office:value-type="float" office:value="0.658168275" calcext:value-type="float">
            <text:p>0.658168275</text:p>
          </table:table-cell>
          <table:table-cell office:value-type="float" office:value="0.664945324" calcext:value-type="float">
            <text:p>0.664945324</text:p>
          </table:table-cell>
          <table:table-cell/>
          <table:table-cell office:value-type="float" office:value="0.004874049" calcext:value-type="float">
            <text:p>0.004874049</text:p>
          </table:table-cell>
          <table:table-cell office:value-type="float" office:value="0.005377192" calcext:value-type="float">
            <text:p>0.005377192</text:p>
          </table:table-cell>
          <table:table-cell office:value-type="float" office:value="0.00543256" calcext:value-type="float">
            <text:p>0.00543256</text:p>
          </table:table-cell>
          <table:table-cell/>
          <table:table-cell office:value-type="float" office:value="-0.005021785" calcext:value-type="float">
            <text:p>-0.005021785</text:p>
          </table:table-cell>
          <table:table-cell office:value-type="float" office:value="-0.004518642" calcext:value-type="float">
            <text:p>-0.004518642</text:p>
          </table:table-cell>
          <table:table-cell office:value-type="float" office:value="-0.004463273" calcext:value-type="float">
            <text:p>-0.004463273</text:p>
          </table:table-cell>
          <table:table-cell/>
          <table:table-cell office:value-type="float" office:value="25.011133841" calcext:value-type="float">
            <text:p>25.011133841</text:p>
          </table:table-cell>
          <table:table-cell office:value-type="float" office:value="25.0235515" calcext:value-type="float">
            <text:p>25.0235515</text:p>
          </table:table-cell>
          <table:table-cell office:value-type="float" office:value="25.024917985" calcext:value-type="float">
            <text:p>25.024917985</text:p>
          </table:table-cell>
          <table:table-cell/>
          <table:table-cell office:value-type="float" office:value="-0.12730423" calcext:value-type="float">
            <text:p>-0.12730423</text:p>
          </table:table-cell>
          <table:table-cell office:value-type="float" office:value="-0.114548475" calcext:value-type="float">
            <text:p>-0.114548475</text:p>
          </table:table-cell>
          <table:table-cell office:value-type="float" office:value="-0.113144788" calcext:value-type="float">
            <text:p>-0.113144788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<text:s/>2019-11-12 09:36:11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699787819" calcext:value-type="float">
            <text:p>0.699787819</text:p>
          </table:table-cell>
          <table:table-cell office:value-type="float" office:value="0.597607565" calcext:value-type="float">
            <text:p>0.597607565</text:p>
          </table:table-cell>
          <table:table-cell office:value-type="float" office:value="0.611643864" calcext:value-type="float">
            <text:p>0.611643864</text:p>
          </table:table-cell>
          <table:table-cell/>
          <table:table-cell office:value-type="float" office:value="0.005717221" calcext:value-type="float">
            <text:p>0.005717221</text:p>
          </table:table-cell>
          <table:table-cell office:value-type="float" office:value="0.004882415" calcext:value-type="float">
            <text:p>0.004882415</text:p>
          </table:table-cell>
          <table:table-cell office:value-type="float" office:value="0.00499709" calcext:value-type="float">
            <text:p>0.00499709</text:p>
          </table:table-cell>
          <table:table-cell/>
          <table:table-cell office:value-type="float" office:value="-0.004178613" calcext:value-type="float">
            <text:p>-0.004178613</text:p>
          </table:table-cell>
          <table:table-cell office:value-type="float" office:value="-0.005013419" calcext:value-type="float">
            <text:p>-0.005013419</text:p>
          </table:table-cell>
          <table:table-cell office:value-type="float" office:value="-0.004898743" calcext:value-type="float">
            <text:p>-0.004898743</text:p>
          </table:table-cell>
          <table:table-cell/>
          <table:table-cell office:value-type="float" office:value="25.026888914" calcext:value-type="float">
            <text:p>25.026888914</text:p>
          </table:table-cell>
          <table:table-cell office:value-type="float" office:value="25.006285743" calcext:value-type="float">
            <text:p>25.006285743</text:p>
          </table:table-cell>
          <table:table-cell office:value-type="float" office:value="25.009115982" calcext:value-type="float">
            <text:p>25.009115982</text:p>
          </table:table-cell>
          <table:table-cell/>
          <table:table-cell office:value-type="float" office:value="-0.105928124" calcext:value-type="float">
            <text:p>-0.105928124</text:p>
          </table:table-cell>
          <table:table-cell office:value-type="float" office:value="-0.127092131" calcext:value-type="float">
            <text:p>-0.127092131</text:p>
          </table:table-cell>
          <table:table-cell office:value-type="float" office:value="-0.124184841" calcext:value-type="float">
            <text:p>-0.12418484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<text:s/>2019-11-12 09:36:12</text:p>
          </table:table-cell>
          <table:table-cell office:value-type="float" office:value="25.1199" calcext:value-type="float">
            <text:p>25.1199</text:p>
          </table:table-cell>
          <table:table-cell office:value-type="float" office:value="0.586089562" calcext:value-type="float">
            <text:p>0.586089562</text:p>
          </table:table-cell>
          <table:table-cell office:value-type="float" office:value="0.693990671" calcext:value-type="float">
            <text:p>0.693990671</text:p>
          </table:table-cell>
          <table:table-cell office:value-type="float" office:value="0.606985165" calcext:value-type="float">
            <text:p>0.606985165</text:p>
          </table:table-cell>
          <table:table-cell/>
          <table:table-cell office:value-type="float" office:value="0.004788313" calcext:value-type="float">
            <text:p>0.004788313</text:p>
          </table:table-cell>
          <table:table-cell office:value-type="float" office:value="0.005669858" calcext:value-type="float">
            <text:p>0.005669858</text:p>
          </table:table-cell>
          <table:table-cell office:value-type="float" office:value="0.004959029" calcext:value-type="float">
            <text:p>0.004959029</text:p>
          </table:table-cell>
          <table:table-cell/>
          <table:table-cell office:value-type="float" office:value="-0.00510752" calcext:value-type="float">
            <text:p>-0.00510752</text:p>
          </table:table-cell>
          <table:table-cell office:value-type="float" office:value="-0.004225975" calcext:value-type="float">
            <text:p>-0.004225975</text:p>
          </table:table-cell>
          <table:table-cell office:value-type="float" office:value="-0.004936804" calcext:value-type="float">
            <text:p>-0.004936804</text:p>
          </table:table-cell>
          <table:table-cell/>
          <table:table-cell office:value-type="float" office:value="24.993854109" calcext:value-type="float">
            <text:p>24.993854109</text:p>
          </table:table-cell>
          <table:table-cell office:value-type="float" office:value="25.015611039" calcext:value-type="float">
            <text:p>25.015611039</text:p>
          </table:table-cell>
          <table:table-cell office:value-type="float" office:value="24.998067484" calcext:value-type="float">
            <text:p>24.998067484</text:p>
          </table:table-cell>
          <table:table-cell/>
          <table:table-cell office:value-type="float" office:value="-0.129477822" calcext:value-type="float">
            <text:p>-0.129477822</text:p>
          </table:table-cell>
          <table:table-cell office:value-type="float" office:value="-0.107128839" calcext:value-type="float">
            <text:p>-0.107128839</text:p>
          </table:table-cell>
          <table:table-cell office:value-type="float" office:value="-0.12514978" calcext:value-type="float">
            <text:p>-0.12514978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<text:s/>2019-11-12 09:36:13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13123252" calcext:value-type="float">
            <text:p>0.613123252</text:p>
          </table:table-cell>
          <table:table-cell office:value-type="float" office:value="0.649082142" calcext:value-type="float">
            <text:p>0.649082142</text:p>
          </table:table-cell>
          <table:table-cell office:value-type="float" office:value="0.67998477" calcext:value-type="float">
            <text:p>0.67998477</text:p>
          </table:table-cell>
          <table:table-cell/>
          <table:table-cell office:value-type="float" office:value="0.005009177" calcext:value-type="float">
            <text:p>0.005009177</text:p>
          </table:table-cell>
          <table:table-cell office:value-type="float" office:value="0.005302959" calcext:value-type="float">
            <text:p>0.005302959</text:p>
          </table:table-cell>
          <table:table-cell office:value-type="float" office:value="0.005555431" calcext:value-type="float">
            <text:p>0.005555431</text:p>
          </table:table-cell>
          <table:table-cell/>
          <table:table-cell office:value-type="float" office:value="-0.004886656" calcext:value-type="float">
            <text:p>-0.004886656</text:p>
          </table:table-cell>
          <table:table-cell office:value-type="float" office:value="-0.004592875" calcext:value-type="float">
            <text:p>-0.004592875</text:p>
          </table:table-cell>
          <table:table-cell office:value-type="float" office:value="-0.004340402" calcext:value-type="float">
            <text:p>-0.004340402</text:p>
          </table:table-cell>
          <table:table-cell/>
          <table:table-cell office:value-type="float" office:value="25.00435972" calcext:value-type="float">
            <text:p>25.00435972</text:p>
          </table:table-cell>
          <table:table-cell office:value-type="float" office:value="25.011610367" calcext:value-type="float">
            <text:p>25.011610367</text:p>
          </table:table-cell>
          <table:table-cell office:value-type="float" office:value="25.017841445" calcext:value-type="float">
            <text:p>25.017841445</text:p>
          </table:table-cell>
          <table:table-cell/>
          <table:table-cell office:value-type="float" office:value="-0.123878421" calcext:value-type="float">
            <text:p>-0.123878421</text:p>
          </table:table-cell>
          <table:table-cell office:value-type="float" office:value="-0.116430431" calcext:value-type="float">
            <text:p>-0.116430431</text:p>
          </table:table-cell>
          <table:table-cell office:value-type="float" office:value="-0.110029773" calcext:value-type="float">
            <text:p>-0.110029773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<text:s/>2019-11-12 09:36:14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600870919" calcext:value-type="float">
            <text:p>0.600870919</text:p>
          </table:table-cell>
          <table:table-cell office:value-type="float" office:value="0.644995051" calcext:value-type="float">
            <text:p>0.644995051</text:p>
          </table:table-cell>
          <table:table-cell office:value-type="float" office:value="0.681771121" calcext:value-type="float">
            <text:p>0.681771121</text:p>
          </table:table-cell>
          <table:table-cell/>
          <table:table-cell office:value-type="float" office:value="0.004909076" calcext:value-type="float">
            <text:p>0.004909076</text:p>
          </table:table-cell>
          <table:table-cell office:value-type="float" office:value="0.005269567" calcext:value-type="float">
            <text:p>0.005269567</text:p>
          </table:table-cell>
          <table:table-cell office:value-type="float" office:value="0.005570026" calcext:value-type="float">
            <text:p>0.005570026</text:p>
          </table:table-cell>
          <table:table-cell/>
          <table:table-cell office:value-type="float" office:value="-0.004986757" calcext:value-type="float">
            <text:p>-0.004986757</text:p>
          </table:table-cell>
          <table:table-cell office:value-type="float" office:value="-0.004626266" calcext:value-type="float">
            <text:p>-0.004626266</text:p>
          </table:table-cell>
          <table:table-cell office:value-type="float" office:value="-0.004325808" calcext:value-type="float">
            <text:p>-0.004325808</text:p>
          </table:table-cell>
          <table:table-cell/>
          <table:table-cell office:value-type="float" office:value="25.011998329" calcext:value-type="float">
            <text:p>25.011998329</text:p>
          </table:table-cell>
          <table:table-cell office:value-type="float" office:value="25.020895323" calcext:value-type="float">
            <text:p>25.020895323</text:p>
          </table:table-cell>
          <table:table-cell office:value-type="float" office:value="25.028310633" calcext:value-type="float">
            <text:p>25.028310633</text:p>
          </table:table-cell>
          <table:table-cell/>
          <table:table-cell office:value-type="float" office:value="-0.126416202" calcext:value-type="float">
            <text:p>-0.126416202</text:p>
          </table:table-cell>
          <table:table-cell office:value-type="float" office:value="-0.117276967" calcext:value-type="float">
            <text:p>-0.117276967</text:p>
          </table:table-cell>
          <table:table-cell office:value-type="float" office:value="-0.109659779" calcext:value-type="float">
            <text:p>-0.109659779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<text:s/>2019-11-12 09:36:16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701851928" calcext:value-type="float">
            <text:p>0.701851928</text:p>
          </table:table-cell>
          <table:table-cell office:value-type="float" office:value="0.601635051" calcext:value-type="float">
            <text:p>0.601635051</text:p>
          </table:table-cell>
          <table:table-cell office:value-type="float" office:value="0.63116856" calcext:value-type="float">
            <text:p>0.63116856</text:p>
          </table:table-cell>
          <table:table-cell/>
          <table:table-cell office:value-type="float" office:value="0.005734084" calcext:value-type="float">
            <text:p>0.005734084</text:p>
          </table:table-cell>
          <table:table-cell office:value-type="float" office:value="0.004915319" calcext:value-type="float">
            <text:p>0.004915319</text:p>
          </table:table-cell>
          <table:table-cell office:value-type="float" office:value="0.005156606" calcext:value-type="float">
            <text:p>0.005156606</text:p>
          </table:table-cell>
          <table:table-cell/>
          <table:table-cell office:value-type="float" office:value="-0.004161749" calcext:value-type="float">
            <text:p>-0.004161749</text:p>
          </table:table-cell>
          <table:table-cell office:value-type="float" office:value="-0.004980514" calcext:value-type="float">
            <text:p>-0.004980514</text:p>
          </table:table-cell>
          <table:table-cell office:value-type="float" office:value="-0.004739227" calcext:value-type="float">
            <text:p>-0.004739227</text:p>
          </table:table-cell>
          <table:table-cell/>
          <table:table-cell office:value-type="float" office:value="25.022250628" calcext:value-type="float">
            <text:p>25.022250628</text:p>
          </table:table-cell>
          <table:table-cell office:value-type="float" office:value="25.002043263" calcext:value-type="float">
            <text:p>25.002043263</text:p>
          </table:table-cell>
          <table:table-cell office:value-type="float" office:value="25.00799833" calcext:value-type="float">
            <text:p>25.00799833</text:p>
          </table:table-cell>
          <table:table-cell/>
          <table:table-cell office:value-type="float" office:value="-0.105500602" calcext:value-type="float">
            <text:p>-0.105500602</text:p>
          </table:table-cell>
          <table:table-cell office:value-type="float" office:value="-0.12625793" calcext:value-type="float">
            <text:p>-0.12625793</text:p>
          </table:table-cell>
          <table:table-cell office:value-type="float" office:value="-0.120140776" calcext:value-type="float">
            <text:p>-0.12014077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<text:s/>2019-11-12 09:36:17</text:p>
          </table:table-cell>
          <table:table-cell office:value-type="float" office:value="25.11485" calcext:value-type="float">
            <text:p>25.11485</text:p>
          </table:table-cell>
          <table:table-cell office:value-type="float" office:value="0.705962861" calcext:value-type="float">
            <text:p>0.705962861</text:p>
          </table:table-cell>
          <table:table-cell office:value-type="float" office:value="0.609037353" calcext:value-type="float">
            <text:p>0.609037353</text:p>
          </table:table-cell>
          <table:table-cell office:value-type="float" office:value="0.605182124" calcext:value-type="float">
            <text:p>0.605182124</text:p>
          </table:table-cell>
          <table:table-cell/>
          <table:table-cell office:value-type="float" office:value="0.00576767" calcext:value-type="float">
            <text:p>0.00576767</text:p>
          </table:table-cell>
          <table:table-cell office:value-type="float" office:value="0.004975795" calcext:value-type="float">
            <text:p>0.004975795</text:p>
          </table:table-cell>
          <table:table-cell office:value-type="float" office:value="0.004944298" calcext:value-type="float">
            <text:p>0.004944298</text:p>
          </table:table-cell>
          <table:table-cell/>
          <table:table-cell office:value-type="float" office:value="-0.004128163" calcext:value-type="float">
            <text:p>-0.004128163</text:p>
          </table:table-cell>
          <table:table-cell office:value-type="float" office:value="-0.004920038" calcext:value-type="float">
            <text:p>-0.004920038</text:p>
          </table:table-cell>
          <table:table-cell office:value-type="float" office:value="-0.004951535" calcext:value-type="float">
            <text:p>-0.004951535</text:p>
          </table:table-cell>
          <table:table-cell/>
          <table:table-cell office:value-type="float" office:value="25.012970583" calcext:value-type="float">
            <text:p>25.012970583</text:p>
          </table:table-cell>
          <table:table-cell office:value-type="float" office:value="24.993426721" calcext:value-type="float">
            <text:p>24.993426721</text:p>
          </table:table-cell>
          <table:table-cell office:value-type="float" office:value="24.992649353" calcext:value-type="float">
            <text:p>24.992649353</text:p>
          </table:table-cell>
          <table:table-cell/>
          <table:table-cell office:value-type="float" office:value="-0.10464914" calcext:value-type="float">
            <text:p>-0.10464914</text:p>
          </table:table-cell>
          <table:table-cell office:value-type="float" office:value="-0.124724718" calcext:value-type="float">
            <text:p>-0.124724718</text:p>
          </table:table-cell>
          <table:table-cell office:value-type="float" office:value="-0.125523237" calcext:value-type="float">
            <text:p>-0.125523237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<text:s/>2019-11-12 09:36:18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53703291" calcext:value-type="float">
            <text:p>0.653703291</text:p>
          </table:table-cell>
          <table:table-cell office:value-type="float" office:value="0.5982656" calcext:value-type="float">
            <text:p>0.5982656</text:p>
          </table:table-cell>
          <table:table-cell office:value-type="float" office:value="0.625753477" calcext:value-type="float">
            <text:p>0.625753477</text:p>
          </table:table-cell>
          <table:table-cell/>
          <table:table-cell office:value-type="float" office:value="0.005340713" calcext:value-type="float">
            <text:p>0.005340713</text:p>
          </table:table-cell>
          <table:table-cell office:value-type="float" office:value="0.004887791" calcext:value-type="float">
            <text:p>0.004887791</text:p>
          </table:table-cell>
          <table:table-cell office:value-type="float" office:value="0.005112365" calcext:value-type="float">
            <text:p>0.005112365</text:p>
          </table:table-cell>
          <table:table-cell/>
          <table:table-cell office:value-type="float" office:value="-0.00455512" calcext:value-type="float">
            <text:p>-0.00455512</text:p>
          </table:table-cell>
          <table:table-cell office:value-type="float" office:value="-0.005008042" calcext:value-type="float">
            <text:p>-0.005008042</text:p>
          </table:table-cell>
          <table:table-cell office:value-type="float" office:value="-0.004783468" calcext:value-type="float">
            <text:p>-0.004783468</text:p>
          </table:table-cell>
          <table:table-cell/>
          <table:table-cell office:value-type="float" office:value="25.012542158" calcext:value-type="float">
            <text:p>25.012542158</text:p>
          </table:table-cell>
          <table:table-cell office:value-type="float" office:value="25.001363853" calcext:value-type="float">
            <text:p>25.001363853</text:p>
          </table:table-cell>
          <table:table-cell office:value-type="float" office:value="25.006906448" calcext:value-type="float">
            <text:p>25.006906448</text:p>
          </table:table-cell>
          <table:table-cell/>
          <table:table-cell office:value-type="float" office:value="-0.11547328" calcext:value-type="float">
            <text:p>-0.11547328</text:p>
          </table:table-cell>
          <table:table-cell office:value-type="float" office:value="-0.126955834" calcext:value-type="float">
            <text:p>-0.126955834</text:p>
          </table:table-cell>
          <table:table-cell office:value-type="float" office:value="-0.121262376" calcext:value-type="float">
            <text:p>-0.12126237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<text:s/>2019-11-12 09:36:19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67085727" calcext:value-type="float">
            <text:p>0.667085727</text:p>
          </table:table-cell>
          <table:table-cell office:value-type="float" office:value="0.657265265" calcext:value-type="float">
            <text:p>0.657265265</text:p>
          </table:table-cell>
          <table:table-cell office:value-type="float" office:value="0.551636285" calcext:value-type="float">
            <text:p>0.551636285</text:p>
          </table:table-cell>
          <table:table-cell/>
          <table:table-cell office:value-type="float" office:value="0.005450047" calcext:value-type="float">
            <text:p>0.005450047</text:p>
          </table:table-cell>
          <table:table-cell office:value-type="float" office:value="0.005369814" calcext:value-type="float">
            <text:p>0.005369814</text:p>
          </table:table-cell>
          <table:table-cell office:value-type="float" office:value="0.004506832" calcext:value-type="float">
            <text:p>0.004506832</text:p>
          </table:table-cell>
          <table:table-cell/>
          <table:table-cell office:value-type="float" office:value="-0.004445787" calcext:value-type="float">
            <text:p>-0.004445787</text:p>
          </table:table-cell>
          <table:table-cell office:value-type="float" office:value="-0.004526019" calcext:value-type="float">
            <text:p>-0.004526019</text:p>
          </table:table-cell>
          <table:table-cell office:value-type="float" office:value="-0.005389001" calcext:value-type="float">
            <text:p>-0.005389001</text:p>
          </table:table-cell>
          <table:table-cell/>
          <table:table-cell office:value-type="float" office:value="25.01524054" calcext:value-type="float">
            <text:p>25.01524054</text:p>
          </table:table-cell>
          <table:table-cell office:value-type="float" office:value="25.013260381" calcext:value-type="float">
            <text:p>25.013260381</text:p>
          </table:table-cell>
          <table:table-cell office:value-type="float" office:value="24.991961558" calcext:value-type="float">
            <text:p>24.991961558</text:p>
          </table:table-cell>
          <table:table-cell/>
          <table:table-cell office:value-type="float" office:value="-0.112701461" calcext:value-type="float">
            <text:p>-0.112701461</text:p>
          </table:table-cell>
          <table:table-cell office:value-type="float" office:value="-0.11473551" calcext:value-type="float">
            <text:p>-0.11473551</text:p>
          </table:table-cell>
          <table:table-cell office:value-type="float" office:value="-0.136614073" calcext:value-type="float">
            <text:p>-0.136614073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<text:s/>2019-11-12 09:36:21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47788721" calcext:value-type="float">
            <text:p>0.647788721</text:p>
          </table:table-cell>
          <table:table-cell office:value-type="float" office:value="0.709076012" calcext:value-type="float">
            <text:p>0.709076012</text:p>
          </table:table-cell>
          <table:table-cell office:value-type="float" office:value="0.5428142" calcext:value-type="float">
            <text:p>0.5428142</text:p>
          </table:table-cell>
          <table:table-cell/>
          <table:table-cell office:value-type="float" office:value="0.005292392" calcext:value-type="float">
            <text:p>0.005292392</text:p>
          </table:table-cell>
          <table:table-cell office:value-type="float" office:value="0.005793105" calcext:value-type="float">
            <text:p>0.005793105</text:p>
          </table:table-cell>
          <table:table-cell office:value-type="float" office:value="0.004434757" calcext:value-type="float">
            <text:p>0.004434757</text:p>
          </table:table-cell>
          <table:table-cell/>
          <table:table-cell office:value-type="float" office:value="-0.004603442" calcext:value-type="float">
            <text:p>-0.004603442</text:p>
          </table:table-cell>
          <table:table-cell office:value-type="float" office:value="-0.004102729" calcext:value-type="float">
            <text:p>-0.004102729</text:p>
          </table:table-cell>
          <table:table-cell office:value-type="float" office:value="-0.005461077" calcext:value-type="float">
            <text:p>-0.005461077</text:p>
          </table:table-cell>
          <table:table-cell/>
          <table:table-cell office:value-type="float" office:value="25.011349566" calcext:value-type="float">
            <text:p>25.011349566</text:p>
          </table:table-cell>
          <table:table-cell office:value-type="float" office:value="25.023707252" calcext:value-type="float">
            <text:p>25.023707252</text:p>
          </table:table-cell>
          <table:table-cell office:value-type="float" office:value="24.990182671" calcext:value-type="float">
            <text:p>24.990182671</text:p>
          </table:table-cell>
          <table:table-cell/>
          <table:table-cell office:value-type="float" office:value="-0.11669833" calcext:value-type="float">
            <text:p>-0.11669833</text:p>
          </table:table-cell>
          <table:table-cell office:value-type="float" office:value="-0.104004341" calcext:value-type="float">
            <text:p>-0.104004341</text:p>
          </table:table-cell>
          <table:table-cell office:value-type="float" office:value="-0.138441386" calcext:value-type="float">
            <text:p>-0.138441386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<text:s/>2019-11-12 09:36:22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702608908" calcext:value-type="float">
            <text:p>0.702608908</text:p>
          </table:table-cell>
          <table:table-cell office:value-type="float" office:value="0.609430147" calcext:value-type="float">
            <text:p>0.609430147</text:p>
          </table:table-cell>
          <table:table-cell office:value-type="float" office:value="0.59029765" calcext:value-type="float">
            <text:p>0.59029765</text:p>
          </table:table-cell>
          <table:table-cell/>
          <table:table-cell office:value-type="float" office:value="0.005740269" calcext:value-type="float">
            <text:p>0.005740269</text:p>
          </table:table-cell>
          <table:table-cell office:value-type="float" office:value="0.004979004" calcext:value-type="float">
            <text:p>0.004979004</text:p>
          </table:table-cell>
          <table:table-cell office:value-type="float" office:value="0.004822693" calcext:value-type="float">
            <text:p>0.004822693</text:p>
          </table:table-cell>
          <table:table-cell/>
          <table:table-cell office:value-type="float" office:value="-0.004155564" calcext:value-type="float">
            <text:p>-0.004155564</text:p>
          </table:table-cell>
          <table:table-cell office:value-type="float" office:value="-0.004916829" calcext:value-type="float">
            <text:p>-0.004916829</text:p>
          </table:table-cell>
          <table:table-cell office:value-type="float" office:value="-0.00507314" calcext:value-type="float">
            <text:p>-0.00507314</text:p>
          </table:table-cell>
          <table:table-cell/>
          <table:table-cell office:value-type="float" office:value="25.032512219" calcext:value-type="float">
            <text:p>25.032512219</text:p>
          </table:table-cell>
          <table:table-cell office:value-type="float" office:value="25.013724179" calcext:value-type="float">
            <text:p>25.013724179</text:p>
          </table:table-cell>
          <table:table-cell office:value-type="float" office:value="25.009866371" calcext:value-type="float">
            <text:p>25.009866371</text:p>
          </table:table-cell>
          <table:table-cell/>
          <table:table-cell office:value-type="float" office:value="-0.105343816" calcext:value-type="float">
            <text:p>-0.105343816</text:p>
          </table:table-cell>
          <table:table-cell office:value-type="float" office:value="-0.12464336" calcext:value-type="float">
            <text:p>-0.12464336</text:p>
          </table:table-cell>
          <table:table-cell office:value-type="float" office:value="-0.128606212" calcext:value-type="float">
            <text:p>-0.128606212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<text:s/>2019-11-12 09:36:23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29528836" calcext:value-type="float">
            <text:p>0.629528836</text:p>
          </table:table-cell>
          <table:table-cell office:value-type="float" office:value="0.731533257" calcext:value-type="float">
            <text:p>0.731533257</text:p>
          </table:table-cell>
          <table:table-cell office:value-type="float" office:value="0.551618403" calcext:value-type="float">
            <text:p>0.551618403</text:p>
          </table:table-cell>
          <table:table-cell/>
          <table:table-cell office:value-type="float" office:value="0.005143209" calcext:value-type="float">
            <text:p>0.005143209</text:p>
          </table:table-cell>
          <table:table-cell office:value-type="float" office:value="0.005976579" calcext:value-type="float">
            <text:p>0.005976579</text:p>
          </table:table-cell>
          <table:table-cell office:value-type="float" office:value="0.004506686" calcext:value-type="float">
            <text:p>0.004506686</text:p>
          </table:table-cell>
          <table:table-cell/>
          <table:table-cell office:value-type="float" office:value="-0.004752624" calcext:value-type="float">
            <text:p>-0.004752624</text:p>
          </table:table-cell>
          <table:table-cell office:value-type="float" office:value="-0.003919254" calcext:value-type="float">
            <text:p>-0.003919254</text:p>
          </table:table-cell>
          <table:table-cell office:value-type="float" office:value="-0.005389147" calcext:value-type="float">
            <text:p>-0.005389147</text:p>
          </table:table-cell>
          <table:table-cell/>
          <table:table-cell office:value-type="float" office:value="25.007667701" calcext:value-type="float">
            <text:p>25.007667701</text:p>
          </table:table-cell>
          <table:table-cell office:value-type="float" office:value="25.028235392" calcext:value-type="float">
            <text:p>25.028235392</text:p>
          </table:table-cell>
          <table:table-cell office:value-type="float" office:value="24.991957952" calcext:value-type="float">
            <text:p>24.991957952</text:p>
          </table:table-cell>
          <table:table-cell/>
          <table:table-cell office:value-type="float" office:value="-0.120480404" calcext:value-type="float">
            <text:p>-0.120480404</text:p>
          </table:table-cell>
          <table:table-cell office:value-type="float" office:value="-0.099352984" calcext:value-type="float">
            <text:p>-0.099352984</text:p>
          </table:table-cell>
          <table:table-cell office:value-type="float" office:value="-0.136617776" calcext:value-type="float">
            <text:p>-0.136617776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<text:s/>2019-11-12 09:36:24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588965486" calcext:value-type="float">
            <text:p>0.588965486</text:p>
          </table:table-cell>
          <table:table-cell office:value-type="float" office:value="0.720151153" calcext:value-type="float">
            <text:p>0.720151153</text:p>
          </table:table-cell>
          <table:table-cell office:value-type="float" office:value="0.59983201" calcext:value-type="float">
            <text:p>0.59983201</text:p>
          </table:table-cell>
          <table:table-cell/>
          <table:table-cell office:value-type="float" office:value="0.00481181" calcext:value-type="float">
            <text:p>0.00481181</text:p>
          </table:table-cell>
          <table:table-cell office:value-type="float" office:value="0.005883588" calcext:value-type="float">
            <text:p>0.005883588</text:p>
          </table:table-cell>
          <table:table-cell office:value-type="float" office:value="0.004900588" calcext:value-type="float">
            <text:p>0.004900588</text:p>
          </table:table-cell>
          <table:table-cell/>
          <table:table-cell office:value-type="float" office:value="-0.005084024" calcext:value-type="float">
            <text:p>-0.005084024</text:p>
          </table:table-cell>
          <table:table-cell office:value-type="float" office:value="-0.004012245" calcext:value-type="float">
            <text:p>-0.004012245</text:p>
          </table:table-cell>
          <table:table-cell office:value-type="float" office:value="-0.004995245" calcext:value-type="float">
            <text:p>-0.004995245</text:p>
          </table:table-cell>
          <table:table-cell/>
          <table:table-cell office:value-type="float" office:value="25.004543175" calcext:value-type="float">
            <text:p>25.004543175</text:p>
          </table:table-cell>
          <table:table-cell office:value-type="float" office:value="25.03099484" calcext:value-type="float">
            <text:p>25.03099484</text:p>
          </table:table-cell>
          <table:table-cell office:value-type="float" office:value="25.006734274" calcext:value-type="float">
            <text:p>25.006734274</text:p>
          </table:table-cell>
          <table:table-cell/>
          <table:table-cell office:value-type="float" office:value="-0.128882139" calcext:value-type="float">
            <text:p>-0.128882139</text:p>
          </table:table-cell>
          <table:table-cell office:value-type="float" office:value="-0.101710448" calcext:value-type="float">
            <text:p>-0.101710448</text:p>
          </table:table-cell>
          <table:table-cell office:value-type="float" office:value="-0.126631388" calcext:value-type="float">
            <text:p>-0.12663138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<text:s/>2019-11-12 09:36:26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689767681" calcext:value-type="float">
            <text:p>0.689767681</text:p>
          </table:table-cell>
          <table:table-cell office:value-type="float" office:value="0.610037519" calcext:value-type="float">
            <text:p>0.610037519</text:p>
          </table:table-cell>
          <table:table-cell office:value-type="float" office:value="0.660708625" calcext:value-type="float">
            <text:p>0.660708625</text:p>
          </table:table-cell>
          <table:table-cell/>
          <table:table-cell office:value-type="float" office:value="0.005635357" calcext:value-type="float">
            <text:p>0.005635357</text:p>
          </table:table-cell>
          <table:table-cell office:value-type="float" office:value="0.004983967" calcext:value-type="float">
            <text:p>0.004983967</text:p>
          </table:table-cell>
          <table:table-cell office:value-type="float" office:value="0.005397946" calcext:value-type="float">
            <text:p>0.005397946</text:p>
          </table:table-cell>
          <table:table-cell/>
          <table:table-cell office:value-type="float" office:value="-0.004260476" calcext:value-type="float">
            <text:p>-0.004260476</text:p>
          </table:table-cell>
          <table:table-cell office:value-type="float" office:value="-0.004911867" calcext:value-type="float">
            <text:p>-0.004911867</text:p>
          </table:table-cell>
          <table:table-cell office:value-type="float" office:value="-0.004497887" calcext:value-type="float">
            <text:p>-0.004497887</text:p>
          </table:table-cell>
          <table:table-cell/>
          <table:table-cell office:value-type="float" office:value="25.024868515" calcext:value-type="float">
            <text:p>25.024868515</text:p>
          </table:table-cell>
          <table:table-cell office:value-type="float" office:value="25.008792084" calcext:value-type="float">
            <text:p>25.008792084</text:p>
          </table:table-cell>
          <table:table-cell office:value-type="float" office:value="25.019009204" calcext:value-type="float">
            <text:p>25.019009204</text:p>
          </table:table-cell>
          <table:table-cell/>
          <table:table-cell office:value-type="float" office:value="-0.108003513" calcext:value-type="float">
            <text:p>-0.108003513</text:p>
          </table:table-cell>
          <table:table-cell office:value-type="float" office:value="-0.124517557" calcext:value-type="float">
            <text:p>-0.124517557</text:p>
          </table:table-cell>
          <table:table-cell office:value-type="float" office:value="-0.114022308" calcext:value-type="float">
            <text:p>-0.11402230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<text:s/>2019-11-12 09:36:27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712128963" calcext:value-type="float">
            <text:p>0.712128963</text:p>
          </table:table-cell>
          <table:table-cell office:value-type="float" office:value="0.607397629" calcext:value-type="float">
            <text:p>0.607397629</text:p>
          </table:table-cell>
          <table:table-cell office:value-type="float" office:value="0.64515658" calcext:value-type="float">
            <text:p>0.64515658</text:p>
          </table:table-cell>
          <table:table-cell/>
          <table:table-cell office:value-type="float" office:value="0.005818047" calcext:value-type="float">
            <text:p>0.005818047</text:p>
          </table:table-cell>
          <table:table-cell office:value-type="float" office:value="0.004962399" calcext:value-type="float">
            <text:p>0.004962399</text:p>
          </table:table-cell>
          <table:table-cell office:value-type="float" office:value="0.005270887" calcext:value-type="float">
            <text:p>0.005270887</text:p>
          </table:table-cell>
          <table:table-cell/>
          <table:table-cell office:value-type="float" office:value="-0.004077786" calcext:value-type="float">
            <text:p>-0.004077786</text:p>
          </table:table-cell>
          <table:table-cell office:value-type="float" office:value="-0.004933434" calcext:value-type="float">
            <text:p>-0.004933434</text:p>
          </table:table-cell>
          <table:table-cell office:value-type="float" office:value="-0.004624946" calcext:value-type="float">
            <text:p>-0.004624946</text:p>
          </table:table-cell>
          <table:table-cell/>
          <table:table-cell office:value-type="float" office:value="25.034431771" calcext:value-type="float">
            <text:p>25.034431771</text:p>
          </table:table-cell>
          <table:table-cell office:value-type="float" office:value="25.01331435" calcext:value-type="float">
            <text:p>25.01331435</text:p>
          </table:table-cell>
          <table:table-cell office:value-type="float" office:value="25.020927893" calcext:value-type="float">
            <text:p>25.020927893</text:p>
          </table:table-cell>
          <table:table-cell/>
          <table:table-cell office:value-type="float" office:value="-0.10337201" calcext:value-type="float">
            <text:p>-0.10337201</text:p>
          </table:table-cell>
          <table:table-cell office:value-type="float" office:value="-0.125064348" calcext:value-type="float">
            <text:p>-0.125064348</text:p>
          </table:table-cell>
          <table:table-cell office:value-type="float" office:value="-0.11724351" calcext:value-type="float">
            <text:p>-0.1172435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<text:s/>2019-11-12 09:36:28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590128969" calcext:value-type="float">
            <text:p>0.590128969</text:p>
          </table:table-cell>
          <table:table-cell office:value-type="float" office:value="0.729948369" calcext:value-type="float">
            <text:p>0.729948369</text:p>
          </table:table-cell>
          <table:table-cell office:value-type="float" office:value="0.556359953" calcext:value-type="float">
            <text:p>0.556359953</text:p>
          </table:table-cell>
          <table:table-cell/>
          <table:table-cell office:value-type="float" office:value="0.004821315" calcext:value-type="float">
            <text:p>0.004821315</text:p>
          </table:table-cell>
          <table:table-cell office:value-type="float" office:value="0.00596363" calcext:value-type="float">
            <text:p>0.00596363</text:p>
          </table:table-cell>
          <table:table-cell office:value-type="float" office:value="0.004545424" calcext:value-type="float">
            <text:p>0.004545424</text:p>
          </table:table-cell>
          <table:table-cell/>
          <table:table-cell office:value-type="float" office:value="-0.005074518" calcext:value-type="float">
            <text:p>-0.005074518</text:p>
          </table:table-cell>
          <table:table-cell office:value-type="float" office:value="-0.003932203" calcext:value-type="float">
            <text:p>-0.003932203</text:p>
          </table:table-cell>
          <table:table-cell office:value-type="float" office:value="-0.005350409" calcext:value-type="float">
            <text:p>-0.005350409</text:p>
          </table:table-cell>
          <table:table-cell/>
          <table:table-cell office:value-type="float" office:value="25.004777777" calcext:value-type="float">
            <text:p>25.004777777</text:p>
          </table:table-cell>
          <table:table-cell office:value-type="float" office:value="25.032970279" calcext:value-type="float">
            <text:p>25.032970279</text:p>
          </table:table-cell>
          <table:table-cell office:value-type="float" office:value="24.99796865" calcext:value-type="float">
            <text:p>24.99796865</text:p>
          </table:table-cell>
          <table:table-cell/>
          <table:table-cell office:value-type="float" office:value="-0.12864115" calcext:value-type="float">
            <text:p>-0.12864115</text:p>
          </table:table-cell>
          <table:table-cell office:value-type="float" office:value="-0.099681246" calcext:value-type="float">
            <text:p>-0.099681246</text:p>
          </table:table-cell>
          <table:table-cell office:value-type="float" office:value="-0.135635663" calcext:value-type="float">
            <text:p>-0.135635663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<text:s/>2019-11-12 09:36:29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65172084" calcext:value-type="float">
            <text:p>0.65172084</text:p>
          </table:table-cell>
          <table:table-cell office:value-type="float" office:value="0.704308236" calcext:value-type="float">
            <text:p>0.704308236</text:p>
          </table:table-cell>
          <table:table-cell office:value-type="float" office:value="0.546815461" calcext:value-type="float">
            <text:p>0.546815461</text:p>
          </table:table-cell>
          <table:table-cell/>
          <table:table-cell office:value-type="float" office:value="0.005324517" calcext:value-type="float">
            <text:p>0.005324517</text:p>
          </table:table-cell>
          <table:table-cell office:value-type="float" office:value="0.005754152" calcext:value-type="float">
            <text:p>0.005754152</text:p>
          </table:table-cell>
          <table:table-cell office:value-type="float" office:value="0.004467447" calcext:value-type="float">
            <text:p>0.004467447</text:p>
          </table:table-cell>
          <table:table-cell/>
          <table:table-cell office:value-type="float" office:value="-0.004571317" calcext:value-type="float">
            <text:p>-0.004571317</text:p>
          </table:table-cell>
          <table:table-cell office:value-type="float" office:value="-0.004141681" calcext:value-type="float">
            <text:p>-0.004141681</text:p>
          </table:table-cell>
          <table:table-cell office:value-type="float" office:value="-0.005428387" calcext:value-type="float">
            <text:p>-0.005428387</text:p>
          </table:table-cell>
          <table:table-cell/>
          <table:table-cell office:value-type="float" office:value="25.01719695" calcext:value-type="float">
            <text:p>25.01719695</text:p>
          </table:table-cell>
          <table:table-cell office:value-type="float" office:value="25.027800381" calcext:value-type="float">
            <text:p>25.027800381</text:p>
          </table:table-cell>
          <table:table-cell office:value-type="float" office:value="24.996044108" calcext:value-type="float">
            <text:p>24.996044108</text:p>
          </table:table-cell>
          <table:table-cell/>
          <table:table-cell office:value-type="float" office:value="-0.115883893" calcext:value-type="float">
            <text:p>-0.115883893</text:p>
          </table:table-cell>
          <table:table-cell office:value-type="float" office:value="-0.104991848" calcext:value-type="float">
            <text:p>-0.104991848</text:p>
          </table:table-cell>
          <table:table-cell office:value-type="float" office:value="-0.137612607" calcext:value-type="float">
            <text:p>-0.137612607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<text:s/>2019-11-12 09:36:31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655912239" calcext:value-type="float">
            <text:p>0.655912239</text:p>
          </table:table-cell>
          <table:table-cell office:value-type="float" office:value="0.702943886" calcext:value-type="float">
            <text:p>0.702943886</text:p>
          </table:table-cell>
          <table:table-cell office:value-type="float" office:value="0.548100537" calcext:value-type="float">
            <text:p>0.548100537</text:p>
          </table:table-cell>
          <table:table-cell/>
          <table:table-cell office:value-type="float" office:value="0.00535876" calcext:value-type="float">
            <text:p>0.00535876</text:p>
          </table:table-cell>
          <table:table-cell office:value-type="float" office:value="0.005743006" calcext:value-type="float">
            <text:p>0.005743006</text:p>
          </table:table-cell>
          <table:table-cell office:value-type="float" office:value="0.004477946" calcext:value-type="float">
            <text:p>0.004477946</text:p>
          </table:table-cell>
          <table:table-cell/>
          <table:table-cell office:value-type="float" office:value="-0.004537073" calcext:value-type="float">
            <text:p>-0.004537073</text:p>
          </table:table-cell>
          <table:table-cell office:value-type="float" office:value="-0.004152828" calcext:value-type="float">
            <text:p>-0.004152828</text:p>
          </table:table-cell>
          <table:table-cell office:value-type="float" office:value="-0.005417888" calcext:value-type="float">
            <text:p>-0.005417888</text:p>
          </table:table-cell>
          <table:table-cell/>
          <table:table-cell office:value-type="float" office:value="25.018042084" calcext:value-type="float">
            <text:p>25.018042084</text:p>
          </table:table-cell>
          <table:table-cell office:value-type="float" office:value="25.027525283" calcext:value-type="float">
            <text:p>25.027525283</text:p>
          </table:table-cell>
          <table:table-cell office:value-type="float" office:value="24.996303229" calcext:value-type="float">
            <text:p>24.996303229</text:p>
          </table:table-cell>
          <table:table-cell/>
          <table:table-cell office:value-type="float" office:value="-0.115015754" calcext:value-type="float">
            <text:p>-0.115015754</text:p>
          </table:table-cell>
          <table:table-cell office:value-type="float" office:value="-0.105274434" calcext:value-type="float">
            <text:p>-0.105274434</text:p>
          </table:table-cell>
          <table:table-cell office:value-type="float" office:value="-0.13734643" calcext:value-type="float">
            <text:p>-0.13734643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<text:s/>2019-11-12 09:36:32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677178583" calcext:value-type="float">
            <text:p>0.677178583</text:p>
          </table:table-cell>
          <table:table-cell office:value-type="float" office:value="0.700965011" calcext:value-type="float">
            <text:p>0.700965011</text:p>
          </table:table-cell>
          <table:table-cell office:value-type="float" office:value="0.557045407" calcext:value-type="float">
            <text:p>0.557045407</text:p>
          </table:table-cell>
          <table:table-cell/>
          <table:table-cell office:value-type="float" office:value="0.005532505" calcext:value-type="float">
            <text:p>0.005532505</text:p>
          </table:table-cell>
          <table:table-cell office:value-type="float" office:value="0.005726838" calcext:value-type="float">
            <text:p>0.005726838</text:p>
          </table:table-cell>
          <table:table-cell office:value-type="float" office:value="0.004551025" calcext:value-type="float">
            <text:p>0.004551025</text:p>
          </table:table-cell>
          <table:table-cell/>
          <table:table-cell office:value-type="float" office:value="-0.004363329" calcext:value-type="float">
            <text:p>-0.004363329</text:p>
          </table:table-cell>
          <table:table-cell office:value-type="float" office:value="-0.004168995" calcext:value-type="float">
            <text:p>-0.004168995</text:p>
          </table:table-cell>
          <table:table-cell office:value-type="float" office:value="-0.005344809" calcext:value-type="float">
            <text:p>-0.005344809</text:p>
          </table:table-cell>
          <table:table-cell/>
          <table:table-cell office:value-type="float" office:value="25.017275619" calcext:value-type="float">
            <text:p>25.017275619</text:p>
          </table:table-cell>
          <table:table-cell office:value-type="float" office:value="25.022071795" calcext:value-type="float">
            <text:p>25.022071795</text:p>
          </table:table-cell>
          <table:table-cell office:value-type="float" office:value="24.993052252" calcext:value-type="float">
            <text:p>24.993052252</text:p>
          </table:table-cell>
          <table:table-cell/>
          <table:table-cell office:value-type="float" office:value="-0.110610998" calcext:value-type="float">
            <text:p>-0.110610998</text:p>
          </table:table-cell>
          <table:table-cell office:value-type="float" office:value="-0.105684302" calcext:value-type="float">
            <text:p>-0.105684302</text:p>
          </table:table-cell>
          <table:table-cell office:value-type="float" office:value="-0.135493686" calcext:value-type="float">
            <text:p>-0.13549368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<text:s/>2019-11-12 09:36:33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624568537" calcext:value-type="float">
            <text:p>0.624568537</text:p>
          </table:table-cell>
          <table:table-cell office:value-type="float" office:value="0.641720967" calcext:value-type="float">
            <text:p>0.641720967</text:p>
          </table:table-cell>
          <table:table-cell office:value-type="float" office:value="0.675081691" calcext:value-type="float">
            <text:p>0.675081691</text:p>
          </table:table-cell>
          <table:table-cell/>
          <table:table-cell office:value-type="float" office:value="0.005102684" calcext:value-type="float">
            <text:p>0.005102684</text:p>
          </table:table-cell>
          <table:table-cell office:value-type="float" office:value="0.005242818" calcext:value-type="float">
            <text:p>0.005242818</text:p>
          </table:table-cell>
          <table:table-cell office:value-type="float" office:value="0.005515373" calcext:value-type="float">
            <text:p>0.005515373</text:p>
          </table:table-cell>
          <table:table-cell/>
          <table:table-cell office:value-type="float" office:value="-0.004793149" calcext:value-type="float">
            <text:p>-0.004793149</text:p>
          </table:table-cell>
          <table:table-cell office:value-type="float" office:value="-0.004653015" calcext:value-type="float">
            <text:p>-0.004653015</text:p>
          </table:table-cell>
          <table:table-cell office:value-type="float" office:value="-0.00438046" calcext:value-type="float">
            <text:p>-0.00438046</text:p>
          </table:table-cell>
          <table:table-cell/>
          <table:table-cell office:value-type="float" office:value="25.01172207" calcext:value-type="float">
            <text:p>25.01172207</text:p>
          </table:table-cell>
          <table:table-cell office:value-type="float" office:value="25.015180619" calcext:value-type="float">
            <text:p>25.015180619</text:p>
          </table:table-cell>
          <table:table-cell office:value-type="float" office:value="25.021907315" calcext:value-type="float">
            <text:p>25.021907315</text:p>
          </table:table-cell>
          <table:table-cell/>
          <table:table-cell office:value-type="float" office:value="-0.121507807" calcext:value-type="float">
            <text:p>-0.121507807</text:p>
          </table:table-cell>
          <table:table-cell office:value-type="float" office:value="-0.11795511" calcext:value-type="float">
            <text:p>-0.11795511</text:p>
          </table:table-cell>
          <table:table-cell office:value-type="float" office:value="-0.111045312" calcext:value-type="float">
            <text:p>-0.111045312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<text:s/>2019-11-12 09:36:34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711547221" calcext:value-type="float">
            <text:p>0.711547221</text:p>
          </table:table-cell>
          <table:table-cell office:value-type="float" office:value="0.612164213" calcext:value-type="float">
            <text:p>0.612164213</text:p>
          </table:table-cell>
          <table:table-cell office:value-type="float" office:value="0.654971678" calcext:value-type="float">
            <text:p>0.654971678</text:p>
          </table:table-cell>
          <table:table-cell/>
          <table:table-cell office:value-type="float" office:value="0.005813294" calcext:value-type="float">
            <text:p>0.005813294</text:p>
          </table:table-cell>
          <table:table-cell office:value-type="float" office:value="0.005001342" calcext:value-type="float">
            <text:p>0.005001342</text:p>
          </table:table-cell>
          <table:table-cell office:value-type="float" office:value="0.005351076" calcext:value-type="float">
            <text:p>0.005351076</text:p>
          </table:table-cell>
          <table:table-cell/>
          <table:table-cell office:value-type="float" office:value="-0.004082539" calcext:value-type="float">
            <text:p>-0.004082539</text:p>
          </table:table-cell>
          <table:table-cell office:value-type="float" office:value="-0.004894492" calcext:value-type="float">
            <text:p>-0.004894492</text:p>
          </table:table-cell>
          <table:table-cell office:value-type="float" office:value="-0.004544758" calcext:value-type="float">
            <text:p>-0.004544758</text:p>
          </table:table-cell>
          <table:table-cell/>
          <table:table-cell office:value-type="float" office:value="25.034314473" calcext:value-type="float">
            <text:p>25.034314473</text:p>
          </table:table-cell>
          <table:table-cell office:value-type="float" office:value="25.014275465" calcext:value-type="float">
            <text:p>25.014275465</text:p>
          </table:table-cell>
          <table:table-cell office:value-type="float" office:value="25.022906956" calcext:value-type="float">
            <text:p>25.022906956</text:p>
          </table:table-cell>
          <table:table-cell/>
          <table:table-cell office:value-type="float" office:value="-0.103492501" calcext:value-type="float">
            <text:p>-0.103492501</text:p>
          </table:table-cell>
          <table:table-cell office:value-type="float" office:value="-0.124077063" calcext:value-type="float">
            <text:p>-0.124077063</text:p>
          </table:table-cell>
          <table:table-cell office:value-type="float" office:value="-0.115210566" calcext:value-type="float">
            <text:p>-0.115210566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<text:s/>2019-11-12 09:36:36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71224698" calcext:value-type="float">
            <text:p>0.71224698</text:p>
          </table:table-cell>
          <table:table-cell office:value-type="float" office:value="0.606680585" calcext:value-type="float">
            <text:p>0.606680585</text:p>
          </table:table-cell>
          <table:table-cell office:value-type="float" office:value="0.655425865" calcext:value-type="float">
            <text:p>0.655425865</text:p>
          </table:table-cell>
          <table:table-cell/>
          <table:table-cell office:value-type="float" office:value="0.005819011" calcext:value-type="float">
            <text:p>0.005819011</text:p>
          </table:table-cell>
          <table:table-cell office:value-type="float" office:value="0.004956541" calcext:value-type="float">
            <text:p>0.004956541</text:p>
          </table:table-cell>
          <table:table-cell office:value-type="float" office:value="0.005354786" calcext:value-type="float">
            <text:p>0.005354786</text:p>
          </table:table-cell>
          <table:table-cell/>
          <table:table-cell office:value-type="float" office:value="-0.004076822" calcext:value-type="float">
            <text:p>-0.004076822</text:p>
          </table:table-cell>
          <table:table-cell office:value-type="float" office:value="-0.004939293" calcext:value-type="float">
            <text:p>-0.004939293</text:p>
          </table:table-cell>
          <table:table-cell office:value-type="float" office:value="-0.004541047" calcext:value-type="float">
            <text:p>-0.004541047</text:p>
          </table:table-cell>
          <table:table-cell/>
          <table:table-cell office:value-type="float" office:value="25.034455567" calcext:value-type="float">
            <text:p>25.034455567</text:p>
          </table:table-cell>
          <table:table-cell office:value-type="float" office:value="25.013169768" calcext:value-type="float">
            <text:p>25.013169768</text:p>
          </table:table-cell>
          <table:table-cell office:value-type="float" office:value="25.022998536" calcext:value-type="float">
            <text:p>25.022998536</text:p>
          </table:table-cell>
          <table:table-cell/>
          <table:table-cell office:value-type="float" office:value="-0.103347566" calcext:value-type="float">
            <text:p>-0.103347566</text:p>
          </table:table-cell>
          <table:table-cell office:value-type="float" office:value="-0.125212866" calcext:value-type="float">
            <text:p>-0.125212866</text:p>
          </table:table-cell>
          <table:table-cell office:value-type="float" office:value="-0.115116493" calcext:value-type="float">
            <text:p>-0.115116493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<text:s/>2019-11-12 09:36:37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651797134" calcext:value-type="float">
            <text:p>0.651797134</text:p>
          </table:table-cell>
          <table:table-cell office:value-type="float" office:value="0.630399064" calcext:value-type="float">
            <text:p>0.630399064</text:p>
          </table:table-cell>
          <table:table-cell office:value-type="float" office:value="0.651571232" calcext:value-type="float">
            <text:p>0.651571232</text:p>
          </table:table-cell>
          <table:table-cell/>
          <table:table-cell office:value-type="float" office:value="0.00532514" calcext:value-type="float">
            <text:p>0.00532514</text:p>
          </table:table-cell>
          <table:table-cell office:value-type="float" office:value="0.005150319" calcext:value-type="float">
            <text:p>0.005150319</text:p>
          </table:table-cell>
          <table:table-cell office:value-type="float" office:value="0.005323294" calcext:value-type="float">
            <text:p>0.005323294</text:p>
          </table:table-cell>
          <table:table-cell/>
          <table:table-cell office:value-type="float" office:value="-0.004570693" calcext:value-type="float">
            <text:p>-0.004570693</text:p>
          </table:table-cell>
          <table:table-cell office:value-type="float" office:value="-0.004745514" calcext:value-type="float">
            <text:p>-0.004745514</text:p>
          </table:table-cell>
          <table:table-cell office:value-type="float" office:value="-0.004572539" calcext:value-type="float">
            <text:p>-0.004572539</text:p>
          </table:table-cell>
          <table:table-cell/>
          <table:table-cell office:value-type="float" office:value="25.017212333" calcext:value-type="float">
            <text:p>25.017212333</text:p>
          </table:table-cell>
          <table:table-cell office:value-type="float" office:value="25.012897716" calcext:value-type="float">
            <text:p>25.012897716</text:p>
          </table:table-cell>
          <table:table-cell office:value-type="float" office:value="25.017166784" calcext:value-type="float">
            <text:p>25.017166784</text:p>
          </table:table-cell>
          <table:table-cell/>
          <table:table-cell office:value-type="float" office:value="-0.11586809" calcext:value-type="float">
            <text:p>-0.11586809</text:p>
          </table:table-cell>
          <table:table-cell office:value-type="float" office:value="-0.120300158" calcext:value-type="float">
            <text:p>-0.120300158</text:p>
          </table:table-cell>
          <table:table-cell office:value-type="float" office:value="-0.11591488" calcext:value-type="float">
            <text:p>-0.11591488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<text:s/>2019-11-12 09:36:38</text:p>
          </table:table-cell>
          <table:table-cell office:value-type="float" office:value="25.14012" calcext:value-type="float">
            <text:p>25.14012</text:p>
          </table:table-cell>
          <table:table-cell office:value-type="float" office:value="0.70084163" calcext:value-type="float">
            <text:p>0.70084163</text:p>
          </table:table-cell>
          <table:table-cell office:value-type="float" office:value="0.611859633" calcext:value-type="float">
            <text:p>0.611859633</text:p>
          </table:table-cell>
          <table:table-cell office:value-type="float" office:value="0.560149021" calcext:value-type="float">
            <text:p>0.560149021</text:p>
          </table:table-cell>
          <table:table-cell/>
          <table:table-cell office:value-type="float" office:value="0.00572583" calcext:value-type="float">
            <text:p>0.00572583</text:p>
          </table:table-cell>
          <table:table-cell office:value-type="float" office:value="0.004998853" calcext:value-type="float">
            <text:p>0.004998853</text:p>
          </table:table-cell>
          <table:table-cell office:value-type="float" office:value="0.004576381" calcext:value-type="float">
            <text:p>0.004576381</text:p>
          </table:table-cell>
          <table:table-cell/>
          <table:table-cell office:value-type="float" office:value="-0.004170003" calcext:value-type="float">
            <text:p>-0.004170003</text:p>
          </table:table-cell>
          <table:table-cell office:value-type="float" office:value="-0.00489698" calcext:value-type="float">
            <text:p>-0.00489698</text:p>
          </table:table-cell>
          <table:table-cell office:value-type="float" office:value="-0.005319452" calcext:value-type="float">
            <text:p>-0.005319452</text:p>
          </table:table-cell>
          <table:table-cell/>
          <table:table-cell office:value-type="float" office:value="25.037210359" calcext:value-type="float">
            <text:p>25.037210359</text:p>
          </table:table-cell>
          <table:table-cell office:value-type="float" office:value="25.019268614" calcext:value-type="float">
            <text:p>25.019268614</text:p>
          </table:table-cell>
          <table:table-cell office:value-type="float" office:value="25.008841893" calcext:value-type="float">
            <text:p>25.008841893</text:p>
          </table:table-cell>
          <table:table-cell/>
          <table:table-cell office:value-type="float" office:value="-0.105709857" calcext:value-type="float">
            <text:p>-0.105709857</text:p>
          </table:table-cell>
          <table:table-cell office:value-type="float" office:value="-0.124140149" calcext:value-type="float">
            <text:p>-0.124140149</text:p>
          </table:table-cell>
          <table:table-cell office:value-type="float" office:value="-0.134850838" calcext:value-type="float">
            <text:p>-0.134850838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<text:s/>2019-11-12 09:36:39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91116618" calcext:value-type="float">
            <text:p>0.591116618</text:p>
          </table:table-cell>
          <table:table-cell office:value-type="float" office:value="0.653971512" calcext:value-type="float">
            <text:p>0.653971512</text:p>
          </table:table-cell>
          <table:table-cell office:value-type="float" office:value="0.67596086" calcext:value-type="float">
            <text:p>0.67596086</text:p>
          </table:table-cell>
          <table:table-cell/>
          <table:table-cell office:value-type="float" office:value="0.004829384" calcext:value-type="float">
            <text:p>0.004829384</text:p>
          </table:table-cell>
          <table:table-cell office:value-type="float" office:value="0.005342905" calcext:value-type="float">
            <text:p>0.005342905</text:p>
          </table:table-cell>
          <table:table-cell office:value-type="float" office:value="0.005522556" calcext:value-type="float">
            <text:p>0.005522556</text:p>
          </table:table-cell>
          <table:table-cell/>
          <table:table-cell office:value-type="float" office:value="-0.005066449" calcext:value-type="float">
            <text:p>-0.005066449</text:p>
          </table:table-cell>
          <table:table-cell office:value-type="float" office:value="-0.004552929" calcext:value-type="float">
            <text:p>-0.004552929</text:p>
          </table:table-cell>
          <table:table-cell office:value-type="float" office:value="-0.004373277" calcext:value-type="float">
            <text:p>-0.004373277</text:p>
          </table:table-cell>
          <table:table-cell/>
          <table:table-cell office:value-type="float" office:value="24.999922343" calcext:value-type="float">
            <text:p>24.999922343</text:p>
          </table:table-cell>
          <table:table-cell office:value-type="float" office:value="25.012596241" calcext:value-type="float">
            <text:p>25.012596241</text:p>
          </table:table-cell>
          <table:table-cell office:value-type="float" office:value="25.017030083" calcext:value-type="float">
            <text:p>25.017030083</text:p>
          </table:table-cell>
          <table:table-cell/>
          <table:table-cell office:value-type="float" office:value="-0.128436581" calcext:value-type="float">
            <text:p>-0.128436581</text:p>
          </table:table-cell>
          <table:table-cell office:value-type="float" office:value="-0.115417725" calcext:value-type="float">
            <text:p>-0.115417725</text:p>
          </table:table-cell>
          <table:table-cell office:value-type="float" office:value="-0.110863216" calcext:value-type="float">
            <text:p>-0.110863216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<text:s/>2019-11-12 09:36:41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86170028" calcext:value-type="float">
            <text:p>0.586170028</text:p>
          </table:table-cell>
          <table:table-cell office:value-type="float" office:value="0.699736559" calcext:value-type="float">
            <text:p>0.699736559</text:p>
          </table:table-cell>
          <table:table-cell office:value-type="float" office:value="0.639525132" calcext:value-type="float">
            <text:p>0.639525132</text:p>
          </table:table-cell>
          <table:table-cell/>
          <table:table-cell office:value-type="float" office:value="0.004788971" calcext:value-type="float">
            <text:p>0.004788971</text:p>
          </table:table-cell>
          <table:table-cell office:value-type="float" office:value="0.005716802" calcext:value-type="float">
            <text:p>0.005716802</text:p>
          </table:table-cell>
          <table:table-cell office:value-type="float" office:value="0.005224879" calcext:value-type="float">
            <text:p>0.005224879</text:p>
          </table:table-cell>
          <table:table-cell/>
          <table:table-cell office:value-type="float" office:value="-0.005106863" calcext:value-type="float">
            <text:p>-0.005106863</text:p>
          </table:table-cell>
          <table:table-cell office:value-type="float" office:value="-0.004179031" calcext:value-type="float">
            <text:p>-0.004179031</text:p>
          </table:table-cell>
          <table:table-cell office:value-type="float" office:value="-0.004670955" calcext:value-type="float">
            <text:p>-0.004670955</text:p>
          </table:table-cell>
          <table:table-cell/>
          <table:table-cell office:value-type="float" office:value="24.99892492" calcext:value-type="float">
            <text:p>24.99892492</text:p>
          </table:table-cell>
          <table:table-cell office:value-type="float" office:value="25.021824096" calcext:value-type="float">
            <text:p>25.021824096</text:p>
          </table:table-cell>
          <table:table-cell office:value-type="float" office:value="25.009683324" calcext:value-type="float">
            <text:p>25.009683324</text:p>
          </table:table-cell>
          <table:table-cell/>
          <table:table-cell office:value-type="float" office:value="-0.129461155" calcext:value-type="float">
            <text:p>-0.129461155</text:p>
          </table:table-cell>
          <table:table-cell office:value-type="float" office:value="-0.105938741" calcext:value-type="float">
            <text:p>-0.105938741</text:p>
          </table:table-cell>
          <table:table-cell office:value-type="float" office:value="-0.118409921" calcext:value-type="float">
            <text:p>-0.11840992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<text:s/>2019-11-12 09:36:42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693727814" calcext:value-type="float">
            <text:p>0.693727814</text:p>
          </table:table-cell>
          <table:table-cell office:value-type="float" office:value="0.608623696" calcext:value-type="float">
            <text:p>0.608623696</text:p>
          </table:table-cell>
          <table:table-cell office:value-type="float" office:value="0.630480126" calcext:value-type="float">
            <text:p>0.630480126</text:p>
          </table:table-cell>
          <table:table-cell/>
          <table:table-cell office:value-type="float" office:value="0.005667711" calcext:value-type="float">
            <text:p>0.005667711</text:p>
          </table:table-cell>
          <table:table-cell office:value-type="float" office:value="0.004972416" calcext:value-type="float">
            <text:p>0.004972416</text:p>
          </table:table-cell>
          <table:table-cell office:value-type="float" office:value="0.005150981" calcext:value-type="float">
            <text:p>0.005150981</text:p>
          </table:table-cell>
          <table:table-cell/>
          <table:table-cell office:value-type="float" office:value="-0.004228122" calcext:value-type="float">
            <text:p>-0.004228122</text:p>
          </table:table-cell>
          <table:table-cell office:value-type="float" office:value="-0.004923418" calcext:value-type="float">
            <text:p>-0.004923418</text:p>
          </table:table-cell>
          <table:table-cell office:value-type="float" office:value="-0.004744852" calcext:value-type="float">
            <text:p>-0.004744852</text:p>
          </table:table-cell>
          <table:table-cell/>
          <table:table-cell office:value-type="float" office:value="25.030721499" calcext:value-type="float">
            <text:p>25.030721499</text:p>
          </table:table-cell>
          <table:table-cell office:value-type="float" office:value="25.01356157" calcext:value-type="float">
            <text:p>25.01356157</text:p>
          </table:table-cell>
          <table:table-cell office:value-type="float" office:value="25.017968606" calcext:value-type="float">
            <text:p>25.017968606</text:p>
          </table:table-cell>
          <table:table-cell/>
          <table:table-cell office:value-type="float" office:value="-0.107183282" calcext:value-type="float">
            <text:p>-0.107183282</text:p>
          </table:table-cell>
          <table:table-cell office:value-type="float" office:value="-0.124810397" calcext:value-type="float">
            <text:p>-0.124810397</text:p>
          </table:table-cell>
          <table:table-cell office:value-type="float" office:value="-0.120283368" calcext:value-type="float">
            <text:p>-0.120283368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<text:s/>2019-11-12 09:36:43</text:p>
          </table:table-cell>
          <table:table-cell office:value-type="float" office:value="25.12496" calcext:value-type="float">
            <text:p>25.12496</text:p>
          </table:table-cell>
          <table:table-cell office:value-type="float" office:value="0.592514943" calcext:value-type="float">
            <text:p>0.592514943</text:p>
          </table:table-cell>
          <table:table-cell office:value-type="float" office:value="0.682811222" calcext:value-type="float">
            <text:p>0.682811222</text:p>
          </table:table-cell>
          <table:table-cell office:value-type="float" office:value="0.66594847" calcext:value-type="float">
            <text:p>0.66594847</text:p>
          </table:table-cell>
          <table:table-cell/>
          <table:table-cell office:value-type="float" office:value="0.004840808" calcext:value-type="float">
            <text:p>0.004840808</text:p>
          </table:table-cell>
          <table:table-cell office:value-type="float" office:value="0.005578523" calcext:value-type="float">
            <text:p>0.005578523</text:p>
          </table:table-cell>
          <table:table-cell office:value-type="float" office:value="0.005440755" calcext:value-type="float">
            <text:p>0.005440755</text:p>
          </table:table-cell>
          <table:table-cell/>
          <table:table-cell office:value-type="float" office:value="-0.005055025" calcext:value-type="float">
            <text:p>-0.005055025</text:p>
          </table:table-cell>
          <table:table-cell office:value-type="float" office:value="-0.00431731" calcext:value-type="float">
            <text:p>-0.00431731</text:p>
          </table:table-cell>
          <table:table-cell office:value-type="float" office:value="-0.004455078" calcext:value-type="float">
            <text:p>-0.004455078</text:p>
          </table:table-cell>
          <table:table-cell/>
          <table:table-cell office:value-type="float" office:value="25.0002043" calcext:value-type="float">
            <text:p>25.0002043</text:p>
          </table:table-cell>
          <table:table-cell office:value-type="float" office:value="25.018411358" calcext:value-type="float">
            <text:p>25.018411358</text:p>
          </table:table-cell>
          <table:table-cell office:value-type="float" office:value="25.015011228" calcext:value-type="float">
            <text:p>25.015011228</text:p>
          </table:table-cell>
          <table:table-cell/>
          <table:table-cell office:value-type="float" office:value="-0.12814695" calcext:value-type="float">
            <text:p>-0.12814695</text:p>
          </table:table-cell>
          <table:table-cell office:value-type="float" office:value="-0.109444351" calcext:value-type="float">
            <text:p>-0.109444351</text:p>
          </table:table-cell>
          <table:table-cell office:value-type="float" office:value="-0.112937013" calcext:value-type="float">
            <text:p>-0.112937013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<text:s/>2019-11-12 09:36:44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615244581" calcext:value-type="float">
            <text:p>0.615244581</text:p>
          </table:table-cell>
          <table:table-cell office:value-type="float" office:value="0.742141097" calcext:value-type="float">
            <text:p>0.742141097</text:p>
          </table:table-cell>
          <table:table-cell office:value-type="float" office:value="0.570788452" calcext:value-type="float">
            <text:p>0.570788452</text:p>
          </table:table-cell>
          <table:table-cell/>
          <table:table-cell office:value-type="float" office:value="0.005026508" calcext:value-type="float">
            <text:p>0.005026508</text:p>
          </table:table-cell>
          <table:table-cell office:value-type="float" office:value="0.006063244" calcext:value-type="float">
            <text:p>0.006063244</text:p>
          </table:table-cell>
          <table:table-cell office:value-type="float" office:value="0.004663304" calcext:value-type="float">
            <text:p>0.004663304</text:p>
          </table:table-cell>
          <table:table-cell/>
          <table:table-cell office:value-type="float" office:value="-0.004869325" calcext:value-type="float">
            <text:p>-0.004869325</text:p>
          </table:table-cell>
          <table:table-cell office:value-type="float" office:value="-0.003832589" calcext:value-type="float">
            <text:p>-0.003832589</text:p>
          </table:table-cell>
          <table:table-cell office:value-type="float" office:value="-0.005232529" calcext:value-type="float">
            <text:p>-0.005232529</text:p>
          </table:table-cell>
          <table:table-cell/>
          <table:table-cell office:value-type="float" office:value="25.014896578" calcext:value-type="float">
            <text:p>25.014896578</text:p>
          </table:table-cell>
          <table:table-cell office:value-type="float" office:value="25.040483171" calcext:value-type="float">
            <text:p>25.040483171</text:p>
          </table:table-cell>
          <table:table-cell office:value-type="float" office:value="25.005932593" calcext:value-type="float">
            <text:p>25.005932593</text:p>
          </table:table-cell>
          <table:table-cell/>
          <table:table-cell office:value-type="float" office:value="-0.123439039" calcext:value-type="float">
            <text:p>-0.123439039</text:p>
          </table:table-cell>
          <table:table-cell office:value-type="float" office:value="-0.097155891" calcext:value-type="float">
            <text:p>-0.097155891</text:p>
          </table:table-cell>
          <table:table-cell office:value-type="float" office:value="-0.132647108" calcext:value-type="float">
            <text:p>-0.13264710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<text:s/>2019-11-12 09:36:46</text:p>
          </table:table-cell>
          <table:table-cell office:value-type="float" office:value="25.14012" calcext:value-type="float">
            <text:p>25.14012</text:p>
          </table:table-cell>
          <table:table-cell office:value-type="float" office:value="0.704516852" calcext:value-type="float">
            <text:p>0.704516852</text:p>
          </table:table-cell>
          <table:table-cell office:value-type="float" office:value="0.62038429" calcext:value-type="float">
            <text:p>0.62038429</text:p>
          </table:table-cell>
          <table:table-cell office:value-type="float" office:value="0.565608807" calcext:value-type="float">
            <text:p>0.565608807</text:p>
          </table:table-cell>
          <table:table-cell/>
          <table:table-cell office:value-type="float" office:value="0.005755857" calcext:value-type="float">
            <text:p>0.005755857</text:p>
          </table:table-cell>
          <table:table-cell office:value-type="float" office:value="0.005068499" calcext:value-type="float">
            <text:p>0.005068499</text:p>
          </table:table-cell>
          <table:table-cell office:value-type="float" office:value="0.004620987" calcext:value-type="float">
            <text:p>0.004620987</text:p>
          </table:table-cell>
          <table:table-cell/>
          <table:table-cell office:value-type="float" office:value="-0.004139977" calcext:value-type="float">
            <text:p>-0.004139977</text:p>
          </table:table-cell>
          <table:table-cell office:value-type="float" office:value="-0.004827334" calcext:value-type="float">
            <text:p>-0.004827334</text:p>
          </table:table-cell>
          <table:table-cell office:value-type="float" office:value="-0.005274846" calcext:value-type="float">
            <text:p>-0.005274846</text:p>
          </table:table-cell>
          <table:table-cell/>
          <table:table-cell office:value-type="float" office:value="25.0379514" calcext:value-type="float">
            <text:p>25.0379514</text:p>
          </table:table-cell>
          <table:table-cell office:value-type="float" office:value="25.020987482" calcext:value-type="float">
            <text:p>25.020987482</text:p>
          </table:table-cell>
          <table:table-cell office:value-type="float" office:value="25.009942787" calcext:value-type="float">
            <text:p>25.009942787</text:p>
          </table:table-cell>
          <table:table-cell/>
          <table:table-cell office:value-type="float" office:value="-0.104948639" calcext:value-type="float">
            <text:p>-0.104948639</text:p>
          </table:table-cell>
          <table:table-cell office:value-type="float" office:value="-0.122374472" calcext:value-type="float">
            <text:p>-0.122374472</text:p>
          </table:table-cell>
          <table:table-cell office:value-type="float" office:value="-0.13371996" calcext:value-type="float">
            <text:p>-0.13371996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<text:s/>2019-11-12 09:36:47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588597725" calcext:value-type="float">
            <text:p>0.588597725</text:p>
          </table:table-cell>
          <table:table-cell office:value-type="float" office:value="0.68698474" calcext:value-type="float">
            <text:p>0.68698474</text:p>
          </table:table-cell>
          <table:table-cell office:value-type="float" office:value="0.679983578" calcext:value-type="float">
            <text:p>0.679983578</text:p>
          </table:table-cell>
          <table:table-cell/>
          <table:table-cell office:value-type="float" office:value="0.004808805" calcext:value-type="float">
            <text:p>0.004808805</text:p>
          </table:table-cell>
          <table:table-cell office:value-type="float" office:value="0.00561262" calcext:value-type="float">
            <text:p>0.00561262</text:p>
          </table:table-cell>
          <table:table-cell office:value-type="float" office:value="0.005555421" calcext:value-type="float">
            <text:p>0.005555421</text:p>
          </table:table-cell>
          <table:table-cell/>
          <table:table-cell office:value-type="float" office:value="-0.005087028" calcext:value-type="float">
            <text:p>-0.005087028</text:p>
          </table:table-cell>
          <table:table-cell office:value-type="float" office:value="-0.004283213" calcext:value-type="float">
            <text:p>-0.004283213</text:p>
          </table:table-cell>
          <table:table-cell office:value-type="float" office:value="-0.004340412" calcext:value-type="float">
            <text:p>-0.004340412</text:p>
          </table:table-cell>
          <table:table-cell/>
          <table:table-cell office:value-type="float" office:value="25.009523604" calcext:value-type="float">
            <text:p>25.009523604</text:p>
          </table:table-cell>
          <table:table-cell office:value-type="float" office:value="25.029361872" calcext:value-type="float">
            <text:p>25.029361872</text:p>
          </table:table-cell>
          <table:table-cell office:value-type="float" office:value="25.027950204" calcext:value-type="float">
            <text:p>25.027950204</text:p>
          </table:table-cell>
          <table:table-cell/>
          <table:table-cell office:value-type="float" office:value="-0.128958312" calcext:value-type="float">
            <text:p>-0.128958312</text:p>
          </table:table-cell>
          <table:table-cell office:value-type="float" office:value="-0.108579922" calcext:value-type="float">
            <text:p>-0.108579922</text:p>
          </table:table-cell>
          <table:table-cell office:value-type="float" office:value="-0.11003002" calcext:value-type="float">
            <text:p>-0.1100300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<text:s/>2019-11-12 09:36:48</text:p>
          </table:table-cell>
          <table:table-cell office:value-type="float" office:value="25.14012" calcext:value-type="float">
            <text:p>25.14012</text:p>
          </table:table-cell>
          <table:table-cell office:value-type="float" office:value="0.625004843" calcext:value-type="float">
            <text:p>0.625004843</text:p>
          </table:table-cell>
          <table:table-cell office:value-type="float" office:value="0.730377523" calcext:value-type="float">
            <text:p>0.730377523</text:p>
          </table:table-cell>
          <table:table-cell office:value-type="float" office:value="0.56922979" calcext:value-type="float">
            <text:p>0.56922979</text:p>
          </table:table-cell>
          <table:table-cell/>
          <table:table-cell office:value-type="float" office:value="0.005106249" calcext:value-type="float">
            <text:p>0.005106249</text:p>
          </table:table-cell>
          <table:table-cell office:value-type="float" office:value="0.005967137" calcext:value-type="float">
            <text:p>0.005967137</text:p>
          </table:table-cell>
          <table:table-cell office:value-type="float" office:value="0.00465057" calcext:value-type="float">
            <text:p>0.00465057</text:p>
          </table:table-cell>
          <table:table-cell/>
          <table:table-cell office:value-type="float" office:value="-0.004789585" calcext:value-type="float">
            <text:p>-0.004789585</text:p>
          </table:table-cell>
          <table:table-cell office:value-type="float" office:value="-0.003928697" calcext:value-type="float">
            <text:p>-0.003928697</text:p>
          </table:table-cell>
          <table:table-cell office:value-type="float" office:value="-0.005245263" calcext:value-type="float">
            <text:p>-0.005245263</text:p>
          </table:table-cell>
          <table:table-cell/>
          <table:table-cell office:value-type="float" office:value="25.021919146" calcext:value-type="float">
            <text:p>25.021919146</text:p>
          </table:table-cell>
          <table:table-cell office:value-type="float" office:value="25.043165718" calcext:value-type="float">
            <text:p>25.043165718</text:p>
          </table:table-cell>
          <table:table-cell office:value-type="float" office:value="25.01067291" calcext:value-type="float">
            <text:p>25.01067291</text:p>
          </table:table-cell>
          <table:table-cell/>
          <table:table-cell office:value-type="float" office:value="-0.121417437" calcext:value-type="float">
            <text:p>-0.121417437</text:p>
          </table:table-cell>
          <table:table-cell office:value-type="float" office:value="-0.09959236" calcext:value-type="float">
            <text:p>-0.09959236</text:p>
          </table:table-cell>
          <table:table-cell office:value-type="float" office:value="-0.132969951" calcext:value-type="float">
            <text:p>-0.132969951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<text:s/>2019-11-12 09:36:49</text:p>
          </table:table-cell>
          <table:table-cell office:value-type="float" office:value="25.14012" calcext:value-type="float">
            <text:p>25.14012</text:p>
          </table:table-cell>
          <table:table-cell office:value-type="float" office:value="0.583449672" calcext:value-type="float">
            <text:p>0.583449672</text:p>
          </table:table-cell>
          <table:table-cell office:value-type="float" office:value="0.704848254" calcext:value-type="float">
            <text:p>0.704848254</text:p>
          </table:table-cell>
          <table:table-cell office:value-type="float" office:value="0.617630555" calcext:value-type="float">
            <text:p>0.617630555</text:p>
          </table:table-cell>
          <table:table-cell/>
          <table:table-cell office:value-type="float" office:value="0.004766746" calcext:value-type="float">
            <text:p>0.004766746</text:p>
          </table:table-cell>
          <table:table-cell office:value-type="float" office:value="0.005758564" calcext:value-type="float">
            <text:p>0.005758564</text:p>
          </table:table-cell>
          <table:table-cell office:value-type="float" office:value="0.005046001" calcext:value-type="float">
            <text:p>0.005046001</text:p>
          </table:table-cell>
          <table:table-cell/>
          <table:table-cell office:value-type="float" office:value="-0.005129088" calcext:value-type="float">
            <text:p>-0.005129088</text:p>
          </table:table-cell>
          <table:table-cell office:value-type="float" office:value="-0.004137269" calcext:value-type="float">
            <text:p>-0.004137269</text:p>
          </table:table-cell>
          <table:table-cell office:value-type="float" office:value="-0.004849832" calcext:value-type="float">
            <text:p>-0.004849832</text:p>
          </table:table-cell>
          <table:table-cell/>
          <table:table-cell office:value-type="float" office:value="25.013540155" calcext:value-type="float">
            <text:p>25.013540155</text:p>
          </table:table-cell>
          <table:table-cell office:value-type="float" office:value="25.038018221" calcext:value-type="float">
            <text:p>25.038018221</text:p>
          </table:table-cell>
          <table:table-cell office:value-type="float" office:value="25.020432233" calcext:value-type="float">
            <text:p>25.020432233</text:p>
          </table:table-cell>
          <table:table-cell/>
          <table:table-cell office:value-type="float" office:value="-0.130024616" calcext:value-type="float">
            <text:p>-0.130024616</text:p>
          </table:table-cell>
          <table:table-cell office:value-type="float" office:value="-0.104879999" calcext:value-type="float">
            <text:p>-0.104879999</text:p>
          </table:table-cell>
          <table:table-cell office:value-type="float" office:value="-0.122944841" calcext:value-type="float">
            <text:p>-0.12294484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<text:s/>2019-11-12 09:36:51</text:p>
          </table:table-cell>
          <table:table-cell office:value-type="float" office:value="25.14517" calcext:value-type="float">
            <text:p>25.14517</text:p>
          </table:table-cell>
          <table:table-cell office:value-type="float" office:value="0.656384308" calcext:value-type="float">
            <text:p>0.656384308</text:p>
          </table:table-cell>
          <table:table-cell office:value-type="float" office:value="0.698084318" calcext:value-type="float">
            <text:p>0.698084318</text:p>
          </table:table-cell>
          <table:table-cell office:value-type="float" office:value="0.550608105" calcext:value-type="float">
            <text:p>0.550608105</text:p>
          </table:table-cell>
          <table:table-cell/>
          <table:table-cell office:value-type="float" office:value="0.005362617" calcext:value-type="float">
            <text:p>0.005362617</text:p>
          </table:table-cell>
          <table:table-cell office:value-type="float" office:value="0.005703303" calcext:value-type="float">
            <text:p>0.005703303</text:p>
          </table:table-cell>
          <table:table-cell office:value-type="float" office:value="0.004498432" calcext:value-type="float">
            <text:p>0.004498432</text:p>
          </table:table-cell>
          <table:table-cell/>
          <table:table-cell office:value-type="float" office:value="-0.004533216" calcext:value-type="float">
            <text:p>-0.004533216</text:p>
          </table:table-cell>
          <table:table-cell office:value-type="float" office:value="-0.00419253" calcext:value-type="float">
            <text:p>-0.00419253</text:p>
          </table:table-cell>
          <table:table-cell office:value-type="float" office:value="-0.005397401" calcext:value-type="float">
            <text:p>-0.005397401</text:p>
          </table:table-cell>
          <table:table-cell/>
          <table:table-cell office:value-type="float" office:value="25.033300835" calcext:value-type="float">
            <text:p>25.033300835</text:p>
          </table:table-cell>
          <table:table-cell office:value-type="float" office:value="25.041708881" calcext:value-type="float">
            <text:p>25.041708881</text:p>
          </table:table-cell>
          <table:table-cell office:value-type="float" office:value="25.011972709" calcext:value-type="float">
            <text:p>25.011972709</text:p>
          </table:table-cell>
          <table:table-cell/>
          <table:table-cell office:value-type="float" office:value="-0.114917977" calcext:value-type="float">
            <text:p>-0.114917977</text:p>
          </table:table-cell>
          <table:table-cell office:value-type="float" office:value="-0.106280956" calcext:value-type="float">
            <text:p>-0.106280956</text:p>
          </table:table-cell>
          <table:table-cell office:value-type="float" office:value="-0.136827039" calcext:value-type="float">
            <text:p>-0.136827039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<text:s/>2019-11-12 09:36:52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695583307" calcext:value-type="float">
            <text:p>0.695583307</text:p>
          </table:table-cell>
          <table:table-cell office:value-type="float" office:value="0.607203914" calcext:value-type="float">
            <text:p>0.607203914</text:p>
          </table:table-cell>
          <table:table-cell office:value-type="float" office:value="0.642698484" calcext:value-type="float">
            <text:p>0.642698484</text:p>
          </table:table-cell>
          <table:table-cell/>
          <table:table-cell office:value-type="float" office:value="0.00568287" calcext:value-type="float">
            <text:p>0.00568287</text:p>
          </table:table-cell>
          <table:table-cell office:value-type="float" office:value="0.004960816" calcext:value-type="float">
            <text:p>0.004960816</text:p>
          </table:table-cell>
          <table:table-cell office:value-type="float" office:value="0.005250805" calcext:value-type="float">
            <text:p>0.005250805</text:p>
          </table:table-cell>
          <table:table-cell/>
          <table:table-cell office:value-type="float" office:value="-0.004212963" calcext:value-type="float">
            <text:p>-0.004212963</text:p>
          </table:table-cell>
          <table:table-cell office:value-type="float" office:value="-0.004935017" calcext:value-type="float">
            <text:p>-0.004935017</text:p>
          </table:table-cell>
          <table:table-cell office:value-type="float" office:value="-0.004645029" calcext:value-type="float">
            <text:p>-0.004645029</text:p>
          </table:table-cell>
          <table:table-cell/>
          <table:table-cell office:value-type="float" office:value="25.031095628" calcext:value-type="float">
            <text:p>25.031095628</text:p>
          </table:table-cell>
          <table:table-cell office:value-type="float" office:value="25.01327529" calcext:value-type="float">
            <text:p>25.01327529</text:p>
          </table:table-cell>
          <table:table-cell office:value-type="float" office:value="25.020432255" calcext:value-type="float">
            <text:p>25.020432255</text:p>
          </table:table-cell>
          <table:table-cell/>
          <table:table-cell office:value-type="float" office:value="-0.106798969" calcext:value-type="float">
            <text:p>-0.106798969</text:p>
          </table:table-cell>
          <table:table-cell office:value-type="float" office:value="-0.125104471" calcext:value-type="float">
            <text:p>-0.125104471</text:p>
          </table:table-cell>
          <table:table-cell office:value-type="float" office:value="-0.117752642" calcext:value-type="float">
            <text:p>-0.117752642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<text:s/>2019-11-12 09:36:53</text:p>
          </table:table-cell>
          <table:table-cell office:value-type="float" office:value="25.14517" calcext:value-type="float">
            <text:p>25.14517</text:p>
          </table:table-cell>
          <table:table-cell office:value-type="float" office:value="0.582221816" calcext:value-type="float">
            <text:p>0.582221816</text:p>
          </table:table-cell>
          <table:table-cell office:value-type="float" office:value="0.710986937" calcext:value-type="float">
            <text:p>0.710986937</text:p>
          </table:table-cell>
          <table:table-cell office:value-type="float" office:value="0.641989784" calcext:value-type="float">
            <text:p>0.641989784</text:p>
          </table:table-cell>
          <table:table-cell/>
          <table:table-cell office:value-type="float" office:value="0.004756714" calcext:value-type="float">
            <text:p>0.004756714</text:p>
          </table:table-cell>
          <table:table-cell office:value-type="float" office:value="0.005808717" calcext:value-type="float">
            <text:p>0.005808717</text:p>
          </table:table-cell>
          <table:table-cell office:value-type="float" office:value="0.005245015" calcext:value-type="float">
            <text:p>0.005245015</text:p>
          </table:table-cell>
          <table:table-cell/>
          <table:table-cell office:value-type="float" office:value="-0.005139119" calcext:value-type="float">
            <text:p>-0.005139119</text:p>
          </table:table-cell>
          <table:table-cell office:value-type="float" office:value="-0.004087117" calcext:value-type="float">
            <text:p>-0.004087117</text:p>
          </table:table-cell>
          <table:table-cell office:value-type="float" office:value="-0.004650819" calcext:value-type="float">
            <text:p>-0.004650819</text:p>
          </table:table-cell>
          <table:table-cell/>
          <table:table-cell office:value-type="float" office:value="25.018347164" calcext:value-type="float">
            <text:p>25.018347164</text:p>
          </table:table-cell>
          <table:table-cell office:value-type="float" office:value="25.044310446" calcext:value-type="float">
            <text:p>25.044310446</text:p>
          </table:table-cell>
          <table:table-cell office:value-type="float" office:value="25.030398427" calcext:value-type="float">
            <text:p>25.030398427</text:p>
          </table:table-cell>
          <table:table-cell/>
          <table:table-cell office:value-type="float" office:value="-0.130278939" calcext:value-type="float">
            <text:p>-0.130278939</text:p>
          </table:table-cell>
          <table:table-cell office:value-type="float" office:value="-0.103608548" calcext:value-type="float">
            <text:p>-0.103608548</text:p>
          </table:table-cell>
          <table:table-cell office:value-type="float" office:value="-0.117899431" calcext:value-type="float">
            <text:p>-0.117899431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<text:s/>2019-11-12 09:36:54</text:p>
          </table:table-cell>
          <table:table-cell office:value-type="float" office:value="25.13001" calcext:value-type="float">
            <text:p>25.13001</text:p>
          </table:table-cell>
          <table:table-cell office:value-type="float" office:value="0.707986439" calcext:value-type="float">
            <text:p>0.707986439</text:p>
          </table:table-cell>
          <table:table-cell office:value-type="float" office:value="0.606191827" calcext:value-type="float">
            <text:p>0.606191827</text:p>
          </table:table-cell>
          <table:table-cell office:value-type="float" office:value="0.606247855" calcext:value-type="float">
            <text:p>0.606247855</text:p>
          </table:table-cell>
          <table:table-cell/>
          <table:table-cell office:value-type="float" office:value="0.005784203" calcext:value-type="float">
            <text:p>0.005784203</text:p>
          </table:table-cell>
          <table:table-cell office:value-type="float" office:value="0.004952548" calcext:value-type="float">
            <text:p>0.004952548</text:p>
          </table:table-cell>
          <table:table-cell office:value-type="float" office:value="0.004953005" calcext:value-type="float">
            <text:p>0.004953005</text:p>
          </table:table-cell>
          <table:table-cell/>
          <table:table-cell office:value-type="float" office:value="-0.00411163" calcext:value-type="float">
            <text:p>-0.00411163</text:p>
          </table:table-cell>
          <table:table-cell office:value-type="float" office:value="-0.004943286" calcext:value-type="float">
            <text:p>-0.004943286</text:p>
          </table:table-cell>
          <table:table-cell office:value-type="float" office:value="-0.004942828" calcext:value-type="float">
            <text:p>-0.004942828</text:p>
          </table:table-cell>
          <table:table-cell/>
          <table:table-cell office:value-type="float" office:value="25.02854203" calcext:value-type="float">
            <text:p>25.02854203</text:p>
          </table:table-cell>
          <table:table-cell office:value-type="float" office:value="25.00801665" calcext:value-type="float">
            <text:p>25.00801665</text:p>
          </table:table-cell>
          <table:table-cell office:value-type="float" office:value="25.008027947" calcext:value-type="float">
            <text:p>25.008027947</text:p>
          </table:table-cell>
          <table:table-cell/>
          <table:table-cell office:value-type="float" office:value="-0.104230014" calcext:value-type="float">
            <text:p>-0.104230014</text:p>
          </table:table-cell>
          <table:table-cell office:value-type="float" office:value="-0.125314101" calcext:value-type="float">
            <text:p>-0.125314101</text:p>
          </table:table-cell>
          <table:table-cell office:value-type="float" office:value="-0.125302496" calcext:value-type="float">
            <text:p>-0.125302496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<text:s/>2019-11-12 09:36:56</text:p>
          </table:table-cell>
          <table:table-cell office:value-type="float" office:value="25.14012" calcext:value-type="float">
            <text:p>25.14012</text:p>
          </table:table-cell>
          <table:table-cell office:value-type="float" office:value="0.668328484" calcext:value-type="float">
            <text:p>0.668328484</text:p>
          </table:table-cell>
          <table:table-cell office:value-type="float" office:value="0.618643834" calcext:value-type="float">
            <text:p>0.618643834</text:p>
          </table:table-cell>
          <table:table-cell office:value-type="float" office:value="0.673180899" calcext:value-type="float">
            <text:p>0.673180899</text:p>
          </table:table-cell>
          <table:table-cell/>
          <table:table-cell office:value-type="float" office:value="0.0054602" calcext:value-type="float">
            <text:p>0.0054602</text:p>
          </table:table-cell>
          <table:table-cell office:value-type="float" office:value="0.00505428" calcext:value-type="float">
            <text:p>0.00505428</text:p>
          </table:table-cell>
          <table:table-cell office:value-type="float" office:value="0.005499844" calcext:value-type="float">
            <text:p>0.005499844</text:p>
          </table:table-cell>
          <table:table-cell/>
          <table:table-cell office:value-type="float" office:value="-0.004435633" calcext:value-type="float">
            <text:p>-0.004435633</text:p>
          </table:table-cell>
          <table:table-cell office:value-type="float" office:value="-0.004841554" calcext:value-type="float">
            <text:p>-0.004841554</text:p>
          </table:table-cell>
          <table:table-cell office:value-type="float" office:value="-0.004395989" calcext:value-type="float">
            <text:p>-0.004395989</text:p>
          </table:table-cell>
          <table:table-cell/>
          <table:table-cell office:value-type="float" office:value="25.030654655" calcext:value-type="float">
            <text:p>25.030654655</text:p>
          </table:table-cell>
          <table:table-cell office:value-type="float" office:value="25.020636546" calcext:value-type="float">
            <text:p>25.020636546</text:p>
          </table:table-cell>
          <table:table-cell office:value-type="float" office:value="25.031633062" calcext:value-type="float">
            <text:p>25.031633062</text:p>
          </table:table-cell>
          <table:table-cell/>
          <table:table-cell office:value-type="float" office:value="-0.112444057" calcext:value-type="float">
            <text:p>-0.112444057</text:p>
          </table:table-cell>
          <table:table-cell office:value-type="float" office:value="-0.122734965" calcext:value-type="float">
            <text:p>-0.122734965</text:p>
          </table:table-cell>
          <table:table-cell office:value-type="float" office:value="-0.11143901" calcext:value-type="float">
            <text:p>-0.11143901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<text:s/>2019-11-12 09:36:57</text:p>
          </table:table-cell>
          <table:table-cell office:value-type="float" office:value="25.14012" calcext:value-type="float">
            <text:p>25.14012</text:p>
          </table:table-cell>
          <table:table-cell office:value-type="float" office:value="0.702214325" calcext:value-type="float">
            <text:p>0.702214325</text:p>
          </table:table-cell>
          <table:table-cell office:value-type="float" office:value="0.611838771" calcext:value-type="float">
            <text:p>0.611838771</text:p>
          </table:table-cell>
          <table:table-cell office:value-type="float" office:value="0.628992394" calcext:value-type="float">
            <text:p>0.628992394</text:p>
          </table:table-cell>
          <table:table-cell/>
          <table:table-cell office:value-type="float" office:value="0.005737045" calcext:value-type="float">
            <text:p>0.005737045</text:p>
          </table:table-cell>
          <table:table-cell office:value-type="float" office:value="0.004998683" calcext:value-type="float">
            <text:p>0.004998683</text:p>
          </table:table-cell>
          <table:table-cell office:value-type="float" office:value="0.005138827" calcext:value-type="float">
            <text:p>0.005138827</text:p>
          </table:table-cell>
          <table:table-cell/>
          <table:table-cell office:value-type="float" office:value="-0.004158788" calcext:value-type="float">
            <text:p>-0.004158788</text:p>
          </table:table-cell>
          <table:table-cell office:value-type="float" office:value="-0.004897151" calcext:value-type="float">
            <text:p>-0.004897151</text:p>
          </table:table-cell>
          <table:table-cell office:value-type="float" office:value="-0.004757007" calcext:value-type="float">
            <text:p>-0.004757007</text:p>
          </table:table-cell>
          <table:table-cell/>
          <table:table-cell office:value-type="float" office:value="25.037487138" calcext:value-type="float">
            <text:p>25.037487138</text:p>
          </table:table-cell>
          <table:table-cell office:value-type="float" office:value="25.019264407" calcext:value-type="float">
            <text:p>25.019264407</text:p>
          </table:table-cell>
          <table:table-cell office:value-type="float" office:value="25.022723173" calcext:value-type="float">
            <text:p>25.022723173</text:p>
          </table:table-cell>
          <table:table-cell/>
          <table:table-cell office:value-type="float" office:value="-0.105425542" calcext:value-type="float">
            <text:p>-0.105425542</text:p>
          </table:table-cell>
          <table:table-cell office:value-type="float" office:value="-0.12414447" calcext:value-type="float">
            <text:p>-0.12414447</text:p>
          </table:table-cell>
          <table:table-cell office:value-type="float" office:value="-0.120591514" calcext:value-type="float">
            <text:p>-0.120591514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<text:s/>2019-11-12 09:36:58</text:p>
          </table:table-cell>
          <table:table-cell office:value-type="float" office:value="25.14517" calcext:value-type="float">
            <text:p>25.14517</text:p>
          </table:table-cell>
          <table:table-cell office:value-type="float" office:value="0.711003031" calcext:value-type="float">
            <text:p>0.711003031</text:p>
          </table:table-cell>
          <table:table-cell office:value-type="float" office:value="0.61131425" calcext:value-type="float">
            <text:p>0.61131425</text:p>
          </table:table-cell>
          <table:table-cell office:value-type="float" office:value="0.614470913" calcext:value-type="float">
            <text:p>0.614470913</text:p>
          </table:table-cell>
          <table:table-cell/>
          <table:table-cell office:value-type="float" office:value="0.005808848" calcext:value-type="float">
            <text:p>0.005808848</text:p>
          </table:table-cell>
          <table:table-cell office:value-type="float" office:value="0.004994397" calcext:value-type="float">
            <text:p>0.004994397</text:p>
          </table:table-cell>
          <table:table-cell office:value-type="float" office:value="0.005020187" calcext:value-type="float">
            <text:p>0.005020187</text:p>
          </table:table-cell>
          <table:table-cell/>
          <table:table-cell office:value-type="float" office:value="-0.004086985" calcext:value-type="float">
            <text:p>-0.004086985</text:p>
          </table:table-cell>
          <table:table-cell office:value-type="float" office:value="-0.004901436" calcext:value-type="float">
            <text:p>-0.004901436</text:p>
          </table:table-cell>
          <table:table-cell office:value-type="float" office:value="-0.004875646" calcext:value-type="float">
            <text:p>-0.004875646</text:p>
          </table:table-cell>
          <table:table-cell/>
          <table:table-cell office:value-type="float" office:value="25.04431369" calcext:value-type="float">
            <text:p>25.04431369</text:p>
          </table:table-cell>
          <table:table-cell office:value-type="float" office:value="25.024213208" calcext:value-type="float">
            <text:p>25.024213208</text:p>
          </table:table-cell>
          <table:table-cell office:value-type="float" office:value="25.024849699" calcext:value-type="float">
            <text:p>25.024849699</text:p>
          </table:table-cell>
          <table:table-cell/>
          <table:table-cell office:value-type="float" office:value="-0.103605214" calcext:value-type="float">
            <text:p>-0.103605214</text:p>
          </table:table-cell>
          <table:table-cell office:value-type="float" office:value="-0.124253112" calcext:value-type="float">
            <text:p>-0.124253112</text:p>
          </table:table-cell>
          <table:table-cell office:value-type="float" office:value="-0.123599285" calcext:value-type="float">
            <text:p>-0.12359928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<text:s/>2019-11-12 09:36:59</text:p>
          </table:table-cell>
          <table:table-cell office:value-type="float" office:value="25.14517" calcext:value-type="float">
            <text:p>25.14517</text:p>
          </table:table-cell>
          <table:table-cell office:value-type="float" office:value="0.673127255" calcext:value-type="float">
            <text:p>0.673127255</text:p>
          </table:table-cell>
          <table:table-cell office:value-type="float" office:value="0.620753243" calcext:value-type="float">
            <text:p>0.620753243</text:p>
          </table:table-cell>
          <table:table-cell office:value-type="float" office:value="0.657336194" calcext:value-type="float">
            <text:p>0.657336194</text:p>
          </table:table-cell>
          <table:table-cell/>
          <table:table-cell office:value-type="float" office:value="0.005499406" calcext:value-type="float">
            <text:p>0.005499406</text:p>
          </table:table-cell>
          <table:table-cell office:value-type="float" office:value="0.005071513" calcext:value-type="float">
            <text:p>0.005071513</text:p>
          </table:table-cell>
          <table:table-cell office:value-type="float" office:value="0.005370394" calcext:value-type="float">
            <text:p>0.005370394</text:p>
          </table:table-cell>
          <table:table-cell/>
          <table:table-cell office:value-type="float" office:value="-0.004396428" calcext:value-type="float">
            <text:p>-0.004396428</text:p>
          </table:table-cell>
          <table:table-cell office:value-type="float" office:value="-0.00482432" calcext:value-type="float">
            <text:p>-0.00482432</text:p>
          </table:table-cell>
          <table:table-cell office:value-type="float" office:value="-0.00452544" calcext:value-type="float">
            <text:p>-0.00452544</text:p>
          </table:table-cell>
          <table:table-cell/>
          <table:table-cell office:value-type="float" office:value="25.036676752" calcext:value-type="float">
            <text:p>25.036676752</text:p>
          </table:table-cell>
          <table:table-cell office:value-type="float" office:value="25.02611643" calcext:value-type="float">
            <text:p>25.02611643</text:p>
          </table:table-cell>
          <table:table-cell office:value-type="float" office:value="25.033492766" calcext:value-type="float">
            <text:p>25.033492766</text:p>
          </table:table-cell>
          <table:table-cell/>
          <table:table-cell office:value-type="float" office:value="-0.111450121" calcext:value-type="float">
            <text:p>-0.111450121</text:p>
          </table:table-cell>
          <table:table-cell office:value-type="float" office:value="-0.122298052" calcext:value-type="float">
            <text:p>-0.122298052</text:p>
          </table:table-cell>
          <table:table-cell office:value-type="float" office:value="-0.114720818" calcext:value-type="float">
            <text:p>-0.114720818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<text:s/>2019-11-12 09:37:01</text:p>
          </table:table-cell>
          <table:table-cell office:value-type="float" office:value="25.15023" calcext:value-type="float">
            <text:p>25.15023</text:p>
          </table:table-cell>
          <table:table-cell office:value-type="float" office:value="0.585003565" calcext:value-type="float">
            <text:p>0.585003565</text:p>
          </table:table-cell>
          <table:table-cell office:value-type="float" office:value="0.66294082" calcext:value-type="float">
            <text:p>0.66294082</text:p>
          </table:table-cell>
          <table:table-cell office:value-type="float" office:value="0.682397566" calcext:value-type="float">
            <text:p>0.682397566</text:p>
          </table:table-cell>
          <table:table-cell/>
          <table:table-cell office:value-type="float" office:value="0.004779441" calcext:value-type="float">
            <text:p>0.004779441</text:p>
          </table:table-cell>
          <table:table-cell office:value-type="float" office:value="0.005416183" calcext:value-type="float">
            <text:p>0.005416183</text:p>
          </table:table-cell>
          <table:table-cell office:value-type="float" office:value="0.005575144" calcext:value-type="float">
            <text:p>0.005575144</text:p>
          </table:table-cell>
          <table:table-cell/>
          <table:table-cell office:value-type="float" office:value="-0.005116392" calcext:value-type="float">
            <text:p>-0.005116392</text:p>
          </table:table-cell>
          <table:table-cell office:value-type="float" office:value="-0.00447965" calcext:value-type="float">
            <text:p>-0.00447965</text:p>
          </table:table-cell>
          <table:table-cell office:value-type="float" office:value="-0.00432069" calcext:value-type="float">
            <text:p>-0.00432069</text:p>
          </table:table-cell>
          <table:table-cell/>
          <table:table-cell office:value-type="float" office:value="25.02396265" calcext:value-type="float">
            <text:p>25.02396265</text:p>
          </table:table-cell>
          <table:table-cell office:value-type="float" office:value="25.039677356" calcext:value-type="float">
            <text:p>25.039677356</text:p>
          </table:table-cell>
          <table:table-cell office:value-type="float" office:value="25.043600439" calcext:value-type="float">
            <text:p>25.043600439</text:p>
          </table:table-cell>
          <table:table-cell/>
          <table:table-cell office:value-type="float" office:value="-0.129702762" calcext:value-type="float">
            <text:p>-0.129702762</text:p>
          </table:table-cell>
          <table:table-cell office:value-type="float" office:value="-0.113559968" calcext:value-type="float">
            <text:p>-0.113559968</text:p>
          </table:table-cell>
          <table:table-cell office:value-type="float" office:value="-0.109530028" calcext:value-type="float">
            <text:p>-0.109530028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<text:s/>2019-11-12 09:37:02</text:p>
          </table:table-cell>
          <table:table-cell office:value-type="float" office:value="25.14517" calcext:value-type="float">
            <text:p>25.14517</text:p>
          </table:table-cell>
          <table:table-cell office:value-type="float" office:value="0.724889722" calcext:value-type="float">
            <text:p>0.724889722</text:p>
          </table:table-cell>
          <table:table-cell office:value-type="float" office:value="0.611105634" calcext:value-type="float">
            <text:p>0.611105634</text:p>
          </table:table-cell>
          <table:table-cell office:value-type="float" office:value="0.573847958" calcext:value-type="float">
            <text:p>0.573847958</text:p>
          </table:table-cell>
          <table:table-cell/>
          <table:table-cell office:value-type="float" office:value="0.005922302" calcext:value-type="float">
            <text:p>0.005922302</text:p>
          </table:table-cell>
          <table:table-cell office:value-type="float" office:value="0.004992693" calcext:value-type="float">
            <text:p>0.004992693</text:p>
          </table:table-cell>
          <table:table-cell office:value-type="float" office:value="0.0046883" calcext:value-type="float">
            <text:p>0.0046883</text:p>
          </table:table-cell>
          <table:table-cell/>
          <table:table-cell office:value-type="float" office:value="-0.003973532" calcext:value-type="float">
            <text:p>-0.003973532</text:p>
          </table:table-cell>
          <table:table-cell office:value-type="float" office:value="-0.00490314" calcext:value-type="float">
            <text:p>-0.00490314</text:p>
          </table:table-cell>
          <table:table-cell office:value-type="float" office:value="-0.005207533" calcext:value-type="float">
            <text:p>-0.005207533</text:p>
          </table:table-cell>
          <table:table-cell/>
          <table:table-cell office:value-type="float" office:value="25.047113668" calcext:value-type="float">
            <text:p>25.047113668</text:p>
          </table:table-cell>
          <table:table-cell office:value-type="float" office:value="25.024171144" calcext:value-type="float">
            <text:p>25.024171144</text:p>
          </table:table-cell>
          <table:table-cell office:value-type="float" office:value="25.016658699" calcext:value-type="float">
            <text:p>25.016658699</text:p>
          </table:table-cell>
          <table:table-cell/>
          <table:table-cell office:value-type="float" office:value="-0.100728994" calcext:value-type="float">
            <text:p>-0.100728994</text:p>
          </table:table-cell>
          <table:table-cell office:value-type="float" office:value="-0.124296322" calcext:value-type="float">
            <text:p>-0.124296322</text:p>
          </table:table-cell>
          <table:table-cell office:value-type="float" office:value="-0.132013398" calcext:value-type="float">
            <text:p>-0.13201339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<text:s/>2019-11-12 09:37:03</text:p>
          </table:table-cell>
          <table:table-cell office:value-type="float" office:value="25.14012" calcext:value-type="float">
            <text:p>25.14012</text:p>
          </table:table-cell>
          <table:table-cell office:value-type="float" office:value="0.708028162" calcext:value-type="float">
            <text:p>0.708028162</text:p>
          </table:table-cell>
          <table:table-cell office:value-type="float" office:value="0.607782675" calcext:value-type="float">
            <text:p>0.607782675</text:p>
          </table:table-cell>
          <table:table-cell office:value-type="float" office:value="0.60282178" calcext:value-type="float">
            <text:p>0.60282178</text:p>
          </table:table-cell>
          <table:table-cell/>
          <table:table-cell office:value-type="float" office:value="0.005784544" calcext:value-type="float">
            <text:p>0.005784544</text:p>
          </table:table-cell>
          <table:table-cell office:value-type="float" office:value="0.004965545" calcext:value-type="float">
            <text:p>0.004965545</text:p>
          </table:table-cell>
          <table:table-cell office:value-type="float" office:value="0.004925015" calcext:value-type="float">
            <text:p>0.004925015</text:p>
          </table:table-cell>
          <table:table-cell/>
          <table:table-cell office:value-type="float" office:value="-0.00411129" calcext:value-type="float">
            <text:p>-0.00411129</text:p>
          </table:table-cell>
          <table:table-cell office:value-type="float" office:value="-0.004930289" calcext:value-type="float">
            <text:p>-0.004930289</text:p>
          </table:table-cell>
          <table:table-cell office:value-type="float" office:value="-0.004970819" calcext:value-type="float">
            <text:p>-0.004970819</text:p>
          </table:table-cell>
          <table:table-cell/>
          <table:table-cell office:value-type="float" office:value="25.038659391" calcext:value-type="float">
            <text:p>25.038659391</text:p>
          </table:table-cell>
          <table:table-cell office:value-type="float" office:value="25.018446556" calcext:value-type="float">
            <text:p>25.018446556</text:p>
          </table:table-cell>
          <table:table-cell office:value-type="float" office:value="25.017446264" calcext:value-type="float">
            <text:p>25.017446264</text:p>
          </table:table-cell>
          <table:table-cell/>
          <table:table-cell office:value-type="float" office:value="-0.104221372" calcext:value-type="float">
            <text:p>-0.104221372</text:p>
          </table:table-cell>
          <table:table-cell office:value-type="float" office:value="-0.124984594" calcext:value-type="float">
            <text:p>-0.124984594</text:p>
          </table:table-cell>
          <table:table-cell office:value-type="float" office:value="-0.126012127" calcext:value-type="float">
            <text:p>-0.126012127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<text:s/>2019-11-12 09:37:04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577079723" calcext:value-type="float">
            <text:p>0.577079723</text:p>
          </table:table-cell>
          <table:table-cell office:value-type="float" office:value="0.716825213" calcext:value-type="float">
            <text:p>0.716825213</text:p>
          </table:table-cell>
          <table:table-cell office:value-type="float" office:value="0.593006682" calcext:value-type="float">
            <text:p>0.593006682</text:p>
          </table:table-cell>
          <table:table-cell/>
          <table:table-cell office:value-type="float" office:value="0.004714704" calcext:value-type="float">
            <text:p>0.004714704</text:p>
          </table:table-cell>
          <table:table-cell office:value-type="float" office:value="0.005856415" calcext:value-type="float">
            <text:p>0.005856415</text:p>
          </table:table-cell>
          <table:table-cell office:value-type="float" office:value="0.004844826" calcext:value-type="float">
            <text:p>0.004844826</text:p>
          </table:table-cell>
          <table:table-cell/>
          <table:table-cell office:value-type="float" office:value="-0.00518113" calcext:value-type="float">
            <text:p>-0.00518113</text:p>
          </table:table-cell>
          <table:table-cell office:value-type="float" office:value="-0.004039418" calcext:value-type="float">
            <text:p>-0.004039418</text:p>
          </table:table-cell>
          <table:table-cell office:value-type="float" office:value="-0.005051008" calcext:value-type="float">
            <text:p>-0.005051008</text:p>
          </table:table-cell>
          <table:table-cell/>
          <table:table-cell office:value-type="float" office:value="25.007201148" calcext:value-type="float">
            <text:p>25.007201148</text:p>
          </table:table-cell>
          <table:table-cell office:value-type="float" office:value="25.035378687" calcext:value-type="float">
            <text:p>25.035378687</text:p>
          </table:table-cell>
          <table:table-cell office:value-type="float" office:value="25.010412612" calcext:value-type="float">
            <text:p>25.010412612</text:p>
          </table:table-cell>
          <table:table-cell/>
          <table:table-cell office:value-type="float" office:value="-0.131344009" calcext:value-type="float">
            <text:p>-0.131344009</text:p>
          </table:table-cell>
          <table:table-cell office:value-type="float" office:value="-0.102399319" calcext:value-type="float">
            <text:p>-0.102399319</text:p>
          </table:table-cell>
          <table:table-cell office:value-type="float" office:value="-0.128045098" calcext:value-type="float">
            <text:p>-0.128045098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<text:s/>2019-11-12 09:37:06</text:p>
          </table:table-cell>
          <table:table-cell office:value-type="float" office:value="25.14012" calcext:value-type="float">
            <text:p>25.14012</text:p>
          </table:table-cell>
          <table:table-cell office:value-type="float" office:value="0.582661698" calcext:value-type="float">
            <text:p>0.582661698</text:p>
          </table:table-cell>
          <table:table-cell office:value-type="float" office:value="0.730882374" calcext:value-type="float">
            <text:p>0.730882374</text:p>
          </table:table-cell>
          <table:table-cell office:value-type="float" office:value="0.564967461" calcext:value-type="float">
            <text:p>0.564967461</text:p>
          </table:table-cell>
          <table:table-cell/>
          <table:table-cell office:value-type="float" office:value="0.004760308" calcext:value-type="float">
            <text:p>0.004760308</text:p>
          </table:table-cell>
          <table:table-cell office:value-type="float" office:value="0.005971261" calcext:value-type="float">
            <text:p>0.005971261</text:p>
          </table:table-cell>
          <table:table-cell office:value-type="float" office:value="0.004615747" calcext:value-type="float">
            <text:p>0.004615747</text:p>
          </table:table-cell>
          <table:table-cell/>
          <table:table-cell office:value-type="float" office:value="-0.005135525" calcext:value-type="float">
            <text:p>-0.005135525</text:p>
          </table:table-cell>
          <table:table-cell office:value-type="float" office:value="-0.003924572" calcext:value-type="float">
            <text:p>-0.003924572</text:p>
          </table:table-cell>
          <table:table-cell office:value-type="float" office:value="-0.005280086" calcext:value-type="float">
            <text:p>-0.005280086</text:p>
          </table:table-cell>
          <table:table-cell/>
          <table:table-cell office:value-type="float" office:value="25.013381271" calcext:value-type="float">
            <text:p>25.013381271</text:p>
          </table:table-cell>
          <table:table-cell office:value-type="float" office:value="25.043267512" calcext:value-type="float">
            <text:p>25.043267512</text:p>
          </table:table-cell>
          <table:table-cell office:value-type="float" office:value="25.009813468" calcext:value-type="float">
            <text:p>25.009813468</text:p>
          </table:table-cell>
          <table:table-cell/>
          <table:table-cell office:value-type="float" office:value="-0.130187827" calcext:value-type="float">
            <text:p>-0.130187827</text:p>
          </table:table-cell>
          <table:table-cell office:value-type="float" office:value="-0.099487795" calcext:value-type="float">
            <text:p>-0.099487795</text:p>
          </table:table-cell>
          <table:table-cell office:value-type="float" office:value="-0.133852801" calcext:value-type="float">
            <text:p>-0.133852801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<text:s/>2019-11-12 09:37:07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608035398" calcext:value-type="float">
            <text:p>0.608035398</text:p>
          </table:table-cell>
          <table:table-cell office:value-type="float" office:value="0.738830654" calcext:value-type="float">
            <text:p>0.738830654</text:p>
          </table:table-cell>
          <table:table-cell office:value-type="float" office:value="0.563896366" calcext:value-type="float">
            <text:p>0.563896366</text:p>
          </table:table-cell>
          <table:table-cell/>
          <table:table-cell office:value-type="float" office:value="0.004967609" calcext:value-type="float">
            <text:p>0.004967609</text:p>
          </table:table-cell>
          <table:table-cell office:value-type="float" office:value="0.006036198" calcext:value-type="float">
            <text:p>0.006036198</text:p>
          </table:table-cell>
          <table:table-cell office:value-type="float" office:value="0.004606996" calcext:value-type="float">
            <text:p>0.004606996</text:p>
          </table:table-cell>
          <table:table-cell/>
          <table:table-cell office:value-type="float" office:value="-0.004928224" calcext:value-type="float">
            <text:p>-0.004928224</text:p>
          </table:table-cell>
          <table:table-cell office:value-type="float" office:value="-0.003859635" calcext:value-type="float">
            <text:p>-0.003859635</text:p>
          </table:table-cell>
          <table:table-cell office:value-type="float" office:value="-0.005288837" calcext:value-type="float">
            <text:p>-0.005288837</text:p>
          </table:table-cell>
          <table:table-cell/>
          <table:table-cell office:value-type="float" office:value="25.033661213" calcext:value-type="float">
            <text:p>25.033661213</text:p>
          </table:table-cell>
          <table:table-cell office:value-type="float" office:value="25.060033468" calcext:value-type="float">
            <text:p>25.060033468</text:p>
          </table:table-cell>
          <table:table-cell office:value-type="float" office:value="25.024761316" calcext:value-type="float">
            <text:p>25.024761316</text:p>
          </table:table-cell>
          <table:table-cell/>
          <table:table-cell office:value-type="float" office:value="-0.124932249" calcext:value-type="float">
            <text:p>-0.124932249</text:p>
          </table:table-cell>
          <table:table-cell office:value-type="float" office:value="-0.097841549" calcext:value-type="float">
            <text:p>-0.097841549</text:p>
          </table:table-cell>
          <table:table-cell office:value-type="float" office:value="-0.134074655" calcext:value-type="float">
            <text:p>-0.134074655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<text:s/>2019-11-12 09:37:08</text:p>
          </table:table-cell>
          <table:table-cell office:value-type="float" office:value="25.14012" calcext:value-type="float">
            <text:p>25.14012</text:p>
          </table:table-cell>
          <table:table-cell office:value-type="float" office:value="0.684015236" calcext:value-type="float">
            <text:p>0.684015236</text:p>
          </table:table-cell>
          <table:table-cell office:value-type="float" office:value="0.641501622" calcext:value-type="float">
            <text:p>0.641501622</text:p>
          </table:table-cell>
          <table:table-cell office:value-type="float" office:value="0.554399556" calcext:value-type="float">
            <text:p>0.554399556</text:p>
          </table:table-cell>
          <table:table-cell/>
          <table:table-cell office:value-type="float" office:value="0.00558836" calcext:value-type="float">
            <text:p>0.00558836</text:p>
          </table:table-cell>
          <table:table-cell office:value-type="float" office:value="0.005241026" calcext:value-type="float">
            <text:p>0.005241026</text:p>
          </table:table-cell>
          <table:table-cell office:value-type="float" office:value="0.004529408" calcext:value-type="float">
            <text:p>0.004529408</text:p>
          </table:table-cell>
          <table:table-cell/>
          <table:table-cell office:value-type="float" office:value="-0.004307474" calcext:value-type="float">
            <text:p>-0.004307474</text:p>
          </table:table-cell>
          <table:table-cell office:value-type="float" office:value="-0.004654807" calcext:value-type="float">
            <text:p>-0.004654807</text:p>
          </table:table-cell>
          <table:table-cell office:value-type="float" office:value="-0.005366425" calcext:value-type="float">
            <text:p>-0.005366425</text:p>
          </table:table-cell>
          <table:table-cell/>
          <table:table-cell office:value-type="float" office:value="25.033817618" calcext:value-type="float">
            <text:p>25.033817618</text:p>
          </table:table-cell>
          <table:table-cell office:value-type="float" office:value="25.025245462" calcext:value-type="float">
            <text:p>25.025245462</text:p>
          </table:table-cell>
          <table:table-cell office:value-type="float" office:value="25.007682588" calcext:value-type="float">
            <text:p>25.007682588</text:p>
          </table:table-cell>
          <table:table-cell/>
          <table:table-cell office:value-type="float" office:value="-0.109194973" calcext:value-type="float">
            <text:p>-0.109194973</text:p>
          </table:table-cell>
          <table:table-cell office:value-type="float" office:value="-0.118000541" calcext:value-type="float">
            <text:p>-0.118000541</text:p>
          </table:table-cell>
          <table:table-cell office:value-type="float" office:value="-0.136041718" calcext:value-type="float">
            <text:p>-0.136041718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<text:s/>2019-11-12 09:37:09</text:p>
          </table:table-cell>
          <table:table-cell office:value-type="float" office:value="25.14517" calcext:value-type="float">
            <text:p>25.14517</text:p>
          </table:table-cell>
          <table:table-cell office:value-type="float" office:value="0.589325498" calcext:value-type="float">
            <text:p>0.589325498</text:p>
          </table:table-cell>
          <table:table-cell office:value-type="float" office:value="0.76155314" calcext:value-type="float">
            <text:p>0.76155314</text:p>
          </table:table-cell>
          <table:table-cell office:value-type="float" office:value="0.571838089" calcext:value-type="float">
            <text:p>0.571838089</text:p>
          </table:table-cell>
          <table:table-cell/>
          <table:table-cell office:value-type="float" office:value="0.004814751" calcext:value-type="float">
            <text:p>0.004814751</text:p>
          </table:table-cell>
          <table:table-cell office:value-type="float" office:value="0.006221839" calcext:value-type="float">
            <text:p>0.006221839</text:p>
          </table:table-cell>
          <table:table-cell office:value-type="float" office:value="0.00467188" calcext:value-type="float">
            <text:p>0.00467188</text:p>
          </table:table-cell>
          <table:table-cell/>
          <table:table-cell office:value-type="float" office:value="-0.005081083" calcext:value-type="float">
            <text:p>-0.005081083</text:p>
          </table:table-cell>
          <table:table-cell office:value-type="float" office:value="-0.003673994" calcext:value-type="float">
            <text:p>-0.003673994</text:p>
          </table:table-cell>
          <table:table-cell office:value-type="float" office:value="-0.005223954" calcext:value-type="float">
            <text:p>-0.005223954</text:p>
          </table:table-cell>
          <table:table-cell/>
          <table:table-cell office:value-type="float" office:value="25.019779516" calcext:value-type="float">
            <text:p>25.019779516</text:p>
          </table:table-cell>
          <table:table-cell office:value-type="float" office:value="25.054506089" calcext:value-type="float">
            <text:p>25.054506089</text:p>
          </table:table-cell>
          <table:table-cell office:value-type="float" office:value="25.016253438" calcext:value-type="float">
            <text:p>25.016253438</text:p>
          </table:table-cell>
          <table:table-cell/>
          <table:table-cell office:value-type="float" office:value="-0.128807571" calcext:value-type="float">
            <text:p>-0.128807571</text:p>
          </table:table-cell>
          <table:table-cell office:value-type="float" office:value="-0.09313529" calcext:value-type="float">
            <text:p>-0.09313529</text:p>
          </table:table-cell>
          <table:table-cell office:value-type="float" office:value="-0.132429698" calcext:value-type="float">
            <text:p>-0.132429698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<text:s/>2019-11-12 09:37:11</text:p>
          </table:table-cell>
          <table:table-cell office:value-type="float" office:value="25.13507" calcext:value-type="float">
            <text:p>25.13507</text:p>
          </table:table-cell>
          <table:table-cell office:value-type="float" office:value="0.712918128" calcext:value-type="float">
            <text:p>0.712918128</text:p>
          </table:table-cell>
          <table:table-cell office:value-type="float" office:value="0.614205672" calcext:value-type="float">
            <text:p>0.614205672</text:p>
          </table:table-cell>
          <table:table-cell office:value-type="float" office:value="0.567932197" calcext:value-type="float">
            <text:p>0.567932197</text:p>
          </table:table-cell>
          <table:table-cell/>
          <table:table-cell office:value-type="float" office:value="0.005824495" calcext:value-type="float">
            <text:p>0.005824495</text:p>
          </table:table-cell>
          <table:table-cell office:value-type="float" office:value="0.00501802" calcext:value-type="float">
            <text:p>0.00501802</text:p>
          </table:table-cell>
          <table:table-cell office:value-type="float" office:value="0.004639969" calcext:value-type="float">
            <text:p>0.004639969</text:p>
          </table:table-cell>
          <table:table-cell/>
          <table:table-cell office:value-type="float" office:value="-0.004071339" calcext:value-type="float">
            <text:p>-0.004071339</text:p>
          </table:table-cell>
          <table:table-cell office:value-type="float" office:value="-0.004877813" calcext:value-type="float">
            <text:p>-0.004877813</text:p>
          </table:table-cell>
          <table:table-cell office:value-type="float" office:value="-0.005255864" calcext:value-type="float">
            <text:p>-0.005255864</text:p>
          </table:table-cell>
          <table:table-cell/>
          <table:table-cell office:value-type="float" office:value="25.034590892" calcext:value-type="float">
            <text:p>25.034590892</text:p>
          </table:table-cell>
          <table:table-cell office:value-type="float" office:value="25.014687097" calcext:value-type="float">
            <text:p>25.014687097</text:p>
          </table:table-cell>
          <table:table-cell office:value-type="float" office:value="25.005356665" calcext:value-type="float">
            <text:p>25.005356665</text:p>
          </table:table-cell>
          <table:table-cell/>
          <table:table-cell office:value-type="float" office:value="-0.103208558" calcext:value-type="float">
            <text:p>-0.103208558</text:p>
          </table:table-cell>
          <table:table-cell office:value-type="float" office:value="-0.123654224" calcext:value-type="float">
            <text:p>-0.123654224</text:p>
          </table:table-cell>
          <table:table-cell office:value-type="float" office:value="-0.133238719" calcext:value-type="float">
            <text:p>-0.133238719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<text:s/>2019-11-12 09:37:12</text:p>
          </table:table-cell>
          <table:table-cell office:value-type="float" office:value="25.14517" calcext:value-type="float">
            <text:p>25.14517</text:p>
          </table:table-cell>
          <table:table-cell office:value-type="float" office:value="0.693076336" calcext:value-type="float">
            <text:p>0.693076336</text:p>
          </table:table-cell>
          <table:table-cell office:value-type="float" office:value="0.605968905" calcext:value-type="float">
            <text:p>0.605968905</text:p>
          </table:table-cell>
          <table:table-cell office:value-type="float" office:value="0.639360623" calcext:value-type="float">
            <text:p>0.639360623</text:p>
          </table:table-cell>
          <table:table-cell/>
          <table:table-cell office:value-type="float" office:value="0.005662388" calcext:value-type="float">
            <text:p>0.005662388</text:p>
          </table:table-cell>
          <table:table-cell office:value-type="float" office:value="0.004950726" calcext:value-type="float">
            <text:p>0.004950726</text:p>
          </table:table-cell>
          <table:table-cell office:value-type="float" office:value="0.005223535" calcext:value-type="float">
            <text:p>0.005223535</text:p>
          </table:table-cell>
          <table:table-cell/>
          <table:table-cell office:value-type="float" office:value="-0.004233445" calcext:value-type="float">
            <text:p>-0.004233445</text:p>
          </table:table-cell>
          <table:table-cell office:value-type="float" office:value="-0.004945107" calcext:value-type="float">
            <text:p>-0.004945107</text:p>
          </table:table-cell>
          <table:table-cell office:value-type="float" office:value="-0.004672299" calcext:value-type="float">
            <text:p>-0.004672299</text:p>
          </table:table-cell>
          <table:table-cell/>
          <table:table-cell office:value-type="float" office:value="25.040699116" calcext:value-type="float">
            <text:p>25.040699116</text:p>
          </table:table-cell>
          <table:table-cell office:value-type="float" office:value="25.023135404" calcext:value-type="float">
            <text:p>25.023135404</text:p>
          </table:table-cell>
          <table:table-cell office:value-type="float" office:value="25.029868301" calcext:value-type="float">
            <text:p>25.029868301</text:p>
          </table:table-cell>
          <table:table-cell/>
          <table:table-cell office:value-type="float" office:value="-0.107318218" calcext:value-type="float">
            <text:p>-0.107318218</text:p>
          </table:table-cell>
          <table:table-cell office:value-type="float" office:value="-0.125360274" calcext:value-type="float">
            <text:p>-0.125360274</text:p>
          </table:table-cell>
          <table:table-cell office:value-type="float" office:value="-0.118443995" calcext:value-type="float">
            <text:p>-0.118443995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<text:s/>2019-11-12 09:37:13</text:p>
          </table:table-cell>
          <table:table-cell office:value-type="float" office:value="25.14517" calcext:value-type="float">
            <text:p>25.14517</text:p>
          </table:table-cell>
          <table:table-cell office:value-type="float" office:value="0.699176276" calcext:value-type="float">
            <text:p>0.699176276</text:p>
          </table:table-cell>
          <table:table-cell office:value-type="float" office:value="0.631472544" calcext:value-type="float">
            <text:p>0.631472544</text:p>
          </table:table-cell>
          <table:table-cell office:value-type="float" office:value="0.584738324" calcext:value-type="float">
            <text:p>0.584738324</text:p>
          </table:table-cell>
          <table:table-cell/>
          <table:table-cell office:value-type="float" office:value="0.005712224" calcext:value-type="float">
            <text:p>0.005712224</text:p>
          </table:table-cell>
          <table:table-cell office:value-type="float" office:value="0.005159089" calcext:value-type="float">
            <text:p>0.005159089</text:p>
          </table:table-cell>
          <table:table-cell office:value-type="float" office:value="0.004777274" calcext:value-type="float">
            <text:p>0.004777274</text:p>
          </table:table-cell>
          <table:table-cell/>
          <table:table-cell office:value-type="float" office:value="-0.004183609" calcext:value-type="float">
            <text:p>-0.004183609</text:p>
          </table:table-cell>
          <table:table-cell office:value-type="float" office:value="-0.004736744" calcext:value-type="float">
            <text:p>-0.004736744</text:p>
          </table:table-cell>
          <table:table-cell office:value-type="float" office:value="-0.005118559" calcext:value-type="float">
            <text:p>-0.005118559</text:p>
          </table:table-cell>
          <table:table-cell/>
          <table:table-cell office:value-type="float" office:value="25.041929053" calcext:value-type="float">
            <text:p>25.041929053</text:p>
          </table:table-cell>
          <table:table-cell office:value-type="float" office:value="25.028277802" calcext:value-type="float">
            <text:p>25.028277802</text:p>
          </table:table-cell>
          <table:table-cell office:value-type="float" office:value="25.018854581" calcext:value-type="float">
            <text:p>25.018854581</text:p>
          </table:table-cell>
          <table:table-cell/>
          <table:table-cell office:value-type="float" office:value="-0.106054788" calcext:value-type="float">
            <text:p>-0.106054788</text:p>
          </table:table-cell>
          <table:table-cell office:value-type="float" office:value="-0.120077813" calcext:value-type="float">
            <text:p>-0.120077813</text:p>
          </table:table-cell>
          <table:table-cell office:value-type="float" office:value="-0.1297577" calcext:value-type="float">
            <text:p>-0.1297577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<text:s/>2019-11-12 09:37:14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615030004" calcext:value-type="float">
            <text:p>0.615030004</text:p>
          </table:table-cell>
          <table:table-cell office:value-type="float" office:value="0.646952468" calcext:value-type="float">
            <text:p>0.646952468</text:p>
          </table:table-cell>
          <table:table-cell office:value-type="float" office:value="0.68239101" calcext:value-type="float">
            <text:p>0.68239101</text:p>
          </table:table-cell>
          <table:table-cell/>
          <table:table-cell office:value-type="float" office:value="0.005024755" calcext:value-type="float">
            <text:p>0.005024755</text:p>
          </table:table-cell>
          <table:table-cell office:value-type="float" office:value="0.005285559" calcext:value-type="float">
            <text:p>0.005285559</text:p>
          </table:table-cell>
          <table:table-cell office:value-type="float" office:value="0.00557509" calcext:value-type="float">
            <text:p>0.00557509</text:p>
          </table:table-cell>
          <table:table-cell/>
          <table:table-cell office:value-type="float" office:value="-0.004871078" calcext:value-type="float">
            <text:p>-0.004871078</text:p>
          </table:table-cell>
          <table:table-cell office:value-type="float" office:value="-0.004610274" calcext:value-type="float">
            <text:p>-0.004610274</text:p>
          </table:table-cell>
          <table:table-cell office:value-type="float" office:value="-0.004320743" calcext:value-type="float">
            <text:p>-0.004320743</text:p>
          </table:table-cell>
          <table:table-cell/>
          <table:table-cell office:value-type="float" office:value="25.035071551" calcext:value-type="float">
            <text:p>25.035071551</text:p>
          </table:table-cell>
          <table:table-cell office:value-type="float" office:value="25.041508129" calcext:value-type="float">
            <text:p>25.041508129</text:p>
          </table:table-cell>
          <table:table-cell office:value-type="float" office:value="25.048653616" calcext:value-type="float">
            <text:p>25.048653616</text:p>
          </table:table-cell>
          <table:table-cell/>
          <table:table-cell office:value-type="float" office:value="-0.123483483" calcext:value-type="float">
            <text:p>-0.123483483</text:p>
          </table:table-cell>
          <table:table-cell office:value-type="float" office:value="-0.116871538" calcext:value-type="float">
            <text:p>-0.116871538</text:p>
          </table:table-cell>
          <table:table-cell office:value-type="float" office:value="-0.109531386" calcext:value-type="float">
            <text:p>-0.109531386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<text:s/>2019-11-12 09:37:16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583469937" calcext:value-type="float">
            <text:p>0.583469937</text:p>
          </table:table-cell>
          <table:table-cell office:value-type="float" office:value="0.710429634" calcext:value-type="float">
            <text:p>0.710429634</text:p>
          </table:table-cell>
          <table:table-cell office:value-type="float" office:value="0.604025198" calcext:value-type="float">
            <text:p>0.604025198</text:p>
          </table:table-cell>
          <table:table-cell/>
          <table:table-cell office:value-type="float" office:value="0.004766911" calcext:value-type="float">
            <text:p>0.004766911</text:p>
          </table:table-cell>
          <table:table-cell office:value-type="float" office:value="0.005804164" calcext:value-type="float">
            <text:p>0.005804164</text:p>
          </table:table-cell>
          <table:table-cell office:value-type="float" office:value="0.004934846" calcext:value-type="float">
            <text:p>0.004934846</text:p>
          </table:table-cell>
          <table:table-cell/>
          <table:table-cell office:value-type="float" office:value="-0.005128922" calcext:value-type="float">
            <text:p>-0.005128922</text:p>
          </table:table-cell>
          <table:table-cell office:value-type="float" office:value="-0.00409167" calcext:value-type="float">
            <text:p>-0.00409167</text:p>
          </table:table-cell>
          <table:table-cell office:value-type="float" office:value="-0.004960987" calcext:value-type="float">
            <text:p>-0.004960987</text:p>
          </table:table-cell>
          <table:table-cell/>
          <table:table-cell office:value-type="float" office:value="25.033762597" calcext:value-type="float">
            <text:p>25.033762597</text:p>
          </table:table-cell>
          <table:table-cell office:value-type="float" office:value="25.059361495" calcext:value-type="float">
            <text:p>25.059361495</text:p>
          </table:table-cell>
          <table:table-cell office:value-type="float" office:value="25.037907196" calcext:value-type="float">
            <text:p>25.037907196</text:p>
          </table:table-cell>
          <table:table-cell/>
          <table:table-cell office:value-type="float" office:value="-0.130020418" calcext:value-type="float">
            <text:p>-0.130020418</text:p>
          </table:table-cell>
          <table:table-cell office:value-type="float" office:value="-0.103723977" calcext:value-type="float">
            <text:p>-0.103723977</text:p>
          </table:table-cell>
          <table:table-cell office:value-type="float" office:value="-0.125762867" calcext:value-type="float">
            <text:p>-0.12576286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<text:s/>2019-11-12 09:37:17</text:p>
          </table:table-cell>
          <table:table-cell office:value-type="float" office:value="25.14517" calcext:value-type="float">
            <text:p>25.14517</text:p>
          </table:table-cell>
          <table:table-cell office:value-type="float" office:value="0.579857895" calcext:value-type="float">
            <text:p>0.579857895</text:p>
          </table:table-cell>
          <table:table-cell office:value-type="float" office:value="0.730030028" calcext:value-type="float">
            <text:p>0.730030028</text:p>
          </table:table-cell>
          <table:table-cell office:value-type="float" office:value="0.621858909" calcext:value-type="float">
            <text:p>0.621858909</text:p>
          </table:table-cell>
          <table:table-cell/>
          <table:table-cell office:value-type="float" office:value="0.004737401" calcext:value-type="float">
            <text:p>0.004737401</text:p>
          </table:table-cell>
          <table:table-cell office:value-type="float" office:value="0.005964298" calcext:value-type="float">
            <text:p>0.005964298</text:p>
          </table:table-cell>
          <table:table-cell office:value-type="float" office:value="0.005080547" calcext:value-type="float">
            <text:p>0.005080547</text:p>
          </table:table-cell>
          <table:table-cell/>
          <table:table-cell office:value-type="float" office:value="-0.005158432" calcext:value-type="float">
            <text:p>-0.005158432</text:p>
          </table:table-cell>
          <table:table-cell office:value-type="float" office:value="-0.003931536" calcext:value-type="float">
            <text:p>-0.003931536</text:p>
          </table:table-cell>
          <table:table-cell office:value-type="float" office:value="-0.004815287" calcext:value-type="float">
            <text:p>-0.004815287</text:p>
          </table:table-cell>
          <table:table-cell/>
          <table:table-cell office:value-type="float" office:value="25.017870515" calcext:value-type="float">
            <text:p>25.017870515</text:p>
          </table:table-cell>
          <table:table-cell office:value-type="float" office:value="25.048150107" calcext:value-type="float">
            <text:p>25.048150107</text:p>
          </table:table-cell>
          <table:table-cell office:value-type="float" office:value="25.02633937" calcext:value-type="float">
            <text:p>25.02633937</text:p>
          </table:table-cell>
          <table:table-cell/>
          <table:table-cell office:value-type="float" office:value="-0.130768572" calcext:value-type="float">
            <text:p>-0.130768572</text:p>
          </table:table-cell>
          <table:table-cell office:value-type="float" office:value="-0.099664333" calcext:value-type="float">
            <text:p>-0.099664333</text:p>
          </table:table-cell>
          <table:table-cell office:value-type="float" office:value="-0.122069041" calcext:value-type="float">
            <text:p>-0.12206904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<text:s/>2019-11-12 09:37:18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591390203" calcext:value-type="float">
            <text:p>0.591390203</text:p>
          </table:table-cell>
          <table:table-cell office:value-type="float" office:value="0.655505139" calcext:value-type="float">
            <text:p>0.655505139</text:p>
          </table:table-cell>
          <table:table-cell office:value-type="float" office:value="0.676788768" calcext:value-type="float">
            <text:p>0.676788768</text:p>
          </table:table-cell>
          <table:table-cell/>
          <table:table-cell office:value-type="float" office:value="0.004831619" calcext:value-type="float">
            <text:p>0.004831619</text:p>
          </table:table-cell>
          <table:table-cell office:value-type="float" office:value="0.005355434" calcext:value-type="float">
            <text:p>0.005355434</text:p>
          </table:table-cell>
          <table:table-cell office:value-type="float" office:value="0.00552932" calcext:value-type="float">
            <text:p>0.00552932</text:p>
          </table:table-cell>
          <table:table-cell/>
          <table:table-cell office:value-type="float" office:value="-0.005064214" calcext:value-type="float">
            <text:p>-0.005064214</text:p>
          </table:table-cell>
          <table:table-cell office:value-type="float" office:value="-0.004540399" calcext:value-type="float">
            <text:p>-0.004540399</text:p>
          </table:table-cell>
          <table:table-cell office:value-type="float" office:value="-0.004366513" calcext:value-type="float">
            <text:p>-0.004366513</text:p>
          </table:table-cell>
          <table:table-cell/>
          <table:table-cell office:value-type="float" office:value="25.035359578" calcext:value-type="float">
            <text:p>25.035359578</text:p>
          </table:table-cell>
          <table:table-cell office:value-type="float" office:value="25.048287135" calcext:value-type="float">
            <text:p>25.048287135</text:p>
          </table:table-cell>
          <table:table-cell office:value-type="float" office:value="25.052578541" calcext:value-type="float">
            <text:p>25.052578541</text:p>
          </table:table-cell>
          <table:table-cell/>
          <table:table-cell office:value-type="float" office:value="-0.128379914" calcext:value-type="float">
            <text:p>-0.128379914</text:p>
          </table:table-cell>
          <table:table-cell office:value-type="float" office:value="-0.115100074" calcext:value-type="float">
            <text:p>-0.115100074</text:p>
          </table:table-cell>
          <table:table-cell office:value-type="float" office:value="-0.110691737" calcext:value-type="float">
            <text:p>-0.11069173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<text:s/>2019-11-12 09:37:20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581050584" calcext:value-type="float">
            <text:p>0.581050584</text:p>
          </table:table-cell>
          <table:table-cell office:value-type="float" office:value="0.690305911" calcext:value-type="float">
            <text:p>0.690305911</text:p>
          </table:table-cell>
          <table:table-cell office:value-type="float" office:value="0.672451338" calcext:value-type="float">
            <text:p>0.672451338</text:p>
          </table:table-cell>
          <table:table-cell/>
          <table:table-cell office:value-type="float" office:value="0.004747145" calcext:value-type="float">
            <text:p>0.004747145</text:p>
          </table:table-cell>
          <table:table-cell office:value-type="float" office:value="0.005639754" calcext:value-type="float">
            <text:p>0.005639754</text:p>
          </table:table-cell>
          <table:table-cell office:value-type="float" office:value="0.005493883" calcext:value-type="float">
            <text:p>0.005493883</text:p>
          </table:table-cell>
          <table:table-cell/>
          <table:table-cell office:value-type="float" office:value="-0.005148688" calcext:value-type="float">
            <text:p>-0.005148688</text:p>
          </table:table-cell>
          <table:table-cell office:value-type="float" office:value="-0.004256079" calcext:value-type="float">
            <text:p>-0.004256079</text:p>
          </table:table-cell>
          <table:table-cell office:value-type="float" office:value="-0.00440195" calcext:value-type="float">
            <text:p>-0.00440195</text:p>
          </table:table-cell>
          <table:table-cell/>
          <table:table-cell office:value-type="float" office:value="25.033274777" calcext:value-type="float">
            <text:p>25.033274777</text:p>
          </table:table-cell>
          <table:table-cell office:value-type="float" office:value="25.055303986" calcext:value-type="float">
            <text:p>25.055303986</text:p>
          </table:table-cell>
          <table:table-cell office:value-type="float" office:value="25.051703988" calcext:value-type="float">
            <text:p>25.051703988</text:p>
          </table:table-cell>
          <table:table-cell/>
          <table:table-cell office:value-type="float" office:value="-0.130521533" calcext:value-type="float">
            <text:p>-0.130521533</text:p>
          </table:table-cell>
          <table:table-cell office:value-type="float" office:value="-0.107892034" calcext:value-type="float">
            <text:p>-0.107892034</text:p>
          </table:table-cell>
          <table:table-cell office:value-type="float" office:value="-0.111590119" calcext:value-type="float">
            <text:p>-0.11159011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<text:s/>2019-11-12 09:37:21</text:p>
          </table:table-cell>
          <table:table-cell office:value-type="float" office:value="25.15023" calcext:value-type="float">
            <text:p>25.15023</text:p>
          </table:table-cell>
          <table:table-cell office:value-type="float" office:value="0.671793303" calcext:value-type="float">
            <text:p>0.671793303</text:p>
          </table:table-cell>
          <table:table-cell office:value-type="float" office:value="0.622937158" calcext:value-type="float">
            <text:p>0.622937158</text:p>
          </table:table-cell>
          <table:table-cell office:value-type="float" office:value="0.677308521" calcext:value-type="float">
            <text:p>0.677308521</text:p>
          </table:table-cell>
          <table:table-cell/>
          <table:table-cell office:value-type="float" office:value="0.005488507" calcext:value-type="float">
            <text:p>0.005488507</text:p>
          </table:table-cell>
          <table:table-cell office:value-type="float" office:value="0.005089356" calcext:value-type="float">
            <text:p>0.005089356</text:p>
          </table:table-cell>
          <table:table-cell office:value-type="float" office:value="0.005533566" calcext:value-type="float">
            <text:p>0.005533566</text:p>
          </table:table-cell>
          <table:table-cell/>
          <table:table-cell office:value-type="float" office:value="-0.004407326" calcext:value-type="float">
            <text:p>-0.004407326</text:p>
          </table:table-cell>
          <table:table-cell office:value-type="float" office:value="-0.004806477" calcext:value-type="float">
            <text:p>-0.004806477</text:p>
          </table:table-cell>
          <table:table-cell office:value-type="float" office:value="-0.004362267" calcext:value-type="float">
            <text:p>-0.004362267</text:p>
          </table:table-cell>
          <table:table-cell/>
          <table:table-cell office:value-type="float" office:value="25.041462293" calcext:value-type="float">
            <text:p>25.041462293</text:p>
          </table:table-cell>
          <table:table-cell office:value-type="float" office:value="25.031611334" calcext:value-type="float">
            <text:p>25.031611334</text:p>
          </table:table-cell>
          <table:table-cell office:value-type="float" office:value="25.042574331" calcext:value-type="float">
            <text:p>25.042574331</text:p>
          </table:table-cell>
          <table:table-cell/>
          <table:table-cell office:value-type="float" office:value="-0.111726413" calcext:value-type="float">
            <text:p>-0.111726413</text:p>
          </table:table-cell>
          <table:table-cell office:value-type="float" office:value="-0.121845708" calcext:value-type="float">
            <text:p>-0.121845708</text:p>
          </table:table-cell>
          <table:table-cell office:value-type="float" office:value="-0.110584085" calcext:value-type="float">
            <text:p>-0.110584085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<text:s/>2019-11-12 09:37:22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586083601" calcext:value-type="float">
            <text:p>0.586083601</text:p>
          </table:table-cell>
          <table:table-cell office:value-type="float" office:value="0.737948506" calcext:value-type="float">
            <text:p>0.737948506</text:p>
          </table:table-cell>
          <table:table-cell office:value-type="float" office:value="0.565760799" calcext:value-type="float">
            <text:p>0.565760799</text:p>
          </table:table-cell>
          <table:table-cell/>
          <table:table-cell office:value-type="float" office:value="0.004788265" calcext:value-type="float">
            <text:p>0.004788265</text:p>
          </table:table-cell>
          <table:table-cell office:value-type="float" office:value="0.006028991" calcext:value-type="float">
            <text:p>0.006028991</text:p>
          </table:table-cell>
          <table:table-cell office:value-type="float" office:value="0.004622229" calcext:value-type="float">
            <text:p>0.004622229</text:p>
          </table:table-cell>
          <table:table-cell/>
          <table:table-cell office:value-type="float" office:value="-0.005107569" calcext:value-type="float">
            <text:p>-0.005107569</text:p>
          </table:table-cell>
          <table:table-cell office:value-type="float" office:value="-0.003866842" calcext:value-type="float">
            <text:p>-0.003866842</text:p>
          </table:table-cell>
          <table:table-cell office:value-type="float" office:value="-0.005273605" calcext:value-type="float">
            <text:p>-0.005273605</text:p>
          </table:table-cell>
          <table:table-cell/>
          <table:table-cell office:value-type="float" office:value="25.029235009" calcext:value-type="float">
            <text:p>25.029235009</text:p>
          </table:table-cell>
          <table:table-cell office:value-type="float" office:value="25.059855603" calcext:value-type="float">
            <text:p>25.059855603</text:p>
          </table:table-cell>
          <table:table-cell office:value-type="float" office:value="25.025137249" calcext:value-type="float">
            <text:p>25.025137249</text:p>
          </table:table-cell>
          <table:table-cell/>
          <table:table-cell office:value-type="float" office:value="-0.129479056" calcext:value-type="float">
            <text:p>-0.129479056</text:p>
          </table:table-cell>
          <table:table-cell office:value-type="float" office:value="-0.098024259" calcext:value-type="float">
            <text:p>-0.098024259</text:p>
          </table:table-cell>
          <table:table-cell office:value-type="float" office:value="-0.133688478" calcext:value-type="float">
            <text:p>-0.13368847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<text:s/>2019-11-12 09:37:23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589002441" calcext:value-type="float">
            <text:p>0.589002441</text:p>
          </table:table-cell>
          <table:table-cell office:value-type="float" office:value="0.73383042" calcext:value-type="float">
            <text:p>0.73383042</text:p>
          </table:table-cell>
          <table:table-cell office:value-type="float" office:value="0.592970919" calcext:value-type="float">
            <text:p>0.592970919</text:p>
          </table:table-cell>
          <table:table-cell/>
          <table:table-cell office:value-type="float" office:value="0.004812111" calcext:value-type="float">
            <text:p>0.004812111</text:p>
          </table:table-cell>
          <table:table-cell office:value-type="float" office:value="0.005995347" calcext:value-type="float">
            <text:p>0.005995347</text:p>
          </table:table-cell>
          <table:table-cell office:value-type="float" office:value="0.004844534" calcext:value-type="float">
            <text:p>0.004844534</text:p>
          </table:table-cell>
          <table:table-cell/>
          <table:table-cell office:value-type="float" office:value="-0.005083722" calcext:value-type="float">
            <text:p>-0.005083722</text:p>
          </table:table-cell>
          <table:table-cell office:value-type="float" office:value="-0.003900487" calcext:value-type="float">
            <text:p>-0.003900487</text:p>
          </table:table-cell>
          <table:table-cell office:value-type="float" office:value="-0.0050513" calcext:value-type="float">
            <text:p>-0.0050513</text:p>
          </table:table-cell>
          <table:table-cell/>
          <table:table-cell office:value-type="float" office:value="25.039932713" calcext:value-type="float">
            <text:p>25.039932713</text:p>
          </table:table-cell>
          <table:table-cell office:value-type="float" office:value="25.069134186" calcext:value-type="float">
            <text:p>25.069134186</text:p>
          </table:table-cell>
          <table:table-cell office:value-type="float" office:value="25.040732882" calcext:value-type="float">
            <text:p>25.040732882</text:p>
          </table:table-cell>
          <table:table-cell/>
          <table:table-cell office:value-type="float" office:value="-0.128874485" calcext:value-type="float">
            <text:p>-0.128874485</text:p>
          </table:table-cell>
          <table:table-cell office:value-type="float" office:value="-0.098877196" calcext:value-type="float">
            <text:p>-0.098877196</text:p>
          </table:table-cell>
          <table:table-cell office:value-type="float" office:value="-0.128052505" calcext:value-type="float">
            <text:p>-0.12805250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<text:s/>2019-11-12 09:37:25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58719344" calcext:value-type="float">
            <text:p>0.58719344</text:p>
          </table:table-cell>
          <table:table-cell office:value-type="float" office:value="0.656877238" calcext:value-type="float">
            <text:p>0.656877238</text:p>
          </table:table-cell>
          <table:table-cell office:value-type="float" office:value="0.666107019" calcext:value-type="float">
            <text:p>0.666107019</text:p>
          </table:table-cell>
          <table:table-cell/>
          <table:table-cell office:value-type="float" office:value="0.004797332" calcext:value-type="float">
            <text:p>0.004797332</text:p>
          </table:table-cell>
          <table:table-cell office:value-type="float" office:value="0.005366644" calcext:value-type="float">
            <text:p>0.005366644</text:p>
          </table:table-cell>
          <table:table-cell office:value-type="float" office:value="0.005442051" calcext:value-type="float">
            <text:p>0.005442051</text:p>
          </table:table-cell>
          <table:table-cell/>
          <table:table-cell office:value-type="float" office:value="-0.005098501" calcext:value-type="float">
            <text:p>-0.005098501</text:p>
          </table:table-cell>
          <table:table-cell office:value-type="float" office:value="-0.004529189" calcext:value-type="float">
            <text:p>-0.004529189</text:p>
          </table:table-cell>
          <table:table-cell office:value-type="float" office:value="-0.004453783" calcext:value-type="float">
            <text:p>-0.004453783</text:p>
          </table:table-cell>
          <table:table-cell/>
          <table:table-cell office:value-type="float" office:value="25.034513376" calcext:value-type="float">
            <text:p>25.034513376</text:p>
          </table:table-cell>
          <table:table-cell office:value-type="float" office:value="25.048563791" calcext:value-type="float">
            <text:p>25.048563791</text:p>
          </table:table-cell>
          <table:table-cell office:value-type="float" office:value="25.050424788" calcext:value-type="float">
            <text:p>25.050424788</text:p>
          </table:table-cell>
          <table:table-cell/>
          <table:table-cell office:value-type="float" office:value="-0.129249178" calcext:value-type="float">
            <text:p>-0.129249178</text:p>
          </table:table-cell>
          <table:table-cell office:value-type="float" office:value="-0.114815879" calcext:value-type="float">
            <text:p>-0.114815879</text:p>
          </table:table-cell>
          <table:table-cell office:value-type="float" office:value="-0.112904174" calcext:value-type="float">
            <text:p>-0.112904174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<text:s/>2019-11-12 09:37:26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585718225" calcext:value-type="float">
            <text:p>0.585718225</text:p>
          </table:table-cell>
          <table:table-cell office:value-type="float" office:value="0.702110017" calcext:value-type="float">
            <text:p>0.702110017</text:p>
          </table:table-cell>
          <table:table-cell office:value-type="float" office:value="0.61950989" calcext:value-type="float">
            <text:p>0.61950989</text:p>
          </table:table-cell>
          <table:table-cell/>
          <table:table-cell office:value-type="float" office:value="0.00478528" calcext:value-type="float">
            <text:p>0.00478528</text:p>
          </table:table-cell>
          <table:table-cell office:value-type="float" office:value="0.005736193" calcext:value-type="float">
            <text:p>0.005736193</text:p>
          </table:table-cell>
          <table:table-cell office:value-type="float" office:value="0.005061355" calcext:value-type="float">
            <text:p>0.005061355</text:p>
          </table:table-cell>
          <table:table-cell/>
          <table:table-cell office:value-type="float" office:value="-0.005110554" calcext:value-type="float">
            <text:p>-0.005110554</text:p>
          </table:table-cell>
          <table:table-cell office:value-type="float" office:value="-0.00415964" calcext:value-type="float">
            <text:p>-0.00415964</text:p>
          </table:table-cell>
          <table:table-cell office:value-type="float" office:value="-0.004834478" calcext:value-type="float">
            <text:p>-0.004834478</text:p>
          </table:table-cell>
          <table:table-cell/>
          <table:table-cell office:value-type="float" office:value="25.029161337" calcext:value-type="float">
            <text:p>25.029161337</text:p>
          </table:table-cell>
          <table:table-cell office:value-type="float" office:value="25.052629547" calcext:value-type="float">
            <text:p>25.052629547</text:p>
          </table:table-cell>
          <table:table-cell office:value-type="float" office:value="25.03597484" calcext:value-type="float">
            <text:p>25.03597484</text:p>
          </table:table-cell>
          <table:table-cell/>
          <table:table-cell office:value-type="float" office:value="-0.129554736" calcext:value-type="float">
            <text:p>-0.129554736</text:p>
          </table:table-cell>
          <table:table-cell office:value-type="float" office:value="-0.105447147" calcext:value-type="float">
            <text:p>-0.105447147</text:p>
          </table:table-cell>
          <table:table-cell office:value-type="float" office:value="-0.122555583" calcext:value-type="float">
            <text:p>-0.122555583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<text:s/>2019-11-12 09:37:27</text:p>
          </table:table-cell>
          <table:table-cell office:value-type="float" office:value="25.15023" calcext:value-type="float">
            <text:p>25.15023</text:p>
          </table:table-cell>
          <table:table-cell office:value-type="float" office:value="0.728776542" calcext:value-type="float">
            <text:p>0.728776542</text:p>
          </table:table-cell>
          <table:table-cell office:value-type="float" office:value="0.608548595" calcext:value-type="float">
            <text:p>0.608548595</text:p>
          </table:table-cell>
          <table:table-cell office:value-type="float" office:value="0.642280059" calcext:value-type="float">
            <text:p>0.642280059</text:p>
          </table:table-cell>
          <table:table-cell/>
          <table:table-cell office:value-type="float" office:value="0.005954057" calcext:value-type="float">
            <text:p>0.005954057</text:p>
          </table:table-cell>
          <table:table-cell office:value-type="float" office:value="0.004971802" calcext:value-type="float">
            <text:p>0.004971802</text:p>
          </table:table-cell>
          <table:table-cell office:value-type="float" office:value="0.005247386" calcext:value-type="float">
            <text:p>0.005247386</text:p>
          </table:table-cell>
          <table:table-cell/>
          <table:table-cell office:value-type="float" office:value="-0.003941777" calcext:value-type="float">
            <text:p>-0.003941777</text:p>
          </table:table-cell>
          <table:table-cell office:value-type="float" office:value="-0.004924031" calcext:value-type="float">
            <text:p>-0.004924031</text:p>
          </table:table-cell>
          <table:table-cell office:value-type="float" office:value="-0.004648447" calcext:value-type="float">
            <text:p>-0.004648447</text:p>
          </table:table-cell>
          <table:table-cell/>
          <table:table-cell office:value-type="float" office:value="25.052951823" calcext:value-type="float">
            <text:p>25.052951823</text:p>
          </table:table-cell>
          <table:table-cell office:value-type="float" office:value="25.028710124" calcext:value-type="float">
            <text:p>25.028710124</text:p>
          </table:table-cell>
          <table:table-cell office:value-type="float" office:value="25.035511491" calcext:value-type="float">
            <text:p>25.035511491</text:p>
          </table:table-cell>
          <table:table-cell/>
          <table:table-cell office:value-type="float" office:value="-0.099923955" calcext:value-type="float">
            <text:p>-0.099923955</text:p>
          </table:table-cell>
          <table:table-cell office:value-type="float" office:value="-0.124825952" calcext:value-type="float">
            <text:p>-0.124825952</text:p>
          </table:table-cell>
          <table:table-cell office:value-type="float" office:value="-0.117839308" calcext:value-type="float">
            <text:p>-0.117839308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<text:s/>2019-11-12 09:37:28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610919072" calcext:value-type="float">
            <text:p>0.610919072</text:p>
          </table:table-cell>
          <table:table-cell office:value-type="float" office:value="0.667663296" calcext:value-type="float">
            <text:p>0.667663296</text:p>
          </table:table-cell>
          <table:table-cell office:value-type="float" office:value="0.684153519" calcext:value-type="float">
            <text:p>0.684153519</text:p>
          </table:table-cell>
          <table:table-cell/>
          <table:table-cell office:value-type="float" office:value="0.004991169" calcext:value-type="float">
            <text:p>0.004991169</text:p>
          </table:table-cell>
          <table:table-cell office:value-type="float" office:value="0.005454765" calcext:value-type="float">
            <text:p>0.005454765</text:p>
          </table:table-cell>
          <table:table-cell office:value-type="float" office:value="0.00558949" calcext:value-type="float">
            <text:p>0.00558949</text:p>
          </table:table-cell>
          <table:table-cell/>
          <table:table-cell office:value-type="float" office:value="-0.004904664" calcext:value-type="float">
            <text:p>-0.004904664</text:p>
          </table:table-cell>
          <table:table-cell office:value-type="float" office:value="-0.004441068" calcext:value-type="float">
            <text:p>-0.004441068</text:p>
          </table:table-cell>
          <table:table-cell office:value-type="float" office:value="-0.004306344" calcext:value-type="float">
            <text:p>-0.004306344</text:p>
          </table:table-cell>
          <table:table-cell/>
          <table:table-cell office:value-type="float" office:value="25.039297219" calcext:value-type="float">
            <text:p>25.039297219</text:p>
          </table:table-cell>
          <table:table-cell office:value-type="float" office:value="25.050738579" calcext:value-type="float">
            <text:p>25.050738579</text:p>
          </table:table-cell>
          <table:table-cell office:value-type="float" office:value="25.054063487" calcext:value-type="float">
            <text:p>25.054063487</text:p>
          </table:table-cell>
          <table:table-cell/>
          <table:table-cell office:value-type="float" office:value="-0.124334964" calcext:value-type="float">
            <text:p>-0.124334964</text:p>
          </table:table-cell>
          <table:table-cell office:value-type="float" office:value="-0.112581833" calcext:value-type="float">
            <text:p>-0.112581833</text:p>
          </table:table-cell>
          <table:table-cell office:value-type="float" office:value="-0.109166331" calcext:value-type="float">
            <text:p>-0.109166331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<text:s/>2019-11-12 09:37:30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719634976" calcext:value-type="float">
            <text:p>0.719634976</text:p>
          </table:table-cell>
          <table:table-cell office:value-type="float" office:value="0.60903318" calcext:value-type="float">
            <text:p>0.60903318</text:p>
          </table:table-cell>
          <table:table-cell office:value-type="float" office:value="0.584366391" calcext:value-type="float">
            <text:p>0.584366391</text:p>
          </table:table-cell>
          <table:table-cell/>
          <table:table-cell office:value-type="float" office:value="0.005879371" calcext:value-type="float">
            <text:p>0.005879371</text:p>
          </table:table-cell>
          <table:table-cell office:value-type="float" office:value="0.004975761" calcext:value-type="float">
            <text:p>0.004975761</text:p>
          </table:table-cell>
          <table:table-cell office:value-type="float" office:value="0.004774235" calcext:value-type="float">
            <text:p>0.004774235</text:p>
          </table:table-cell>
          <table:table-cell/>
          <table:table-cell office:value-type="float" office:value="-0.004016463" calcext:value-type="float">
            <text:p>-0.004016463</text:p>
          </table:table-cell>
          <table:table-cell office:value-type="float" office:value="-0.004920072" calcext:value-type="float">
            <text:p>-0.004920072</text:p>
          </table:table-cell>
          <table:table-cell office:value-type="float" office:value="-0.005121598" calcext:value-type="float">
            <text:p>-0.005121598</text:p>
          </table:table-cell>
          <table:table-cell/>
          <table:table-cell office:value-type="float" office:value="25.056163082" calcext:value-type="float">
            <text:p>25.056163082</text:p>
          </table:table-cell>
          <table:table-cell office:value-type="float" office:value="25.033862398" calcext:value-type="float">
            <text:p>25.033862398</text:p>
          </table:table-cell>
          <table:table-cell office:value-type="float" office:value="25.028888763" calcext:value-type="float">
            <text:p>25.028888763</text:p>
          </table:table-cell>
          <table:table-cell/>
          <table:table-cell office:value-type="float" office:value="-0.101817359" calcext:value-type="float">
            <text:p>-0.101817359</text:p>
          </table:table-cell>
          <table:table-cell office:value-type="float" office:value="-0.124725582" calcext:value-type="float">
            <text:p>-0.124725582</text:p>
          </table:table-cell>
          <table:table-cell office:value-type="float" office:value="-0.129834738" calcext:value-type="float">
            <text:p>-0.129834738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<text:s/>2019-11-12 09:37:31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639282541" calcext:value-type="float">
            <text:p>0.639282541</text:p>
          </table:table-cell>
          <table:table-cell office:value-type="float" office:value="0.752691716" calcext:value-type="float">
            <text:p>0.752691716</text:p>
          </table:table-cell>
          <table:table-cell office:value-type="float" office:value="0.560721822" calcext:value-type="float">
            <text:p>0.560721822</text:p>
          </table:table-cell>
          <table:table-cell/>
          <table:table-cell office:value-type="float" office:value="0.005222897" calcext:value-type="float">
            <text:p>0.005222897</text:p>
          </table:table-cell>
          <table:table-cell office:value-type="float" office:value="0.006149442" calcext:value-type="float">
            <text:p>0.006149442</text:p>
          </table:table-cell>
          <table:table-cell office:value-type="float" office:value="0.004581061" calcext:value-type="float">
            <text:p>0.004581061</text:p>
          </table:table-cell>
          <table:table-cell/>
          <table:table-cell office:value-type="float" office:value="-0.004672937" calcext:value-type="float">
            <text:p>-0.004672937</text:p>
          </table:table-cell>
          <table:table-cell office:value-type="float" office:value="-0.003746391" calcext:value-type="float">
            <text:p>-0.003746391</text:p>
          </table:table-cell>
          <table:table-cell office:value-type="float" office:value="-0.005314773" calcext:value-type="float">
            <text:p>-0.005314773</text:p>
          </table:table-cell>
          <table:table-cell/>
          <table:table-cell office:value-type="float" office:value="25.05007071" calcext:value-type="float">
            <text:p>25.05007071</text:p>
          </table:table-cell>
          <table:table-cell office:value-type="float" office:value="25.072937108" calcext:value-type="float">
            <text:p>25.072937108</text:p>
          </table:table-cell>
          <table:table-cell office:value-type="float" office:value="25.03423044" calcext:value-type="float">
            <text:p>25.03423044</text:p>
          </table:table-cell>
          <table:table-cell/>
          <table:table-cell office:value-type="float" office:value="-0.118460168" calcext:value-type="float">
            <text:p>-0.118460168</text:p>
          </table:table-cell>
          <table:table-cell office:value-type="float" office:value="-0.094970656" calcext:value-type="float">
            <text:p>-0.094970656</text:p>
          </table:table-cell>
          <table:table-cell office:value-type="float" office:value="-0.134732194" calcext:value-type="float">
            <text:p>-0.134732194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<text:s/>2019-11-12 09:37:32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695659005" calcext:value-type="float">
            <text:p>0.695659005</text:p>
          </table:table-cell>
          <table:table-cell office:value-type="float" office:value="0.672317823" calcext:value-type="float">
            <text:p>0.672317823</text:p>
          </table:table-cell>
          <table:table-cell office:value-type="float" office:value="0.555414624" calcext:value-type="float">
            <text:p>0.555414624</text:p>
          </table:table-cell>
          <table:table-cell/>
          <table:table-cell office:value-type="float" office:value="0.005683489" calcext:value-type="float">
            <text:p>0.005683489</text:p>
          </table:table-cell>
          <table:table-cell office:value-type="float" office:value="0.005492793" calcext:value-type="float">
            <text:p>0.005492793</text:p>
          </table:table-cell>
          <table:table-cell office:value-type="float" office:value="0.004537701" calcext:value-type="float">
            <text:p>0.004537701</text:p>
          </table:table-cell>
          <table:table-cell/>
          <table:table-cell office:value-type="float" office:value="-0.004212345" calcext:value-type="float">
            <text:p>-0.004212345</text:p>
          </table:table-cell>
          <table:table-cell office:value-type="float" office:value="-0.004403041" calcext:value-type="float">
            <text:p>-0.004403041</text:p>
          </table:table-cell>
          <table:table-cell office:value-type="float" office:value="-0.005358132" calcext:value-type="float">
            <text:p>-0.005358132</text:p>
          </table:table-cell>
          <table:table-cell/>
          <table:table-cell office:value-type="float" office:value="25.051328835" calcext:value-type="float">
            <text:p>25.051328835</text:p>
          </table:table-cell>
          <table:table-cell office:value-type="float" office:value="25.04662256" calcext:value-type="float">
            <text:p>25.04662256</text:p>
          </table:table-cell>
          <table:table-cell office:value-type="float" office:value="25.023051107" calcext:value-type="float">
            <text:p>25.023051107</text:p>
          </table:table-cell>
          <table:table-cell/>
          <table:table-cell office:value-type="float" office:value="-0.106783291" calcext:value-type="float">
            <text:p>-0.106783291</text:p>
          </table:table-cell>
          <table:table-cell office:value-type="float" office:value="-0.111617772" calcext:value-type="float">
            <text:p>-0.111617772</text:p>
          </table:table-cell>
          <table:table-cell office:value-type="float" office:value="-0.135831468" calcext:value-type="float">
            <text:p>-0.135831468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<text:s/>2019-11-12 09:37:33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58391876" calcext:value-type="float">
            <text:p>0.58391876</text:p>
          </table:table-cell>
          <table:table-cell office:value-type="float" office:value="0.713414635" calcext:value-type="float">
            <text:p>0.713414635</text:p>
          </table:table-cell>
          <table:table-cell office:value-type="float" office:value="0.623992756" calcext:value-type="float">
            <text:p>0.623992756</text:p>
          </table:table-cell>
          <table:table-cell/>
          <table:table-cell office:value-type="float" office:value="0.004770578" calcext:value-type="float">
            <text:p>0.004770578</text:p>
          </table:table-cell>
          <table:table-cell office:value-type="float" office:value="0.005828551" calcext:value-type="float">
            <text:p>0.005828551</text:p>
          </table:table-cell>
          <table:table-cell office:value-type="float" office:value="0.00509798" calcext:value-type="float">
            <text:p>0.00509798</text:p>
          </table:table-cell>
          <table:table-cell/>
          <table:table-cell office:value-type="float" office:value="-0.005125255" calcext:value-type="float">
            <text:p>-0.005125255</text:p>
          </table:table-cell>
          <table:table-cell office:value-type="float" office:value="-0.004067282" calcext:value-type="float">
            <text:p>-0.004067282</text:p>
          </table:table-cell>
          <table:table-cell office:value-type="float" office:value="-0.004797853" calcext:value-type="float">
            <text:p>-0.004797853</text:p>
          </table:table-cell>
          <table:table-cell/>
          <table:table-cell office:value-type="float" office:value="25.043962273" calcext:value-type="float">
            <text:p>25.043962273</text:p>
          </table:table-cell>
          <table:table-cell office:value-type="float" office:value="25.070072296" calcext:value-type="float">
            <text:p>25.070072296</text:p>
          </table:table-cell>
          <table:table-cell office:value-type="float" office:value="25.052042387" calcext:value-type="float">
            <text:p>25.052042387</text:p>
          </table:table-cell>
          <table:table-cell/>
          <table:table-cell office:value-type="float" office:value="-0.129927455" calcext:value-type="float">
            <text:p>-0.129927455</text:p>
          </table:table-cell>
          <table:table-cell office:value-type="float" office:value="-0.103105721" calcext:value-type="float">
            <text:p>-0.103105721</text:p>
          </table:table-cell>
          <table:table-cell office:value-type="float" office:value="-0.121627066" calcext:value-type="float">
            <text:p>-0.121627066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<text:s/>2019-11-12 09:37:35</text:p>
          </table:table-cell>
          <table:table-cell office:value-type="float" office:value="25.15023" calcext:value-type="float">
            <text:p>25.15023</text:p>
          </table:table-cell>
          <table:table-cell office:value-type="float" office:value="0.711708154" calcext:value-type="float">
            <text:p>0.711708154</text:p>
          </table:table-cell>
          <table:table-cell office:value-type="float" office:value="0.603118015" calcext:value-type="float">
            <text:p>0.603118015</text:p>
          </table:table-cell>
          <table:table-cell office:value-type="float" office:value="0.614794566" calcext:value-type="float">
            <text:p>0.614794566</text:p>
          </table:table-cell>
          <table:table-cell/>
          <table:table-cell office:value-type="float" office:value="0.005814609" calcext:value-type="float">
            <text:p>0.005814609</text:p>
          </table:table-cell>
          <table:table-cell office:value-type="float" office:value="0.004927435" calcext:value-type="float">
            <text:p>0.004927435</text:p>
          </table:table-cell>
          <table:table-cell office:value-type="float" office:value="0.005022831" calcext:value-type="float">
            <text:p>0.005022831</text:p>
          </table:table-cell>
          <table:table-cell/>
          <table:table-cell office:value-type="float" office:value="-0.004081224" calcext:value-type="float">
            <text:p>-0.004081224</text:p>
          </table:table-cell>
          <table:table-cell office:value-type="float" office:value="-0.004968399" calcext:value-type="float">
            <text:p>-0.004968399</text:p>
          </table:table-cell>
          <table:table-cell office:value-type="float" office:value="-0.004873002" calcext:value-type="float">
            <text:p>-0.004873002</text:p>
          </table:table-cell>
          <table:table-cell/>
          <table:table-cell office:value-type="float" office:value="25.049510336" calcext:value-type="float">
            <text:p>25.049510336</text:p>
          </table:table-cell>
          <table:table-cell office:value-type="float" office:value="25.027615137" calcext:value-type="float">
            <text:p>25.027615137</text:p>
          </table:table-cell>
          <table:table-cell office:value-type="float" office:value="25.029969519" calcext:value-type="float">
            <text:p>25.029969519</text:p>
          </table:table-cell>
          <table:table-cell/>
          <table:table-cell office:value-type="float" office:value="-0.103459169" calcext:value-type="float">
            <text:p>-0.103459169</text:p>
          </table:table-cell>
          <table:table-cell office:value-type="float" office:value="-0.125950769" calcext:value-type="float">
            <text:p>-0.125950769</text:p>
          </table:table-cell>
          <table:table-cell office:value-type="float" office:value="-0.123532248" calcext:value-type="float">
            <text:p>-0.123532248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<text:s/>2019-11-12 09:37:36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586460303" calcext:value-type="float">
            <text:p>0.586460303</text:p>
          </table:table-cell>
          <table:table-cell office:value-type="float" office:value="0.674348554" calcext:value-type="float">
            <text:p>0.674348554</text:p>
          </table:table-cell>
          <table:table-cell office:value-type="float" office:value="0.687762581" calcext:value-type="float">
            <text:p>0.687762581</text:p>
          </table:table-cell>
          <table:table-cell/>
          <table:table-cell office:value-type="float" office:value="0.004791342" calcext:value-type="float">
            <text:p>0.004791342</text:p>
          </table:table-cell>
          <table:table-cell office:value-type="float" office:value="0.005509384" calcext:value-type="float">
            <text:p>0.005509384</text:p>
          </table:table-cell>
          <table:table-cell office:value-type="float" office:value="0.005618975" calcext:value-type="float">
            <text:p>0.005618975</text:p>
          </table:table-cell>
          <table:table-cell/>
          <table:table-cell office:value-type="float" office:value="-0.005104491" calcext:value-type="float">
            <text:p>-0.005104491</text:p>
          </table:table-cell>
          <table:table-cell office:value-type="float" office:value="-0.00438645" calcext:value-type="float">
            <text:p>-0.00438645</text:p>
          </table:table-cell>
          <table:table-cell office:value-type="float" office:value="-0.004276858" calcext:value-type="float">
            <text:p>-0.004276858</text:p>
          </table:table-cell>
          <table:table-cell/>
          <table:table-cell office:value-type="float" office:value="25.034365551" calcext:value-type="float">
            <text:p>25.034365551</text:p>
          </table:table-cell>
          <table:table-cell office:value-type="float" office:value="25.052086523" calcext:value-type="float">
            <text:p>25.052086523</text:p>
          </table:table-cell>
          <table:table-cell office:value-type="float" office:value="25.054791178" calcext:value-type="float">
            <text:p>25.054791178</text:p>
          </table:table-cell>
          <table:table-cell/>
          <table:table-cell office:value-type="float" office:value="-0.129401031" calcext:value-type="float">
            <text:p>-0.129401031</text:p>
          </table:table-cell>
          <table:table-cell office:value-type="float" office:value="-0.111197162" calcext:value-type="float">
            <text:p>-0.111197162</text:p>
          </table:table-cell>
          <table:table-cell office:value-type="float" office:value="-0.108418814" calcext:value-type="float">
            <text:p>-0.10841881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<text:s/>2019-11-12 09:37:37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622348264" calcext:value-type="float">
            <text:p>0.622348264</text:p>
          </table:table-cell>
          <table:table-cell office:value-type="float" office:value="0.612235738" calcext:value-type="float">
            <text:p>0.612235738</text:p>
          </table:table-cell>
          <table:table-cell office:value-type="float" office:value="0.669631442" calcext:value-type="float">
            <text:p>0.669631442</text:p>
          </table:table-cell>
          <table:table-cell/>
          <table:table-cell office:value-type="float" office:value="0.005084545" calcext:value-type="float">
            <text:p>0.005084545</text:p>
          </table:table-cell>
          <table:table-cell office:value-type="float" office:value="0.005001926" calcext:value-type="float">
            <text:p>0.005001926</text:p>
          </table:table-cell>
          <table:table-cell office:value-type="float" office:value="0.005470845" calcext:value-type="float">
            <text:p>0.005470845</text:p>
          </table:table-cell>
          <table:table-cell/>
          <table:table-cell office:value-type="float" office:value="-0.004811289" calcext:value-type="float">
            <text:p>-0.004811289</text:p>
          </table:table-cell>
          <table:table-cell office:value-type="float" office:value="-0.004893907" calcext:value-type="float">
            <text:p>-0.004893907</text:p>
          </table:table-cell>
          <table:table-cell office:value-type="float" office:value="-0.004424988" calcext:value-type="float">
            <text:p>-0.004424988</text:p>
          </table:table-cell>
          <table:table-cell/>
          <table:table-cell office:value-type="float" office:value="25.036547147" calcext:value-type="float">
            <text:p>25.036547147</text:p>
          </table:table-cell>
          <table:table-cell office:value-type="float" office:value="25.034508137" calcext:value-type="float">
            <text:p>25.034508137</text:p>
          </table:table-cell>
          <table:table-cell office:value-type="float" office:value="25.046080905" calcext:value-type="float">
            <text:p>25.046080905</text:p>
          </table:table-cell>
          <table:table-cell/>
          <table:table-cell office:value-type="float" office:value="-0.121967683" calcext:value-type="float">
            <text:p>-0.121967683</text:p>
          </table:table-cell>
          <table:table-cell office:value-type="float" office:value="-0.124062248" calcext:value-type="float">
            <text:p>-0.124062248</text:p>
          </table:table-cell>
          <table:table-cell office:value-type="float" office:value="-0.112174184" calcext:value-type="float">
            <text:p>-0.112174184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<text:s/>2019-11-12 09:37:38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685996495" calcext:value-type="float">
            <text:p>0.685996495</text:p>
          </table:table-cell>
          <table:table-cell office:value-type="float" office:value="0.648014623" calcext:value-type="float">
            <text:p>0.648014623</text:p>
          </table:table-cell>
          <table:table-cell office:value-type="float" office:value="0.572694012" calcext:value-type="float">
            <text:p>0.572694012</text:p>
          </table:table-cell>
          <table:table-cell/>
          <table:table-cell office:value-type="float" office:value="0.005604547" calcext:value-type="float">
            <text:p>0.005604547</text:p>
          </table:table-cell>
          <table:table-cell office:value-type="float" office:value="0.005294237" calcext:value-type="float">
            <text:p>0.005294237</text:p>
          </table:table-cell>
          <table:table-cell office:value-type="float" office:value="0.004678873" calcext:value-type="float">
            <text:p>0.004678873</text:p>
          </table:table-cell>
          <table:table-cell/>
          <table:table-cell office:value-type="float" office:value="-0.004291287" calcext:value-type="float">
            <text:p>-0.004291287</text:p>
          </table:table-cell>
          <table:table-cell office:value-type="float" office:value="-0.004601596" calcext:value-type="float">
            <text:p>-0.004601596</text:p>
          </table:table-cell>
          <table:table-cell office:value-type="float" office:value="-0.005216961" calcext:value-type="float">
            <text:p>-0.005216961</text:p>
          </table:table-cell>
          <table:table-cell/>
          <table:table-cell office:value-type="float" office:value="25.054435084" calcext:value-type="float">
            <text:p>25.054435084</text:p>
          </table:table-cell>
          <table:table-cell office:value-type="float" office:value="25.046776823" calcext:value-type="float">
            <text:p>25.046776823</text:p>
          </table:table-cell>
          <table:table-cell office:value-type="float" office:value="25.031589819" calcext:value-type="float">
            <text:p>25.031589819</text:p>
          </table:table-cell>
          <table:table-cell/>
          <table:table-cell office:value-type="float" office:value="-0.10878461" calcext:value-type="float">
            <text:p>-0.10878461</text:p>
          </table:table-cell>
          <table:table-cell office:value-type="float" office:value="-0.11665154" calcext:value-type="float">
            <text:p>-0.11665154</text:p>
          </table:table-cell>
          <table:table-cell office:value-type="float" office:value="-0.132252413" calcext:value-type="float">
            <text:p>-0.132252413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<text:s/>2019-11-12 09:37:40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677182159" calcext:value-type="float">
            <text:p>0.677182159</text:p>
          </table:table-cell>
          <table:table-cell office:value-type="float" office:value="0.718250956" calcext:value-type="float">
            <text:p>0.718250956</text:p>
          </table:table-cell>
          <table:table-cell office:value-type="float" office:value="0.556246109" calcext:value-type="float">
            <text:p>0.556246109</text:p>
          </table:table-cell>
          <table:table-cell/>
          <table:table-cell office:value-type="float" office:value="0.005532534" calcext:value-type="float">
            <text:p>0.005532534</text:p>
          </table:table-cell>
          <table:table-cell office:value-type="float" office:value="0.005868063" calcext:value-type="float">
            <text:p>0.005868063</text:p>
          </table:table-cell>
          <table:table-cell office:value-type="float" office:value="0.004544494" calcext:value-type="float">
            <text:p>0.004544494</text:p>
          </table:table-cell>
          <table:table-cell/>
          <table:table-cell office:value-type="float" office:value="-0.004363299" calcext:value-type="float">
            <text:p>-0.004363299</text:p>
          </table:table-cell>
          <table:table-cell office:value-type="float" office:value="-0.00402777" calcext:value-type="float">
            <text:p>-0.00402777</text:p>
          </table:table-cell>
          <table:table-cell office:value-type="float" office:value="-0.005351339" calcext:value-type="float">
            <text:p>-0.005351339</text:p>
          </table:table-cell>
          <table:table-cell/>
          <table:table-cell office:value-type="float" office:value="25.05265786" calcext:value-type="float">
            <text:p>25.05265786</text:p>
          </table:table-cell>
          <table:table-cell office:value-type="float" office:value="25.06093849" calcext:value-type="float">
            <text:p>25.06093849</text:p>
          </table:table-cell>
          <table:table-cell office:value-type="float" office:value="25.028273377" calcext:value-type="float">
            <text:p>25.028273377</text:p>
          </table:table-cell>
          <table:table-cell/>
          <table:table-cell office:value-type="float" office:value="-0.110610257" calcext:value-type="float">
            <text:p>-0.110610257</text:p>
          </table:table-cell>
          <table:table-cell office:value-type="float" office:value="-0.102104018" calcext:value-type="float">
            <text:p>-0.102104018</text:p>
          </table:table-cell>
          <table:table-cell office:value-type="float" office:value="-0.135659244" calcext:value-type="float">
            <text:p>-0.135659244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<text:s/>2019-11-12 09:37:41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607485844" calcext:value-type="float">
            <text:p>0.607485844</text:p>
          </table:table-cell>
          <table:table-cell office:value-type="float" office:value="0.633628444" calcext:value-type="float">
            <text:p>0.633628444</text:p>
          </table:table-cell>
          <table:table-cell office:value-type="float" office:value="0.663082679" calcext:value-type="float">
            <text:p>0.663082679</text:p>
          </table:table-cell>
          <table:table-cell/>
          <table:table-cell office:value-type="float" office:value="0.00496312" calcext:value-type="float">
            <text:p>0.00496312</text:p>
          </table:table-cell>
          <table:table-cell office:value-type="float" office:value="0.005176703" calcext:value-type="float">
            <text:p>0.005176703</text:p>
          </table:table-cell>
          <table:table-cell office:value-type="float" office:value="0.005417342" calcext:value-type="float">
            <text:p>0.005417342</text:p>
          </table:table-cell>
          <table:table-cell/>
          <table:table-cell office:value-type="float" office:value="-0.004932714" calcext:value-type="float">
            <text:p>-0.004932714</text:p>
          </table:table-cell>
          <table:table-cell office:value-type="float" office:value="-0.00471913" calcext:value-type="float">
            <text:p>-0.00471913</text:p>
          </table:table-cell>
          <table:table-cell office:value-type="float" office:value="-0.004478491" calcext:value-type="float">
            <text:p>-0.004478491</text:p>
          </table:table-cell>
          <table:table-cell/>
          <table:table-cell office:value-type="float" office:value="25.038604972" calcext:value-type="float">
            <text:p>25.038604972</text:p>
          </table:table-cell>
          <table:table-cell office:value-type="float" office:value="25.043876133" calcext:value-type="float">
            <text:p>25.043876133</text:p>
          </table:table-cell>
          <table:table-cell office:value-type="float" office:value="25.049814992" calcext:value-type="float">
            <text:p>25.049814992</text:p>
          </table:table-cell>
          <table:table-cell/>
          <table:table-cell office:value-type="float" office:value="-0.125046076" calcext:value-type="float">
            <text:p>-0.125046076</text:p>
          </table:table-cell>
          <table:table-cell office:value-type="float" office:value="-0.119631272" calcext:value-type="float">
            <text:p>-0.119631272</text:p>
          </table:table-cell>
          <table:table-cell office:value-type="float" office:value="-0.113530586" calcext:value-type="float">
            <text:p>-0.113530586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<text:s/>2019-11-12 09:37:42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58481581" calcext:value-type="float">
            <text:p>0.58481581</text:p>
          </table:table-cell>
          <table:table-cell office:value-type="float" office:value="0.700931633" calcext:value-type="float">
            <text:p>0.700931633</text:p>
          </table:table-cell>
          <table:table-cell office:value-type="float" office:value="0.65180369" calcext:value-type="float">
            <text:p>0.65180369</text:p>
          </table:table-cell>
          <table:table-cell/>
          <table:table-cell office:value-type="float" office:value="0.004777907" calcext:value-type="float">
            <text:p>0.004777907</text:p>
          </table:table-cell>
          <table:table-cell office:value-type="float" office:value="0.005726566" calcext:value-type="float">
            <text:p>0.005726566</text:p>
          </table:table-cell>
          <table:table-cell office:value-type="float" office:value="0.005325194" calcext:value-type="float">
            <text:p>0.005325194</text:p>
          </table:table-cell>
          <table:table-cell/>
          <table:table-cell office:value-type="float" office:value="-0.005117926" calcext:value-type="float">
            <text:p>-0.005117926</text:p>
          </table:table-cell>
          <table:table-cell office:value-type="float" office:value="-0.004169268" calcext:value-type="float">
            <text:p>-0.004169268</text:p>
          </table:table-cell>
          <table:table-cell office:value-type="float" office:value="-0.00457064" calcext:value-type="float">
            <text:p>-0.00457064</text:p>
          </table:table-cell>
          <table:table-cell/>
          <table:table-cell office:value-type="float" office:value="25.02897938" calcext:value-type="float">
            <text:p>25.02897938</text:p>
          </table:table-cell>
          <table:table-cell office:value-type="float" office:value="25.05239195" calcext:value-type="float">
            <text:p>25.05239195</text:p>
          </table:table-cell>
          <table:table-cell office:value-type="float" office:value="25.042486286" calcext:value-type="float">
            <text:p>25.042486286</text:p>
          </table:table-cell>
          <table:table-cell/>
          <table:table-cell office:value-type="float" office:value="-0.129741651" calcext:value-type="float">
            <text:p>-0.129741651</text:p>
          </table:table-cell>
          <table:table-cell office:value-type="float" office:value="-0.105691215" calcext:value-type="float">
            <text:p>-0.105691215</text:p>
          </table:table-cell>
          <table:table-cell office:value-type="float" office:value="-0.115866732" calcext:value-type="float">
            <text:p>-0.115866732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<text:s/>2019-11-12 09:37:43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588437985" calcext:value-type="float">
            <text:p>0.588437985</text:p>
          </table:table-cell>
          <table:table-cell office:value-type="float" office:value="0.724902239" calcext:value-type="float">
            <text:p>0.724902239</text:p>
          </table:table-cell>
          <table:table-cell office:value-type="float" office:value="0.588828992" calcext:value-type="float">
            <text:p>0.588828992</text:p>
          </table:table-cell>
          <table:table-cell/>
          <table:table-cell office:value-type="float" office:value="0.0048075" calcext:value-type="float">
            <text:p>0.0048075</text:p>
          </table:table-cell>
          <table:table-cell office:value-type="float" office:value="0.005922404" calcext:value-type="float">
            <text:p>0.005922404</text:p>
          </table:table-cell>
          <table:table-cell office:value-type="float" office:value="0.004810694" calcext:value-type="float">
            <text:p>0.004810694</text:p>
          </table:table-cell>
          <table:table-cell/>
          <table:table-cell office:value-type="float" office:value="-0.005088333" calcext:value-type="float">
            <text:p>-0.005088333</text:p>
          </table:table-cell>
          <table:table-cell office:value-type="float" office:value="-0.003973429" calcext:value-type="float">
            <text:p>-0.003973429</text:p>
          </table:table-cell>
          <table:table-cell office:value-type="float" office:value="-0.005085139" calcext:value-type="float">
            <text:p>-0.005085139</text:p>
          </table:table-cell>
          <table:table-cell/>
          <table:table-cell office:value-type="float" office:value="25.029709731" calcext:value-type="float">
            <text:p>25.029709731</text:p>
          </table:table-cell>
          <table:table-cell office:value-type="float" office:value="25.057225111" calcext:value-type="float">
            <text:p>25.057225111</text:p>
          </table:table-cell>
          <table:table-cell office:value-type="float" office:value="25.029788571" calcext:value-type="float">
            <text:p>25.029788571</text:p>
          </table:table-cell>
          <table:table-cell/>
          <table:table-cell office:value-type="float" office:value="-0.128991399" calcext:value-type="float">
            <text:p>-0.128991399</text:p>
          </table:table-cell>
          <table:table-cell office:value-type="float" office:value="-0.100726401" calcext:value-type="float">
            <text:p>-0.100726401</text:p>
          </table:table-cell>
          <table:table-cell office:value-type="float" office:value="-0.128910411" calcext:value-type="float">
            <text:p>-0.128910411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<text:s/>2019-11-12 09:37:45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737421601" calcext:value-type="float">
            <text:p>0.737421601</text:p>
          </table:table-cell>
          <table:table-cell office:value-type="float" office:value="0.613401009" calcext:value-type="float">
            <text:p>0.613401009</text:p>
          </table:table-cell>
          <table:table-cell office:value-type="float" office:value="0.580009887" calcext:value-type="float">
            <text:p>0.580009887</text:p>
          </table:table-cell>
          <table:table-cell/>
          <table:table-cell office:value-type="float" office:value="0.006024686" calcext:value-type="float">
            <text:p>0.006024686</text:p>
          </table:table-cell>
          <table:table-cell office:value-type="float" office:value="0.005011446" calcext:value-type="float">
            <text:p>0.005011446</text:p>
          </table:table-cell>
          <table:table-cell office:value-type="float" office:value="0.004738643" calcext:value-type="float">
            <text:p>0.004738643</text:p>
          </table:table-cell>
          <table:table-cell/>
          <table:table-cell office:value-type="float" office:value="-0.003871147" calcext:value-type="float">
            <text:p>-0.003871147</text:p>
          </table:table-cell>
          <table:table-cell office:value-type="float" office:value="-0.004884387" calcext:value-type="float">
            <text:p>-0.004884387</text:p>
          </table:table-cell>
          <table:table-cell office:value-type="float" office:value="-0.00515719" calcext:value-type="float">
            <text:p>-0.00515719</text:p>
          </table:table-cell>
          <table:table-cell/>
          <table:table-cell office:value-type="float" office:value="25.069858261" calcext:value-type="float">
            <text:p>25.069858261</text:p>
          </table:table-cell>
          <table:table-cell office:value-type="float" office:value="25.044852218" calcext:value-type="float">
            <text:p>25.044852218</text:p>
          </table:table-cell>
          <table:table-cell office:value-type="float" office:value="25.038119531" calcext:value-type="float">
            <text:p>25.038119531</text:p>
          </table:table-cell>
          <table:table-cell/>
          <table:table-cell office:value-type="float" office:value="-0.098133391" calcext:value-type="float">
            <text:p>-0.098133391</text:p>
          </table:table-cell>
          <table:table-cell office:value-type="float" office:value="-0.12382089" calcext:value-type="float">
            <text:p>-0.12382089</text:p>
          </table:table-cell>
          <table:table-cell office:value-type="float" office:value="-0.13073709" calcext:value-type="float">
            <text:p>-0.13073709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<text:s/>2019-11-12 09:37:46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651517588" calcext:value-type="float">
            <text:p>0.651517588</text:p>
          </table:table-cell>
          <table:table-cell office:value-type="float" office:value="0.61994262" calcext:value-type="float">
            <text:p>0.61994262</text:p>
          </table:table-cell>
          <table:table-cell office:value-type="float" office:value="0.643307643" calcext:value-type="float">
            <text:p>0.643307643</text:p>
          </table:table-cell>
          <table:table-cell/>
          <table:table-cell office:value-type="float" office:value="0.005322856" calcext:value-type="float">
            <text:p>0.005322856</text:p>
          </table:table-cell>
          <table:table-cell office:value-type="float" office:value="0.005064891" calcext:value-type="float">
            <text:p>0.005064891</text:p>
          </table:table-cell>
          <table:table-cell office:value-type="float" office:value="0.005255781" calcext:value-type="float">
            <text:p>0.005255781</text:p>
          </table:table-cell>
          <table:table-cell/>
          <table:table-cell office:value-type="float" office:value="-0.004572977" calcext:value-type="float">
            <text:p>-0.004572977</text:p>
          </table:table-cell>
          <table:table-cell office:value-type="float" office:value="-0.004830943" calcext:value-type="float">
            <text:p>-0.004830943</text:p>
          </table:table-cell>
          <table:table-cell office:value-type="float" office:value="-0.004640052" calcext:value-type="float">
            <text:p>-0.004640052</text:p>
          </table:table-cell>
          <table:table-cell/>
          <table:table-cell office:value-type="float" office:value="25.057592181" calcext:value-type="float">
            <text:p>25.057592181</text:p>
          </table:table-cell>
          <table:table-cell office:value-type="float" office:value="25.051225761" calcext:value-type="float">
            <text:p>25.051225761</text:p>
          </table:table-cell>
          <table:table-cell office:value-type="float" office:value="25.055936824" calcext:value-type="float">
            <text:p>25.055936824</text:p>
          </table:table-cell>
          <table:table-cell/>
          <table:table-cell office:value-type="float" office:value="-0.115925991" calcext:value-type="float">
            <text:p>-0.115925991</text:p>
          </table:table-cell>
          <table:table-cell office:value-type="float" office:value="-0.122465953" calcext:value-type="float">
            <text:p>-0.122465953</text:p>
          </table:table-cell>
          <table:table-cell office:value-type="float" office:value="-0.11762647" calcext:value-type="float">
            <text:p>-0.11762647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<text:s/>2019-11-12 09:37:47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618419721" calcext:value-type="float">
            <text:p>0.618419721</text:p>
          </table:table-cell>
          <table:table-cell office:value-type="float" office:value="0.737972347" calcext:value-type="float">
            <text:p>0.737972347</text:p>
          </table:table-cell>
          <table:table-cell office:value-type="float" office:value="0.577554772" calcext:value-type="float">
            <text:p>0.577554772</text:p>
          </table:table-cell>
          <table:table-cell/>
          <table:table-cell office:value-type="float" office:value="0.005052449" calcext:value-type="float">
            <text:p>0.005052449</text:p>
          </table:table-cell>
          <table:table-cell office:value-type="float" office:value="0.006029186" calcext:value-type="float">
            <text:p>0.006029186</text:p>
          </table:table-cell>
          <table:table-cell office:value-type="float" office:value="0.004718585" calcext:value-type="float">
            <text:p>0.004718585</text:p>
          </table:table-cell>
          <table:table-cell/>
          <table:table-cell office:value-type="float" office:value="-0.004843385" calcext:value-type="float">
            <text:p>-0.004843385</text:p>
          </table:table-cell>
          <table:table-cell office:value-type="float" office:value="-0.003866647" calcext:value-type="float">
            <text:p>-0.003866647</text:p>
          </table:table-cell>
          <table:table-cell office:value-type="float" office:value="-0.005177249" calcext:value-type="float">
            <text:p>-0.005177249</text:p>
          </table:table-cell>
          <table:table-cell/>
          <table:table-cell office:value-type="float" office:value="25.0509187" calcext:value-type="float">
            <text:p>25.0509187</text:p>
          </table:table-cell>
          <table:table-cell office:value-type="float" office:value="25.075023754" calcext:value-type="float">
            <text:p>25.075023754</text:p>
          </table:table-cell>
          <table:table-cell office:value-type="float" office:value="25.042679097" calcext:value-type="float">
            <text:p>25.042679097</text:p>
          </table:table-cell>
          <table:table-cell/>
          <table:table-cell office:value-type="float" office:value="-0.122781385" calcext:value-type="float">
            <text:p>-0.122781385</text:p>
          </table:table-cell>
          <table:table-cell office:value-type="float" office:value="-0.098019321" calcext:value-type="float">
            <text:p>-0.098019321</text:p>
          </table:table-cell>
          <table:table-cell office:value-type="float" office:value="-0.131245613" calcext:value-type="float">
            <text:p>-0.131245613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<text:s/>2019-11-12 09:37:48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623123124" calcext:value-type="float">
            <text:p>0.623123124</text:p>
          </table:table-cell>
          <table:table-cell office:value-type="float" office:value="0.650652725" calcext:value-type="float">
            <text:p>0.650652725</text:p>
          </table:table-cell>
          <table:table-cell office:value-type="float" office:value="0.689817153" calcext:value-type="float">
            <text:p>0.689817153</text:p>
          </table:table-cell>
          <table:table-cell/>
          <table:table-cell office:value-type="float" office:value="0.005090875" calcext:value-type="float">
            <text:p>0.005090875</text:p>
          </table:table-cell>
          <table:table-cell office:value-type="float" office:value="0.00531579" calcext:value-type="float">
            <text:p>0.00531579</text:p>
          </table:table-cell>
          <table:table-cell office:value-type="float" office:value="0.005635761" calcext:value-type="float">
            <text:p>0.005635761</text:p>
          </table:table-cell>
          <table:table-cell/>
          <table:table-cell office:value-type="float" office:value="-0.004804958" calcext:value-type="float">
            <text:p>-0.004804958</text:p>
          </table:table-cell>
          <table:table-cell office:value-type="float" office:value="-0.004580043" calcext:value-type="float">
            <text:p>-0.004580043</text:p>
          </table:table-cell>
          <table:table-cell office:value-type="float" office:value="-0.004260072" calcext:value-type="float">
            <text:p>-0.004260072</text:p>
          </table:table-cell>
          <table:table-cell/>
          <table:table-cell office:value-type="float" office:value="25.04681249" calcext:value-type="float">
            <text:p>25.04681249</text:p>
          </table:table-cell>
          <table:table-cell office:value-type="float" office:value="25.052363271" calcext:value-type="float">
            <text:p>25.052363271</text:p>
          </table:table-cell>
          <table:table-cell office:value-type="float" office:value="25.06025993" calcext:value-type="float">
            <text:p>25.06025993</text:p>
          </table:table-cell>
          <table:table-cell/>
          <table:table-cell office:value-type="float" office:value="-0.121807189" calcext:value-type="float">
            <text:p>-0.121807189</text:p>
          </table:table-cell>
          <table:table-cell office:value-type="float" office:value="-0.116105125" calcext:value-type="float">
            <text:p>-0.116105125</text:p>
          </table:table-cell>
          <table:table-cell office:value-type="float" office:value="-0.107993266" calcext:value-type="float">
            <text:p>-0.107993266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<text:s/>2019-11-12 09:37:50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705339397" calcext:value-type="float">
            <text:p>0.705339397</text:p>
          </table:table-cell>
          <table:table-cell office:value-type="float" office:value="0.611528231" calcext:value-type="float">
            <text:p>0.611528231</text:p>
          </table:table-cell>
          <table:table-cell office:value-type="float" office:value="0.668202122" calcext:value-type="float">
            <text:p>0.668202122</text:p>
          </table:table-cell>
          <table:table-cell/>
          <table:table-cell office:value-type="float" office:value="0.005762577" calcext:value-type="float">
            <text:p>0.005762577</text:p>
          </table:table-cell>
          <table:table-cell office:value-type="float" office:value="0.004996146" calcext:value-type="float">
            <text:p>0.004996146</text:p>
          </table:table-cell>
          <table:table-cell office:value-type="float" office:value="0.005459168" calcext:value-type="float">
            <text:p>0.005459168</text:p>
          </table:table-cell>
          <table:table-cell/>
          <table:table-cell office:value-type="float" office:value="-0.004133257" calcext:value-type="float">
            <text:p>-0.004133257</text:p>
          </table:table-cell>
          <table:table-cell office:value-type="float" office:value="-0.004899688" calcext:value-type="float">
            <text:p>-0.004899688</text:p>
          </table:table-cell>
          <table:table-cell office:value-type="float" office:value="-0.004436666" calcext:value-type="float">
            <text:p>-0.004436666</text:p>
          </table:table-cell>
          <table:table-cell/>
          <table:table-cell office:value-type="float" office:value="25.063389639" calcext:value-type="float">
            <text:p>25.063389639</text:p>
          </table:table-cell>
          <table:table-cell office:value-type="float" office:value="25.044474608" calcext:value-type="float">
            <text:p>25.044474608</text:p>
          </table:table-cell>
          <table:table-cell office:value-type="float" office:value="25.055901734" calcext:value-type="float">
            <text:p>25.055901734</text:p>
          </table:table-cell>
          <table:table-cell/>
          <table:table-cell office:value-type="float" office:value="-0.104778273" calcext:value-type="float">
            <text:p>-0.104778273</text:p>
          </table:table-cell>
          <table:table-cell office:value-type="float" office:value="-0.124208791" calcext:value-type="float">
            <text:p>-0.124208791</text:p>
          </table:table-cell>
          <table:table-cell office:value-type="float" office:value="-0.112470229" calcext:value-type="float">
            <text:p>-0.112470229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<text:s/>2019-11-12 09:37:51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666456302" calcext:value-type="float">
            <text:p>0.666456302</text:p>
          </table:table-cell>
          <table:table-cell office:value-type="float" office:value="0.615313126" calcext:value-type="float">
            <text:p>0.615313126</text:p>
          </table:table-cell>
          <table:table-cell office:value-type="float" office:value="0.658699353" calcext:value-type="float">
            <text:p>0.658699353</text:p>
          </table:table-cell>
          <table:table-cell/>
          <table:table-cell office:value-type="float" office:value="0.005444904" calcext:value-type="float">
            <text:p>0.005444904</text:p>
          </table:table-cell>
          <table:table-cell office:value-type="float" office:value="0.005027068" calcext:value-type="float">
            <text:p>0.005027068</text:p>
          </table:table-cell>
          <table:table-cell office:value-type="float" office:value="0.005381531" calcext:value-type="float">
            <text:p>0.005381531</text:p>
          </table:table-cell>
          <table:table-cell/>
          <table:table-cell office:value-type="float" office:value="-0.004450929" calcext:value-type="float">
            <text:p>-0.004450929</text:p>
          </table:table-cell>
          <table:table-cell office:value-type="float" office:value="-0.004868765" calcext:value-type="float">
            <text:p>-0.004868765</text:p>
          </table:table-cell>
          <table:table-cell office:value-type="float" office:value="-0.004514303" calcext:value-type="float">
            <text:p>-0.004514303</text:p>
          </table:table-cell>
          <table:table-cell/>
          <table:table-cell office:value-type="float" office:value="25.055549727" calcext:value-type="float">
            <text:p>25.055549727</text:p>
          </table:table-cell>
          <table:table-cell office:value-type="float" office:value="25.045237759" calcext:value-type="float">
            <text:p>25.045237759</text:p>
          </table:table-cell>
          <table:table-cell office:value-type="float" office:value="25.053985704" calcext:value-type="float">
            <text:p>25.053985704</text:p>
          </table:table-cell>
          <table:table-cell/>
          <table:table-cell office:value-type="float" office:value="-0.112831829" calcext:value-type="float">
            <text:p>-0.112831829</text:p>
          </table:table-cell>
          <table:table-cell office:value-type="float" office:value="-0.123424841" calcext:value-type="float">
            <text:p>-0.123424841</text:p>
          </table:table-cell>
          <table:table-cell office:value-type="float" office:value="-0.114438476" calcext:value-type="float">
            <text:p>-0.114438476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<text:s/>2019-11-12 09:37:52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720065918" calcext:value-type="float">
            <text:p>0.720065918</text:p>
          </table:table-cell>
          <table:table-cell office:value-type="float" office:value="0.617019012" calcext:value-type="float">
            <text:p>0.617019012</text:p>
          </table:table-cell>
          <table:table-cell office:value-type="float" office:value="0.600790453" calcext:value-type="float">
            <text:p>0.600790453</text:p>
          </table:table-cell>
          <table:table-cell/>
          <table:table-cell office:value-type="float" office:value="0.005882891" calcext:value-type="float">
            <text:p>0.005882891</text:p>
          </table:table-cell>
          <table:table-cell office:value-type="float" office:value="0.005041005" calcext:value-type="float">
            <text:p>0.005041005</text:p>
          </table:table-cell>
          <table:table-cell office:value-type="float" office:value="0.004908419" calcext:value-type="float">
            <text:p>0.004908419</text:p>
          </table:table-cell>
          <table:table-cell/>
          <table:table-cell office:value-type="float" office:value="-0.004012942" calcext:value-type="float">
            <text:p>-0.004012942</text:p>
          </table:table-cell>
          <table:table-cell office:value-type="float" office:value="-0.004854828" calcext:value-type="float">
            <text:p>-0.004854828</text:p>
          </table:table-cell>
          <table:table-cell office:value-type="float" office:value="-0.004987415" calcext:value-type="float">
            <text:p>-0.004987415</text:p>
          </table:table-cell>
          <table:table-cell/>
          <table:table-cell office:value-type="float" office:value="25.066358901" calcext:value-type="float">
            <text:p>25.066358901</text:p>
          </table:table-cell>
          <table:table-cell office:value-type="float" office:value="25.045581717" calcext:value-type="float">
            <text:p>25.045581717</text:p>
          </table:table-cell>
          <table:table-cell office:value-type="float" office:value="25.042309543" calcext:value-type="float">
            <text:p>25.042309543</text:p>
          </table:table-cell>
          <table:table-cell/>
          <table:table-cell office:value-type="float" office:value="-0.101728102" calcext:value-type="float">
            <text:p>-0.101728102</text:p>
          </table:table-cell>
          <table:table-cell office:value-type="float" office:value="-0.123071508" calcext:value-type="float">
            <text:p>-0.123071508</text:p>
          </table:table-cell>
          <table:table-cell office:value-type="float" office:value="-0.126432869" calcext:value-type="float">
            <text:p>-0.126432869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<text:s/>2019-11-12 09:37:53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667216857" calcext:value-type="float">
            <text:p>0.667216857</text:p>
          </table:table-cell>
          <table:table-cell office:value-type="float" office:value="0.634645299" calcext:value-type="float">
            <text:p>0.634645299</text:p>
          </table:table-cell>
          <table:table-cell office:value-type="float" office:value="0.688172065" calcext:value-type="float">
            <text:p>0.688172065</text:p>
          </table:table-cell>
          <table:table-cell/>
          <table:table-cell office:value-type="float" office:value="0.005451118" calcext:value-type="float">
            <text:p>0.005451118</text:p>
          </table:table-cell>
          <table:table-cell office:value-type="float" office:value="0.005185011" calcext:value-type="float">
            <text:p>0.005185011</text:p>
          </table:table-cell>
          <table:table-cell office:value-type="float" office:value="0.005622321" calcext:value-type="float">
            <text:p>0.005622321</text:p>
          </table:table-cell>
          <table:table-cell/>
          <table:table-cell office:value-type="float" office:value="-0.004444715" calcext:value-type="float">
            <text:p>-0.004444715</text:p>
          </table:table-cell>
          <table:table-cell office:value-type="float" office:value="-0.004710823" calcext:value-type="float">
            <text:p>-0.004710823</text:p>
          </table:table-cell>
          <table:table-cell office:value-type="float" office:value="-0.004273513" calcext:value-type="float">
            <text:p>-0.004273513</text:p>
          </table:table-cell>
          <table:table-cell/>
          <table:table-cell office:value-type="float" office:value="25.055703077" calcext:value-type="float">
            <text:p>25.055703077</text:p>
          </table:table-cell>
          <table:table-cell office:value-type="float" office:value="25.049135705" calcext:value-type="float">
            <text:p>25.049135705</text:p>
          </table:table-cell>
          <table:table-cell office:value-type="float" office:value="25.059928235" calcext:value-type="float">
            <text:p>25.059928235</text:p>
          </table:table-cell>
          <table:table-cell/>
          <table:table-cell office:value-type="float" office:value="-0.112674301" calcext:value-type="float">
            <text:p>-0.112674301</text:p>
          </table:table-cell>
          <table:table-cell office:value-type="float" office:value="-0.119420656" calcext:value-type="float">
            <text:p>-0.119420656</text:p>
          </table:table-cell>
          <table:table-cell office:value-type="float" office:value="-0.108334001" calcext:value-type="float">
            <text:p>-0.108334001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<text:s/>2019-11-12 09:37:55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635503606" calcext:value-type="float">
            <text:p>0.635503606</text:p>
          </table:table-cell>
          <table:table-cell office:value-type="float" office:value="0.682398162" calcext:value-type="float">
            <text:p>0.682398162</text:p>
          </table:table-cell>
          <table:table-cell office:value-type="float" office:value="0.689256869" calcext:value-type="float">
            <text:p>0.689256869</text:p>
          </table:table-cell>
          <table:table-cell/>
          <table:table-cell office:value-type="float" office:value="0.005192023" calcext:value-type="float">
            <text:p>0.005192023</text:p>
          </table:table-cell>
          <table:table-cell office:value-type="float" office:value="0.005575148" calcext:value-type="float">
            <text:p>0.005575148</text:p>
          </table:table-cell>
          <table:table-cell office:value-type="float" office:value="0.005631184" calcext:value-type="float">
            <text:p>0.005631184</text:p>
          </table:table-cell>
          <table:table-cell/>
          <table:table-cell office:value-type="float" office:value="-0.00470381" calcext:value-type="float">
            <text:p>-0.00470381</text:p>
          </table:table-cell>
          <table:table-cell office:value-type="float" office:value="-0.004320685" calcext:value-type="float">
            <text:p>-0.004320685</text:p>
          </table:table-cell>
          <table:table-cell office:value-type="float" office:value="-0.00426465" calcext:value-type="float">
            <text:p>-0.00426465</text:p>
          </table:table-cell>
          <table:table-cell/>
          <table:table-cell office:value-type="float" office:value="25.049308765" calcext:value-type="float">
            <text:p>25.049308765</text:p>
          </table:table-cell>
          <table:table-cell office:value-type="float" office:value="25.058764056" calcext:value-type="float">
            <text:p>25.058764056</text:p>
          </table:table-cell>
          <table:table-cell office:value-type="float" office:value="25.060146962" calcext:value-type="float">
            <text:p>25.060146962</text:p>
          </table:table-cell>
          <table:table-cell/>
          <table:table-cell office:value-type="float" office:value="-0.119242879" calcext:value-type="float">
            <text:p>-0.119242879</text:p>
          </table:table-cell>
          <table:table-cell office:value-type="float" office:value="-0.109529905" calcext:value-type="float">
            <text:p>-0.109529905</text:p>
          </table:table-cell>
          <table:table-cell office:value-type="float" office:value="-0.108109314" calcext:value-type="float">
            <text:p>-0.10810931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<text:s/>2019-11-12 09:37:56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607888771" calcext:value-type="float">
            <text:p>0.607888771</text:p>
          </table:table-cell>
          <table:table-cell office:value-type="float" office:value="0.646636563" calcext:value-type="float">
            <text:p>0.646636563</text:p>
          </table:table-cell>
          <table:table-cell office:value-type="float" office:value="0.660564382" calcext:value-type="float">
            <text:p>0.660564382</text:p>
          </table:table-cell>
          <table:table-cell/>
          <table:table-cell office:value-type="float" office:value="0.004966412" calcext:value-type="float">
            <text:p>0.004966412</text:p>
          </table:table-cell>
          <table:table-cell office:value-type="float" office:value="0.005282978" calcext:value-type="float">
            <text:p>0.005282978</text:p>
          </table:table-cell>
          <table:table-cell office:value-type="float" office:value="0.005396768" calcext:value-type="float">
            <text:p>0.005396768</text:p>
          </table:table-cell>
          <table:table-cell/>
          <table:table-cell office:value-type="float" office:value="-0.004929422" calcext:value-type="float">
            <text:p>-0.004929422</text:p>
          </table:table-cell>
          <table:table-cell office:value-type="float" office:value="-0.004612855" calcext:value-type="float">
            <text:p>-0.004612855</text:p>
          </table:table-cell>
          <table:table-cell office:value-type="float" office:value="-0.004499066" calcext:value-type="float">
            <text:p>-0.004499066</text:p>
          </table:table-cell>
          <table:table-cell/>
          <table:table-cell office:value-type="float" office:value="25.04879535" calcext:value-type="float">
            <text:p>25.04879535</text:p>
          </table:table-cell>
          <table:table-cell office:value-type="float" office:value="25.056608028" calcext:value-type="float">
            <text:p>25.056608028</text:p>
          </table:table-cell>
          <table:table-cell office:value-type="float" office:value="25.059416267" calcext:value-type="float">
            <text:p>25.059416267</text:p>
          </table:table-cell>
          <table:table-cell/>
          <table:table-cell office:value-type="float" office:value="-0.124962619" calcext:value-type="float">
            <text:p>-0.124962619</text:p>
          </table:table-cell>
          <table:table-cell office:value-type="float" office:value="-0.11693697" calcext:value-type="float">
            <text:p>-0.11693697</text:p>
          </table:table-cell>
          <table:table-cell office:value-type="float" office:value="-0.114052184" calcext:value-type="float">
            <text:p>-0.114052184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<text:s/>2019-11-12 09:37:57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709837164" calcext:value-type="float">
            <text:p>0.709837164</text:p>
          </table:table-cell>
          <table:table-cell office:value-type="float" office:value="0.615858509" calcext:value-type="float">
            <text:p>0.615858509</text:p>
          </table:table-cell>
          <table:table-cell office:value-type="float" office:value="0.619801357" calcext:value-type="float">
            <text:p>0.619801357</text:p>
          </table:table-cell>
          <table:table-cell/>
          <table:table-cell office:value-type="float" office:value="0.005799323" calcext:value-type="float">
            <text:p>0.005799323</text:p>
          </table:table-cell>
          <table:table-cell office:value-type="float" office:value="0.005031524" calcext:value-type="float">
            <text:p>0.005031524</text:p>
          </table:table-cell>
          <table:table-cell office:value-type="float" office:value="0.005063737" calcext:value-type="float">
            <text:p>0.005063737</text:p>
          </table:table-cell>
          <table:table-cell/>
          <table:table-cell office:value-type="float" office:value="-0.00409651" calcext:value-type="float">
            <text:p>-0.00409651</text:p>
          </table:table-cell>
          <table:table-cell office:value-type="float" office:value="-0.00486431" calcext:value-type="float">
            <text:p>-0.00486431</text:p>
          </table:table-cell>
          <table:table-cell office:value-type="float" office:value="-0.004832097" calcext:value-type="float">
            <text:p>-0.004832097</text:p>
          </table:table-cell>
          <table:table-cell/>
          <table:table-cell office:value-type="float" office:value="25.069350985" calcext:value-type="float">
            <text:p>25.069350985</text:p>
          </table:table-cell>
          <table:table-cell office:value-type="float" office:value="25.050402284" calcext:value-type="float">
            <text:p>25.050402284</text:p>
          </table:table-cell>
          <table:table-cell office:value-type="float" office:value="25.051197278" calcext:value-type="float">
            <text:p>25.051197278</text:p>
          </table:table-cell>
          <table:table-cell/>
          <table:table-cell office:value-type="float" office:value="-0.10384669" calcext:value-type="float">
            <text:p>-0.10384669</text:p>
          </table:table-cell>
          <table:table-cell office:value-type="float" office:value="-0.123311878" calcext:value-type="float">
            <text:p>-0.123311878</text:p>
          </table:table-cell>
          <table:table-cell office:value-type="float" office:value="-0.122495213" calcext:value-type="float">
            <text:p>-0.122495213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<text:s/>2019-11-12 09:37:59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653531033" calcext:value-type="float">
            <text:p>0.653531033</text:p>
          </table:table-cell>
          <table:table-cell office:value-type="float" office:value="0.728628126" calcext:value-type="float">
            <text:p>0.728628126</text:p>
          </table:table-cell>
          <table:table-cell office:value-type="float" office:value="0.564909645" calcext:value-type="float">
            <text:p>0.564909645</text:p>
          </table:table-cell>
          <table:table-cell/>
          <table:table-cell office:value-type="float" office:value="0.005339306" calcext:value-type="float">
            <text:p>0.005339306</text:p>
          </table:table-cell>
          <table:table-cell office:value-type="float" office:value="0.005952844" calcext:value-type="float">
            <text:p>0.005952844</text:p>
          </table:table-cell>
          <table:table-cell office:value-type="float" office:value="0.004615275" calcext:value-type="float">
            <text:p>0.004615275</text:p>
          </table:table-cell>
          <table:table-cell/>
          <table:table-cell office:value-type="float" office:value="-0.004556528" calcext:value-type="float">
            <text:p>-0.004556528</text:p>
          </table:table-cell>
          <table:table-cell office:value-type="float" office:value="-0.003942989" calcext:value-type="float">
            <text:p>-0.003942989</text:p>
          </table:table-cell>
          <table:table-cell office:value-type="float" office:value="-0.005280558" calcext:value-type="float">
            <text:p>-0.005280558</text:p>
          </table:table-cell>
          <table:table-cell/>
          <table:table-cell office:value-type="float" office:value="25.057998148" calcext:value-type="float">
            <text:p>25.057998148</text:p>
          </table:table-cell>
          <table:table-cell office:value-type="float" office:value="25.073139725" calcext:value-type="float">
            <text:p>25.073139725</text:p>
          </table:table-cell>
          <table:table-cell office:value-type="float" office:value="25.040129447" calcext:value-type="float">
            <text:p>25.040129447</text:p>
          </table:table-cell>
          <table:table-cell/>
          <table:table-cell office:value-type="float" office:value="-0.115508958" calcext:value-type="float">
            <text:p>-0.115508958</text:p>
          </table:table-cell>
          <table:table-cell office:value-type="float" office:value="-0.099954695" calcext:value-type="float">
            <text:p>-0.099954695</text:p>
          </table:table-cell>
          <table:table-cell office:value-type="float" office:value="-0.133864776" calcext:value-type="float">
            <text:p>-0.133864776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<text:s/>2019-11-12 09:38:00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80168352" calcext:value-type="float">
            <text:p>0.680168352</text:p>
          </table:table-cell>
          <table:table-cell office:value-type="float" office:value="0.741325705" calcext:value-type="float">
            <text:p>0.741325705</text:p>
          </table:table-cell>
          <table:table-cell office:value-type="float" office:value="0.564835735" calcext:value-type="float">
            <text:p>0.564835735</text:p>
          </table:table-cell>
          <table:table-cell/>
          <table:table-cell office:value-type="float" office:value="0.005556931" calcext:value-type="float">
            <text:p>0.005556931</text:p>
          </table:table-cell>
          <table:table-cell office:value-type="float" office:value="0.006056583" calcext:value-type="float">
            <text:p>0.006056583</text:p>
          </table:table-cell>
          <table:table-cell office:value-type="float" office:value="0.004614671" calcext:value-type="float">
            <text:p>0.004614671</text:p>
          </table:table-cell>
          <table:table-cell/>
          <table:table-cell office:value-type="float" office:value="-0.004338902" calcext:value-type="float">
            <text:p>-0.004338902</text:p>
          </table:table-cell>
          <table:table-cell office:value-type="float" office:value="-0.003839251" calcext:value-type="float">
            <text:p>-0.003839251</text:p>
          </table:table-cell>
          <table:table-cell office:value-type="float" office:value="-0.005281162" calcext:value-type="float">
            <text:p>-0.005281162</text:p>
          </table:table-cell>
          <table:table-cell/>
          <table:table-cell office:value-type="float" office:value="25.068423467" calcext:value-type="float">
            <text:p>25.068423467</text:p>
          </table:table-cell>
          <table:table-cell office:value-type="float" office:value="25.080754321" calcext:value-type="float">
            <text:p>25.080754321</text:p>
          </table:table-cell>
          <table:table-cell office:value-type="float" office:value="25.045169152" calcext:value-type="float">
            <text:p>25.045169152</text:p>
          </table:table-cell>
          <table:table-cell/>
          <table:table-cell office:value-type="float" office:value="-0.109991749" calcext:value-type="float">
            <text:p>-0.109991749</text:p>
          </table:table-cell>
          <table:table-cell office:value-type="float" office:value="-0.097324775" calcext:value-type="float">
            <text:p>-0.097324775</text:p>
          </table:table-cell>
          <table:table-cell office:value-type="float" office:value="-0.133880085" calcext:value-type="float">
            <text:p>-0.133880085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<text:s/>2019-11-12 09:38:01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73352286" calcext:value-type="float">
            <text:p>0.73352286</text:p>
          </table:table-cell>
          <table:table-cell office:value-type="float" office:value="0.688746654" calcext:value-type="float">
            <text:p>0.688746654</text:p>
          </table:table-cell>
          <table:table-cell office:value-type="float" office:value="0.550746387" calcext:value-type="float">
            <text:p>0.550746387</text:p>
          </table:table-cell>
          <table:table-cell/>
          <table:table-cell office:value-type="float" office:value="0.005992834" calcext:value-type="float">
            <text:p>0.005992834</text:p>
          </table:table-cell>
          <table:table-cell office:value-type="float" office:value="0.005627015" calcext:value-type="float">
            <text:p>0.005627015</text:p>
          </table:table-cell>
          <table:table-cell office:value-type="float" office:value="0.004499562" calcext:value-type="float">
            <text:p>0.004499562</text:p>
          </table:table-cell>
          <table:table-cell/>
          <table:table-cell office:value-type="float" office:value="-0.003903" calcext:value-type="float">
            <text:p>-0.003903</text:p>
          </table:table-cell>
          <table:table-cell office:value-type="float" office:value="-0.004268818" calcext:value-type="float">
            <text:p>-0.004268818</text:p>
          </table:table-cell>
          <table:table-cell office:value-type="float" office:value="-0.005396271" calcext:value-type="float">
            <text:p>-0.005396271</text:p>
          </table:table-cell>
          <table:table-cell/>
          <table:table-cell office:value-type="float" office:value="25.079181079" calcext:value-type="float">
            <text:p>25.079181079</text:p>
          </table:table-cell>
          <table:table-cell office:value-type="float" office:value="25.070153075" calcext:value-type="float">
            <text:p>25.070153075</text:p>
          </table:table-cell>
          <table:table-cell office:value-type="float" office:value="25.042328308" calcext:value-type="float">
            <text:p>25.042328308</text:p>
          </table:table-cell>
          <table:table-cell/>
          <table:table-cell office:value-type="float" office:value="-0.098940897" calcext:value-type="float">
            <text:p>-0.098940897</text:p>
          </table:table-cell>
          <table:table-cell office:value-type="float" office:value="-0.108214991" calcext:value-type="float">
            <text:p>-0.108214991</text:p>
          </table:table-cell>
          <table:table-cell office:value-type="float" office:value="-0.136798396" calcext:value-type="float">
            <text:p>-0.136798396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<text:s/>2019-11-12 09:38:02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0466714" calcext:value-type="float">
            <text:p>0.60466714</text:p>
          </table:table-cell>
          <table:table-cell office:value-type="float" office:value="0.686120473" calcext:value-type="float">
            <text:p>0.686120473</text:p>
          </table:table-cell>
          <table:table-cell office:value-type="float" office:value="0.686703406" calcext:value-type="float">
            <text:p>0.686703406</text:p>
          </table:table-cell>
          <table:table-cell/>
          <table:table-cell office:value-type="float" office:value="0.004940091" calcext:value-type="float">
            <text:p>0.004940091</text:p>
          </table:table-cell>
          <table:table-cell office:value-type="float" office:value="0.005605559" calcext:value-type="float">
            <text:p>0.005605559</text:p>
          </table:table-cell>
          <table:table-cell office:value-type="float" office:value="0.005610322" calcext:value-type="float">
            <text:p>0.005610322</text:p>
          </table:table-cell>
          <table:table-cell/>
          <table:table-cell office:value-type="float" office:value="-0.004955742" calcext:value-type="float">
            <text:p>-0.004955742</text:p>
          </table:table-cell>
          <table:table-cell office:value-type="float" office:value="-0.004290274" calcext:value-type="float">
            <text:p>-0.004290274</text:p>
          </table:table-cell>
          <table:table-cell office:value-type="float" office:value="-0.004285511" calcext:value-type="float">
            <text:p>-0.004285511</text:p>
          </table:table-cell>
          <table:table-cell/>
          <table:table-cell office:value-type="float" office:value="25.053200343" calcext:value-type="float">
            <text:p>25.053200343</text:p>
          </table:table-cell>
          <table:table-cell office:value-type="float" office:value="25.069623569" calcext:value-type="float">
            <text:p>25.069623569</text:p>
          </table:table-cell>
          <table:table-cell office:value-type="float" office:value="25.069741104" calcext:value-type="float">
            <text:p>25.069741104</text:p>
          </table:table-cell>
          <table:table-cell/>
          <table:table-cell office:value-type="float" office:value="-0.125629904" calcext:value-type="float">
            <text:p>-0.125629904</text:p>
          </table:table-cell>
          <table:table-cell office:value-type="float" office:value="-0.108758931" calcext:value-type="float">
            <text:p>-0.108758931</text:p>
          </table:table-cell>
          <table:table-cell office:value-type="float" office:value="-0.108638193" calcext:value-type="float">
            <text:p>-0.108638193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<text:s/>2019-11-12 09:38:04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83252976" calcext:value-type="float">
            <text:p>0.583252976</text:p>
          </table:table-cell>
          <table:table-cell office:value-type="float" office:value="0.700082266" calcext:value-type="float">
            <text:p>0.700082266</text:p>
          </table:table-cell>
          <table:table-cell office:value-type="float" office:value="0.704003656" calcext:value-type="float">
            <text:p>0.704003656</text:p>
          </table:table-cell>
          <table:table-cell/>
          <table:table-cell office:value-type="float" office:value="0.004765139" calcext:value-type="float">
            <text:p>0.004765139</text:p>
          </table:table-cell>
          <table:table-cell office:value-type="float" office:value="0.005719626" calcext:value-type="float">
            <text:p>0.005719626</text:p>
          </table:table-cell>
          <table:table-cell office:value-type="float" office:value="0.005751664" calcext:value-type="float">
            <text:p>0.005751664</text:p>
          </table:table-cell>
          <table:table-cell/>
          <table:table-cell office:value-type="float" office:value="-0.005130695" calcext:value-type="float">
            <text:p>-0.005130695</text:p>
          </table:table-cell>
          <table:table-cell office:value-type="float" office:value="-0.004176207" calcext:value-type="float">
            <text:p>-0.004176207</text:p>
          </table:table-cell>
          <table:table-cell office:value-type="float" office:value="-0.004144169" calcext:value-type="float">
            <text:p>-0.004144169</text:p>
          </table:table-cell>
          <table:table-cell/>
          <table:table-cell office:value-type="float" office:value="25.048882621" calcext:value-type="float">
            <text:p>25.048882621</text:p>
          </table:table-cell>
          <table:table-cell office:value-type="float" office:value="25.072438626" calcext:value-type="float">
            <text:p>25.072438626</text:p>
          </table:table-cell>
          <table:table-cell office:value-type="float" office:value="25.073229277" calcext:value-type="float">
            <text:p>25.073229277</text:p>
          </table:table-cell>
          <table:table-cell/>
          <table:table-cell office:value-type="float" office:value="-0.130065357" calcext:value-type="float">
            <text:p>-0.130065357</text:p>
          </table:table-cell>
          <table:table-cell office:value-type="float" office:value="-0.105867137" calcext:value-type="float">
            <text:p>-0.105867137</text:p>
          </table:table-cell>
          <table:table-cell office:value-type="float" office:value="-0.105054933" calcext:value-type="float">
            <text:p>-0.105054933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<text:s/>2019-11-12 09:38:05</text:p>
          </table:table-cell>
          <table:table-cell office:value-type="float" office:value="25.15528" calcext:value-type="float">
            <text:p>25.15528</text:p>
          </table:table-cell>
          <table:table-cell office:value-type="float" office:value="0.609953476" calcext:value-type="float">
            <text:p>0.609953476</text:p>
          </table:table-cell>
          <table:table-cell office:value-type="float" office:value="0.748663038" calcext:value-type="float">
            <text:p>0.748663038</text:p>
          </table:table-cell>
          <table:table-cell office:value-type="float" office:value="0.565568872" calcext:value-type="float">
            <text:p>0.565568872</text:p>
          </table:table-cell>
          <table:table-cell/>
          <table:table-cell office:value-type="float" office:value="0.00498328" calcext:value-type="float">
            <text:p>0.00498328</text:p>
          </table:table-cell>
          <table:table-cell office:value-type="float" office:value="0.006116528" calcext:value-type="float">
            <text:p>0.006116528</text:p>
          </table:table-cell>
          <table:table-cell office:value-type="float" office:value="0.004620661" calcext:value-type="float">
            <text:p>0.004620661</text:p>
          </table:table-cell>
          <table:table-cell/>
          <table:table-cell office:value-type="float" office:value="-0.004912553" calcext:value-type="float">
            <text:p>-0.004912553</text:p>
          </table:table-cell>
          <table:table-cell office:value-type="float" office:value="-0.003779305" calcext:value-type="float">
            <text:p>-0.003779305</text:p>
          </table:table-cell>
          <table:table-cell office:value-type="float" office:value="-0.005275173" calcext:value-type="float">
            <text:p>-0.005275173</text:p>
          </table:table-cell>
          <table:table-cell/>
          <table:table-cell office:value-type="float" office:value="25.034047959" calcext:value-type="float">
            <text:p>25.034047959</text:p>
          </table:table-cell>
          <table:table-cell office:value-type="float" office:value="25.062015947" calcext:value-type="float">
            <text:p>25.062015947</text:p>
          </table:table-cell>
          <table:table-cell office:value-type="float" office:value="25.02509855" calcext:value-type="float">
            <text:p>25.02509855</text:p>
          </table:table-cell>
          <table:table-cell/>
          <table:table-cell office:value-type="float" office:value="-0.124534964" calcext:value-type="float">
            <text:p>-0.124534964</text:p>
          </table:table-cell>
          <table:table-cell office:value-type="float" office:value="-0.095805072" calcext:value-type="float">
            <text:p>-0.095805072</text:p>
          </table:table-cell>
          <table:table-cell office:value-type="float" office:value="-0.133728231" calcext:value-type="float">
            <text:p>-0.133728231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<text:s/>2019-11-12 09:38:06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681931458" calcext:value-type="float">
            <text:p>0.681931458</text:p>
          </table:table-cell>
          <table:table-cell office:value-type="float" office:value="0.618558004" calcext:value-type="float">
            <text:p>0.618558004</text:p>
          </table:table-cell>
          <table:table-cell office:value-type="float" office:value="0.63780673" calcext:value-type="float">
            <text:p>0.63780673</text:p>
          </table:table-cell>
          <table:table-cell/>
          <table:table-cell office:value-type="float" office:value="0.005571335" calcext:value-type="float">
            <text:p>0.005571335</text:p>
          </table:table-cell>
          <table:table-cell office:value-type="float" office:value="0.005053578" calcext:value-type="float">
            <text:p>0.005053578</text:p>
          </table:table-cell>
          <table:table-cell office:value-type="float" office:value="0.005210839" calcext:value-type="float">
            <text:p>0.005210839</text:p>
          </table:table-cell>
          <table:table-cell/>
          <table:table-cell office:value-type="float" office:value="-0.004324498" calcext:value-type="float">
            <text:p>-0.004324498</text:p>
          </table:table-cell>
          <table:table-cell office:value-type="float" office:value="-0.004842255" calcext:value-type="float">
            <text:p>-0.004842255</text:p>
          </table:table-cell>
          <table:table-cell office:value-type="float" office:value="-0.004684994" calcext:value-type="float">
            <text:p>-0.004684994</text:p>
          </table:table-cell>
          <table:table-cell/>
          <table:table-cell office:value-type="float" office:value="25.058669955" calcext:value-type="float">
            <text:p>25.058669955</text:p>
          </table:table-cell>
          <table:table-cell office:value-type="float" office:value="25.045892024" calcext:value-type="float">
            <text:p>25.045892024</text:p>
          </table:table-cell>
          <table:table-cell office:value-type="float" office:value="25.049773142" calcext:value-type="float">
            <text:p>25.049773142</text:p>
          </table:table-cell>
          <table:table-cell/>
          <table:table-cell office:value-type="float" office:value="-0.10962657" calcext:value-type="float">
            <text:p>-0.10962657</text:p>
          </table:table-cell>
          <table:table-cell office:value-type="float" office:value="-0.122752743" calcext:value-type="float">
            <text:p>-0.122752743</text:p>
          </table:table-cell>
          <table:table-cell office:value-type="float" office:value="-0.118765845" calcext:value-type="float">
            <text:p>-0.118765845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<text:s/>2019-11-12 09:38:07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663972576" calcext:value-type="float">
            <text:p>0.663972576</text:p>
          </table:table-cell>
          <table:table-cell office:value-type="float" office:value="0.713019456" calcext:value-type="float">
            <text:p>0.713019456</text:p>
          </table:table-cell>
          <table:table-cell office:value-type="float" office:value="0.558362074" calcext:value-type="float">
            <text:p>0.558362074</text:p>
          </table:table-cell>
          <table:table-cell/>
          <table:table-cell office:value-type="float" office:value="0.005424613" calcext:value-type="float">
            <text:p>0.005424613</text:p>
          </table:table-cell>
          <table:table-cell office:value-type="float" office:value="0.005825322" calcext:value-type="float">
            <text:p>0.005825322</text:p>
          </table:table-cell>
          <table:table-cell office:value-type="float" office:value="0.004561782" calcext:value-type="float">
            <text:p>0.004561782</text:p>
          </table:table-cell>
          <table:table-cell/>
          <table:table-cell office:value-type="float" office:value="-0.004471221" calcext:value-type="float">
            <text:p>-0.004471221</text:p>
          </table:table-cell>
          <table:table-cell office:value-type="float" office:value="-0.004070511" calcext:value-type="float">
            <text:p>-0.004070511</text:p>
          </table:table-cell>
          <table:table-cell office:value-type="float" office:value="-0.005334052" calcext:value-type="float">
            <text:p>-0.005334052</text:p>
          </table:table-cell>
          <table:table-cell/>
          <table:table-cell office:value-type="float" office:value="25.060103453" calcext:value-type="float">
            <text:p>25.060103453</text:p>
          </table:table-cell>
          <table:table-cell office:value-type="float" office:value="25.069992617" calcext:value-type="float">
            <text:p>25.069992617</text:p>
          </table:table-cell>
          <table:table-cell office:value-type="float" office:value="25.038809251" calcext:value-type="float">
            <text:p>25.038809251</text:p>
          </table:table-cell>
          <table:table-cell/>
          <table:table-cell office:value-type="float" office:value="-0.113346267" calcext:value-type="float">
            <text:p>-0.113346267</text:p>
          </table:table-cell>
          <table:table-cell office:value-type="float" office:value="-0.10318757" calcext:value-type="float">
            <text:p>-0.10318757</text:p>
          </table:table-cell>
          <table:table-cell office:value-type="float" office:value="-0.135220966" calcext:value-type="float">
            <text:p>-0.135220966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<text:s/>2019-11-12 09:38:09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576788852" calcext:value-type="float">
            <text:p>0.576788852</text:p>
          </table:table-cell>
          <table:table-cell office:value-type="float" office:value="0.699120843" calcext:value-type="float">
            <text:p>0.699120843</text:p>
          </table:table-cell>
          <table:table-cell office:value-type="float" office:value="0.67630299" calcext:value-type="float">
            <text:p>0.67630299</text:p>
          </table:table-cell>
          <table:table-cell/>
          <table:table-cell office:value-type="float" office:value="0.004712327" calcext:value-type="float">
            <text:p>0.004712327</text:p>
          </table:table-cell>
          <table:table-cell office:value-type="float" office:value="0.005711772" calcext:value-type="float">
            <text:p>0.005711772</text:p>
          </table:table-cell>
          <table:table-cell office:value-type="float" office:value="0.005525351" calcext:value-type="float">
            <text:p>0.005525351</text:p>
          </table:table-cell>
          <table:table-cell/>
          <table:table-cell office:value-type="float" office:value="-0.005183506" calcext:value-type="float">
            <text:p>-0.005183506</text:p>
          </table:table-cell>
          <table:table-cell office:value-type="float" office:value="-0.004184062" calcext:value-type="float">
            <text:p>-0.004184062</text:p>
          </table:table-cell>
          <table:table-cell office:value-type="float" office:value="-0.004370482" calcext:value-type="float">
            <text:p>-0.004370482</text:p>
          </table:table-cell>
          <table:table-cell/>
          <table:table-cell office:value-type="float" office:value="25.042524664" calcext:value-type="float">
            <text:p>25.042524664</text:p>
          </table:table-cell>
          <table:table-cell office:value-type="float" office:value="25.067190294" calcext:value-type="float">
            <text:p>25.067190294</text:p>
          </table:table-cell>
          <table:table-cell office:value-type="float" office:value="25.062589603" calcext:value-type="float">
            <text:p>25.062589603</text:p>
          </table:table-cell>
          <table:table-cell/>
          <table:table-cell office:value-type="float" office:value="-0.131404257" calcext:value-type="float">
            <text:p>-0.131404257</text:p>
          </table:table-cell>
          <table:table-cell office:value-type="float" office:value="-0.106066269" calcext:value-type="float">
            <text:p>-0.106066269</text:p>
          </table:table-cell>
          <table:table-cell office:value-type="float" office:value="-0.110792353" calcext:value-type="float">
            <text:p>-0.110792353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<text:s/>2019-11-12 09:38:10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22638538" calcext:value-type="float">
            <text:p>0.622638538</text:p>
          </table:table-cell>
          <table:table-cell office:value-type="float" office:value="0.756440253" calcext:value-type="float">
            <text:p>0.756440253</text:p>
          </table:table-cell>
          <table:table-cell office:value-type="float" office:value="0.572981903" calcext:value-type="float">
            <text:p>0.572981903</text:p>
          </table:table-cell>
          <table:table-cell/>
          <table:table-cell office:value-type="float" office:value="0.005086916" calcext:value-type="float">
            <text:p>0.005086916</text:p>
          </table:table-cell>
          <table:table-cell office:value-type="float" office:value="0.006180067" calcext:value-type="float">
            <text:p>0.006180067</text:p>
          </table:table-cell>
          <table:table-cell office:value-type="float" office:value="0.004681225" calcext:value-type="float">
            <text:p>0.004681225</text:p>
          </table:table-cell>
          <table:table-cell/>
          <table:table-cell office:value-type="float" office:value="-0.004808917" calcext:value-type="float">
            <text:p>-0.004808917</text:p>
          </table:table-cell>
          <table:table-cell office:value-type="float" office:value="-0.003715766" calcext:value-type="float">
            <text:p>-0.003715766</text:p>
          </table:table-cell>
          <table:table-cell office:value-type="float" office:value="-0.005214609" calcext:value-type="float">
            <text:p>-0.005214609</text:p>
          </table:table-cell>
          <table:table-cell/>
          <table:table-cell office:value-type="float" office:value="25.056823891" calcext:value-type="float">
            <text:p>25.056823891</text:p>
          </table:table-cell>
          <table:table-cell office:value-type="float" office:value="25.083801771" calcext:value-type="float">
            <text:p>25.083801771</text:p>
          </table:table-cell>
          <table:table-cell office:value-type="float" office:value="25.046811665" calcext:value-type="float">
            <text:p>25.046811665</text:p>
          </table:table-cell>
          <table:table-cell/>
          <table:table-cell office:value-type="float" office:value="-0.121907559" calcext:value-type="float">
            <text:p>-0.121907559</text:p>
          </table:table-cell>
          <table:table-cell office:value-type="float" office:value="-0.094194264" calcext:value-type="float">
            <text:p>-0.094194264</text:p>
          </table:table-cell>
          <table:table-cell office:value-type="float" office:value="-0.132192783" calcext:value-type="float">
            <text:p>-0.132192783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<text:s/>2019-11-12 09:38:11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101609" calcext:value-type="float">
            <text:p>0.6101609</text:p>
          </table:table-cell>
          <table:table-cell office:value-type="float" office:value="0.632502512" calcext:value-type="float">
            <text:p>0.632502512</text:p>
          </table:table-cell>
          <table:table-cell office:value-type="float" office:value="0.654829819" calcext:value-type="float">
            <text:p>0.654829819</text:p>
          </table:table-cell>
          <table:table-cell/>
          <table:table-cell office:value-type="float" office:value="0.004984975" calcext:value-type="float">
            <text:p>0.004984975</text:p>
          </table:table-cell>
          <table:table-cell office:value-type="float" office:value="0.005167504" calcext:value-type="float">
            <text:p>0.005167504</text:p>
          </table:table-cell>
          <table:table-cell office:value-type="float" office:value="0.005349917" calcext:value-type="float">
            <text:p>0.005349917</text:p>
          </table:table-cell>
          <table:table-cell/>
          <table:table-cell office:value-type="float" office:value="-0.004910859" calcext:value-type="float">
            <text:p>-0.004910859</text:p>
          </table:table-cell>
          <table:table-cell office:value-type="float" office:value="-0.004728329" calcext:value-type="float">
            <text:p>-0.004728329</text:p>
          </table:table-cell>
          <table:table-cell office:value-type="float" office:value="-0.004545917" calcext:value-type="float">
            <text:p>-0.004545917</text:p>
          </table:table-cell>
          <table:table-cell/>
          <table:table-cell office:value-type="float" office:value="25.054308044" calcext:value-type="float">
            <text:p>25.054308044</text:p>
          </table:table-cell>
          <table:table-cell office:value-type="float" office:value="25.058812745" calcext:value-type="float">
            <text:p>25.058812745</text:p>
          </table:table-cell>
          <table:table-cell office:value-type="float" office:value="25.063314544" calcext:value-type="float">
            <text:p>25.063314544</text:p>
          </table:table-cell>
          <table:table-cell/>
          <table:table-cell office:value-type="float" office:value="-0.124492001" calcext:value-type="float">
            <text:p>-0.124492001</text:p>
          </table:table-cell>
          <table:table-cell office:value-type="float" office:value="-0.119864481" calcext:value-type="float">
            <text:p>-0.119864481</text:p>
          </table:table-cell>
          <table:table-cell office:value-type="float" office:value="-0.115239949" calcext:value-type="float">
            <text:p>-0.115239949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<text:s/>2019-11-12 09:38:12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85331307" calcext:value-type="float">
            <text:p>0.685331307</text:p>
          </table:table-cell>
          <table:table-cell office:value-type="float" office:value="0.709876503" calcext:value-type="float">
            <text:p>0.709876503</text:p>
          </table:table-cell>
          <table:table-cell office:value-type="float" office:value="0.553425616" calcext:value-type="float">
            <text:p>0.553425616</text:p>
          </table:table-cell>
          <table:table-cell/>
          <table:table-cell office:value-type="float" office:value="0.005599112" calcext:value-type="float">
            <text:p>0.005599112</text:p>
          </table:table-cell>
          <table:table-cell office:value-type="float" office:value="0.005799645" calcext:value-type="float">
            <text:p>0.005799645</text:p>
          </table:table-cell>
          <table:table-cell office:value-type="float" office:value="0.004521451" calcext:value-type="float">
            <text:p>0.004521451</text:p>
          </table:table-cell>
          <table:table-cell/>
          <table:table-cell office:value-type="float" office:value="-0.004296721" calcext:value-type="float">
            <text:p>-0.004296721</text:p>
          </table:table-cell>
          <table:table-cell office:value-type="float" office:value="-0.004096189" calcext:value-type="float">
            <text:p>-0.004096189</text:p>
          </table:table-cell>
          <table:table-cell office:value-type="float" office:value="-0.005374382" calcext:value-type="float">
            <text:p>-0.005374382</text:p>
          </table:table-cell>
          <table:table-cell/>
          <table:table-cell office:value-type="float" office:value="25.069464453" calcext:value-type="float">
            <text:p>25.069464453</text:p>
          </table:table-cell>
          <table:table-cell office:value-type="float" office:value="25.074413391" calcext:value-type="float">
            <text:p>25.074413391</text:p>
          </table:table-cell>
          <table:table-cell office:value-type="float" office:value="25.042868523" calcext:value-type="float">
            <text:p>25.042868523</text:p>
          </table:table-cell>
          <table:table-cell/>
          <table:table-cell office:value-type="float" office:value="-0.108922385" calcext:value-type="float">
            <text:p>-0.108922385</text:p>
          </table:table-cell>
          <table:table-cell office:value-type="float" office:value="-0.103838542" calcext:value-type="float">
            <text:p>-0.103838542</text:p>
          </table:table-cell>
          <table:table-cell office:value-type="float" office:value="-0.13624345" calcext:value-type="float">
            <text:p>-0.13624345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<text:s/>2019-11-12 09:38:14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708660568" calcext:value-type="float">
            <text:p>0.708660568</text:p>
          </table:table-cell>
          <table:table-cell office:value-type="float" office:value="0.670949897" calcext:value-type="float">
            <text:p>0.670949897</text:p>
          </table:table-cell>
          <table:table-cell office:value-type="float" office:value="0.554464526" calcext:value-type="float">
            <text:p>0.554464526</text:p>
          </table:table-cell>
          <table:table-cell/>
          <table:table-cell office:value-type="float" office:value="0.005789711" calcext:value-type="float">
            <text:p>0.005789711</text:p>
          </table:table-cell>
          <table:table-cell office:value-type="float" office:value="0.005481617" calcext:value-type="float">
            <text:p>0.005481617</text:p>
          </table:table-cell>
          <table:table-cell office:value-type="float" office:value="0.004529939" calcext:value-type="float">
            <text:p>0.004529939</text:p>
          </table:table-cell>
          <table:table-cell/>
          <table:table-cell office:value-type="float" office:value="-0.004106123" calcext:value-type="float">
            <text:p>-0.004106123</text:p>
          </table:table-cell>
          <table:table-cell office:value-type="float" office:value="-0.004414217" calcext:value-type="float">
            <text:p>-0.004414217</text:p>
          </table:table-cell>
          <table:table-cell office:value-type="float" office:value="-0.005365894" calcext:value-type="float">
            <text:p>-0.005365894</text:p>
          </table:table-cell>
          <table:table-cell/>
          <table:table-cell office:value-type="float" office:value="25.079222704" calcext:value-type="float">
            <text:p>25.079222704</text:p>
          </table:table-cell>
          <table:table-cell office:value-type="float" office:value="25.071619294" calcext:value-type="float">
            <text:p>25.071619294</text:p>
          </table:table-cell>
          <table:table-cell office:value-type="float" office:value="25.048132616" calcext:value-type="float">
            <text:p>25.048132616</text:p>
          </table:table-cell>
          <table:table-cell/>
          <table:table-cell office:value-type="float" office:value="-0.104090388" calcext:value-type="float">
            <text:p>-0.104090388</text:p>
          </table:table-cell>
          <table:table-cell office:value-type="float" office:value="-0.111901102" calcext:value-type="float">
            <text:p>-0.111901102</text:p>
          </table:table-cell>
          <table:table-cell office:value-type="float" office:value="-0.136028261" calcext:value-type="float">
            <text:p>-0.136028261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<text:s/>2019-11-12 09:38:15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98019433" calcext:value-type="float">
            <text:p>0.598019433</text:p>
          </table:table-cell>
          <table:table-cell office:value-type="float" office:value="0.688571416" calcext:value-type="float">
            <text:p>0.688571416</text:p>
          </table:table-cell>
          <table:table-cell office:value-type="float" office:value="0.721435037" calcext:value-type="float">
            <text:p>0.721435037</text:p>
          </table:table-cell>
          <table:table-cell/>
          <table:table-cell office:value-type="float" office:value="0.00488578" calcext:value-type="float">
            <text:p>0.00488578</text:p>
          </table:table-cell>
          <table:table-cell office:value-type="float" office:value="0.005625583" calcext:value-type="float">
            <text:p>0.005625583</text:p>
          </table:table-cell>
          <table:table-cell office:value-type="float" office:value="0.005894077" calcext:value-type="float">
            <text:p>0.005894077</text:p>
          </table:table-cell>
          <table:table-cell/>
          <table:table-cell office:value-type="float" office:value="-0.005010054" calcext:value-type="float">
            <text:p>-0.005010054</text:p>
          </table:table-cell>
          <table:table-cell office:value-type="float" office:value="-0.00427025" calcext:value-type="float">
            <text:p>-0.00427025</text:p>
          </table:table-cell>
          <table:table-cell office:value-type="float" office:value="-0.004001756" calcext:value-type="float">
            <text:p>-0.004001756</text:p>
          </table:table-cell>
          <table:table-cell/>
          <table:table-cell office:value-type="float" office:value="25.051859973" calcext:value-type="float">
            <text:p>25.051859973</text:p>
          </table:table-cell>
          <table:table-cell office:value-type="float" office:value="25.070117743" calcext:value-type="float">
            <text:p>25.070117743</text:p>
          </table:table-cell>
          <table:table-cell office:value-type="float" office:value="25.076743879" calcext:value-type="float">
            <text:p>25.076743879</text:p>
          </table:table-cell>
          <table:table-cell/>
          <table:table-cell office:value-type="float" office:value="-0.127006822" calcext:value-type="float">
            <text:p>-0.127006822</text:p>
          </table:table-cell>
          <table:table-cell office:value-type="float" office:value="-0.108251286" calcext:value-type="float">
            <text:p>-0.108251286</text:p>
          </table:table-cell>
          <table:table-cell office:value-type="float" office:value="-0.101444529" calcext:value-type="float">
            <text:p>-0.101444529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<text:s/>2019-11-12 09:38:16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31210283" calcext:value-type="float">
            <text:p>0.631210283</text:p>
          </table:table-cell>
          <table:table-cell office:value-type="float" office:value="0.754703969" calcext:value-type="float">
            <text:p>0.754703969</text:p>
          </table:table-cell>
          <table:table-cell office:value-type="float" office:value="0.5741281" calcext:value-type="float">
            <text:p>0.5741281</text:p>
          </table:table-cell>
          <table:table-cell/>
          <table:table-cell office:value-type="float" office:value="0.005156947" calcext:value-type="float">
            <text:p>0.005156947</text:p>
          </table:table-cell>
          <table:table-cell office:value-type="float" office:value="0.006165882" calcext:value-type="float">
            <text:p>0.006165882</text:p>
          </table:table-cell>
          <table:table-cell office:value-type="float" office:value="0.004690589" calcext:value-type="float">
            <text:p>0.004690589</text:p>
          </table:table-cell>
          <table:table-cell/>
          <table:table-cell office:value-type="float" office:value="-0.004738887" calcext:value-type="float">
            <text:p>-0.004738887</text:p>
          </table:table-cell>
          <table:table-cell office:value-type="float" office:value="-0.003729951" calcext:value-type="float">
            <text:p>-0.003729951</text:p>
          </table:table-cell>
          <table:table-cell office:value-type="float" office:value="-0.005205244" calcext:value-type="float">
            <text:p>-0.005205244</text:p>
          </table:table-cell>
          <table:table-cell/>
          <table:table-cell office:value-type="float" office:value="25.058552196" calcext:value-type="float">
            <text:p>25.058552196</text:p>
          </table:table-cell>
          <table:table-cell office:value-type="float" office:value="25.083451695" calcext:value-type="float">
            <text:p>25.083451695</text:p>
          </table:table-cell>
          <table:table-cell office:value-type="float" office:value="25.047042773" calcext:value-type="float">
            <text:p>25.047042773</text:p>
          </table:table-cell>
          <table:table-cell/>
          <table:table-cell office:value-type="float" office:value="-0.120132134" calcext:value-type="float">
            <text:p>-0.120132134</text:p>
          </table:table-cell>
          <table:table-cell office:value-type="float" office:value="-0.094553881" calcext:value-type="float">
            <text:p>-0.094553881</text:p>
          </table:table-cell>
          <table:table-cell office:value-type="float" office:value="-0.131955373" calcext:value-type="float">
            <text:p>-0.13195537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<text:s/>2019-11-12 09:38:17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727342454" calcext:value-type="float">
            <text:p>0.727342454</text:p>
          </table:table-cell>
          <table:table-cell office:value-type="float" office:value="0.626794771" calcext:value-type="float">
            <text:p>0.626794771</text:p>
          </table:table-cell>
          <table:table-cell office:value-type="float" office:value="0.569281646" calcext:value-type="float">
            <text:p>0.569281646</text:p>
          </table:table-cell>
          <table:table-cell/>
          <table:table-cell office:value-type="float" office:value="0.00594234" calcext:value-type="float">
            <text:p>0.00594234</text:p>
          </table:table-cell>
          <table:table-cell office:value-type="float" office:value="0.005120872" calcext:value-type="float">
            <text:p>0.005120872</text:p>
          </table:table-cell>
          <table:table-cell office:value-type="float" office:value="0.004650994" calcext:value-type="float">
            <text:p>0.004650994</text:p>
          </table:table-cell>
          <table:table-cell/>
          <table:table-cell office:value-type="float" office:value="-0.003953493" calcext:value-type="float">
            <text:p>-0.003953493</text:p>
          </table:table-cell>
          <table:table-cell office:value-type="float" office:value="-0.004774961" calcext:value-type="float">
            <text:p>-0.004774961</text:p>
          </table:table-cell>
          <table:table-cell office:value-type="float" office:value="-0.005244839" calcext:value-type="float">
            <text:p>-0.005244839</text:p>
          </table:table-cell>
          <table:table-cell/>
          <table:table-cell office:value-type="float" office:value="25.082989418" calcext:value-type="float">
            <text:p>25.082989418</text:p>
          </table:table-cell>
          <table:table-cell office:value-type="float" office:value="25.062716455" calcext:value-type="float">
            <text:p>25.062716455</text:p>
          </table:table-cell>
          <table:table-cell office:value-type="float" office:value="25.051120185" calcext:value-type="float">
            <text:p>25.051120185</text:p>
          </table:table-cell>
          <table:table-cell/>
          <table:table-cell office:value-type="float" office:value="-0.100220983" calcext:value-type="float">
            <text:p>-0.100220983</text:p>
          </table:table-cell>
          <table:table-cell office:value-type="float" office:value="-0.121046698" calcext:value-type="float">
            <text:p>-0.121046698</text:p>
          </table:table-cell>
          <table:table-cell office:value-type="float" office:value="-0.13295921" calcext:value-type="float">
            <text:p>-0.13295921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<text:s/>2019-11-12 09:38:19</text:p>
          </table:table-cell>
          <table:table-cell office:value-type="float" office:value="25.16034" calcext:value-type="float">
            <text:p>25.16034</text:p>
          </table:table-cell>
          <table:table-cell office:value-type="float" office:value="0.731477229" calcext:value-type="float">
            <text:p>0.731477229</text:p>
          </table:table-cell>
          <table:table-cell office:value-type="float" office:value="0.629457906" calcext:value-type="float">
            <text:p>0.629457906</text:p>
          </table:table-cell>
          <table:table-cell office:value-type="float" office:value="0.568909713" calcext:value-type="float">
            <text:p>0.568909713</text:p>
          </table:table-cell>
          <table:table-cell/>
          <table:table-cell office:value-type="float" office:value="0.005976121" calcext:value-type="float">
            <text:p>0.005976121</text:p>
          </table:table-cell>
          <table:table-cell office:value-type="float" office:value="0.00514263" calcext:value-type="float">
            <text:p>0.00514263</text:p>
          </table:table-cell>
          <table:table-cell office:value-type="float" office:value="0.004647955" calcext:value-type="float">
            <text:p>0.004647955</text:p>
          </table:table-cell>
          <table:table-cell/>
          <table:table-cell office:value-type="float" office:value="-0.003919712" calcext:value-type="float">
            <text:p>-0.003919712</text:p>
          </table:table-cell>
          <table:table-cell office:value-type="float" office:value="-0.004753203" calcext:value-type="float">
            <text:p>-0.004753203</text:p>
          </table:table-cell>
          <table:table-cell office:value-type="float" office:value="-0.005247878" calcext:value-type="float">
            <text:p>-0.005247878</text:p>
          </table:table-cell>
          <table:table-cell/>
          <table:table-cell office:value-type="float" office:value="25.063605267" calcext:value-type="float">
            <text:p>25.063605267</text:p>
          </table:table-cell>
          <table:table-cell office:value-type="float" office:value="25.043035224" calcext:value-type="float">
            <text:p>25.043035224</text:p>
          </table:table-cell>
          <table:table-cell office:value-type="float" office:value="25.03082678" calcext:value-type="float">
            <text:p>25.03082678</text:p>
          </table:table-cell>
          <table:table-cell/>
          <table:table-cell office:value-type="float" office:value="-0.099364589" calcext:value-type="float">
            <text:p>-0.099364589</text:p>
          </table:table-cell>
          <table:table-cell office:value-type="float" office:value="-0.120495095" calcext:value-type="float">
            <text:p>-0.120495095</text:p>
          </table:table-cell>
          <table:table-cell office:value-type="float" office:value="-0.133036248" calcext:value-type="float">
            <text:p>-0.133036248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<text:s/>2019-11-12 09:38:20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657531101" calcext:value-type="float">
            <text:p>0.657531101</text:p>
          </table:table-cell>
          <table:table-cell office:value-type="float" office:value="0.73093721" calcext:value-type="float">
            <text:p>0.73093721</text:p>
          </table:table-cell>
          <table:table-cell office:value-type="float" office:value="0.561162896" calcext:value-type="float">
            <text:p>0.561162896</text:p>
          </table:table-cell>
          <table:table-cell/>
          <table:table-cell office:value-type="float" office:value="0.005371986" calcext:value-type="float">
            <text:p>0.005371986</text:p>
          </table:table-cell>
          <table:table-cell office:value-type="float" office:value="0.005971709" calcext:value-type="float">
            <text:p>0.005971709</text:p>
          </table:table-cell>
          <table:table-cell office:value-type="float" office:value="0.004584664" calcext:value-type="float">
            <text:p>0.004584664</text:p>
          </table:table-cell>
          <table:table-cell/>
          <table:table-cell office:value-type="float" office:value="-0.004523847" calcext:value-type="float">
            <text:p>-0.004523847</text:p>
          </table:table-cell>
          <table:table-cell office:value-type="float" office:value="-0.003924124" calcext:value-type="float">
            <text:p>-0.003924124</text:p>
          </table:table-cell>
          <table:table-cell office:value-type="float" office:value="-0.005311169" calcext:value-type="float">
            <text:p>-0.005311169</text:p>
          </table:table-cell>
          <table:table-cell/>
          <table:table-cell office:value-type="float" office:value="25.068913718" calcext:value-type="float">
            <text:p>25.068913718</text:p>
          </table:table-cell>
          <table:table-cell office:value-type="float" office:value="25.083714205" calcext:value-type="float">
            <text:p>25.083714205</text:p>
          </table:table-cell>
          <table:table-cell office:value-type="float" office:value="25.049483206" calcext:value-type="float">
            <text:p>25.049483206</text:p>
          </table:table-cell>
          <table:table-cell/>
          <table:table-cell office:value-type="float" office:value="-0.114680449" calcext:value-type="float">
            <text:p>-0.114680449</text:p>
          </table:table-cell>
          <table:table-cell office:value-type="float" office:value="-0.099476437" calcext:value-type="float">
            <text:p>-0.099476437</text:p>
          </table:table-cell>
          <table:table-cell office:value-type="float" office:value="-0.134640835" calcext:value-type="float">
            <text:p>-0.13464083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<text:s/>2019-11-12 09:38:21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81066082" calcext:value-type="float">
            <text:p>0.581066082</text:p>
          </table:table-cell>
          <table:table-cell office:value-type="float" office:value="0.707087005" calcext:value-type="float">
            <text:p>0.707087005</text:p>
          </table:table-cell>
          <table:table-cell office:value-type="float" office:value="0.653430301" calcext:value-type="float">
            <text:p>0.653430301</text:p>
          </table:table-cell>
          <table:table-cell/>
          <table:table-cell office:value-type="float" office:value="0.004747272" calcext:value-type="float">
            <text:p>0.004747272</text:p>
          </table:table-cell>
          <table:table-cell office:value-type="float" office:value="0.005776855" calcext:value-type="float">
            <text:p>0.005776855</text:p>
          </table:table-cell>
          <table:table-cell office:value-type="float" office:value="0.005338483" calcext:value-type="float">
            <text:p>0.005338483</text:p>
          </table:table-cell>
          <table:table-cell/>
          <table:table-cell office:value-type="float" office:value="-0.005148561" calcext:value-type="float">
            <text:p>-0.005148561</text:p>
          </table:table-cell>
          <table:table-cell office:value-type="float" office:value="-0.004118979" calcext:value-type="float">
            <text:p>-0.004118979</text:p>
          </table:table-cell>
          <table:table-cell office:value-type="float" office:value="-0.00455735" calcext:value-type="float">
            <text:p>-0.00455735</text:p>
          </table:table-cell>
          <table:table-cell/>
          <table:table-cell office:value-type="float" office:value="25.048441678" calcext:value-type="float">
            <text:p>25.048441678</text:p>
          </table:table-cell>
          <table:table-cell office:value-type="float" office:value="25.073850958" calcext:value-type="float">
            <text:p>25.073850958</text:p>
          </table:table-cell>
          <table:table-cell office:value-type="float" office:value="25.063032363" calcext:value-type="float">
            <text:p>25.063032363</text:p>
          </table:table-cell>
          <table:table-cell/>
          <table:table-cell office:value-type="float" office:value="-0.130518323" calcext:value-type="float">
            <text:p>-0.130518323</text:p>
          </table:table-cell>
          <table:table-cell office:value-type="float" office:value="-0.104416306" calcext:value-type="float">
            <text:p>-0.104416306</text:p>
          </table:table-cell>
          <table:table-cell office:value-type="float" office:value="-0.115529822" calcext:value-type="float">
            <text:p>-0.11552982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<text:s/>2019-11-12 09:38:22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716428246" calcext:value-type="float">
            <text:p>0.716428246</text:p>
          </table:table-cell>
          <table:table-cell office:value-type="float" office:value="0.625459626" calcext:value-type="float">
            <text:p>0.625459626</text:p>
          </table:table-cell>
          <table:table-cell office:value-type="float" office:value="0.620624497" calcext:value-type="float">
            <text:p>0.620624497</text:p>
          </table:table-cell>
          <table:table-cell/>
          <table:table-cell office:value-type="float" office:value="0.005853172" calcext:value-type="float">
            <text:p>0.005853172</text:p>
          </table:table-cell>
          <table:table-cell office:value-type="float" office:value="0.005109964" calcext:value-type="float">
            <text:p>0.005109964</text:p>
          </table:table-cell>
          <table:table-cell office:value-type="float" office:value="0.005070462" calcext:value-type="float">
            <text:p>0.005070462</text:p>
          </table:table-cell>
          <table:table-cell/>
          <table:table-cell office:value-type="float" office:value="-0.004042661" calcext:value-type="float">
            <text:p>-0.004042661</text:p>
          </table:table-cell>
          <table:table-cell office:value-type="float" office:value="-0.004785869" calcext:value-type="float">
            <text:p>-0.004785869</text:p>
          </table:table-cell>
          <table:table-cell office:value-type="float" office:value="-0.004825372" calcext:value-type="float">
            <text:p>-0.004825372</text:p>
          </table:table-cell>
          <table:table-cell/>
          <table:table-cell office:value-type="float" office:value="25.075734386" calcext:value-type="float">
            <text:p>25.075734386</text:p>
          </table:table-cell>
          <table:table-cell office:value-type="float" office:value="25.057392702" calcext:value-type="float">
            <text:p>25.057392702</text:p>
          </table:table-cell>
          <table:table-cell office:value-type="float" office:value="25.056417803" calcext:value-type="float">
            <text:p>25.056417803</text:p>
          </table:table-cell>
          <table:table-cell/>
          <table:table-cell office:value-type="float" office:value="-0.102481539" calcext:value-type="float">
            <text:p>-0.102481539</text:p>
          </table:table-cell>
          <table:table-cell office:value-type="float" office:value="-0.12132324" calcext:value-type="float">
            <text:p>-0.12132324</text:p>
          </table:table-cell>
          <table:table-cell office:value-type="float" office:value="-0.122324719" calcext:value-type="float">
            <text:p>-0.122324719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<text:s/>2019-11-12 09:38:24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727478352" calcext:value-type="float">
            <text:p>0.727478352</text:p>
          </table:table-cell>
          <table:table-cell office:value-type="float" office:value="0.603056622" calcext:value-type="float">
            <text:p>0.603056622</text:p>
          </table:table-cell>
          <table:table-cell office:value-type="float" office:value="0.570048162" calcext:value-type="float">
            <text:p>0.570048162</text:p>
          </table:table-cell>
          <table:table-cell/>
          <table:table-cell office:value-type="float" office:value="0.005943451" calcext:value-type="float">
            <text:p>0.005943451</text:p>
          </table:table-cell>
          <table:table-cell office:value-type="float" office:value="0.004926933" calcext:value-type="float">
            <text:p>0.004926933</text:p>
          </table:table-cell>
          <table:table-cell office:value-type="float" office:value="0.004657256" calcext:value-type="float">
            <text:p>0.004657256</text:p>
          </table:table-cell>
          <table:table-cell/>
          <table:table-cell office:value-type="float" office:value="-0.003952383" calcext:value-type="float">
            <text:p>-0.003952383</text:p>
          </table:table-cell>
          <table:table-cell office:value-type="float" office:value="-0.0049689" calcext:value-type="float">
            <text:p>-0.0049689</text:p>
          </table:table-cell>
          <table:table-cell office:value-type="float" office:value="-0.005238577" calcext:value-type="float">
            <text:p>-0.005238577</text:p>
          </table:table-cell>
          <table:table-cell/>
          <table:table-cell office:value-type="float" office:value="25.077962359" calcext:value-type="float">
            <text:p>25.077962359</text:p>
          </table:table-cell>
          <table:table-cell office:value-type="float" office:value="25.052875616" calcext:value-type="float">
            <text:p>25.052875616</text:p>
          </table:table-cell>
          <table:table-cell office:value-type="float" office:value="25.046220135" calcext:value-type="float">
            <text:p>25.046220135</text:p>
          </table:table-cell>
          <table:table-cell/>
          <table:table-cell office:value-type="float" office:value="-0.100192836" calcext:value-type="float">
            <text:p>-0.100192836</text:p>
          </table:table-cell>
          <table:table-cell office:value-type="float" office:value="-0.125963485" calcext:value-type="float">
            <text:p>-0.125963485</text:p>
          </table:table-cell>
          <table:table-cell office:value-type="float" office:value="-0.132800443" calcext:value-type="float">
            <text:p>-0.13280044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<text:s/>2019-11-12 09:38:25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63420637" calcext:value-type="float">
            <text:p>0.663420637</text:p>
          </table:table-cell>
          <table:table-cell office:value-type="float" office:value="0.715751733" calcext:value-type="float">
            <text:p>0.715751733</text:p>
          </table:table-cell>
          <table:table-cell office:value-type="float" office:value="0.537108843" calcext:value-type="float">
            <text:p>0.537108843</text:p>
          </table:table-cell>
          <table:table-cell/>
          <table:table-cell office:value-type="float" office:value="0.005420103" calcext:value-type="float">
            <text:p>0.005420103</text:p>
          </table:table-cell>
          <table:table-cell office:value-type="float" office:value="0.005847645" calcext:value-type="float">
            <text:p>0.005847645</text:p>
          </table:table-cell>
          <table:table-cell office:value-type="float" office:value="0.004388144" calcext:value-type="float">
            <text:p>0.004388144</text:p>
          </table:table-cell>
          <table:table-cell/>
          <table:table-cell office:value-type="float" office:value="-0.00447573" calcext:value-type="float">
            <text:p>-0.00447573</text:p>
          </table:table-cell>
          <table:table-cell office:value-type="float" office:value="-0.004048188" calcext:value-type="float">
            <text:p>-0.004048188</text:p>
          </table:table-cell>
          <table:table-cell office:value-type="float" office:value="-0.005507689" calcext:value-type="float">
            <text:p>-0.005507689</text:p>
          </table:table-cell>
          <table:table-cell/>
          <table:table-cell office:value-type="float" office:value="25.065046684" calcext:value-type="float">
            <text:p>25.065046684</text:p>
          </table:table-cell>
          <table:table-cell office:value-type="float" office:value="25.075597984" calcext:value-type="float">
            <text:p>25.075597984</text:p>
          </table:table-cell>
          <table:table-cell office:value-type="float" office:value="25.039578554" calcext:value-type="float">
            <text:p>25.039578554</text:p>
          </table:table-cell>
          <table:table-cell/>
          <table:table-cell office:value-type="float" office:value="-0.113460587" calcext:value-type="float">
            <text:p>-0.113460587</text:p>
          </table:table-cell>
          <table:table-cell office:value-type="float" office:value="-0.102621659" calcext:value-type="float">
            <text:p>-0.102621659</text:p>
          </table:table-cell>
          <table:table-cell office:value-type="float" office:value="-0.139623136" calcext:value-type="float">
            <text:p>-0.139623136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<text:s/>2019-11-12 09:38:26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700955474" calcext:value-type="float">
            <text:p>0.700955474</text:p>
          </table:table-cell>
          <table:table-cell office:value-type="float" office:value="0.619151666" calcext:value-type="float">
            <text:p>0.619151666</text:p>
          </table:table-cell>
          <table:table-cell office:value-type="float" office:value="0.572637388" calcext:value-type="float">
            <text:p>0.572637388</text:p>
          </table:table-cell>
          <table:table-cell/>
          <table:table-cell office:value-type="float" office:value="0.00572676" calcext:value-type="float">
            <text:p>0.00572676</text:p>
          </table:table-cell>
          <table:table-cell office:value-type="float" office:value="0.005058429" calcext:value-type="float">
            <text:p>0.005058429</text:p>
          </table:table-cell>
          <table:table-cell office:value-type="float" office:value="0.00467841" calcext:value-type="float">
            <text:p>0.00467841</text:p>
          </table:table-cell>
          <table:table-cell/>
          <table:table-cell office:value-type="float" office:value="-0.004169073" calcext:value-type="float">
            <text:p>-0.004169073</text:p>
          </table:table-cell>
          <table:table-cell office:value-type="float" office:value="-0.004837405" calcext:value-type="float">
            <text:p>-0.004837405</text:p>
          </table:table-cell>
          <table:table-cell office:value-type="float" office:value="-0.005217423" calcext:value-type="float">
            <text:p>-0.005217423</text:p>
          </table:table-cell>
          <table:table-cell/>
          <table:table-cell office:value-type="float" office:value="25.072614686" calcext:value-type="float">
            <text:p>25.072614686</text:p>
          </table:table-cell>
          <table:table-cell office:value-type="float" office:value="25.056120839" calcext:value-type="float">
            <text:p>25.056120839</text:p>
          </table:table-cell>
          <table:table-cell office:value-type="float" office:value="25.046742201" calcext:value-type="float">
            <text:p>25.046742201</text:p>
          </table:table-cell>
          <table:table-cell/>
          <table:table-cell office:value-type="float" office:value="-0.105686277" calcext:value-type="float">
            <text:p>-0.105686277</text:p>
          </table:table-cell>
          <table:table-cell office:value-type="float" office:value="-0.12262978" calcext:value-type="float">
            <text:p>-0.12262978</text:p>
          </table:table-cell>
          <table:table-cell office:value-type="float" office:value="-0.132264141" calcext:value-type="float">
            <text:p>-0.132264141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<text:s/>2019-11-12 09:38:27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688327037" calcext:value-type="float">
            <text:p>0.688327037</text:p>
          </table:table-cell>
          <table:table-cell office:value-type="float" office:value="0.744695752" calcext:value-type="float">
            <text:p>0.744695752</text:p>
          </table:table-cell>
          <table:table-cell office:value-type="float" office:value="0.556973285" calcext:value-type="float">
            <text:p>0.556973285</text:p>
          </table:table-cell>
          <table:table-cell/>
          <table:table-cell office:value-type="float" office:value="0.005623587" calcext:value-type="float">
            <text:p>0.005623587</text:p>
          </table:table-cell>
          <table:table-cell office:value-type="float" office:value="0.006084116" calcext:value-type="float">
            <text:p>0.006084116</text:p>
          </table:table-cell>
          <table:table-cell office:value-type="float" office:value="0.004550435" calcext:value-type="float">
            <text:p>0.004550435</text:p>
          </table:table-cell>
          <table:table-cell/>
          <table:table-cell office:value-type="float" office:value="-0.004272246" calcext:value-type="float">
            <text:p>-0.004272246</text:p>
          </table:table-cell>
          <table:table-cell office:value-type="float" office:value="-0.003811718" calcext:value-type="float">
            <text:p>-0.003811718</text:p>
          </table:table-cell>
          <table:table-cell office:value-type="float" office:value="-0.005345398" calcext:value-type="float">
            <text:p>-0.005345398</text:p>
          </table:table-cell>
          <table:table-cell/>
          <table:table-cell office:value-type="float" office:value="25.065013976" calcext:value-type="float">
            <text:p>25.065013976</text:p>
          </table:table-cell>
          <table:table-cell office:value-type="float" office:value="25.07637936" calcext:value-type="float">
            <text:p>25.07637936</text:p>
          </table:table-cell>
          <table:table-cell office:value-type="float" office:value="25.038529228" calcext:value-type="float">
            <text:p>25.038529228</text:p>
          </table:table-cell>
          <table:table-cell/>
          <table:table-cell office:value-type="float" office:value="-0.108301903" calcext:value-type="float">
            <text:p>-0.108301903</text:p>
          </table:table-cell>
          <table:table-cell office:value-type="float" office:value="-0.096626773" calcext:value-type="float">
            <text:p>-0.096626773</text:p>
          </table:table-cell>
          <table:table-cell office:value-type="float" office:value="-0.135508624" calcext:value-type="float">
            <text:p>-0.135508624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<text:s/>2019-11-12 09:38:29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586949061" calcext:value-type="float">
            <text:p>0.586949061</text:p>
          </table:table-cell>
          <table:table-cell office:value-type="float" office:value="0.716482486" calcext:value-type="float">
            <text:p>0.716482486</text:p>
          </table:table-cell>
          <table:table-cell office:value-type="float" office:value="0.576807925" calcext:value-type="float">
            <text:p>0.576807925</text:p>
          </table:table-cell>
          <table:table-cell/>
          <table:table-cell office:value-type="float" office:value="0.004795335" calcext:value-type="float">
            <text:p>0.004795335</text:p>
          </table:table-cell>
          <table:table-cell office:value-type="float" office:value="0.005853615" calcext:value-type="float">
            <text:p>0.005853615</text:p>
          </table:table-cell>
          <table:table-cell office:value-type="float" office:value="0.004712483" calcext:value-type="float">
            <text:p>0.004712483</text:p>
          </table:table-cell>
          <table:table-cell/>
          <table:table-cell office:value-type="float" office:value="-0.005100498" calcext:value-type="float">
            <text:p>-0.005100498</text:p>
          </table:table-cell>
          <table:table-cell office:value-type="float" office:value="-0.004042218" calcext:value-type="float">
            <text:p>-0.004042218</text:p>
          </table:table-cell>
          <table:table-cell office:value-type="float" office:value="-0.00518335" calcext:value-type="float">
            <text:p>-0.00518335</text:p>
          </table:table-cell>
          <table:table-cell/>
          <table:table-cell office:value-type="float" office:value="25.054682448" calcext:value-type="float">
            <text:p>25.054682448</text:p>
          </table:table-cell>
          <table:table-cell office:value-type="float" office:value="25.080799791" calcext:value-type="float">
            <text:p>25.080799791</text:p>
          </table:table-cell>
          <table:table-cell office:value-type="float" office:value="25.052637703" calcext:value-type="float">
            <text:p>25.052637703</text:p>
          </table:table-cell>
          <table:table-cell/>
          <table:table-cell office:value-type="float" office:value="-0.129299796" calcext:value-type="float">
            <text:p>-0.129299796</text:p>
          </table:table-cell>
          <table:table-cell office:value-type="float" office:value="-0.102470305" calcext:value-type="float">
            <text:p>-0.102470305</text:p>
          </table:table-cell>
          <table:table-cell office:value-type="float" office:value="-0.131400306" calcext:value-type="float">
            <text:p>-0.131400306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<text:s/>2019-11-12 09:38:30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83772729" calcext:value-type="float">
            <text:p>0.583772729</text:p>
          </table:table-cell>
          <table:table-cell office:value-type="float" office:value="0.702322805" calcext:value-type="float">
            <text:p>0.702322805</text:p>
          </table:table-cell>
          <table:table-cell office:value-type="float" office:value="0.615686252" calcext:value-type="float">
            <text:p>0.615686252</text:p>
          </table:table-cell>
          <table:table-cell/>
          <table:table-cell office:value-type="float" office:value="0.004769385" calcext:value-type="float">
            <text:p>0.004769385</text:p>
          </table:table-cell>
          <table:table-cell office:value-type="float" office:value="0.005737931" calcext:value-type="float">
            <text:p>0.005737931</text:p>
          </table:table-cell>
          <table:table-cell office:value-type="float" office:value="0.005030116" calcext:value-type="float">
            <text:p>0.005030116</text:p>
          </table:table-cell>
          <table:table-cell/>
          <table:table-cell office:value-type="float" office:value="-0.005126448" calcext:value-type="float">
            <text:p>-0.005126448</text:p>
          </table:table-cell>
          <table:table-cell office:value-type="float" office:value="-0.004157902" calcext:value-type="float">
            <text:p>-0.004157902</text:p>
          </table:table-cell>
          <table:table-cell office:value-type="float" office:value="-0.004865717" calcext:value-type="float">
            <text:p>-0.004865717</text:p>
          </table:table-cell>
          <table:table-cell/>
          <table:table-cell office:value-type="float" office:value="25.048987418" calcext:value-type="float">
            <text:p>25.048987418</text:p>
          </table:table-cell>
          <table:table-cell office:value-type="float" office:value="25.072890375" calcext:value-type="float">
            <text:p>25.072890375</text:p>
          </table:table-cell>
          <table:table-cell office:value-type="float" office:value="25.055422113" calcext:value-type="float">
            <text:p>25.055422113</text:p>
          </table:table-cell>
          <table:table-cell/>
          <table:table-cell office:value-type="float" office:value="-0.129957702" calcext:value-type="float">
            <text:p>-0.129957702</text:p>
          </table:table-cell>
          <table:table-cell office:value-type="float" office:value="-0.105403073" calcext:value-type="float">
            <text:p>-0.105403073</text:p>
          </table:table-cell>
          <table:table-cell office:value-type="float" office:value="-0.123347557" calcext:value-type="float">
            <text:p>-0.123347557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<text:s/>2019-11-12 09:38:31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587909888" calcext:value-type="float">
            <text:p>0.587909888</text:p>
          </table:table-cell>
          <table:table-cell office:value-type="float" office:value="0.71993598" calcext:value-type="float">
            <text:p>0.71993598</text:p>
          </table:table-cell>
          <table:table-cell office:value-type="float" office:value="0.614994838" calcext:value-type="float">
            <text:p>0.614994838</text:p>
          </table:table-cell>
          <table:table-cell/>
          <table:table-cell office:value-type="float" office:value="0.004803185" calcext:value-type="float">
            <text:p>0.004803185</text:p>
          </table:table-cell>
          <table:table-cell office:value-type="float" office:value="0.00588183" calcext:value-type="float">
            <text:p>0.00588183</text:p>
          </table:table-cell>
          <table:table-cell office:value-type="float" office:value="0.005024468" calcext:value-type="float">
            <text:p>0.005024468</text:p>
          </table:table-cell>
          <table:table-cell/>
          <table:table-cell office:value-type="float" office:value="-0.005092648" calcext:value-type="float">
            <text:p>-0.005092648</text:p>
          </table:table-cell>
          <table:table-cell office:value-type="float" office:value="-0.004014003" calcext:value-type="float">
            <text:p>-0.004014003</text:p>
          </table:table-cell>
          <table:table-cell office:value-type="float" office:value="-0.004871366" calcext:value-type="float">
            <text:p>-0.004871366</text:p>
          </table:table-cell>
          <table:table-cell/>
          <table:table-cell office:value-type="float" office:value="25.044767006" calcext:value-type="float">
            <text:p>25.044767006</text:p>
          </table:table-cell>
          <table:table-cell office:value-type="float" office:value="25.071387167" calcext:value-type="float">
            <text:p>25.071387167</text:p>
          </table:table-cell>
          <table:table-cell office:value-type="float" office:value="25.050228143" calcext:value-type="float">
            <text:p>25.050228143</text:p>
          </table:table-cell>
          <table:table-cell/>
          <table:table-cell office:value-type="float" office:value="-0.129100782" calcext:value-type="float">
            <text:p>-0.129100782</text:p>
          </table:table-cell>
          <table:table-cell office:value-type="float" office:value="-0.101755015" calcext:value-type="float">
            <text:p>-0.101755015</text:p>
          </table:table-cell>
          <table:table-cell office:value-type="float" office:value="-0.123490767" calcext:value-type="float">
            <text:p>-0.12349076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<text:s/>2019-11-12 09:38:32</text:p>
          </table:table-cell>
          <table:table-cell office:value-type="float" office:value="25.19066" calcext:value-type="float">
            <text:p>25.19066</text:p>
          </table:table-cell>
          <table:table-cell office:value-type="float" office:value="0.58082051" calcext:value-type="float">
            <text:p>0.58082051</text:p>
          </table:table-cell>
          <table:table-cell office:value-type="float" office:value="0.694674336" calcext:value-type="float">
            <text:p>0.694674336</text:p>
          </table:table-cell>
          <table:table-cell office:value-type="float" office:value="0.675509653" calcext:value-type="float">
            <text:p>0.675509653</text:p>
          </table:table-cell>
          <table:table-cell/>
          <table:table-cell office:value-type="float" office:value="0.004745266" calcext:value-type="float">
            <text:p>0.004745266</text:p>
          </table:table-cell>
          <table:table-cell office:value-type="float" office:value="0.005675444" calcext:value-type="float">
            <text:p>0.005675444</text:p>
          </table:table-cell>
          <table:table-cell office:value-type="float" office:value="0.00551887" calcext:value-type="float">
            <text:p>0.00551887</text:p>
          </table:table-cell>
          <table:table-cell/>
          <table:table-cell office:value-type="float" office:value="-0.005150568" calcext:value-type="float">
            <text:p>-0.005150568</text:p>
          </table:table-cell>
          <table:table-cell office:value-type="float" office:value="-0.004220389" calcext:value-type="float">
            <text:p>-0.004220389</text:p>
          </table:table-cell>
          <table:table-cell office:value-type="float" office:value="-0.004376964" calcext:value-type="float">
            <text:p>-0.004376964</text:p>
          </table:table-cell>
          <table:table-cell/>
          <table:table-cell office:value-type="float" office:value="25.063555942" calcext:value-type="float">
            <text:p>25.063555942</text:p>
          </table:table-cell>
          <table:table-cell office:value-type="float" office:value="25.086511715" calcext:value-type="float">
            <text:p>25.086511715</text:p>
          </table:table-cell>
          <table:table-cell office:value-type="float" office:value="25.08264767" calcext:value-type="float">
            <text:p>25.08264767</text:p>
          </table:table-cell>
          <table:table-cell/>
          <table:table-cell office:value-type="float" office:value="-0.130569188" calcext:value-type="float">
            <text:p>-0.130569188</text:p>
          </table:table-cell>
          <table:table-cell office:value-type="float" office:value="-0.106987237" calcext:value-type="float">
            <text:p>-0.106987237</text:p>
          </table:table-cell>
          <table:table-cell office:value-type="float" office:value="-0.110956671" calcext:value-type="float">
            <text:p>-0.110956671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<text:s/>2019-11-12 09:38:34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718231883" calcext:value-type="float">
            <text:p>0.718231883</text:p>
          </table:table-cell>
          <table:table-cell office:value-type="float" office:value="0.608032418" calcext:value-type="float">
            <text:p>0.608032418</text:p>
          </table:table-cell>
          <table:table-cell office:value-type="float" office:value="0.592533421" calcext:value-type="float">
            <text:p>0.592533421</text:p>
          </table:table-cell>
          <table:table-cell/>
          <table:table-cell office:value-type="float" office:value="0.005867908" calcext:value-type="float">
            <text:p>0.005867908</text:p>
          </table:table-cell>
          <table:table-cell office:value-type="float" office:value="0.004967585" calcext:value-type="float">
            <text:p>0.004967585</text:p>
          </table:table-cell>
          <table:table-cell office:value-type="float" office:value="0.004840959" calcext:value-type="float">
            <text:p>0.004840959</text:p>
          </table:table-cell>
          <table:table-cell/>
          <table:table-cell office:value-type="float" office:value="-0.004027926" calcext:value-type="float">
            <text:p>-0.004027926</text:p>
          </table:table-cell>
          <table:table-cell office:value-type="float" office:value="-0.004928248" calcext:value-type="float">
            <text:p>-0.004928248</text:p>
          </table:table-cell>
          <table:table-cell office:value-type="float" office:value="-0.005054874" calcext:value-type="float">
            <text:p>-0.005054874</text:p>
          </table:table-cell>
          <table:table-cell/>
          <table:table-cell office:value-type="float" office:value="25.076098044" calcext:value-type="float">
            <text:p>25.076098044</text:p>
          </table:table-cell>
          <table:table-cell office:value-type="float" office:value="25.053878881" calcext:value-type="float">
            <text:p>25.053878881</text:p>
          </table:table-cell>
          <table:table-cell office:value-type="float" office:value="25.050753832" calcext:value-type="float">
            <text:p>25.050753832</text:p>
          </table:table-cell>
          <table:table-cell/>
          <table:table-cell office:value-type="float" office:value="-0.102107969" calcext:value-type="float">
            <text:p>-0.102107969</text:p>
          </table:table-cell>
          <table:table-cell office:value-type="float" office:value="-0.124932866" calcext:value-type="float">
            <text:p>-0.124932866</text:p>
          </table:table-cell>
          <table:table-cell office:value-type="float" office:value="-0.128143123" calcext:value-type="float">
            <text:p>-0.128143123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<text:s/>2019-11-12 09:38:35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613030864" calcext:value-type="float">
            <text:p>0.613030864</text:p>
          </table:table-cell>
          <table:table-cell office:value-type="float" office:value="0.651370961" calcext:value-type="float">
            <text:p>0.651370961</text:p>
          </table:table-cell>
          <table:table-cell office:value-type="float" office:value="0.678163848" calcext:value-type="float">
            <text:p>0.678163848</text:p>
          </table:table-cell>
          <table:table-cell/>
          <table:table-cell office:value-type="float" office:value="0.005008422" calcext:value-type="float">
            <text:p>0.005008422</text:p>
          </table:table-cell>
          <table:table-cell office:value-type="float" office:value="0.005321658" calcext:value-type="float">
            <text:p>0.005321658</text:p>
          </table:table-cell>
          <table:table-cell office:value-type="float" office:value="0.005540554" calcext:value-type="float">
            <text:p>0.005540554</text:p>
          </table:table-cell>
          <table:table-cell/>
          <table:table-cell office:value-type="float" office:value="-0.004887411" calcext:value-type="float">
            <text:p>-0.004887411</text:p>
          </table:table-cell>
          <table:table-cell office:value-type="float" office:value="-0.004574175" calcext:value-type="float">
            <text:p>-0.004574175</text:p>
          </table:table-cell>
          <table:table-cell office:value-type="float" office:value="-0.004355279" calcext:value-type="float">
            <text:p>-0.004355279</text:p>
          </table:table-cell>
          <table:table-cell/>
          <table:table-cell office:value-type="float" office:value="25.059941274" calcext:value-type="float">
            <text:p>25.059941274</text:p>
          </table:table-cell>
          <table:table-cell office:value-type="float" office:value="25.067671672" calcext:value-type="float">
            <text:p>25.067671672</text:p>
          </table:table-cell>
          <table:table-cell office:value-type="float" office:value="25.07307381" calcext:value-type="float">
            <text:p>25.07307381</text:p>
          </table:table-cell>
          <table:table-cell/>
          <table:table-cell office:value-type="float" office:value="-0.123897557" calcext:value-type="float">
            <text:p>-0.123897557</text:p>
          </table:table-cell>
          <table:table-cell office:value-type="float" office:value="-0.115956361" calcext:value-type="float">
            <text:p>-0.115956361</text:p>
          </table:table-cell>
          <table:table-cell office:value-type="float" office:value="-0.110406927" calcext:value-type="float">
            <text:p>-0.110406927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<text:s/>2019-11-12 09:38:36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713516559" calcext:value-type="float">
            <text:p>0.713516559</text:p>
          </table:table-cell>
          <table:table-cell office:value-type="float" office:value="0.616680457" calcext:value-type="float">
            <text:p>0.616680457</text:p>
          </table:table-cell>
          <table:table-cell office:value-type="float" office:value="0.60031898" calcext:value-type="float">
            <text:p>0.60031898</text:p>
          </table:table-cell>
          <table:table-cell/>
          <table:table-cell office:value-type="float" office:value="0.005829384" calcext:value-type="float">
            <text:p>0.005829384</text:p>
          </table:table-cell>
          <table:table-cell office:value-type="float" office:value="0.005038239" calcext:value-type="float">
            <text:p>0.005038239</text:p>
          </table:table-cell>
          <table:table-cell office:value-type="float" office:value="0.004904567" calcext:value-type="float">
            <text:p>0.004904567</text:p>
          </table:table-cell>
          <table:table-cell/>
          <table:table-cell office:value-type="float" office:value="-0.00406645" calcext:value-type="float">
            <text:p>-0.00406645</text:p>
          </table:table-cell>
          <table:table-cell office:value-type="float" office:value="-0.004857594" calcext:value-type="float">
            <text:p>-0.004857594</text:p>
          </table:table-cell>
          <table:table-cell office:value-type="float" office:value="-0.004991267" calcext:value-type="float">
            <text:p>-0.004991267</text:p>
          </table:table-cell>
          <table:table-cell/>
          <table:table-cell office:value-type="float" office:value="25.075147317" calcext:value-type="float">
            <text:p>25.075147317</text:p>
          </table:table-cell>
          <table:table-cell office:value-type="float" office:value="25.055622573" calcext:value-type="float">
            <text:p>25.055622573</text:p>
          </table:table-cell>
          <table:table-cell office:value-type="float" office:value="25.052323628" calcext:value-type="float">
            <text:p>25.052323628</text:p>
          </table:table-cell>
          <table:table-cell/>
          <table:table-cell office:value-type="float" office:value="-0.10308461" calcext:value-type="float">
            <text:p>-0.10308461</text:p>
          </table:table-cell>
          <table:table-cell office:value-type="float" office:value="-0.123141631" calcext:value-type="float">
            <text:p>-0.123141631</text:p>
          </table:table-cell>
          <table:table-cell office:value-type="float" office:value="-0.126530524" calcext:value-type="float">
            <text:p>-0.12653052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<text:s/>2019-11-12 09:38:37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701634968" calcext:value-type="float">
            <text:p>0.701634968</text:p>
          </table:table-cell>
          <table:table-cell office:value-type="float" office:value="0.617790892" calcext:value-type="float">
            <text:p>0.617790892</text:p>
          </table:table-cell>
          <table:table-cell office:value-type="float" office:value="0.670140466" calcext:value-type="float">
            <text:p>0.670140466</text:p>
          </table:table-cell>
          <table:table-cell/>
          <table:table-cell office:value-type="float" office:value="0.005732312" calcext:value-type="float">
            <text:p>0.005732312</text:p>
          </table:table-cell>
          <table:table-cell office:value-type="float" office:value="0.005047311" calcext:value-type="float">
            <text:p>0.005047311</text:p>
          </table:table-cell>
          <table:table-cell office:value-type="float" office:value="0.005475004" calcext:value-type="float">
            <text:p>0.005475004</text:p>
          </table:table-cell>
          <table:table-cell/>
          <table:table-cell office:value-type="float" office:value="-0.004163522" calcext:value-type="float">
            <text:p>-0.004163522</text:p>
          </table:table-cell>
          <table:table-cell office:value-type="float" office:value="-0.004848522" calcext:value-type="float">
            <text:p>-0.004848522</text:p>
          </table:table-cell>
          <table:table-cell office:value-type="float" office:value="-0.00442083" calcext:value-type="float">
            <text:p>-0.00442083</text:p>
          </table:table-cell>
          <table:table-cell/>
          <table:table-cell office:value-type="float" office:value="25.082860654" calcext:value-type="float">
            <text:p>25.082860654</text:p>
          </table:table-cell>
          <table:table-cell office:value-type="float" office:value="25.065955586" calcext:value-type="float">
            <text:p>25.065955586</text:p>
          </table:table-cell>
          <table:table-cell office:value-type="float" office:value="25.076510603" calcext:value-type="float">
            <text:p>25.076510603</text:p>
          </table:table-cell>
          <table:table-cell/>
          <table:table-cell office:value-type="float" office:value="-0.105545539" calcext:value-type="float">
            <text:p>-0.105545539</text:p>
          </table:table-cell>
          <table:table-cell office:value-type="float" office:value="-0.122911632" calcext:value-type="float">
            <text:p>-0.122911632</text:p>
          </table:table-cell>
          <table:table-cell office:value-type="float" office:value="-0.112068754" calcext:value-type="float">
            <text:p>-0.112068754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<text:s/>2019-11-12 09:38:39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729879824" calcext:value-type="float">
            <text:p>0.729879824</text:p>
          </table:table-cell>
          <table:table-cell office:value-type="float" office:value="0.610814167" calcext:value-type="float">
            <text:p>0.610814167</text:p>
          </table:table-cell>
          <table:table-cell office:value-type="float" office:value="0.640798287" calcext:value-type="float">
            <text:p>0.640798287</text:p>
          </table:table-cell>
          <table:table-cell/>
          <table:table-cell office:value-type="float" office:value="0.00596307" calcext:value-type="float">
            <text:p>0.00596307</text:p>
          </table:table-cell>
          <table:table-cell office:value-type="float" office:value="0.004990312" calcext:value-type="float">
            <text:p>0.004990312</text:p>
          </table:table-cell>
          <table:table-cell office:value-type="float" office:value="0.00523528" calcext:value-type="float">
            <text:p>0.00523528</text:p>
          </table:table-cell>
          <table:table-cell/>
          <table:table-cell office:value-type="float" office:value="-0.003932763" calcext:value-type="float">
            <text:p>-0.003932763</text:p>
          </table:table-cell>
          <table:table-cell office:value-type="float" office:value="-0.004905522" calcext:value-type="float">
            <text:p>-0.004905522</text:p>
          </table:table-cell>
          <table:table-cell office:value-type="float" office:value="-0.004660553" calcext:value-type="float">
            <text:p>-0.004660553</text:p>
          </table:table-cell>
          <table:table-cell/>
          <table:table-cell office:value-type="float" office:value="25.078446555" calcext:value-type="float">
            <text:p>25.078446555</text:p>
          </table:table-cell>
          <table:table-cell office:value-type="float" office:value="25.054439761" calcext:value-type="float">
            <text:p>25.054439761</text:p>
          </table:table-cell>
          <table:table-cell office:value-type="float" office:value="25.060485404" calcext:value-type="float">
            <text:p>25.060485404</text:p>
          </table:table-cell>
          <table:table-cell/>
          <table:table-cell office:value-type="float" office:value="-0.099695443" calcext:value-type="float">
            <text:p>-0.099695443</text:p>
          </table:table-cell>
          <table:table-cell office:value-type="float" office:value="-0.124356693" calcext:value-type="float">
            <text:p>-0.124356693</text:p>
          </table:table-cell>
          <table:table-cell office:value-type="float" office:value="-0.118146219" calcext:value-type="float">
            <text:p>-0.118146219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<text:s/>2019-11-12 09:38:40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721554842" calcext:value-type="float">
            <text:p>0.721554842</text:p>
          </table:table-cell>
          <table:table-cell office:value-type="float" office:value="0.606913043" calcext:value-type="float">
            <text:p>0.606913043</text:p>
          </table:table-cell>
          <table:table-cell office:value-type="float" office:value="0.65169223" calcext:value-type="float">
            <text:p>0.65169223</text:p>
          </table:table-cell>
          <table:table-cell/>
          <table:table-cell office:value-type="float" office:value="0.005895056" calcext:value-type="float">
            <text:p>0.005895056</text:p>
          </table:table-cell>
          <table:table-cell office:value-type="float" office:value="0.00495844" calcext:value-type="float">
            <text:p>0.00495844</text:p>
          </table:table-cell>
          <table:table-cell office:value-type="float" office:value="0.005324283" calcext:value-type="float">
            <text:p>0.005324283</text:p>
          </table:table-cell>
          <table:table-cell/>
          <table:table-cell office:value-type="float" office:value="-0.004000777" calcext:value-type="float">
            <text:p>-0.004000777</text:p>
          </table:table-cell>
          <table:table-cell office:value-type="float" office:value="-0.004937393" calcext:value-type="float">
            <text:p>-0.004937393</text:p>
          </table:table-cell>
          <table:table-cell office:value-type="float" office:value="-0.00457155" calcext:value-type="float">
            <text:p>-0.00457155</text:p>
          </table:table-cell>
          <table:table-cell/>
          <table:table-cell office:value-type="float" office:value="25.081822498" calcext:value-type="float">
            <text:p>25.081822498</text:p>
          </table:table-cell>
          <table:table-cell office:value-type="float" office:value="25.058707751" calcext:value-type="float">
            <text:p>25.058707751</text:p>
          </table:table-cell>
          <table:table-cell office:value-type="float" office:value="25.067736449" calcext:value-type="float">
            <text:p>25.067736449</text:p>
          </table:table-cell>
          <table:table-cell/>
          <table:table-cell office:value-type="float" office:value="-0.101419715" calcext:value-type="float">
            <text:p>-0.101419715</text:p>
          </table:table-cell>
          <table:table-cell office:value-type="float" office:value="-0.125164718" calcext:value-type="float">
            <text:p>-0.125164718</text:p>
          </table:table-cell>
          <table:table-cell office:value-type="float" office:value="-0.115889819" calcext:value-type="float">
            <text:p>-0.115889819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<text:s/>2019-11-12 09:38:41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690220081" calcext:value-type="float">
            <text:p>0.690220081</text:p>
          </table:table-cell>
          <table:table-cell office:value-type="float" office:value="0.665365537" calcext:value-type="float">
            <text:p>0.665365537</text:p>
          </table:table-cell>
          <table:table-cell office:value-type="float" office:value="0.541603034" calcext:value-type="float">
            <text:p>0.541603034</text:p>
          </table:table-cell>
          <table:table-cell/>
          <table:table-cell office:value-type="float" office:value="0.005639053" calcext:value-type="float">
            <text:p>0.005639053</text:p>
          </table:table-cell>
          <table:table-cell office:value-type="float" office:value="0.005435993" calcext:value-type="float">
            <text:p>0.005435993</text:p>
          </table:table-cell>
          <table:table-cell office:value-type="float" office:value="0.004424861" calcext:value-type="float">
            <text:p>0.004424861</text:p>
          </table:table-cell>
          <table:table-cell/>
          <table:table-cell office:value-type="float" office:value="-0.00425678" calcext:value-type="float">
            <text:p>-0.00425678</text:p>
          </table:table-cell>
          <table:table-cell office:value-type="float" office:value="-0.00445984" calcext:value-type="float">
            <text:p>-0.00445984</text:p>
          </table:table-cell>
          <table:table-cell office:value-type="float" office:value="-0.005470972" calcext:value-type="float">
            <text:p>-0.005470972</text:p>
          </table:table-cell>
          <table:table-cell/>
          <table:table-cell office:value-type="float" office:value="25.080559142" calcext:value-type="float">
            <text:p>25.080559142</text:p>
          </table:table-cell>
          <table:table-cell office:value-type="float" office:value="25.075547859" calcext:value-type="float">
            <text:p>25.075547859</text:p>
          </table:table-cell>
          <table:table-cell office:value-type="float" office:value="25.050593981" calcext:value-type="float">
            <text:p>25.050593981</text:p>
          </table:table-cell>
          <table:table-cell/>
          <table:table-cell office:value-type="float" office:value="-0.107909811" calcext:value-type="float">
            <text:p>-0.107909811</text:p>
          </table:table-cell>
          <table:table-cell office:value-type="float" office:value="-0.113057752" calcext:value-type="float">
            <text:p>-0.113057752</text:p>
          </table:table-cell>
          <table:table-cell office:value-type="float" office:value="-0.138692255" calcext:value-type="float">
            <text:p>-0.13869225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<text:s/>2019-11-12 09:38:42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666171988" calcext:value-type="float">
            <text:p>0.666171988</text:p>
          </table:table-cell>
          <table:table-cell office:value-type="float" office:value="0.613805725" calcext:value-type="float">
            <text:p>0.613805725</text:p>
          </table:table-cell>
          <table:table-cell office:value-type="float" office:value="0.669214209" calcext:value-type="float">
            <text:p>0.669214209</text:p>
          </table:table-cell>
          <table:table-cell/>
          <table:table-cell office:value-type="float" office:value="0.005442582" calcext:value-type="float">
            <text:p>0.005442582</text:p>
          </table:table-cell>
          <table:table-cell office:value-type="float" office:value="0.005014753" calcext:value-type="float">
            <text:p>0.005014753</text:p>
          </table:table-cell>
          <table:table-cell office:value-type="float" office:value="0.005467436" calcext:value-type="float">
            <text:p>0.005467436</text:p>
          </table:table-cell>
          <table:table-cell/>
          <table:table-cell office:value-type="float" office:value="-0.004453252" calcext:value-type="float">
            <text:p>-0.004453252</text:p>
          </table:table-cell>
          <table:table-cell office:value-type="float" office:value="-0.004881081" calcext:value-type="float">
            <text:p>-0.004881081</text:p>
          </table:table-cell>
          <table:table-cell office:value-type="float" office:value="-0.004428397" calcext:value-type="float">
            <text:p>-0.004428397</text:p>
          </table:table-cell>
          <table:table-cell/>
          <table:table-cell office:value-type="float" office:value="25.070655945" calcext:value-type="float">
            <text:p>25.070655945</text:p>
          </table:table-cell>
          <table:table-cell office:value-type="float" office:value="25.060097507" calcext:value-type="float">
            <text:p>25.060097507</text:p>
          </table:table-cell>
          <table:table-cell office:value-type="float" office:value="25.071269335" calcext:value-type="float">
            <text:p>25.071269335</text:p>
          </table:table-cell>
          <table:table-cell/>
          <table:table-cell office:value-type="float" office:value="-0.112890717" calcext:value-type="float">
            <text:p>-0.112890717</text:p>
          </table:table-cell>
          <table:table-cell office:value-type="float" office:value="-0.123737063" calcext:value-type="float">
            <text:p>-0.123737063</text:p>
          </table:table-cell>
          <table:table-cell office:value-type="float" office:value="-0.112260603" calcext:value-type="float">
            <text:p>-0.11226060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<text:s/>2019-11-12 09:38:44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579982469" calcext:value-type="float">
            <text:p>0.579982469</text:p>
          </table:table-cell>
          <table:table-cell office:value-type="float" office:value="0.722748723" calcext:value-type="float">
            <text:p>0.722748723</text:p>
          </table:table-cell>
          <table:table-cell office:value-type="float" office:value="0.567819544" calcext:value-type="float">
            <text:p>0.567819544</text:p>
          </table:table-cell>
          <table:table-cell/>
          <table:table-cell office:value-type="float" office:value="0.004738419" calcext:value-type="float">
            <text:p>0.004738419</text:p>
          </table:table-cell>
          <table:table-cell office:value-type="float" office:value="0.00590481" calcext:value-type="float">
            <text:p>0.00590481</text:p>
          </table:table-cell>
          <table:table-cell office:value-type="float" office:value="0.004639049" calcext:value-type="float">
            <text:p>0.004639049</text:p>
          </table:table-cell>
          <table:table-cell/>
          <table:table-cell office:value-type="float" office:value="-0.005157414" calcext:value-type="float">
            <text:p>-0.005157414</text:p>
          </table:table-cell>
          <table:table-cell office:value-type="float" office:value="-0.003991024" calcext:value-type="float">
            <text:p>-0.003991024</text:p>
          </table:table-cell>
          <table:table-cell office:value-type="float" office:value="-0.005256785" calcext:value-type="float">
            <text:p>-0.005256785</text:p>
          </table:table-cell>
          <table:table-cell/>
          <table:table-cell office:value-type="float" office:value="25.043168596" calcext:value-type="float">
            <text:p>25.043168596</text:p>
          </table:table-cell>
          <table:table-cell office:value-type="float" office:value="25.071954288" calcext:value-type="float">
            <text:p>25.071954288</text:p>
          </table:table-cell>
          <table:table-cell office:value-type="float" office:value="25.040716174" calcext:value-type="float">
            <text:p>25.040716174</text:p>
          </table:table-cell>
          <table:table-cell/>
          <table:table-cell office:value-type="float" office:value="-0.130742769" calcext:value-type="float">
            <text:p>-0.130742769</text:p>
          </table:table-cell>
          <table:table-cell office:value-type="float" office:value="-0.101172438" calcext:value-type="float">
            <text:p>-0.101172438</text:p>
          </table:table-cell>
          <table:table-cell office:value-type="float" office:value="-0.133262053" calcext:value-type="float">
            <text:p>-0.133262053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<text:s/>2019-11-12 09:38:45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93221854" calcext:value-type="float">
            <text:p>0.593221854</text:p>
          </table:table-cell>
          <table:table-cell office:value-type="float" office:value="0.638731198" calcext:value-type="float">
            <text:p>0.638731198</text:p>
          </table:table-cell>
          <table:table-cell office:value-type="float" office:value="0.66112109" calcext:value-type="float">
            <text:p>0.66112109</text:p>
          </table:table-cell>
          <table:table-cell/>
          <table:table-cell office:value-type="float" office:value="0.004846584" calcext:value-type="float">
            <text:p>0.004846584</text:p>
          </table:table-cell>
          <table:table-cell office:value-type="float" office:value="0.005218392" calcext:value-type="float">
            <text:p>0.005218392</text:p>
          </table:table-cell>
          <table:table-cell office:value-type="float" office:value="0.005401316" calcext:value-type="float">
            <text:p>0.005401316</text:p>
          </table:table-cell>
          <table:table-cell/>
          <table:table-cell office:value-type="float" office:value="-0.00504925" calcext:value-type="float">
            <text:p>-0.00504925</text:p>
          </table:table-cell>
          <table:table-cell office:value-type="float" office:value="-0.004677441" calcext:value-type="float">
            <text:p>-0.004677441</text:p>
          </table:table-cell>
          <table:table-cell office:value-type="float" office:value="-0.004494517" calcext:value-type="float">
            <text:p>-0.004494517</text:p>
          </table:table-cell>
          <table:table-cell/>
          <table:table-cell office:value-type="float" office:value="25.050892641" calcext:value-type="float">
            <text:p>25.050892641</text:p>
          </table:table-cell>
          <table:table-cell office:value-type="float" office:value="25.060068621" calcext:value-type="float">
            <text:p>25.060068621</text:p>
          </table:table-cell>
          <table:table-cell office:value-type="float" office:value="25.064583034" calcext:value-type="float">
            <text:p>25.064583034</text:p>
          </table:table-cell>
          <table:table-cell/>
          <table:table-cell office:value-type="float" office:value="-0.128000529" calcext:value-type="float">
            <text:p>-0.128000529</text:p>
          </table:table-cell>
          <table:table-cell office:value-type="float" office:value="-0.118574365" calcext:value-type="float">
            <text:p>-0.118574365</text:p>
          </table:table-cell>
          <table:table-cell office:value-type="float" office:value="-0.113936877" calcext:value-type="float">
            <text:p>-0.113936877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<text:s/>2019-11-12 09:38:46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596315336" calcext:value-type="float">
            <text:p>0.596315336</text:p>
          </table:table-cell>
          <table:table-cell office:value-type="float" office:value="0.709163035" calcext:value-type="float">
            <text:p>0.709163035</text:p>
          </table:table-cell>
          <table:table-cell office:value-type="float" office:value="0.607603265" calcext:value-type="float">
            <text:p>0.607603265</text:p>
          </table:table-cell>
          <table:table-cell/>
          <table:table-cell office:value-type="float" office:value="0.004871857" calcext:value-type="float">
            <text:p>0.004871857</text:p>
          </table:table-cell>
          <table:table-cell office:value-type="float" office:value="0.005793816" calcext:value-type="float">
            <text:p>0.005793816</text:p>
          </table:table-cell>
          <table:table-cell office:value-type="float" office:value="0.004964079" calcext:value-type="float">
            <text:p>0.004964079</text:p>
          </table:table-cell>
          <table:table-cell/>
          <table:table-cell office:value-type="float" office:value="-0.005023976" calcext:value-type="float">
            <text:p>-0.005023976</text:p>
          </table:table-cell>
          <table:table-cell office:value-type="float" office:value="-0.004102018" calcext:value-type="float">
            <text:p>-0.004102018</text:p>
          </table:table-cell>
          <table:table-cell office:value-type="float" office:value="-0.004931754" calcext:value-type="float">
            <text:p>-0.004931754</text:p>
          </table:table-cell>
          <table:table-cell/>
          <table:table-cell office:value-type="float" office:value="25.056570956" calcext:value-type="float">
            <text:p>25.056570956</text:p>
          </table:table-cell>
          <table:table-cell office:value-type="float" office:value="25.079324013" calcext:value-type="float">
            <text:p>25.079324013</text:p>
          </table:table-cell>
          <table:table-cell office:value-type="float" office:value="25.058846919" calcext:value-type="float">
            <text:p>25.058846919</text:p>
          </table:table-cell>
          <table:table-cell/>
          <table:table-cell office:value-type="float" office:value="-0.127359786" calcext:value-type="float">
            <text:p>-0.127359786</text:p>
          </table:table-cell>
          <table:table-cell office:value-type="float" office:value="-0.103986316" calcext:value-type="float">
            <text:p>-0.103986316</text:p>
          </table:table-cell>
          <table:table-cell office:value-type="float" office:value="-0.125021755" calcext:value-type="float">
            <text:p>-0.125021755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<text:s/>2019-11-12 09:38:47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593546104" calcext:value-type="float">
            <text:p>0.593546104</text:p>
          </table:table-cell>
          <table:table-cell office:value-type="float" office:value="0.721774783" calcext:value-type="float">
            <text:p>0.721774783</text:p>
          </table:table-cell>
          <table:table-cell office:value-type="float" office:value="0.606713963" calcext:value-type="float">
            <text:p>0.606713963</text:p>
          </table:table-cell>
          <table:table-cell/>
          <table:table-cell office:value-type="float" office:value="0.004849233" calcext:value-type="float">
            <text:p>0.004849233</text:p>
          </table:table-cell>
          <table:table-cell office:value-type="float" office:value="0.005896853" calcext:value-type="float">
            <text:p>0.005896853</text:p>
          </table:table-cell>
          <table:table-cell office:value-type="float" office:value="0.004956813" calcext:value-type="float">
            <text:p>0.004956813</text:p>
          </table:table-cell>
          <table:table-cell/>
          <table:table-cell office:value-type="float" office:value="-0.0050466" calcext:value-type="float">
            <text:p>-0.0050466</text:p>
          </table:table-cell>
          <table:table-cell office:value-type="float" office:value="-0.003998981" calcext:value-type="float">
            <text:p>-0.003998981</text:p>
          </table:table-cell>
          <table:table-cell office:value-type="float" office:value="-0.00493902" calcext:value-type="float">
            <text:p>-0.00493902</text:p>
          </table:table-cell>
          <table:table-cell/>
          <table:table-cell office:value-type="float" office:value="25.0560126" calcext:value-type="float">
            <text:p>25.0560126</text:p>
          </table:table-cell>
          <table:table-cell office:value-type="float" office:value="25.081866844" calcext:value-type="float">
            <text:p>25.081866844</text:p>
          </table:table-cell>
          <table:table-cell office:value-type="float" office:value="25.058667611" calcext:value-type="float">
            <text:p>25.058667611</text:p>
          </table:table-cell>
          <table:table-cell/>
          <table:table-cell office:value-type="float" office:value="-0.127933369" calcext:value-type="float">
            <text:p>-0.127933369</text:p>
          </table:table-cell>
          <table:table-cell office:value-type="float" office:value="-0.101374161" calcext:value-type="float">
            <text:p>-0.101374161</text:p>
          </table:table-cell>
          <table:table-cell office:value-type="float" office:value="-0.125205953" calcext:value-type="float">
            <text:p>-0.12520595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<text:s/>2019-11-12 09:38:49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79766021" calcext:value-type="float">
            <text:p>0.679766021</text:p>
          </table:table-cell>
          <table:table-cell office:value-type="float" office:value="0.710156645" calcext:value-type="float">
            <text:p>0.710156645</text:p>
          </table:table-cell>
          <table:table-cell office:value-type="float" office:value="0.547153419" calcext:value-type="float">
            <text:p>0.547153419</text:p>
          </table:table-cell>
          <table:table-cell/>
          <table:table-cell office:value-type="float" office:value="0.005553644" calcext:value-type="float">
            <text:p>0.005553644</text:p>
          </table:table-cell>
          <table:table-cell office:value-type="float" office:value="0.005801933" calcext:value-type="float">
            <text:p>0.005801933</text:p>
          </table:table-cell>
          <table:table-cell office:value-type="float" office:value="0.004470208" calcext:value-type="float">
            <text:p>0.004470208</text:p>
          </table:table-cell>
          <table:table-cell/>
          <table:table-cell office:value-type="float" office:value="-0.004342189" calcext:value-type="float">
            <text:p>-0.004342189</text:p>
          </table:table-cell>
          <table:table-cell office:value-type="float" office:value="-0.0040939" calcext:value-type="float">
            <text:p>-0.0040939</text:p>
          </table:table-cell>
          <table:table-cell office:value-type="float" office:value="-0.005425626" calcext:value-type="float">
            <text:p>-0.005425626</text:p>
          </table:table-cell>
          <table:table-cell/>
          <table:table-cell office:value-type="float" office:value="25.068342346" calcext:value-type="float">
            <text:p>25.068342346</text:p>
          </table:table-cell>
          <table:table-cell office:value-type="float" office:value="25.074469875" calcext:value-type="float">
            <text:p>25.074469875</text:p>
          </table:table-cell>
          <table:table-cell office:value-type="float" office:value="25.041603854" calcext:value-type="float">
            <text:p>25.041603854</text:p>
          </table:table-cell>
          <table:table-cell/>
          <table:table-cell office:value-type="float" office:value="-0.110075081" calcext:value-type="float">
            <text:p>-0.110075081</text:p>
          </table:table-cell>
          <table:table-cell office:value-type="float" office:value="-0.103780519" calcext:value-type="float">
            <text:p>-0.103780519</text:p>
          </table:table-cell>
          <table:table-cell office:value-type="float" office:value="-0.137542606" calcext:value-type="float">
            <text:p>-0.137542606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<text:s/>2019-11-12 09:38:50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590782236" calcext:value-type="float">
            <text:p>0.590782236</text:p>
          </table:table-cell>
          <table:table-cell office:value-type="float" office:value="0.685650788" calcext:value-type="float">
            <text:p>0.685650788</text:p>
          </table:table-cell>
          <table:table-cell office:value-type="float" office:value="0.684581481" calcext:value-type="float">
            <text:p>0.684581481</text:p>
          </table:table-cell>
          <table:table-cell/>
          <table:table-cell office:value-type="float" office:value="0.004826652" calcext:value-type="float">
            <text:p>0.004826652</text:p>
          </table:table-cell>
          <table:table-cell office:value-type="float" office:value="0.005601722" calcext:value-type="float">
            <text:p>0.005601722</text:p>
          </table:table-cell>
          <table:table-cell office:value-type="float" office:value="0.005592986" calcext:value-type="float">
            <text:p>0.005592986</text:p>
          </table:table-cell>
          <table:table-cell/>
          <table:table-cell office:value-type="float" office:value="-0.005069181" calcext:value-type="float">
            <text:p>-0.005069181</text:p>
          </table:table-cell>
          <table:table-cell office:value-type="float" office:value="-0.004294111" calcext:value-type="float">
            <text:p>-0.004294111</text:p>
          </table:table-cell>
          <table:table-cell office:value-type="float" office:value="-0.004302847" calcext:value-type="float">
            <text:p>-0.004302847</text:p>
          </table:table-cell>
          <table:table-cell/>
          <table:table-cell office:value-type="float" office:value="25.045346159" calcext:value-type="float">
            <text:p>25.045346159</text:p>
          </table:table-cell>
          <table:table-cell office:value-type="float" office:value="25.064474372" calcext:value-type="float">
            <text:p>25.064474372</text:p>
          </table:table-cell>
          <table:table-cell office:value-type="float" office:value="25.064258771" calcext:value-type="float">
            <text:p>25.064258771</text:p>
          </table:table-cell>
          <table:table-cell/>
          <table:table-cell office:value-type="float" office:value="-0.128505841" calcext:value-type="float">
            <text:p>-0.128505841</text:p>
          </table:table-cell>
          <table:table-cell office:value-type="float" office:value="-0.108856213" calcext:value-type="float">
            <text:p>-0.108856213</text:p>
          </table:table-cell>
          <table:table-cell office:value-type="float" office:value="-0.109077691" calcext:value-type="float">
            <text:p>-0.109077691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<text:s/>2019-11-12 09:38:51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588908862" calcext:value-type="float">
            <text:p>0.588908862</text:p>
          </table:table-cell>
          <table:table-cell office:value-type="float" office:value="0.7215763" calcext:value-type="float">
            <text:p>0.7215763</text:p>
          </table:table-cell>
          <table:table-cell office:value-type="float" office:value="0.593056153" calcext:value-type="float">
            <text:p>0.593056153</text:p>
          </table:table-cell>
          <table:table-cell/>
          <table:table-cell office:value-type="float" office:value="0.004811347" calcext:value-type="float">
            <text:p>0.004811347</text:p>
          </table:table-cell>
          <table:table-cell office:value-type="float" office:value="0.005895231" calcext:value-type="float">
            <text:p>0.005895231</text:p>
          </table:table-cell>
          <table:table-cell office:value-type="float" office:value="0.00484523" calcext:value-type="float">
            <text:p>0.00484523</text:p>
          </table:table-cell>
          <table:table-cell/>
          <table:table-cell office:value-type="float" office:value="-0.005084486" calcext:value-type="float">
            <text:p>-0.005084486</text:p>
          </table:table-cell>
          <table:table-cell office:value-type="float" office:value="-0.004000602" calcext:value-type="float">
            <text:p>-0.004000602</text:p>
          </table:table-cell>
          <table:table-cell office:value-type="float" office:value="-0.005050603" calcext:value-type="float">
            <text:p>-0.005050603</text:p>
          </table:table-cell>
          <table:table-cell/>
          <table:table-cell office:value-type="float" office:value="25.039913845" calcext:value-type="float">
            <text:p>25.039913845</text:p>
          </table:table-cell>
          <table:table-cell office:value-type="float" office:value="25.066663434" calcext:value-type="float">
            <text:p>25.066663434</text:p>
          </table:table-cell>
          <table:table-cell office:value-type="float" office:value="25.040750068" calcext:value-type="float">
            <text:p>25.040750068</text:p>
          </table:table-cell>
          <table:table-cell/>
          <table:table-cell office:value-type="float" office:value="-0.128893868" calcext:value-type="float">
            <text:p>-0.128893868</text:p>
          </table:table-cell>
          <table:table-cell office:value-type="float" office:value="-0.101415271" calcext:value-type="float">
            <text:p>-0.101415271</text:p>
          </table:table-cell>
          <table:table-cell office:value-type="float" office:value="-0.128034851" calcext:value-type="float">
            <text:p>-0.128034851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<text:s/>2019-11-12 09:38:52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9988327" calcext:value-type="float">
            <text:p>0.59988327</text:p>
          </table:table-cell>
          <table:table-cell office:value-type="float" office:value="0.637409763" calcext:value-type="float">
            <text:p>0.637409763</text:p>
          </table:table-cell>
          <table:table-cell office:value-type="float" office:value="0.668106159" calcext:value-type="float">
            <text:p>0.668106159</text:p>
          </table:table-cell>
          <table:table-cell/>
          <table:table-cell office:value-type="float" office:value="0.004901007" calcext:value-type="float">
            <text:p>0.004901007</text:p>
          </table:table-cell>
          <table:table-cell office:value-type="float" office:value="0.005207596" calcext:value-type="float">
            <text:p>0.005207596</text:p>
          </table:table-cell>
          <table:table-cell office:value-type="float" office:value="0.005458384" calcext:value-type="float">
            <text:p>0.005458384</text:p>
          </table:table-cell>
          <table:table-cell/>
          <table:table-cell office:value-type="float" office:value="-0.004994826" calcext:value-type="float">
            <text:p>-0.004994826</text:p>
          </table:table-cell>
          <table:table-cell office:value-type="float" office:value="-0.004688237" calcext:value-type="float">
            <text:p>-0.004688237</text:p>
          </table:table-cell>
          <table:table-cell office:value-type="float" office:value="-0.00443745" calcext:value-type="float">
            <text:p>-0.00443745</text:p>
          </table:table-cell>
          <table:table-cell/>
          <table:table-cell office:value-type="float" office:value="25.052235777" calcext:value-type="float">
            <text:p>25.052235777</text:p>
          </table:table-cell>
          <table:table-cell office:value-type="float" office:value="25.059802183" calcext:value-type="float">
            <text:p>25.059802183</text:p>
          </table:table-cell>
          <table:table-cell office:value-type="float" office:value="25.06599141" calcext:value-type="float">
            <text:p>25.06599141</text:p>
          </table:table-cell>
          <table:table-cell/>
          <table:table-cell office:value-type="float" office:value="-0.126620771" calcext:value-type="float">
            <text:p>-0.126620771</text:p>
          </table:table-cell>
          <table:table-cell office:value-type="float" office:value="-0.118848067" calcext:value-type="float">
            <text:p>-0.118848067</text:p>
          </table:table-cell>
          <table:table-cell office:value-type="float" office:value="-0.112490106" calcext:value-type="float">
            <text:p>-0.112490106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<text:s/>2019-11-12 09:38:54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82664678" calcext:value-type="float">
            <text:p>0.582664678</text:p>
          </table:table-cell>
          <table:table-cell office:value-type="float" office:value="0.711499537" calcext:value-type="float">
            <text:p>0.711499537</text:p>
          </table:table-cell>
          <table:table-cell office:value-type="float" office:value="0.588694881" calcext:value-type="float">
            <text:p>0.588694881</text:p>
          </table:table-cell>
          <table:table-cell/>
          <table:table-cell office:value-type="float" office:value="0.004760332" calcext:value-type="float">
            <text:p>0.004760332</text:p>
          </table:table-cell>
          <table:table-cell office:value-type="float" office:value="0.005812905" calcext:value-type="float">
            <text:p>0.005812905</text:p>
          </table:table-cell>
          <table:table-cell office:value-type="float" office:value="0.004809599" calcext:value-type="float">
            <text:p>0.004809599</text:p>
          </table:table-cell>
          <table:table-cell/>
          <table:table-cell office:value-type="float" office:value="-0.005135501" calcext:value-type="float">
            <text:p>-0.005135501</text:p>
          </table:table-cell>
          <table:table-cell office:value-type="float" office:value="-0.004082929" calcext:value-type="float">
            <text:p>-0.004082929</text:p>
          </table:table-cell>
          <table:table-cell office:value-type="float" office:value="-0.005086235" calcext:value-type="float">
            <text:p>-0.005086235</text:p>
          </table:table-cell>
          <table:table-cell/>
          <table:table-cell office:value-type="float" office:value="25.048764002" calcext:value-type="float">
            <text:p>25.048764002</text:p>
          </table:table-cell>
          <table:table-cell office:value-type="float" office:value="25.074740635" calcext:value-type="float">
            <text:p>25.074740635</text:p>
          </table:table-cell>
          <table:table-cell office:value-type="float" office:value="25.04997987" calcext:value-type="float">
            <text:p>25.04997987</text:p>
          </table:table-cell>
          <table:table-cell/>
          <table:table-cell office:value-type="float" office:value="-0.13018721" calcext:value-type="float">
            <text:p>-0.13018721</text:p>
          </table:table-cell>
          <table:table-cell office:value-type="float" office:value="-0.103502377" calcext:value-type="float">
            <text:p>-0.103502377</text:p>
          </table:table-cell>
          <table:table-cell office:value-type="float" office:value="-0.128938189" calcext:value-type="float">
            <text:p>-0.12893818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<text:s/>2019-11-12 09:38:55</text:p>
          </table:table-cell>
          <table:table-cell office:value-type="float" office:value="25.17044" calcext:value-type="float">
            <text:p>25.17044</text:p>
          </table:table-cell>
          <table:table-cell office:value-type="float" office:value="0.707942928" calcext:value-type="float">
            <text:p>0.707942928</text:p>
          </table:table-cell>
          <table:table-cell office:value-type="float" office:value="0.628603176" calcext:value-type="float">
            <text:p>0.628603176</text:p>
          </table:table-cell>
          <table:table-cell office:value-type="float" office:value="0.567559668" calcext:value-type="float">
            <text:p>0.567559668</text:p>
          </table:table-cell>
          <table:table-cell/>
          <table:table-cell office:value-type="float" office:value="0.005783847" calcext:value-type="float">
            <text:p>0.005783847</text:p>
          </table:table-cell>
          <table:table-cell office:value-type="float" office:value="0.005135647" calcext:value-type="float">
            <text:p>0.005135647</text:p>
          </table:table-cell>
          <table:table-cell office:value-type="float" office:value="0.004636925" calcext:value-type="float">
            <text:p>0.004636925</text:p>
          </table:table-cell>
          <table:table-cell/>
          <table:table-cell office:value-type="float" office:value="-0.004111986" calcext:value-type="float">
            <text:p>-0.004111986</text:p>
          </table:table-cell>
          <table:table-cell office:value-type="float" office:value="-0.004760186" calcext:value-type="float">
            <text:p>-0.004760186</text:p>
          </table:table-cell>
          <table:table-cell office:value-type="float" office:value="-0.005258908" calcext:value-type="float">
            <text:p>-0.005258908</text:p>
          </table:table-cell>
          <table:table-cell/>
          <table:table-cell office:value-type="float" office:value="25.068969057" calcext:value-type="float">
            <text:p>25.068969057</text:p>
          </table:table-cell>
          <table:table-cell office:value-type="float" office:value="25.052971981" calcext:value-type="float">
            <text:p>25.052971981</text:p>
          </table:table-cell>
          <table:table-cell office:value-type="float" office:value="25.040663775" calcext:value-type="float">
            <text:p>25.040663775</text:p>
          </table:table-cell>
          <table:table-cell/>
          <table:table-cell office:value-type="float" office:value="-0.104239026" calcext:value-type="float">
            <text:p>-0.104239026</text:p>
          </table:table-cell>
          <table:table-cell office:value-type="float" office:value="-0.120672131" calcext:value-type="float">
            <text:p>-0.120672131</text:p>
          </table:table-cell>
          <table:table-cell office:value-type="float" office:value="-0.133315881" calcext:value-type="float">
            <text:p>-0.133315881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<text:s/>2019-11-12 09:38:56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711500133" calcext:value-type="float">
            <text:p>0.711500133</text:p>
          </table:table-cell>
          <table:table-cell office:value-type="float" office:value="0.60805328" calcext:value-type="float">
            <text:p>0.60805328</text:p>
          </table:table-cell>
          <table:table-cell office:value-type="float" office:value="0.589611005" calcext:value-type="float">
            <text:p>0.589611005</text:p>
          </table:table-cell>
          <table:table-cell/>
          <table:table-cell office:value-type="float" office:value="0.00581291" calcext:value-type="float">
            <text:p>0.00581291</text:p>
          </table:table-cell>
          <table:table-cell office:value-type="float" office:value="0.004967756" calcext:value-type="float">
            <text:p>0.004967756</text:p>
          </table:table-cell>
          <table:table-cell office:value-type="float" office:value="0.004817083" calcext:value-type="float">
            <text:p>0.004817083</text:p>
          </table:table-cell>
          <table:table-cell/>
          <table:table-cell office:value-type="float" office:value="-0.004082924" calcext:value-type="float">
            <text:p>-0.004082924</text:p>
          </table:table-cell>
          <table:table-cell office:value-type="float" office:value="-0.004928078" calcext:value-type="float">
            <text:p>-0.004928078</text:p>
          </table:table-cell>
          <table:table-cell office:value-type="float" office:value="-0.00507875" calcext:value-type="float">
            <text:p>-0.00507875</text:p>
          </table:table-cell>
          <table:table-cell/>
          <table:table-cell office:value-type="float" office:value="25.079795229" calcext:value-type="float">
            <text:p>25.079795229</text:p>
          </table:table-cell>
          <table:table-cell office:value-type="float" office:value="25.058937655" calcext:value-type="float">
            <text:p>25.058937655</text:p>
          </table:table-cell>
          <table:table-cell office:value-type="float" office:value="25.055219172" calcext:value-type="float">
            <text:p>25.055219172</text:p>
          </table:table-cell>
          <table:table-cell/>
          <table:table-cell office:value-type="float" office:value="-0.103502254" calcext:value-type="float">
            <text:p>-0.103502254</text:p>
          </table:table-cell>
          <table:table-cell office:value-type="float" office:value="-0.124928545" calcext:value-type="float">
            <text:p>-0.124928545</text:p>
          </table:table-cell>
          <table:table-cell office:value-type="float" office:value="-0.128748435" calcext:value-type="float">
            <text:p>-0.128748435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<text:s/>2019-11-12 09:38:57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89065622" calcext:value-type="float">
            <text:p>0.589065622</text:p>
          </table:table-cell>
          <table:table-cell office:value-type="float" office:value="0.674077949" calcext:value-type="float">
            <text:p>0.674077949</text:p>
          </table:table-cell>
          <table:table-cell office:value-type="float" office:value="0.686686717" calcext:value-type="float">
            <text:p>0.686686717</text:p>
          </table:table-cell>
          <table:table-cell/>
          <table:table-cell office:value-type="float" office:value="0.004812628" calcext:value-type="float">
            <text:p>0.004812628</text:p>
          </table:table-cell>
          <table:table-cell office:value-type="float" office:value="0.005507173" calcext:value-type="float">
            <text:p>0.005507173</text:p>
          </table:table-cell>
          <table:table-cell office:value-type="float" office:value="0.005610186" calcext:value-type="float">
            <text:p>0.005610186</text:p>
          </table:table-cell>
          <table:table-cell/>
          <table:table-cell office:value-type="float" office:value="-0.005083206" calcext:value-type="float">
            <text:p>-0.005083206</text:p>
          </table:table-cell>
          <table:table-cell office:value-type="float" office:value="-0.004388661" calcext:value-type="float">
            <text:p>-0.004388661</text:p>
          </table:table-cell>
          <table:table-cell office:value-type="float" office:value="-0.004285648" calcext:value-type="float">
            <text:p>-0.004285648</text:p>
          </table:table-cell>
          <table:table-cell/>
          <table:table-cell office:value-type="float" office:value="25.050054622" calcext:value-type="float">
            <text:p>25.050054622</text:p>
          </table:table-cell>
          <table:table-cell office:value-type="float" office:value="25.067195481" calcext:value-type="float">
            <text:p>25.067195481</text:p>
          </table:table-cell>
          <table:table-cell office:value-type="float" office:value="25.069737739" calcext:value-type="float">
            <text:p>25.069737739</text:p>
          </table:table-cell>
          <table:table-cell/>
          <table:table-cell office:value-type="float" office:value="-0.128861398" calcext:value-type="float">
            <text:p>-0.128861398</text:p>
          </table:table-cell>
          <table:table-cell office:value-type="float" office:value="-0.11125321" calcext:value-type="float">
            <text:p>-0.11125321</text:p>
          </table:table-cell>
          <table:table-cell office:value-type="float" office:value="-0.108641649" calcext:value-type="float">
            <text:p>-0.10864164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<text:s/>2019-11-12 09:38:59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97802472" calcext:value-type="float">
            <text:p>0.597802472</text:p>
          </table:table-cell>
          <table:table-cell office:value-type="float" office:value="0.67923852" calcext:value-type="float">
            <text:p>0.67923852</text:p>
          </table:table-cell>
          <table:table-cell office:value-type="float" office:value="0.631177501" calcext:value-type="float">
            <text:p>0.631177501</text:p>
          </table:table-cell>
          <table:table-cell/>
          <table:table-cell office:value-type="float" office:value="0.004884007" calcext:value-type="float">
            <text:p>0.004884007</text:p>
          </table:table-cell>
          <table:table-cell office:value-type="float" office:value="0.005549334" calcext:value-type="float">
            <text:p>0.005549334</text:p>
          </table:table-cell>
          <table:table-cell office:value-type="float" office:value="0.005156679" calcext:value-type="float">
            <text:p>0.005156679</text:p>
          </table:table-cell>
          <table:table-cell/>
          <table:table-cell office:value-type="float" office:value="-0.005011826" calcext:value-type="float">
            <text:p>-0.005011826</text:p>
          </table:table-cell>
          <table:table-cell office:value-type="float" office:value="-0.004346499" calcext:value-type="float">
            <text:p>-0.004346499</text:p>
          </table:table-cell>
          <table:table-cell office:value-type="float" office:value="-0.004739154" calcext:value-type="float">
            <text:p>-0.004739154</text:p>
          </table:table-cell>
          <table:table-cell/>
          <table:table-cell office:value-type="float" office:value="25.051816227" calcext:value-type="float">
            <text:p>25.051816227</text:p>
          </table:table-cell>
          <table:table-cell office:value-type="float" office:value="25.068235988" calcext:value-type="float">
            <text:p>25.068235988</text:p>
          </table:table-cell>
          <table:table-cell office:value-type="float" office:value="25.058545586" calcext:value-type="float">
            <text:p>25.058545586</text:p>
          </table:table-cell>
          <table:table-cell/>
          <table:table-cell office:value-type="float" office:value="-0.12705176" calcext:value-type="float">
            <text:p>-0.12705176</text:p>
          </table:table-cell>
          <table:table-cell office:value-type="float" office:value="-0.110184338" calcext:value-type="float">
            <text:p>-0.110184338</text:p>
          </table:table-cell>
          <table:table-cell office:value-type="float" office:value="-0.120138924" calcext:value-type="float">
            <text:p>-0.120138924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<text:s/>2019-11-12 09:39:00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707026208" calcext:value-type="float">
            <text:p>0.707026208</text:p>
          </table:table-cell>
          <table:table-cell office:value-type="float" office:value="0.620408728" calcext:value-type="float">
            <text:p>0.620408728</text:p>
          </table:table-cell>
          <table:table-cell office:value-type="float" office:value="0.55982954" calcext:value-type="float">
            <text:p>0.55982954</text:p>
          </table:table-cell>
          <table:table-cell/>
          <table:table-cell office:value-type="float" office:value="0.005776358" calcext:value-type="float">
            <text:p>0.005776358</text:p>
          </table:table-cell>
          <table:table-cell office:value-type="float" office:value="0.005068699" calcext:value-type="float">
            <text:p>0.005068699</text:p>
          </table:table-cell>
          <table:table-cell office:value-type="float" office:value="0.004573771" calcext:value-type="float">
            <text:p>0.004573771</text:p>
          </table:table-cell>
          <table:table-cell/>
          <table:table-cell office:value-type="float" office:value="-0.004119475" calcext:value-type="float">
            <text:p>-0.004119475</text:p>
          </table:table-cell>
          <table:table-cell office:value-type="float" office:value="-0.004827135" calcext:value-type="float">
            <text:p>-0.004827135</text:p>
          </table:table-cell>
          <table:table-cell office:value-type="float" office:value="-0.005322063" calcext:value-type="float">
            <text:p>-0.005322063</text:p>
          </table:table-cell>
          <table:table-cell/>
          <table:table-cell office:value-type="float" office:value="25.063729746" calcext:value-type="float">
            <text:p>25.063729746</text:p>
          </table:table-cell>
          <table:table-cell office:value-type="float" office:value="25.046265186" calcext:value-type="float">
            <text:p>25.046265186</text:p>
          </table:table-cell>
          <table:table-cell office:value-type="float" office:value="25.034050527" calcext:value-type="float">
            <text:p>25.034050527</text:p>
          </table:table-cell>
          <table:table-cell/>
          <table:table-cell office:value-type="float" office:value="-0.104428898" calcext:value-type="float">
            <text:p>-0.104428898</text:p>
          </table:table-cell>
          <table:table-cell office:value-type="float" office:value="-0.12236941" calcext:value-type="float">
            <text:p>-0.12236941</text:p>
          </table:table-cell>
          <table:table-cell office:value-type="float" office:value="-0.134917011" calcext:value-type="float">
            <text:p>-0.134917011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<text:s/>2019-11-12 09:39:01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716520633" calcext:value-type="float">
            <text:p>0.716520633</text:p>
          </table:table-cell>
          <table:table-cell office:value-type="float" office:value="0.611466838" calcext:value-type="float">
            <text:p>0.611466838</text:p>
          </table:table-cell>
          <table:table-cell office:value-type="float" office:value="0.600787473" calcext:value-type="float">
            <text:p>0.600787473</text:p>
          </table:table-cell>
          <table:table-cell/>
          <table:table-cell office:value-type="float" office:value="0.005853927" calcext:value-type="float">
            <text:p>0.005853927</text:p>
          </table:table-cell>
          <table:table-cell office:value-type="float" office:value="0.004995644" calcext:value-type="float">
            <text:p>0.004995644</text:p>
          </table:table-cell>
          <table:table-cell office:value-type="float" office:value="0.004908394" calcext:value-type="float">
            <text:p>0.004908394</text:p>
          </table:table-cell>
          <table:table-cell/>
          <table:table-cell office:value-type="float" office:value="-0.004041907" calcext:value-type="float">
            <text:p>-0.004041907</text:p>
          </table:table-cell>
          <table:table-cell office:value-type="float" office:value="-0.004900189" calcext:value-type="float">
            <text:p>-0.004900189</text:p>
          </table:table-cell>
          <table:table-cell office:value-type="float" office:value="-0.004987439" calcext:value-type="float">
            <text:p>-0.004987439</text:p>
          </table:table-cell>
          <table:table-cell/>
          <table:table-cell office:value-type="float" office:value="25.075753013" calcext:value-type="float">
            <text:p>25.075753013</text:p>
          </table:table-cell>
          <table:table-cell office:value-type="float" office:value="25.054571358" calcext:value-type="float">
            <text:p>25.054571358</text:p>
          </table:table-cell>
          <table:table-cell office:value-type="float" office:value="25.05241809" calcext:value-type="float">
            <text:p>25.05241809</text:p>
          </table:table-cell>
          <table:table-cell/>
          <table:table-cell office:value-type="float" office:value="-0.102462404" calcext:value-type="float">
            <text:p>-0.102462404</text:p>
          </table:table-cell>
          <table:table-cell office:value-type="float" office:value="-0.124221508" calcext:value-type="float">
            <text:p>-0.124221508</text:p>
          </table:table-cell>
          <table:table-cell office:value-type="float" office:value="-0.126433486" calcext:value-type="float">
            <text:p>-0.126433486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<text:s/>2019-11-12 09:39:02</text:p>
          </table:table-cell>
          <table:table-cell office:value-type="float" office:value="25.16539" calcext:value-type="float">
            <text:p>25.16539</text:p>
          </table:table-cell>
          <table:table-cell office:value-type="float" office:value="0.604606343" calcext:value-type="float">
            <text:p>0.604606343</text:p>
          </table:table-cell>
          <table:table-cell office:value-type="float" office:value="0.725094166" calcext:value-type="float">
            <text:p>0.725094166</text:p>
          </table:table-cell>
          <table:table-cell office:value-type="float" office:value="0.592819523" calcext:value-type="float">
            <text:p>0.592819523</text:p>
          </table:table-cell>
          <table:table-cell/>
          <table:table-cell office:value-type="float" office:value="0.004939594" calcext:value-type="float">
            <text:p>0.004939594</text:p>
          </table:table-cell>
          <table:table-cell office:value-type="float" office:value="0.005923972" calcext:value-type="float">
            <text:p>0.005923972</text:p>
          </table:table-cell>
          <table:table-cell office:value-type="float" office:value="0.004843297" calcext:value-type="float">
            <text:p>0.004843297</text:p>
          </table:table-cell>
          <table:table-cell/>
          <table:table-cell office:value-type="float" office:value="-0.004956239" calcext:value-type="float">
            <text:p>-0.004956239</text:p>
          </table:table-cell>
          <table:table-cell office:value-type="float" office:value="-0.003971861" calcext:value-type="float">
            <text:p>-0.003971861</text:p>
          </table:table-cell>
          <table:table-cell office:value-type="float" office:value="-0.005052537" calcext:value-type="float">
            <text:p>-0.005052537</text:p>
          </table:table-cell>
          <table:table-cell/>
          <table:table-cell office:value-type="float" office:value="25.043078944" calcext:value-type="float">
            <text:p>25.043078944</text:p>
          </table:table-cell>
          <table:table-cell office:value-type="float" office:value="25.067372728" calcext:value-type="float">
            <text:p>25.067372728</text:p>
          </table:table-cell>
          <table:table-cell office:value-type="float" office:value="25.040702356" calcext:value-type="float">
            <text:p>25.040702356</text:p>
          </table:table-cell>
          <table:table-cell/>
          <table:table-cell office:value-type="float" office:value="-0.125642497" calcext:value-type="float">
            <text:p>-0.125642497</text:p>
          </table:table-cell>
          <table:table-cell office:value-type="float" office:value="-0.100686649" calcext:value-type="float">
            <text:p>-0.100686649</text:p>
          </table:table-cell>
          <table:table-cell office:value-type="float" office:value="-0.128083863" calcext:value-type="float">
            <text:p>-0.128083863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<text:s/>2019-11-12 09:39:04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72821745" calcext:value-type="float">
            <text:p>0.72821745</text:p>
          </table:table-cell>
          <table:table-cell office:value-type="float" office:value="0.609102918" calcext:value-type="float">
            <text:p>0.609102918</text:p>
          </table:table-cell>
          <table:table-cell office:value-type="float" office:value="0.6350673" calcext:value-type="float">
            <text:p>0.6350673</text:p>
          </table:table-cell>
          <table:table-cell/>
          <table:table-cell office:value-type="float" office:value="0.005949489" calcext:value-type="float">
            <text:p>0.005949489</text:p>
          </table:table-cell>
          <table:table-cell office:value-type="float" office:value="0.004976331" calcext:value-type="float">
            <text:p>0.004976331</text:p>
          </table:table-cell>
          <table:table-cell office:value-type="float" office:value="0.005188458" calcext:value-type="float">
            <text:p>0.005188458</text:p>
          </table:table-cell>
          <table:table-cell/>
          <table:table-cell office:value-type="float" office:value="-0.003946344" calcext:value-type="float">
            <text:p>-0.003946344</text:p>
          </table:table-cell>
          <table:table-cell office:value-type="float" office:value="-0.004919502" calcext:value-type="float">
            <text:p>-0.004919502</text:p>
          </table:table-cell>
          <table:table-cell office:value-type="float" office:value="-0.004707375" calcext:value-type="float">
            <text:p>-0.004707375</text:p>
          </table:table-cell>
          <table:table-cell/>
          <table:table-cell office:value-type="float" office:value="25.083165838" calcext:value-type="float">
            <text:p>25.083165838</text:p>
          </table:table-cell>
          <table:table-cell office:value-type="float" office:value="25.059149291" calcext:value-type="float">
            <text:p>25.059149291</text:p>
          </table:table-cell>
          <table:table-cell office:value-type="float" office:value="25.064384421" calcext:value-type="float">
            <text:p>25.064384421</text:p>
          </table:table-cell>
          <table:table-cell/>
          <table:table-cell office:value-type="float" office:value="-0.100039754" calcext:value-type="float">
            <text:p>-0.100039754</text:p>
          </table:table-cell>
          <table:table-cell office:value-type="float" office:value="-0.124711137" calcext:value-type="float">
            <text:p>-0.124711137</text:p>
          </table:table-cell>
          <table:table-cell office:value-type="float" office:value="-0.119333249" calcext:value-type="float">
            <text:p>-0.119333249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<text:s/>2019-11-12 09:39:05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585284303" calcext:value-type="float">
            <text:p>0.585284303</text:p>
          </table:table-cell>
          <table:table-cell office:value-type="float" office:value="0.717604246" calcext:value-type="float">
            <text:p>0.717604246</text:p>
          </table:table-cell>
          <table:table-cell office:value-type="float" office:value="0.618375613" calcext:value-type="float">
            <text:p>0.618375613</text:p>
          </table:table-cell>
          <table:table-cell/>
          <table:table-cell office:value-type="float" office:value="0.004781735" calcext:value-type="float">
            <text:p>0.004781735</text:p>
          </table:table-cell>
          <table:table-cell office:value-type="float" office:value="0.00586278" calcext:value-type="float">
            <text:p>0.00586278</text:p>
          </table:table-cell>
          <table:table-cell office:value-type="float" office:value="0.005052088" calcext:value-type="float">
            <text:p>0.005052088</text:p>
          </table:table-cell>
          <table:table-cell/>
          <table:table-cell office:value-type="float" office:value="-0.005114099" calcext:value-type="float">
            <text:p>-0.005114099</text:p>
          </table:table-cell>
          <table:table-cell office:value-type="float" office:value="-0.004033054" calcext:value-type="float">
            <text:p>-0.004033054</text:p>
          </table:table-cell>
          <table:table-cell office:value-type="float" office:value="-0.004843745" calcext:value-type="float">
            <text:p>-0.004843745</text:p>
          </table:table-cell>
          <table:table-cell/>
          <table:table-cell office:value-type="float" office:value="25.049292196" calcext:value-type="float">
            <text:p>25.049292196</text:p>
          </table:table-cell>
          <table:table-cell office:value-type="float" office:value="25.075971497" calcext:value-type="float">
            <text:p>25.075971497</text:p>
          </table:table-cell>
          <table:table-cell office:value-type="float" office:value="25.055964365" calcext:value-type="float">
            <text:p>25.055964365</text:p>
          </table:table-cell>
          <table:table-cell/>
          <table:table-cell office:value-type="float" office:value="-0.129644613" calcext:value-type="float">
            <text:p>-0.129644613</text:p>
          </table:table-cell>
          <table:table-cell office:value-type="float" office:value="-0.102237965" calcext:value-type="float">
            <text:p>-0.102237965</text:p>
          </table:table-cell>
          <table:table-cell office:value-type="float" office:value="-0.122790521" calcext:value-type="float">
            <text:p>-0.122790521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<text:s/>2019-11-12 09:39:06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65593012" calcext:value-type="float">
            <text:p>0.65593012</text:p>
          </table:table-cell>
          <table:table-cell office:value-type="float" office:value="0.629459099" calcext:value-type="float">
            <text:p>0.629459099</text:p>
          </table:table-cell>
          <table:table-cell office:value-type="float" office:value="0.661880453" calcext:value-type="float">
            <text:p>0.661880453</text:p>
          </table:table-cell>
          <table:table-cell/>
          <table:table-cell office:value-type="float" office:value="0.005358906" calcext:value-type="float">
            <text:p>0.005358906</text:p>
          </table:table-cell>
          <table:table-cell office:value-type="float" office:value="0.00514264" calcext:value-type="float">
            <text:p>0.00514264</text:p>
          </table:table-cell>
          <table:table-cell office:value-type="float" office:value="0.00540752" calcext:value-type="float">
            <text:p>0.00540752</text:p>
          </table:table-cell>
          <table:table-cell/>
          <table:table-cell office:value-type="float" office:value="-0.004536927" calcext:value-type="float">
            <text:p>-0.004536927</text:p>
          </table:table-cell>
          <table:table-cell office:value-type="float" office:value="-0.004753194" calcext:value-type="float">
            <text:p>-0.004753194</text:p>
          </table:table-cell>
          <table:table-cell office:value-type="float" office:value="-0.004488313" calcext:value-type="float">
            <text:p>-0.004488313</text:p>
          </table:table-cell>
          <table:table-cell/>
          <table:table-cell office:value-type="float" office:value="25.068590919" calcext:value-type="float">
            <text:p>25.068590919</text:p>
          </table:table-cell>
          <table:table-cell office:value-type="float" office:value="25.063253656" calcext:value-type="float">
            <text:p>25.063253656</text:p>
          </table:table-cell>
          <table:table-cell office:value-type="float" office:value="25.06979066" calcext:value-type="float">
            <text:p>25.06979066</text:p>
          </table:table-cell>
          <table:table-cell/>
          <table:table-cell office:value-type="float" office:value="-0.11501205" calcext:value-type="float">
            <text:p>-0.11501205</text:p>
          </table:table-cell>
          <table:table-cell office:value-type="float" office:value="-0.120494848" calcext:value-type="float">
            <text:p>-0.120494848</text:p>
          </table:table-cell>
          <table:table-cell office:value-type="float" office:value="-0.113779595" calcext:value-type="float">
            <text:p>-0.113779595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<text:s/>2019-11-12 09:39:08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27421812" calcext:value-type="float">
            <text:p>0.627421812</text:p>
          </table:table-cell>
          <table:table-cell office:value-type="float" office:value="0.745552271" calcext:value-type="float">
            <text:p>0.745552271</text:p>
          </table:table-cell>
          <table:table-cell office:value-type="float" office:value="0.573245355" calcext:value-type="float">
            <text:p>0.573245355</text:p>
          </table:table-cell>
          <table:table-cell/>
          <table:table-cell office:value-type="float" office:value="0.005125995" calcext:value-type="float">
            <text:p>0.005125995</text:p>
          </table:table-cell>
          <table:table-cell office:value-type="float" office:value="0.006091113" calcext:value-type="float">
            <text:p>0.006091113</text:p>
          </table:table-cell>
          <table:table-cell office:value-type="float" office:value="0.004683377" calcext:value-type="float">
            <text:p>0.004683377</text:p>
          </table:table-cell>
          <table:table-cell/>
          <table:table-cell office:value-type="float" office:value="-0.004769838" calcext:value-type="float">
            <text:p>-0.004769838</text:p>
          </table:table-cell>
          <table:table-cell office:value-type="float" office:value="-0.00380472" calcext:value-type="float">
            <text:p>-0.00380472</text:p>
          </table:table-cell>
          <table:table-cell office:value-type="float" office:value="-0.005212456" calcext:value-type="float">
            <text:p>-0.005212456</text:p>
          </table:table-cell>
          <table:table-cell/>
          <table:table-cell office:value-type="float" office:value="25.057788334" calcext:value-type="float">
            <text:p>25.057788334</text:p>
          </table:table-cell>
          <table:table-cell office:value-type="float" office:value="25.081606497" calcext:value-type="float">
            <text:p>25.081606497</text:p>
          </table:table-cell>
          <table:table-cell office:value-type="float" office:value="25.046864785" calcext:value-type="float">
            <text:p>25.046864785</text:p>
          </table:table-cell>
          <table:table-cell/>
          <table:table-cell office:value-type="float" office:value="-0.120916822" calcext:value-type="float">
            <text:p>-0.120916822</text:p>
          </table:table-cell>
          <table:table-cell office:value-type="float" office:value="-0.096449371" calcext:value-type="float">
            <text:p>-0.096449371</text:p>
          </table:table-cell>
          <table:table-cell office:value-type="float" office:value="-0.132138214" calcext:value-type="float">
            <text:p>-0.132138214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<text:s/>2019-11-12 09:39:09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691659533" calcext:value-type="float">
            <text:p>0.691659533</text:p>
          </table:table-cell>
          <table:table-cell office:value-type="float" office:value="0.628423766" calcext:value-type="float">
            <text:p>0.628423766</text:p>
          </table:table-cell>
          <table:table-cell office:value-type="float" office:value="0.586364339" calcext:value-type="float">
            <text:p>0.586364339</text:p>
          </table:table-cell>
          <table:table-cell/>
          <table:table-cell office:value-type="float" office:value="0.005650813" calcext:value-type="float">
            <text:p>0.005650813</text:p>
          </table:table-cell>
          <table:table-cell office:value-type="float" office:value="0.005134181" calcext:value-type="float">
            <text:p>0.005134181</text:p>
          </table:table-cell>
          <table:table-cell office:value-type="float" office:value="0.004790558" calcext:value-type="float">
            <text:p>0.004790558</text:p>
          </table:table-cell>
          <table:table-cell/>
          <table:table-cell office:value-type="float" office:value="-0.00424502" calcext:value-type="float">
            <text:p>-0.00424502</text:p>
          </table:table-cell>
          <table:table-cell office:value-type="float" office:value="-0.004761652" calcext:value-type="float">
            <text:p>-0.004761652</text:p>
          </table:table-cell>
          <table:table-cell office:value-type="float" office:value="-0.005105275" calcext:value-type="float">
            <text:p>-0.005105275</text:p>
          </table:table-cell>
          <table:table-cell/>
          <table:table-cell office:value-type="float" office:value="25.075794878" calcext:value-type="float">
            <text:p>25.075794878</text:p>
          </table:table-cell>
          <table:table-cell office:value-type="float" office:value="25.063044905" calcext:value-type="float">
            <text:p>25.063044905</text:p>
          </table:table-cell>
          <table:table-cell office:value-type="float" office:value="25.054564551" calcext:value-type="float">
            <text:p>25.054564551</text:p>
          </table:table-cell>
          <table:table-cell/>
          <table:table-cell office:value-type="float" office:value="-0.107611669" calcext:value-type="float">
            <text:p>-0.107611669</text:p>
          </table:table-cell>
          <table:table-cell office:value-type="float" office:value="-0.120709292" calcext:value-type="float">
            <text:p>-0.120709292</text:p>
          </table:table-cell>
          <table:table-cell office:value-type="float" office:value="-0.129420908" calcext:value-type="float">
            <text:p>-0.12942090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<text:s/>2019-11-12 09:39:10</text:p>
          </table:table-cell>
          <table:table-cell office:value-type="float" office:value="25.1755" calcext:value-type="float">
            <text:p>25.1755</text:p>
          </table:table-cell>
          <table:table-cell office:value-type="float" office:value="0.609365178" calcext:value-type="float">
            <text:p>0.609365178</text:p>
          </table:table-cell>
          <table:table-cell office:value-type="float" office:value="0.732143609" calcext:value-type="float">
            <text:p>0.732143609</text:p>
          </table:table-cell>
          <table:table-cell office:value-type="float" office:value="0.595517826" calcext:value-type="float">
            <text:p>0.595517826</text:p>
          </table:table-cell>
          <table:table-cell/>
          <table:table-cell office:value-type="float" office:value="0.004978474" calcext:value-type="float">
            <text:p>0.004978474</text:p>
          </table:table-cell>
          <table:table-cell office:value-type="float" office:value="0.005981565" calcext:value-type="float">
            <text:p>0.005981565</text:p>
          </table:table-cell>
          <table:table-cell office:value-type="float" office:value="0.004865342" calcext:value-type="float">
            <text:p>0.004865342</text:p>
          </table:table-cell>
          <table:table-cell/>
          <table:table-cell office:value-type="float" office:value="-0.00491736" calcext:value-type="float">
            <text:p>-0.00491736</text:p>
          </table:table-cell>
          <table:table-cell office:value-type="float" office:value="-0.003914268" calcext:value-type="float">
            <text:p>-0.003914268</text:p>
          </table:table-cell>
          <table:table-cell office:value-type="float" office:value="-0.005030492" calcext:value-type="float">
            <text:p>-0.005030492</text:p>
          </table:table-cell>
          <table:table-cell/>
          <table:table-cell office:value-type="float" office:value="25.054147603" calcext:value-type="float">
            <text:p>25.054147603</text:p>
          </table:table-cell>
          <table:table-cell office:value-type="float" office:value="25.078902989" calcext:value-type="float">
            <text:p>25.078902989</text:p>
          </table:table-cell>
          <table:table-cell office:value-type="float" office:value="25.051355576" calcext:value-type="float">
            <text:p>25.051355576</text:p>
          </table:table-cell>
          <table:table-cell/>
          <table:table-cell office:value-type="float" office:value="-0.124656816" calcext:value-type="float">
            <text:p>-0.124656816</text:p>
          </table:table-cell>
          <table:table-cell office:value-type="float" office:value="-0.099226568" calcext:value-type="float">
            <text:p>-0.099226568</text:p>
          </table:table-cell>
          <table:table-cell office:value-type="float" office:value="-0.127524972" calcext:value-type="float">
            <text:p>-0.127524972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<text:s/>2019-11-12 09:39:11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627799705" calcext:value-type="float">
            <text:p>0.627799705</text:p>
          </table:table-cell>
          <table:table-cell office:value-type="float" office:value="0.649153668" calcext:value-type="float">
            <text:p>0.649153668</text:p>
          </table:table-cell>
          <table:table-cell office:value-type="float" office:value="0.683766685" calcext:value-type="float">
            <text:p>0.683766685</text:p>
          </table:table-cell>
          <table:table-cell/>
          <table:table-cell office:value-type="float" office:value="0.005129083" calcext:value-type="float">
            <text:p>0.005129083</text:p>
          </table:table-cell>
          <table:table-cell office:value-type="float" office:value="0.005303543" calcext:value-type="float">
            <text:p>0.005303543</text:p>
          </table:table-cell>
          <table:table-cell office:value-type="float" office:value="0.005586329" calcext:value-type="float">
            <text:p>0.005586329</text:p>
          </table:table-cell>
          <table:table-cell/>
          <table:table-cell office:value-type="float" office:value="-0.004766751" calcext:value-type="float">
            <text:p>-0.004766751</text:p>
          </table:table-cell>
          <table:table-cell office:value-type="float" office:value="-0.00459229" calcext:value-type="float">
            <text:p>-0.00459229</text:p>
          </table:table-cell>
          <table:table-cell office:value-type="float" office:value="-0.004309504" calcext:value-type="float">
            <text:p>-0.004309504</text:p>
          </table:table-cell>
          <table:table-cell/>
          <table:table-cell office:value-type="float" office:value="25.062919077" calcext:value-type="float">
            <text:p>25.062919077</text:p>
          </table:table-cell>
          <table:table-cell office:value-type="float" office:value="25.067224608" calcext:value-type="float">
            <text:p>25.067224608</text:p>
          </table:table-cell>
          <table:table-cell office:value-type="float" office:value="25.074203483" calcext:value-type="float">
            <text:p>25.074203483</text:p>
          </table:table-cell>
          <table:table-cell/>
          <table:table-cell office:value-type="float" office:value="-0.120838551" calcext:value-type="float">
            <text:p>-0.120838551</text:p>
          </table:table-cell>
          <table:table-cell office:value-type="float" office:value="-0.116415616" calcext:value-type="float">
            <text:p>-0.116415616</text:p>
          </table:table-cell>
          <table:table-cell office:value-type="float" office:value="-0.109246453" calcext:value-type="float">
            <text:p>-0.109246453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<text:s/>2019-11-12 09:39:13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5995471" calcext:value-type="float">
            <text:p>0.5995471</text:p>
          </table:table-cell>
          <table:table-cell office:value-type="float" office:value="0.700110281" calcext:value-type="float">
            <text:p>0.700110281</text:p>
          </table:table-cell>
          <table:table-cell office:value-type="float" office:value="0.682718239" calcext:value-type="float">
            <text:p>0.682718239</text:p>
          </table:table-cell>
          <table:table-cell/>
          <table:table-cell office:value-type="float" office:value="0.004898261" calcext:value-type="float">
            <text:p>0.004898261</text:p>
          </table:table-cell>
          <table:table-cell office:value-type="float" office:value="0.005719855" calcext:value-type="float">
            <text:p>0.005719855</text:p>
          </table:table-cell>
          <table:table-cell office:value-type="float" office:value="0.005577763" calcext:value-type="float">
            <text:p>0.005577763</text:p>
          </table:table-cell>
          <table:table-cell/>
          <table:table-cell office:value-type="float" office:value="-0.004997573" calcext:value-type="float">
            <text:p>-0.004997573</text:p>
          </table:table-cell>
          <table:table-cell office:value-type="float" office:value="-0.004175978" calcext:value-type="float">
            <text:p>-0.004175978</text:p>
          </table:table-cell>
          <table:table-cell office:value-type="float" office:value="-0.00431807" calcext:value-type="float">
            <text:p>-0.00431807</text:p>
          </table:table-cell>
          <table:table-cell/>
          <table:table-cell office:value-type="float" office:value="25.057222571" calcext:value-type="float">
            <text:p>25.057222571</text:p>
          </table:table-cell>
          <table:table-cell office:value-type="float" office:value="25.077498758" calcext:value-type="float">
            <text:p>25.077498758</text:p>
          </table:table-cell>
          <table:table-cell office:value-type="float" office:value="25.07399209" calcext:value-type="float">
            <text:p>25.07399209</text:p>
          </table:table-cell>
          <table:table-cell/>
          <table:table-cell office:value-type="float" office:value="-0.126690401" calcext:value-type="float">
            <text:p>-0.126690401</text:p>
          </table:table-cell>
          <table:table-cell office:value-type="float" office:value="-0.105861335" calcext:value-type="float">
            <text:p>-0.105861335</text:p>
          </table:table-cell>
          <table:table-cell office:value-type="float" office:value="-0.10946361" calcext:value-type="float">
            <text:p>-0.10946361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<text:s/>2019-11-12 09:39:14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669423422" calcext:value-type="float">
            <text:p>0.669423422</text:p>
          </table:table-cell>
          <table:table-cell office:value-type="float" office:value="0.740563362" calcext:value-type="float">
            <text:p>0.740563362</text:p>
          </table:table-cell>
          <table:table-cell office:value-type="float" office:value="0.564034052" calcext:value-type="float">
            <text:p>0.564034052</text:p>
          </table:table-cell>
          <table:table-cell/>
          <table:table-cell office:value-type="float" office:value="0.005469146" calcext:value-type="float">
            <text:p>0.005469146</text:p>
          </table:table-cell>
          <table:table-cell office:value-type="float" office:value="0.006050354" calcext:value-type="float">
            <text:p>0.006050354</text:p>
          </table:table-cell>
          <table:table-cell office:value-type="float" office:value="0.004608121" calcext:value-type="float">
            <text:p>0.004608121</text:p>
          </table:table-cell>
          <table:table-cell/>
          <table:table-cell office:value-type="float" office:value="-0.004426688" calcext:value-type="float">
            <text:p>-0.004426688</text:p>
          </table:table-cell>
          <table:table-cell office:value-type="float" office:value="-0.003845479" calcext:value-type="float">
            <text:p>-0.003845479</text:p>
          </table:table-cell>
          <table:table-cell office:value-type="float" office:value="-0.005287712" calcext:value-type="float">
            <text:p>-0.005287712</text:p>
          </table:table-cell>
          <table:table-cell/>
          <table:table-cell office:value-type="float" office:value="25.076366029" calcext:value-type="float">
            <text:p>25.076366029</text:p>
          </table:table-cell>
          <table:table-cell office:value-type="float" office:value="25.090709507" calcext:value-type="float">
            <text:p>25.090709507</text:p>
          </table:table-cell>
          <table:table-cell office:value-type="float" office:value="25.055116725" calcext:value-type="float">
            <text:p>25.055116725</text:p>
          </table:table-cell>
          <table:table-cell/>
          <table:table-cell office:value-type="float" office:value="-0.11221727" calcext:value-type="float">
            <text:p>-0.11221727</text:p>
          </table:table-cell>
          <table:table-cell office:value-type="float" office:value="-0.097482671" calcext:value-type="float">
            <text:p>-0.097482671</text:p>
          </table:table-cell>
          <table:table-cell office:value-type="float" office:value="-0.134046136" calcext:value-type="float">
            <text:p>-0.134046136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<text:s/>2019-11-12 09:39:15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607175899" calcext:value-type="float">
            <text:p>0.607175899</text:p>
          </table:table-cell>
          <table:table-cell office:value-type="float" office:value="0.635171012" calcext:value-type="float">
            <text:p>0.635171012</text:p>
          </table:table-cell>
          <table:table-cell office:value-type="float" office:value="0.6721706" calcext:value-type="float">
            <text:p>0.6721706</text:p>
          </table:table-cell>
          <table:table-cell/>
          <table:table-cell office:value-type="float" office:value="0.004960587" calcext:value-type="float">
            <text:p>0.004960587</text:p>
          </table:table-cell>
          <table:table-cell office:value-type="float" office:value="0.005189306" calcext:value-type="float">
            <text:p>0.005189306</text:p>
          </table:table-cell>
          <table:table-cell office:value-type="float" office:value="0.00549159" calcext:value-type="float">
            <text:p>0.00549159</text:p>
          </table:table-cell>
          <table:table-cell/>
          <table:table-cell office:value-type="float" office:value="-0.004935246" calcext:value-type="float">
            <text:p>-0.004935246</text:p>
          </table:table-cell>
          <table:table-cell office:value-type="float" office:value="-0.004706528" calcext:value-type="float">
            <text:p>-0.004706528</text:p>
          </table:table-cell>
          <table:table-cell office:value-type="float" office:value="-0.004404243" calcext:value-type="float">
            <text:p>-0.004404243</text:p>
          </table:table-cell>
          <table:table-cell/>
          <table:table-cell office:value-type="float" office:value="25.05876075" calcext:value-type="float">
            <text:p>25.05876075</text:p>
          </table:table-cell>
          <table:table-cell office:value-type="float" office:value="25.064405332" calcext:value-type="float">
            <text:p>25.064405332</text:p>
          </table:table-cell>
          <table:table-cell office:value-type="float" office:value="25.071865419" calcext:value-type="float">
            <text:p>25.071865419</text:p>
          </table:table-cell>
          <table:table-cell/>
          <table:table-cell office:value-type="float" office:value="-0.125110274" calcext:value-type="float">
            <text:p>-0.125110274</text:p>
          </table:table-cell>
          <table:table-cell office:value-type="float" office:value="-0.119311768" calcext:value-type="float">
            <text:p>-0.119311768</text:p>
          </table:table-cell>
          <table:table-cell office:value-type="float" office:value="-0.111648266" calcext:value-type="float">
            <text:p>-0.111648266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<text:s/>2019-11-12 09:39:16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617240145" calcext:value-type="float">
            <text:p>0.617240145</text:p>
          </table:table-cell>
          <table:table-cell office:value-type="float" office:value="0.662422259" calcext:value-type="float">
            <text:p>0.662422259</text:p>
          </table:table-cell>
          <table:table-cell office:value-type="float" office:value="0.678970299" calcext:value-type="float">
            <text:p>0.678970299</text:p>
          </table:table-cell>
          <table:table-cell/>
          <table:table-cell office:value-type="float" office:value="0.005042812" calcext:value-type="float">
            <text:p>0.005042812</text:p>
          </table:table-cell>
          <table:table-cell office:value-type="float" office:value="0.005411947" calcext:value-type="float">
            <text:p>0.005411947</text:p>
          </table:table-cell>
          <table:table-cell office:value-type="float" office:value="0.005547143" calcext:value-type="float">
            <text:p>0.005547143</text:p>
          </table:table-cell>
          <table:table-cell/>
          <table:table-cell office:value-type="float" office:value="-0.004853022" calcext:value-type="float">
            <text:p>-0.004853022</text:p>
          </table:table-cell>
          <table:table-cell office:value-type="float" office:value="-0.004483887" calcext:value-type="float">
            <text:p>-0.004483887</text:p>
          </table:table-cell>
          <table:table-cell office:value-type="float" office:value="-0.00434869" calcext:value-type="float">
            <text:p>-0.00434869</text:p>
          </table:table-cell>
          <table:table-cell/>
          <table:table-cell office:value-type="float" office:value="25.065844541" calcext:value-type="float">
            <text:p>25.065844541</text:p>
          </table:table-cell>
          <table:table-cell office:value-type="float" office:value="25.074954421" calcext:value-type="float">
            <text:p>25.074954421</text:p>
          </table:table-cell>
          <table:table-cell office:value-type="float" office:value="25.078290914" calcext:value-type="float">
            <text:p>25.078290914</text:p>
          </table:table-cell>
          <table:table-cell/>
          <table:table-cell office:value-type="float" office:value="-0.123025706" calcext:value-type="float">
            <text:p>-0.123025706</text:p>
          </table:table-cell>
          <table:table-cell office:value-type="float" office:value="-0.113667374" calcext:value-type="float">
            <text:p>-0.113667374</text:p>
          </table:table-cell>
          <table:table-cell office:value-type="float" office:value="-0.110239893" calcext:value-type="float">
            <text:p>-0.110239893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<text:s/>2019-11-12 09:39:18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666850885" calcext:value-type="float">
            <text:p>0.666850885</text:p>
          </table:table-cell>
          <table:table-cell office:value-type="float" office:value="0.613367035" calcext:value-type="float">
            <text:p>0.613367035</text:p>
          </table:table-cell>
          <table:table-cell office:value-type="float" office:value="0.645975548" calcext:value-type="float">
            <text:p>0.645975548</text:p>
          </table:table-cell>
          <table:table-cell/>
          <table:table-cell office:value-type="float" office:value="0.005448128" calcext:value-type="float">
            <text:p>0.005448128</text:p>
          </table:table-cell>
          <table:table-cell office:value-type="float" office:value="0.005011169" calcext:value-type="float">
            <text:p>0.005011169</text:p>
          </table:table-cell>
          <table:table-cell office:value-type="float" office:value="0.005277578" calcext:value-type="float">
            <text:p>0.005277578</text:p>
          </table:table-cell>
          <table:table-cell/>
          <table:table-cell office:value-type="float" office:value="-0.004447705" calcext:value-type="float">
            <text:p>-0.004447705</text:p>
          </table:table-cell>
          <table:table-cell office:value-type="float" office:value="-0.004884665" calcext:value-type="float">
            <text:p>-0.004884665</text:p>
          </table:table-cell>
          <table:table-cell office:value-type="float" office:value="-0.004618255" calcext:value-type="float">
            <text:p>-0.004618255</text:p>
          </table:table-cell>
          <table:table-cell/>
          <table:table-cell office:value-type="float" office:value="25.075847342" calcext:value-type="float">
            <text:p>25.075847342</text:p>
          </table:table-cell>
          <table:table-cell office:value-type="float" office:value="25.065063619" calcext:value-type="float">
            <text:p>25.065063619</text:p>
          </table:table-cell>
          <table:table-cell office:value-type="float" office:value="25.071638348" calcext:value-type="float">
            <text:p>25.071638348</text:p>
          </table:table-cell>
          <table:table-cell/>
          <table:table-cell office:value-type="float" office:value="-0.112750102" calcext:value-type="float">
            <text:p>-0.112750102</text:p>
          </table:table-cell>
          <table:table-cell office:value-type="float" office:value="-0.123827927" calcext:value-type="float">
            <text:p>-0.123827927</text:p>
          </table:table-cell>
          <table:table-cell office:value-type="float" office:value="-0.117073882" calcext:value-type="float">
            <text:p>-0.117073882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<text:s/>2019-11-12 09:39:19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706533874" calcext:value-type="float">
            <text:p>0.706533874</text:p>
          </table:table-cell>
          <table:table-cell office:value-type="float" office:value="0.614398791" calcext:value-type="float">
            <text:p>0.614398791</text:p>
          </table:table-cell>
          <table:table-cell office:value-type="float" office:value="0.615676715" calcext:value-type="float">
            <text:p>0.615676715</text:p>
          </table:table-cell>
          <table:table-cell/>
          <table:table-cell office:value-type="float" office:value="0.005772336" calcext:value-type="float">
            <text:p>0.005772336</text:p>
          </table:table-cell>
          <table:table-cell office:value-type="float" office:value="0.005019598" calcext:value-type="float">
            <text:p>0.005019598</text:p>
          </table:table-cell>
          <table:table-cell office:value-type="float" office:value="0.005030039" calcext:value-type="float">
            <text:p>0.005030039</text:p>
          </table:table-cell>
          <table:table-cell/>
          <table:table-cell office:value-type="float" office:value="-0.004123498" calcext:value-type="float">
            <text:p>-0.004123498</text:p>
          </table:table-cell>
          <table:table-cell office:value-type="float" office:value="-0.004876235" calcext:value-type="float">
            <text:p>-0.004876235</text:p>
          </table:table-cell>
          <table:table-cell office:value-type="float" office:value="-0.004865795" calcext:value-type="float">
            <text:p>-0.004865795</text:p>
          </table:table-cell>
          <table:table-cell/>
          <table:table-cell office:value-type="float" office:value="25.078793911" calcext:value-type="float">
            <text:p>25.078793911</text:p>
          </table:table-cell>
          <table:table-cell office:value-type="float" office:value="25.060217086" calcext:value-type="float">
            <text:p>25.060217086</text:p>
          </table:table-cell>
          <table:table-cell office:value-type="float" office:value="25.060474751" calcext:value-type="float">
            <text:p>25.060474751</text:p>
          </table:table-cell>
          <table:table-cell/>
          <table:table-cell office:value-type="float" office:value="-0.104530871" calcext:value-type="float">
            <text:p>-0.104530871</text:p>
          </table:table-cell>
          <table:table-cell office:value-type="float" office:value="-0.123614224" calcext:value-type="float">
            <text:p>-0.123614224</text:p>
          </table:table-cell>
          <table:table-cell office:value-type="float" office:value="-0.123349532" calcext:value-type="float">
            <text:p>-0.123349532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<text:s/>2019-11-12 09:39:20</text:p>
          </table:table-cell>
          <table:table-cell office:value-type="float" office:value="25.19066" calcext:value-type="float">
            <text:p>25.19066</text:p>
          </table:table-cell>
          <table:table-cell office:value-type="float" office:value="0.62878795" calcext:value-type="float">
            <text:p>0.62878795</text:p>
          </table:table-cell>
          <table:table-cell office:value-type="float" office:value="0.74571678" calcext:value-type="float">
            <text:p>0.74571678</text:p>
          </table:table-cell>
          <table:table-cell office:value-type="float" office:value="0.57994611" calcext:value-type="float">
            <text:p>0.57994611</text:p>
          </table:table-cell>
          <table:table-cell/>
          <table:table-cell office:value-type="float" office:value="0.005137156" calcext:value-type="float">
            <text:p>0.005137156</text:p>
          </table:table-cell>
          <table:table-cell office:value-type="float" office:value="0.006092457" calcext:value-type="float">
            <text:p>0.006092457</text:p>
          </table:table-cell>
          <table:table-cell office:value-type="float" office:value="0.004738122" calcext:value-type="float">
            <text:p>0.004738122</text:p>
          </table:table-cell>
          <table:table-cell/>
          <table:table-cell office:value-type="float" office:value="-0.004758677" calcext:value-type="float">
            <text:p>-0.004758677</text:p>
          </table:table-cell>
          <table:table-cell office:value-type="float" office:value="-0.003803376" calcext:value-type="float">
            <text:p>-0.003803376</text:p>
          </table:table-cell>
          <table:table-cell office:value-type="float" office:value="-0.005157712" calcext:value-type="float">
            <text:p>-0.005157712</text:p>
          </table:table-cell>
          <table:table-cell/>
          <table:table-cell office:value-type="float" office:value="25.073227433" calcext:value-type="float">
            <text:p>25.073227433</text:p>
          </table:table-cell>
          <table:table-cell office:value-type="float" office:value="25.096802992" calcext:value-type="float">
            <text:p>25.096802992</text:p>
          </table:table-cell>
          <table:table-cell office:value-type="float" office:value="25.063379639" calcext:value-type="float">
            <text:p>25.063379639</text:p>
          </table:table-cell>
          <table:table-cell/>
          <table:table-cell office:value-type="float" office:value="-0.12063386" calcext:value-type="float">
            <text:p>-0.12063386</text:p>
          </table:table-cell>
          <table:table-cell office:value-type="float" office:value="-0.096415298" calcext:value-type="float">
            <text:p>-0.096415298</text:p>
          </table:table-cell>
          <table:table-cell office:value-type="float" office:value="-0.1307503" calcext:value-type="float">
            <text:p>-0.1307503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<text:s/>2019-11-12 09:39:21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737634985" calcext:value-type="float">
            <text:p>0.737634985</text:p>
          </table:table-cell>
          <table:table-cell office:value-type="float" office:value="0.612978412" calcext:value-type="float">
            <text:p>0.612978412</text:p>
          </table:table-cell>
          <table:table-cell office:value-type="float" office:value="0.600479317" calcext:value-type="float">
            <text:p>0.600479317</text:p>
          </table:table-cell>
          <table:table-cell/>
          <table:table-cell office:value-type="float" office:value="0.00602643" calcext:value-type="float">
            <text:p>0.00602643</text:p>
          </table:table-cell>
          <table:table-cell office:value-type="float" office:value="0.005007994" calcext:value-type="float">
            <text:p>0.005007994</text:p>
          </table:table-cell>
          <table:table-cell office:value-type="float" office:value="0.004905877" calcext:value-type="float">
            <text:p>0.004905877</text:p>
          </table:table-cell>
          <table:table-cell/>
          <table:table-cell office:value-type="float" office:value="-0.003869404" calcext:value-type="float">
            <text:p>-0.003869404</text:p>
          </table:table-cell>
          <table:table-cell office:value-type="float" office:value="-0.00488784" calcext:value-type="float">
            <text:p>-0.00488784</text:p>
          </table:table-cell>
          <table:table-cell office:value-type="float" office:value="-0.004989957" calcext:value-type="float">
            <text:p>-0.004989957</text:p>
          </table:table-cell>
          <table:table-cell/>
          <table:table-cell office:value-type="float" office:value="25.090119082" calcext:value-type="float">
            <text:p>25.090119082</text:p>
          </table:table-cell>
          <table:table-cell office:value-type="float" office:value="25.064985262" calcext:value-type="float">
            <text:p>25.064985262</text:p>
          </table:table-cell>
          <table:table-cell office:value-type="float" office:value="25.062465107" calcext:value-type="float">
            <text:p>25.062465107</text:p>
          </table:table-cell>
          <table:table-cell/>
          <table:table-cell office:value-type="float" office:value="-0.098089195" calcext:value-type="float">
            <text:p>-0.098089195</text:p>
          </table:table-cell>
          <table:table-cell office:value-type="float" office:value="-0.123908421" calcext:value-type="float">
            <text:p>-0.123908421</text:p>
          </table:table-cell>
          <table:table-cell office:value-type="float" office:value="-0.126497314" calcext:value-type="float">
            <text:p>-0.126497314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<text:s/>2019-11-12 09:39:23</text:p>
          </table:table-cell>
          <table:table-cell office:value-type="float" office:value="25.19066" calcext:value-type="float">
            <text:p>25.19066</text:p>
          </table:table-cell>
          <table:table-cell office:value-type="float" office:value="0.624227598" calcext:value-type="float">
            <text:p>0.624227598</text:p>
          </table:table-cell>
          <table:table-cell office:value-type="float" office:value="0.742911189" calcext:value-type="float">
            <text:p>0.742911189</text:p>
          </table:table-cell>
          <table:table-cell office:value-type="float" office:value="0.59078164" calcext:value-type="float">
            <text:p>0.59078164</text:p>
          </table:table-cell>
          <table:table-cell/>
          <table:table-cell office:value-type="float" office:value="0.005099899" calcext:value-type="float">
            <text:p>0.005099899</text:p>
          </table:table-cell>
          <table:table-cell office:value-type="float" office:value="0.006069536" calcext:value-type="float">
            <text:p>0.006069536</text:p>
          </table:table-cell>
          <table:table-cell office:value-type="float" office:value="0.004826647" calcext:value-type="float">
            <text:p>0.004826647</text:p>
          </table:table-cell>
          <table:table-cell/>
          <table:table-cell office:value-type="float" office:value="-0.004795935" calcext:value-type="float">
            <text:p>-0.004795935</text:p>
          </table:table-cell>
          <table:table-cell office:value-type="float" office:value="-0.003826297" calcext:value-type="float">
            <text:p>-0.003826297</text:p>
          </table:table-cell>
          <table:table-cell office:value-type="float" office:value="-0.005069186" calcext:value-type="float">
            <text:p>-0.005069186</text:p>
          </table:table-cell>
          <table:table-cell/>
          <table:table-cell office:value-type="float" office:value="25.07230795" calcext:value-type="float">
            <text:p>25.07230795</text:p>
          </table:table-cell>
          <table:table-cell office:value-type="float" office:value="25.096237326" calcext:value-type="float">
            <text:p>25.096237326</text:p>
          </table:table-cell>
          <table:table-cell office:value-type="float" office:value="25.065564373" calcext:value-type="float">
            <text:p>25.065564373</text:p>
          </table:table-cell>
          <table:table-cell/>
          <table:table-cell office:value-type="float" office:value="-0.121578425" calcext:value-type="float">
            <text:p>-0.121578425</text:p>
          </table:table-cell>
          <table:table-cell office:value-type="float" office:value="-0.09699639" calcext:value-type="float">
            <text:p>-0.09699639</text:p>
          </table:table-cell>
          <table:table-cell office:value-type="float" office:value="-0.128505964" calcext:value-type="float">
            <text:p>-0.128505964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<text:s/>2019-11-12 09:39:24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713383044" calcext:value-type="float">
            <text:p>0.713383044</text:p>
          </table:table-cell>
          <table:table-cell office:value-type="float" office:value="0.625144914" calcext:value-type="float">
            <text:p>0.625144914</text:p>
          </table:table-cell>
          <table:table-cell office:value-type="float" office:value="0.602470708" calcext:value-type="float">
            <text:p>0.602470708</text:p>
          </table:table-cell>
          <table:table-cell/>
          <table:table-cell office:value-type="float" office:value="0.005828293" calcext:value-type="float">
            <text:p>0.005828293</text:p>
          </table:table-cell>
          <table:table-cell office:value-type="float" office:value="0.005107393" calcext:value-type="float">
            <text:p>0.005107393</text:p>
          </table:table-cell>
          <table:table-cell office:value-type="float" office:value="0.004922146" calcext:value-type="float">
            <text:p>0.004922146</text:p>
          </table:table-cell>
          <table:table-cell/>
          <table:table-cell office:value-type="float" office:value="-0.00406754" calcext:value-type="float">
            <text:p>-0.00406754</text:p>
          </table:table-cell>
          <table:table-cell office:value-type="float" office:value="-0.00478844" calcext:value-type="float">
            <text:p>-0.00478844</text:p>
          </table:table-cell>
          <table:table-cell office:value-type="float" office:value="-0.004973687" calcext:value-type="float">
            <text:p>-0.004973687</text:p>
          </table:table-cell>
          <table:table-cell/>
          <table:table-cell office:value-type="float" office:value="25.085229341" calcext:value-type="float">
            <text:p>25.085229341</text:p>
          </table:table-cell>
          <table:table-cell office:value-type="float" office:value="25.067438352" calcext:value-type="float">
            <text:p>25.067438352</text:p>
          </table:table-cell>
          <table:table-cell office:value-type="float" office:value="25.062866625" calcext:value-type="float">
            <text:p>25.062866625</text:p>
          </table:table-cell>
          <table:table-cell/>
          <table:table-cell office:value-type="float" office:value="-0.103112264" calcext:value-type="float">
            <text:p>-0.103112264</text:p>
          </table:table-cell>
          <table:table-cell office:value-type="float" office:value="-0.121388425" calcext:value-type="float">
            <text:p>-0.121388425</text:p>
          </table:table-cell>
          <table:table-cell office:value-type="float" office:value="-0.126084843" calcext:value-type="float">
            <text:p>-0.126084843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<text:s/>2019-11-12 09:39:25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661456068" calcext:value-type="float">
            <text:p>0.661456068</text:p>
          </table:table-cell>
          <table:table-cell office:value-type="float" office:value="0.760701389" calcext:value-type="float">
            <text:p>0.760701389</text:p>
          </table:table-cell>
          <table:table-cell office:value-type="float" office:value="0.569382378" calcext:value-type="float">
            <text:p>0.569382378</text:p>
          </table:table-cell>
          <table:table-cell/>
          <table:table-cell office:value-type="float" office:value="0.005404053" calcext:value-type="float">
            <text:p>0.005404053</text:p>
          </table:table-cell>
          <table:table-cell office:value-type="float" office:value="0.006214881" calcext:value-type="float">
            <text:p>0.006214881</text:p>
          </table:table-cell>
          <table:table-cell office:value-type="float" office:value="0.004651817" calcext:value-type="float">
            <text:p>0.004651817</text:p>
          </table:table-cell>
          <table:table-cell/>
          <table:table-cell office:value-type="float" office:value="-0.00449178" calcext:value-type="float">
            <text:p>-0.00449178</text:p>
          </table:table-cell>
          <table:table-cell office:value-type="float" office:value="-0.003680953" calcext:value-type="float">
            <text:p>-0.003680953</text:p>
          </table:table-cell>
          <table:table-cell office:value-type="float" office:value="-0.005244017" calcext:value-type="float">
            <text:p>-0.005244017</text:p>
          </table:table-cell>
          <table:table-cell/>
          <table:table-cell office:value-type="float" office:value="25.074759613" calcext:value-type="float">
            <text:p>25.074759613</text:p>
          </table:table-cell>
          <table:table-cell office:value-type="float" office:value="25.094769772" calcext:value-type="float">
            <text:p>25.094769772</text:p>
          </table:table-cell>
          <table:table-cell office:value-type="float" office:value="25.056195099" calcext:value-type="float">
            <text:p>25.056195099</text:p>
          </table:table-cell>
          <table:table-cell/>
          <table:table-cell office:value-type="float" office:value="-0.113867495" calcext:value-type="float">
            <text:p>-0.113867495</text:p>
          </table:table-cell>
          <table:table-cell office:value-type="float" office:value="-0.093311704" calcext:value-type="float">
            <text:p>-0.093311704</text:p>
          </table:table-cell>
          <table:table-cell office:value-type="float" office:value="-0.132938346" calcext:value-type="float">
            <text:p>-0.132938346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<text:s/>2019-11-12 09:39:26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592691373" calcext:value-type="float">
            <text:p>0.592691373</text:p>
          </table:table-cell>
          <table:table-cell office:value-type="float" office:value="0.738592236" calcext:value-type="float">
            <text:p>0.738592236</text:p>
          </table:table-cell>
          <table:table-cell office:value-type="float" office:value="0.608276797" calcext:value-type="float">
            <text:p>0.608276797</text:p>
          </table:table-cell>
          <table:table-cell/>
          <table:table-cell office:value-type="float" office:value="0.00484225" calcext:value-type="float">
            <text:p>0.00484225</text:p>
          </table:table-cell>
          <table:table-cell office:value-type="float" office:value="0.00603425" calcext:value-type="float">
            <text:p>0.00603425</text:p>
          </table:table-cell>
          <table:table-cell office:value-type="float" office:value="0.004969582" calcext:value-type="float">
            <text:p>0.004969582</text:p>
          </table:table-cell>
          <table:table-cell/>
          <table:table-cell office:value-type="float" office:value="-0.005053584" calcext:value-type="float">
            <text:p>-0.005053584</text:p>
          </table:table-cell>
          <table:table-cell office:value-type="float" office:value="-0.003861583" calcext:value-type="float">
            <text:p>-0.003861583</text:p>
          </table:table-cell>
          <table:table-cell office:value-type="float" office:value="-0.004926252" calcext:value-type="float">
            <text:p>-0.004926252</text:p>
          </table:table-cell>
          <table:table-cell/>
          <table:table-cell office:value-type="float" office:value="25.060894844" calcext:value-type="float">
            <text:p>25.060894844</text:p>
          </table:table-cell>
          <table:table-cell office:value-type="float" office:value="25.090312085" calcext:value-type="float">
            <text:p>25.090312085</text:p>
          </table:table-cell>
          <table:table-cell office:value-type="float" office:value="25.06403729" calcext:value-type="float">
            <text:p>25.06403729</text:p>
          </table:table-cell>
          <table:table-cell/>
          <table:table-cell office:value-type="float" office:value="-0.128110407" calcext:value-type="float">
            <text:p>-0.128110407</text:p>
          </table:table-cell>
          <table:table-cell office:value-type="float" office:value="-0.09789093" calcext:value-type="float">
            <text:p>-0.09789093</text:p>
          </table:table-cell>
          <table:table-cell office:value-type="float" office:value="-0.124882249" calcext:value-type="float">
            <text:p>-0.124882249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<text:s/>2019-11-12 09:39:28</text:p>
          </table:table-cell>
          <table:table-cell office:value-type="float" office:value="25.19066" calcext:value-type="float">
            <text:p>25.19066</text:p>
          </table:table-cell>
          <table:table-cell office:value-type="float" office:value="0.726286259" calcext:value-type="float">
            <text:p>0.726286259</text:p>
          </table:table-cell>
          <table:table-cell office:value-type="float" office:value="0.625916794" calcext:value-type="float">
            <text:p>0.625916794</text:p>
          </table:table-cell>
          <table:table-cell office:value-type="float" office:value="0.6100554" calcext:value-type="float">
            <text:p>0.6100554</text:p>
          </table:table-cell>
          <table:table-cell/>
          <table:table-cell office:value-type="float" office:value="0.005933711" calcext:value-type="float">
            <text:p>0.005933711</text:p>
          </table:table-cell>
          <table:table-cell office:value-type="float" office:value="0.005113699" calcext:value-type="float">
            <text:p>0.005113699</text:p>
          </table:table-cell>
          <table:table-cell office:value-type="float" office:value="0.004984113" calcext:value-type="float">
            <text:p>0.004984113</text:p>
          </table:table-cell>
          <table:table-cell/>
          <table:table-cell office:value-type="float" office:value="-0.003962122" calcext:value-type="float">
            <text:p>-0.003962122</text:p>
          </table:table-cell>
          <table:table-cell office:value-type="float" office:value="-0.004782134" calcext:value-type="float">
            <text:p>-0.004782134</text:p>
          </table:table-cell>
          <table:table-cell office:value-type="float" office:value="-0.004911721" calcext:value-type="float">
            <text:p>-0.004911721</text:p>
          </table:table-cell>
          <table:table-cell/>
          <table:table-cell office:value-type="float" office:value="25.092885384" calcext:value-type="float">
            <text:p>25.092885384</text:p>
          </table:table-cell>
          <table:table-cell office:value-type="float" office:value="25.072648535" calcext:value-type="float">
            <text:p>25.072648535</text:p>
          </table:table-cell>
          <table:table-cell office:value-type="float" office:value="25.069450471" calcext:value-type="float">
            <text:p>25.069450471</text:p>
          </table:table-cell>
          <table:table-cell/>
          <table:table-cell office:value-type="float" office:value="-0.100439743" calcext:value-type="float">
            <text:p>-0.100439743</text:p>
          </table:table-cell>
          <table:table-cell office:value-type="float" office:value="-0.121228549" calcext:value-type="float">
            <text:p>-0.121228549</text:p>
          </table:table-cell>
          <table:table-cell office:value-type="float" office:value="-0.124513853" calcext:value-type="float">
            <text:p>-0.124513853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<text:s/>2019-11-12 09:39:29</text:p>
          </table:table-cell>
          <table:table-cell office:value-type="float" office:value="25.19571" calcext:value-type="float">
            <text:p>25.19571</text:p>
          </table:table-cell>
          <table:table-cell office:value-type="float" office:value="0.651205856" calcext:value-type="float">
            <text:p>0.651205856</text:p>
          </table:table-cell>
          <table:table-cell office:value-type="float" office:value="0.757490487" calcext:value-type="float">
            <text:p>0.757490487</text:p>
          </table:table-cell>
          <table:table-cell office:value-type="float" office:value="0.566221543" calcext:value-type="float">
            <text:p>0.566221543</text:p>
          </table:table-cell>
          <table:table-cell/>
          <table:table-cell office:value-type="float" office:value="0.005320309" calcext:value-type="float">
            <text:p>0.005320309</text:p>
          </table:table-cell>
          <table:table-cell office:value-type="float" office:value="0.006188648" calcext:value-type="float">
            <text:p>0.006188648</text:p>
          </table:table-cell>
          <table:table-cell office:value-type="float" office:value="0.004625993" calcext:value-type="float">
            <text:p>0.004625993</text:p>
          </table:table-cell>
          <table:table-cell/>
          <table:table-cell office:value-type="float" office:value="-0.004575524" calcext:value-type="float">
            <text:p>-0.004575524</text:p>
          </table:table-cell>
          <table:table-cell office:value-type="float" office:value="-0.003707186" calcext:value-type="float">
            <text:p>-0.003707186</text:p>
          </table:table-cell>
          <table:table-cell office:value-type="float" office:value="-0.00526984" calcext:value-type="float">
            <text:p>-0.00526984</text:p>
          </table:table-cell>
          <table:table-cell/>
          <table:table-cell office:value-type="float" office:value="25.08280197" calcext:value-type="float">
            <text:p>25.08280197</text:p>
          </table:table-cell>
          <table:table-cell office:value-type="float" office:value="25.104231249" calcext:value-type="float">
            <text:p>25.104231249</text:p>
          </table:table-cell>
          <table:table-cell office:value-type="float" office:value="25.065666999" calcext:value-type="float">
            <text:p>25.065666999</text:p>
          </table:table-cell>
          <table:table-cell/>
          <table:table-cell office:value-type="float" office:value="-0.115990558" calcext:value-type="float">
            <text:p>-0.115990558</text:p>
          </table:table-cell>
          <table:table-cell office:value-type="float" office:value="-0.093976741" calcext:value-type="float">
            <text:p>-0.093976741</text:p>
          </table:table-cell>
          <table:table-cell office:value-type="float" office:value="-0.133593044" calcext:value-type="float">
            <text:p>-0.133593044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<text:s/>2019-11-12 09:39:30</text:p>
          </table:table-cell>
          <table:table-cell office:value-type="float" office:value="25.19066" calcext:value-type="float">
            <text:p>25.19066</text:p>
          </table:table-cell>
          <table:table-cell office:value-type="float" office:value="0.665555676" calcext:value-type="float">
            <text:p>0.665555676</text:p>
          </table:table-cell>
          <table:table-cell office:value-type="float" office:value="0.62186785" calcext:value-type="float">
            <text:p>0.62186785</text:p>
          </table:table-cell>
          <table:table-cell office:value-type="float" office:value="0.654597956" calcext:value-type="float">
            <text:p>0.654597956</text:p>
          </table:table-cell>
          <table:table-cell/>
          <table:table-cell office:value-type="float" office:value="0.005437546" calcext:value-type="float">
            <text:p>0.005437546</text:p>
          </table:table-cell>
          <table:table-cell office:value-type="float" office:value="0.00508062" calcext:value-type="float">
            <text:p>0.00508062</text:p>
          </table:table-cell>
          <table:table-cell office:value-type="float" office:value="0.005348023" calcext:value-type="float">
            <text:p>0.005348023</text:p>
          </table:table-cell>
          <table:table-cell/>
          <table:table-cell office:value-type="float" office:value="-0.004458287" calcext:value-type="float">
            <text:p>-0.004458287</text:p>
          </table:table-cell>
          <table:table-cell office:value-type="float" office:value="-0.004815214" calcext:value-type="float">
            <text:p>-0.004815214</text:p>
          </table:table-cell>
          <table:table-cell office:value-type="float" office:value="-0.004547811" calcext:value-type="float">
            <text:p>-0.004547811</text:p>
          </table:table-cell>
          <table:table-cell/>
          <table:table-cell office:value-type="float" office:value="25.080640711" calcext:value-type="float">
            <text:p>25.080640711</text:p>
          </table:table-cell>
          <table:table-cell office:value-type="float" office:value="25.071832165" calcext:value-type="float">
            <text:p>25.071832165</text:p>
          </table:table-cell>
          <table:table-cell office:value-type="float" office:value="25.078431371" calcext:value-type="float">
            <text:p>25.078431371</text:p>
          </table:table-cell>
          <table:table-cell/>
          <table:table-cell office:value-type="float" office:value="-0.11301837" calcext:value-type="float">
            <text:p>-0.11301837</text:p>
          </table:table-cell>
          <table:table-cell office:value-type="float" office:value="-0.122067189" calcext:value-type="float">
            <text:p>-0.122067189</text:p>
          </table:table-cell>
          <table:table-cell office:value-type="float" office:value="-0.115287973" calcext:value-type="float">
            <text:p>-0.115287973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<text:s/>2019-11-12 09:39:31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727514115" calcext:value-type="float">
            <text:p>0.727514115</text:p>
          </table:table-cell>
          <table:table-cell office:value-type="float" office:value="0.618962123" calcext:value-type="float">
            <text:p>0.618962123</text:p>
          </table:table-cell>
          <table:table-cell office:value-type="float" office:value="0.648394304" calcext:value-type="float">
            <text:p>0.648394304</text:p>
          </table:table-cell>
          <table:table-cell/>
          <table:table-cell office:value-type="float" office:value="0.005943743" calcext:value-type="float">
            <text:p>0.005943743</text:p>
          </table:table-cell>
          <table:table-cell office:value-type="float" office:value="0.00505688" calcext:value-type="float">
            <text:p>0.00505688</text:p>
          </table:table-cell>
          <table:table-cell office:value-type="float" office:value="0.005297339" calcext:value-type="float">
            <text:p>0.005297339</text:p>
          </table:table-cell>
          <table:table-cell/>
          <table:table-cell office:value-type="float" office:value="-0.003952091" calcext:value-type="float">
            <text:p>-0.003952091</text:p>
          </table:table-cell>
          <table:table-cell office:value-type="float" office:value="-0.004838953" calcext:value-type="float">
            <text:p>-0.004838953</text:p>
          </table:table-cell>
          <table:table-cell office:value-type="float" office:value="-0.004598494" calcext:value-type="float">
            <text:p>-0.004598494</text:p>
          </table:table-cell>
          <table:table-cell/>
          <table:table-cell office:value-type="float" office:value="25.088078488" calcext:value-type="float">
            <text:p>25.088078488</text:p>
          </table:table-cell>
          <table:table-cell office:value-type="float" office:value="25.066191738" calcext:value-type="float">
            <text:p>25.066191738</text:p>
          </table:table-cell>
          <table:table-cell office:value-type="float" office:value="25.072126031" calcext:value-type="float">
            <text:p>25.072126031</text:p>
          </table:table-cell>
          <table:table-cell/>
          <table:table-cell office:value-type="float" office:value="-0.100185429" calcext:value-type="float">
            <text:p>-0.100185429</text:p>
          </table:table-cell>
          <table:table-cell office:value-type="float" office:value="-0.122669039" calcext:value-type="float">
            <text:p>-0.122669039</text:p>
          </table:table-cell>
          <table:table-cell office:value-type="float" office:value="-0.116572899" calcext:value-type="float">
            <text:p>-0.116572899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<text:s/>2019-11-12 09:39:33</text:p>
          </table:table-cell>
          <table:table-cell office:value-type="float" office:value="25.19066" calcext:value-type="float">
            <text:p>25.19066</text:p>
          </table:table-cell>
          <table:table-cell office:value-type="float" office:value="0.599216294" calcext:value-type="float">
            <text:p>0.599216294</text:p>
          </table:table-cell>
          <table:table-cell office:value-type="float" office:value="0.667786082" calcext:value-type="float">
            <text:p>0.667786082</text:p>
          </table:table-cell>
          <table:table-cell office:value-type="float" office:value="0.688003384" calcext:value-type="float">
            <text:p>0.688003384</text:p>
          </table:table-cell>
          <table:table-cell/>
          <table:table-cell office:value-type="float" office:value="0.004895558" calcext:value-type="float">
            <text:p>0.004895558</text:p>
          </table:table-cell>
          <table:table-cell office:value-type="float" office:value="0.005455769" calcext:value-type="float">
            <text:p>0.005455769</text:p>
          </table:table-cell>
          <table:table-cell office:value-type="float" office:value="0.005620943" calcext:value-type="float">
            <text:p>0.005620943</text:p>
          </table:table-cell>
          <table:table-cell/>
          <table:table-cell office:value-type="float" office:value="-0.005000275" calcext:value-type="float">
            <text:p>-0.005000275</text:p>
          </table:table-cell>
          <table:table-cell office:value-type="float" office:value="-0.004440065" calcext:value-type="float">
            <text:p>-0.004440065</text:p>
          </table:table-cell>
          <table:table-cell office:value-type="float" office:value="-0.004274891" calcext:value-type="float">
            <text:p>-0.004274891</text:p>
          </table:table-cell>
          <table:table-cell/>
          <table:table-cell office:value-type="float" office:value="25.067265023" calcext:value-type="float">
            <text:p>25.067265023</text:p>
          </table:table-cell>
          <table:table-cell office:value-type="float" office:value="25.081090415" calcext:value-type="float">
            <text:p>25.081090415</text:p>
          </table:table-cell>
          <table:table-cell office:value-type="float" office:value="25.085166698" calcext:value-type="float">
            <text:p>25.085166698</text:p>
          </table:table-cell>
          <table:table-cell/>
          <table:table-cell office:value-type="float" office:value="-0.126758919" calcext:value-type="float">
            <text:p>-0.126758919</text:p>
          </table:table-cell>
          <table:table-cell office:value-type="float" office:value="-0.112556401" calcext:value-type="float">
            <text:p>-0.112556401</text:p>
          </table:table-cell>
          <table:table-cell office:value-type="float" office:value="-0.108368938" calcext:value-type="float">
            <text:p>-0.108368938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<text:s/>2019-11-12 09:39:34</text:p>
          </table:table-cell>
          <table:table-cell office:value-type="float" office:value="25.18055" calcext:value-type="float">
            <text:p>25.18055</text:p>
          </table:table-cell>
          <table:table-cell office:value-type="float" office:value="0.705843056" calcext:value-type="float">
            <text:p>0.705843056</text:p>
          </table:table-cell>
          <table:table-cell office:value-type="float" office:value="0.67795702" calcext:value-type="float">
            <text:p>0.67795702</text:p>
          </table:table-cell>
          <table:table-cell office:value-type="float" office:value="0.563861199" calcext:value-type="float">
            <text:p>0.563861199</text:p>
          </table:table-cell>
          <table:table-cell/>
          <table:table-cell office:value-type="float" office:value="0.005766692" calcext:value-type="float">
            <text:p>0.005766692</text:p>
          </table:table-cell>
          <table:table-cell office:value-type="float" office:value="0.005538865" calcext:value-type="float">
            <text:p>0.005538865</text:p>
          </table:table-cell>
          <table:table-cell office:value-type="float" office:value="0.004606709" calcext:value-type="float">
            <text:p>0.004606709</text:p>
          </table:table-cell>
          <table:table-cell/>
          <table:table-cell office:value-type="float" office:value="-0.004129142" calcext:value-type="float">
            <text:p>-0.004129142</text:p>
          </table:table-cell>
          <table:table-cell office:value-type="float" office:value="-0.004356969" calcext:value-type="float">
            <text:p>-0.004356969</text:p>
          </table:table-cell>
          <table:table-cell office:value-type="float" office:value="-0.005289124" calcext:value-type="float">
            <text:p>-0.005289124</text:p>
          </table:table-cell>
          <table:table-cell/>
          <table:table-cell office:value-type="float" office:value="25.078654625" calcext:value-type="float">
            <text:p>25.078654625</text:p>
          </table:table-cell>
          <table:table-cell office:value-type="float" office:value="25.073032108" calcext:value-type="float">
            <text:p>25.073032108</text:p>
          </table:table-cell>
          <table:table-cell office:value-type="float" office:value="25.050027264" calcext:value-type="float">
            <text:p>25.050027264</text:p>
          </table:table-cell>
          <table:table-cell/>
          <table:table-cell office:value-type="float" office:value="-0.104673954" calcext:value-type="float">
            <text:p>-0.104673954</text:p>
          </table:table-cell>
          <table:table-cell office:value-type="float" office:value="-0.110449766" calcext:value-type="float">
            <text:p>-0.110449766</text:p>
          </table:table-cell>
          <table:table-cell office:value-type="float" office:value="-0.134081939" calcext:value-type="float">
            <text:p>-0.134081939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<text:s/>2019-11-12 09:39:35</text:p>
          </table:table-cell>
          <table:table-cell office:value-type="float" office:value="25.19571" calcext:value-type="float">
            <text:p>25.19571</text:p>
          </table:table-cell>
          <table:table-cell office:value-type="float" office:value="0.719821539" calcext:value-type="float">
            <text:p>0.719821539</text:p>
          </table:table-cell>
          <table:table-cell office:value-type="float" office:value="0.631971435" calcext:value-type="float">
            <text:p>0.631971435</text:p>
          </table:table-cell>
          <table:table-cell office:value-type="float" office:value="0.58294482" calcext:value-type="float">
            <text:p>0.58294482</text:p>
          </table:table-cell>
          <table:table-cell/>
          <table:table-cell office:value-type="float" office:value="0.005880895" calcext:value-type="float">
            <text:p>0.005880895</text:p>
          </table:table-cell>
          <table:table-cell office:value-type="float" office:value="0.005163165" calcext:value-type="float">
            <text:p>0.005163165</text:p>
          </table:table-cell>
          <table:table-cell office:value-type="float" office:value="0.004762621" calcext:value-type="float">
            <text:p>0.004762621</text:p>
          </table:table-cell>
          <table:table-cell/>
          <table:table-cell office:value-type="float" office:value="-0.004014938" calcext:value-type="float">
            <text:p>-0.004014938</text:p>
          </table:table-cell>
          <table:table-cell office:value-type="float" office:value="-0.004732668" calcext:value-type="float">
            <text:p>-0.004732668</text:p>
          </table:table-cell>
          <table:table-cell office:value-type="float" office:value="-0.005133212" calcext:value-type="float">
            <text:p>-0.005133212</text:p>
          </table:table-cell>
          <table:table-cell/>
          <table:table-cell office:value-type="float" office:value="25.096636422" calcext:value-type="float">
            <text:p>25.096636422</text:p>
          </table:table-cell>
          <table:table-cell office:value-type="float" office:value="25.07892385" calcext:value-type="float">
            <text:p>25.07892385</text:p>
          </table:table-cell>
          <table:table-cell office:value-type="float" office:value="25.069038852" calcext:value-type="float">
            <text:p>25.069038852</text:p>
          </table:table-cell>
          <table:table-cell/>
          <table:table-cell office:value-type="float" office:value="-0.101778718" calcext:value-type="float">
            <text:p>-0.101778718</text:p>
          </table:table-cell>
          <table:table-cell office:value-type="float" office:value="-0.11997448" calcext:value-type="float">
            <text:p>-0.11997448</text:p>
          </table:table-cell>
          <table:table-cell office:value-type="float" office:value="-0.130129184" calcext:value-type="float">
            <text:p>-0.13012918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<text:s/>2019-11-12 09:39:36</text:p>
          </table:table-cell>
          <table:table-cell office:value-type="float" office:value="25.18561" calcext:value-type="float">
            <text:p>25.18561</text:p>
          </table:table-cell>
          <table:table-cell office:value-type="float" office:value="0.739345043" calcext:value-type="float">
            <text:p>0.739345043</text:p>
          </table:table-cell>
          <table:table-cell office:value-type="float" office:value="0.625858381" calcext:value-type="float">
            <text:p>0.625858381</text:p>
          </table:table-cell>
          <table:table-cell office:value-type="float" office:value="0.653807599" calcext:value-type="float">
            <text:p>0.653807599</text:p>
          </table:table-cell>
          <table:table-cell/>
          <table:table-cell office:value-type="float" office:value="0.006040401" calcext:value-type="float">
            <text:p>0.006040401</text:p>
          </table:table-cell>
          <table:table-cell office:value-type="float" office:value="0.005113222" calcext:value-type="float">
            <text:p>0.005113222</text:p>
          </table:table-cell>
          <table:table-cell office:value-type="float" office:value="0.005341565" calcext:value-type="float">
            <text:p>0.005341565</text:p>
          </table:table-cell>
          <table:table-cell/>
          <table:table-cell office:value-type="float" office:value="-0.003855433" calcext:value-type="float">
            <text:p>-0.003855433</text:p>
          </table:table-cell>
          <table:table-cell office:value-type="float" office:value="-0.004782611" calcext:value-type="float">
            <text:p>-0.004782611</text:p>
          </table:table-cell>
          <table:table-cell office:value-type="float" office:value="-0.004554268" calcext:value-type="float">
            <text:p>-0.004554268</text:p>
          </table:table-cell>
          <table:table-cell/>
          <table:table-cell office:value-type="float" office:value="25.090463867" calcext:value-type="float">
            <text:p>25.090463867</text:p>
          </table:table-cell>
          <table:table-cell office:value-type="float" office:value="25.067582206" calcext:value-type="float">
            <text:p>25.067582206</text:p>
          </table:table-cell>
          <table:table-cell office:value-type="float" office:value="25.073217489" calcext:value-type="float">
            <text:p>25.073217489</text:p>
          </table:table-cell>
          <table:table-cell/>
          <table:table-cell office:value-type="float" office:value="-0.097735009" calcext:value-type="float">
            <text:p>-0.097735009</text:p>
          </table:table-cell>
          <table:table-cell office:value-type="float" office:value="-0.121240648" calcext:value-type="float">
            <text:p>-0.121240648</text:p>
          </table:table-cell>
          <table:table-cell office:value-type="float" office:value="-0.115451675" calcext:value-type="float">
            <text:p>-0.115451675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<text:s/>2019-11-12 09:39:38</text:p>
          </table:table-cell>
          <table:table-cell office:value-type="float" office:value="25.19571" calcext:value-type="float">
            <text:p>25.19571</text:p>
          </table:table-cell>
          <table:table-cell office:value-type="float" office:value="0.594149899" calcext:value-type="float">
            <text:p>0.594149899</text:p>
          </table:table-cell>
          <table:table-cell office:value-type="float" office:value="0.717317547" calcext:value-type="float">
            <text:p>0.717317547</text:p>
          </table:table-cell>
          <table:table-cell office:value-type="float" office:value="0.688402139" calcext:value-type="float">
            <text:p>0.688402139</text:p>
          </table:table-cell>
          <table:table-cell/>
          <table:table-cell office:value-type="float" office:value="0.004854166" calcext:value-type="float">
            <text:p>0.004854166</text:p>
          </table:table-cell>
          <table:table-cell office:value-type="float" office:value="0.005860437" calcext:value-type="float">
            <text:p>0.005860437</text:p>
          </table:table-cell>
          <table:table-cell office:value-type="float" office:value="0.0056242" calcext:value-type="float">
            <text:p>0.0056242</text:p>
          </table:table-cell>
          <table:table-cell/>
          <table:table-cell office:value-type="float" office:value="-0.005041667" calcext:value-type="float">
            <text:p>-0.005041667</text:p>
          </table:table-cell>
          <table:table-cell office:value-type="float" office:value="-0.004035396" calcext:value-type="float">
            <text:p>-0.004035396</text:p>
          </table:table-cell>
          <table:table-cell office:value-type="float" office:value="-0.004271633" calcext:value-type="float">
            <text:p>-0.004271633</text:p>
          </table:table-cell>
          <table:table-cell/>
          <table:table-cell office:value-type="float" office:value="25.071298085" calcext:value-type="float">
            <text:p>25.071298085</text:p>
          </table:table-cell>
          <table:table-cell office:value-type="float" office:value="25.096131564" calcext:value-type="float">
            <text:p>25.096131564</text:p>
          </table:table-cell>
          <table:table-cell office:value-type="float" office:value="25.090301591" calcext:value-type="float">
            <text:p>25.090301591</text:p>
          </table:table-cell>
          <table:table-cell/>
          <table:table-cell office:value-type="float" office:value="-0.127808306" calcext:value-type="float">
            <text:p>-0.127808306</text:p>
          </table:table-cell>
          <table:table-cell office:value-type="float" office:value="-0.102297346" calcext:value-type="float">
            <text:p>-0.102297346</text:p>
          </table:table-cell>
          <table:table-cell office:value-type="float" office:value="-0.108286347" calcext:value-type="float">
            <text:p>-0.108286347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<text:s/>2019-11-12 09:39:40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744703501" calcext:value-type="float">
            <text:p>0.744703501</text:p>
          </table:table-cell>
          <table:table-cell office:value-type="float" office:value="0.625622347" calcext:value-type="float">
            <text:p>0.625622347</text:p>
          </table:table-cell>
          <table:table-cell office:value-type="float" office:value="0.638648944" calcext:value-type="float">
            <text:p>0.638648944</text:p>
          </table:table-cell>
          <table:table-cell/>
          <table:table-cell office:value-type="float" office:value="0.006084179" calcext:value-type="float">
            <text:p>0.006084179</text:p>
          </table:table-cell>
          <table:table-cell office:value-type="float" office:value="0.005111294" calcext:value-type="float">
            <text:p>0.005111294</text:p>
          </table:table-cell>
          <table:table-cell office:value-type="float" office:value="0.00521772" calcext:value-type="float">
            <text:p>0.00521772</text:p>
          </table:table-cell>
          <table:table-cell/>
          <table:table-cell office:value-type="float" office:value="-0.003811654" calcext:value-type="float">
            <text:p>-0.003811654</text:p>
          </table:table-cell>
          <table:table-cell office:value-type="float" office:value="-0.00478454" calcext:value-type="float">
            <text:p>-0.00478454</text:p>
          </table:table-cell>
          <table:table-cell office:value-type="float" office:value="-0.004678113" calcext:value-type="float">
            <text:p>-0.004678113</text:p>
          </table:table-cell>
          <table:table-cell/>
          <table:table-cell office:value-type="float" office:value="25.111762026" calcext:value-type="float">
            <text:p>25.111762026</text:p>
          </table:table-cell>
          <table:table-cell office:value-type="float" office:value="25.087752825" calcext:value-type="float">
            <text:p>25.087752825</text:p>
          </table:table-cell>
          <table:table-cell office:value-type="float" office:value="25.090379279" calcext:value-type="float">
            <text:p>25.090379279</text:p>
          </table:table-cell>
          <table:table-cell/>
          <table:table-cell office:value-type="float" office:value="-0.096625168" calcext:value-type="float">
            <text:p>-0.096625168</text:p>
          </table:table-cell>
          <table:table-cell office:value-type="float" office:value="-0.121289537" calcext:value-type="float">
            <text:p>-0.121289537</text:p>
          </table:table-cell>
          <table:table-cell office:value-type="float" office:value="-0.118591402" calcext:value-type="float">
            <text:p>-0.118591402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<text:s/>2019-11-12 09:39:41</text:p>
          </table:table-cell>
          <table:table-cell office:value-type="float" office:value="25.20077" calcext:value-type="float">
            <text:p>25.20077</text:p>
          </table:table-cell>
          <table:table-cell office:value-type="float" office:value="0.633518175" calcext:value-type="float">
            <text:p>0.633518175</text:p>
          </table:table-cell>
          <table:table-cell office:value-type="float" office:value="0.7638056" calcext:value-type="float">
            <text:p>0.7638056</text:p>
          </table:table-cell>
          <table:table-cell office:value-type="float" office:value="0.595325899" calcext:value-type="float">
            <text:p>0.595325899</text:p>
          </table:table-cell>
          <table:table-cell/>
          <table:table-cell office:value-type="float" office:value="0.005175802" calcext:value-type="float">
            <text:p>0.005175802</text:p>
          </table:table-cell>
          <table:table-cell office:value-type="float" office:value="0.006240242" calcext:value-type="float">
            <text:p>0.006240242</text:p>
          </table:table-cell>
          <table:table-cell office:value-type="float" office:value="0.004863774" calcext:value-type="float">
            <text:p>0.004863774</text:p>
          </table:table-cell>
          <table:table-cell/>
          <table:table-cell office:value-type="float" office:value="-0.004720031" calcext:value-type="float">
            <text:p>-0.004720031</text:p>
          </table:table-cell>
          <table:table-cell office:value-type="float" office:value="-0.003655592" calcext:value-type="float">
            <text:p>-0.003655592</text:p>
          </table:table-cell>
          <table:table-cell office:value-type="float" office:value="-0.00503206" calcext:value-type="float">
            <text:p>-0.00503206</text:p>
          </table:table-cell>
          <table:table-cell/>
          <table:table-cell office:value-type="float" office:value="25.084290256" calcext:value-type="float">
            <text:p>25.084290256</text:p>
          </table:table-cell>
          <table:table-cell office:value-type="float" office:value="25.110558925" calcext:value-type="float">
            <text:p>25.110558925</text:p>
          </table:table-cell>
          <table:table-cell office:value-type="float" office:value="25.076589777" calcext:value-type="float">
            <text:p>25.076589777</text:p>
          </table:table-cell>
          <table:table-cell/>
          <table:table-cell office:value-type="float" office:value="-0.119654111" calcext:value-type="float">
            <text:p>-0.119654111</text:p>
          </table:table-cell>
          <table:table-cell office:value-type="float" office:value="-0.092668765" calcext:value-type="float">
            <text:p>-0.092668765</text:p>
          </table:table-cell>
          <table:table-cell office:value-type="float" office:value="-0.127564725" calcext:value-type="float">
            <text:p>-0.127564725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<text:s/>2019-11-12 09:39:43</text:p>
          </table:table-cell>
          <table:table-cell office:value-type="float" office:value="25.19066" calcext:value-type="float">
            <text:p>25.19066</text:p>
          </table:table-cell>
          <table:table-cell office:value-type="float" office:value="0.593339872" calcext:value-type="float">
            <text:p>0.593339872</text:p>
          </table:table-cell>
          <table:table-cell office:value-type="float" office:value="0.723240462" calcext:value-type="float">
            <text:p>0.723240462</text:p>
          </table:table-cell>
          <table:table-cell office:value-type="float" office:value="0.686387502" calcext:value-type="float">
            <text:p>0.686387502</text:p>
          </table:table-cell>
          <table:table-cell/>
          <table:table-cell office:value-type="float" office:value="0.004847548" calcext:value-type="float">
            <text:p>0.004847548</text:p>
          </table:table-cell>
          <table:table-cell office:value-type="float" office:value="0.005908827" calcext:value-type="float">
            <text:p>0.005908827</text:p>
          </table:table-cell>
          <table:table-cell office:value-type="float" office:value="0.005607741" calcext:value-type="float">
            <text:p>0.005607741</text:p>
          </table:table-cell>
          <table:table-cell/>
          <table:table-cell office:value-type="float" office:value="-0.005048285" calcext:value-type="float">
            <text:p>-0.005048285</text:p>
          </table:table-cell>
          <table:table-cell office:value-type="float" office:value="-0.003987006" calcext:value-type="float">
            <text:p>-0.003987006</text:p>
          </table:table-cell>
          <table:table-cell office:value-type="float" office:value="-0.004288092" calcext:value-type="float">
            <text:p>-0.004288092</text:p>
          </table:table-cell>
          <table:table-cell/>
          <table:table-cell office:value-type="float" office:value="25.066080181" calcext:value-type="float">
            <text:p>25.066080181</text:p>
          </table:table-cell>
          <table:table-cell office:value-type="float" office:value="25.092271285" calcext:value-type="float">
            <text:p>25.092271285</text:p>
          </table:table-cell>
          <table:table-cell office:value-type="float" office:value="25.084840899" calcext:value-type="float">
            <text:p>25.084840899</text:p>
          </table:table-cell>
          <table:table-cell/>
          <table:table-cell office:value-type="float" office:value="-0.127976085" calcext:value-type="float">
            <text:p>-0.127976085</text:p>
          </table:table-cell>
          <table:table-cell office:value-type="float" office:value="-0.101070589" calcext:value-type="float">
            <text:p>-0.101070589</text:p>
          </table:table-cell>
          <table:table-cell office:value-type="float" office:value="-0.108703623" calcext:value-type="float">
            <text:p>-0.108703623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<text:s/>2019-11-12 09:39:44</text:p>
          </table:table-cell>
          <table:table-cell office:value-type="float" office:value="25.19571" calcext:value-type="float">
            <text:p>25.19571</text:p>
          </table:table-cell>
          <table:table-cell office:value-type="float" office:value="0.679609261" calcext:value-type="float">
            <text:p>0.679609261</text:p>
          </table:table-cell>
          <table:table-cell office:value-type="float" office:value="0.768703314" calcext:value-type="float">
            <text:p>0.768703314</text:p>
          </table:table-cell>
          <table:table-cell office:value-type="float" office:value="0.57917423" calcext:value-type="float">
            <text:p>0.57917423</text:p>
          </table:table-cell>
          <table:table-cell/>
          <table:table-cell office:value-type="float" office:value="0.005552363" calcext:value-type="float">
            <text:p>0.005552363</text:p>
          </table:table-cell>
          <table:table-cell office:value-type="float" office:value="0.006280256" calcext:value-type="float">
            <text:p>0.006280256</text:p>
          </table:table-cell>
          <table:table-cell office:value-type="float" office:value="0.004731816" calcext:value-type="float">
            <text:p>0.004731816</text:p>
          </table:table-cell>
          <table:table-cell/>
          <table:table-cell office:value-type="float" office:value="-0.00434347" calcext:value-type="float">
            <text:p>-0.00434347</text:p>
          </table:table-cell>
          <table:table-cell office:value-type="float" office:value="-0.003615578" calcext:value-type="float">
            <text:p>-0.003615578</text:p>
          </table:table-cell>
          <table:table-cell office:value-type="float" office:value="-0.005164018" calcext:value-type="float">
            <text:p>-0.005164018</text:p>
          </table:table-cell>
          <table:table-cell/>
          <table:table-cell office:value-type="float" office:value="25.08852875" calcext:value-type="float">
            <text:p>25.08852875</text:p>
          </table:table-cell>
          <table:table-cell office:value-type="float" office:value="25.106491973" calcext:value-type="float">
            <text:p>25.106491973</text:p>
          </table:table-cell>
          <table:table-cell office:value-type="float" office:value="25.068278602" calcext:value-type="float">
            <text:p>25.068278602</text:p>
          </table:table-cell>
          <table:table-cell/>
          <table:table-cell office:value-type="float" office:value="-0.110107549" calcext:value-type="float">
            <text:p>-0.110107549</text:p>
          </table:table-cell>
          <table:table-cell office:value-type="float" office:value="-0.091654359" calcext:value-type="float">
            <text:p>-0.091654359</text:p>
          </table:table-cell>
          <table:table-cell office:value-type="float" office:value="-0.130910178" calcext:value-type="float">
            <text:p>-0.130910178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<text:s/>2019-11-12 09:39:45</text:p>
          </table:table-cell>
          <table:table-cell office:value-type="float" office:value="25.20077" calcext:value-type="float">
            <text:p>25.20077</text:p>
          </table:table-cell>
          <table:table-cell office:value-type="float" office:value="0.604103876" calcext:value-type="float">
            <text:p>0.604103876</text:p>
          </table:table-cell>
          <table:table-cell office:value-type="float" office:value="0.722615805" calcext:value-type="float">
            <text:p>0.722615805</text:p>
          </table:table-cell>
          <table:table-cell office:value-type="float" office:value="0.694541418" calcext:value-type="float">
            <text:p>0.694541418</text:p>
          </table:table-cell>
          <table:table-cell/>
          <table:table-cell office:value-type="float" office:value="0.004935489" calcext:value-type="float">
            <text:p>0.004935489</text:p>
          </table:table-cell>
          <table:table-cell office:value-type="float" office:value="0.005903724" calcext:value-type="float">
            <text:p>0.005903724</text:p>
          </table:table-cell>
          <table:table-cell office:value-type="float" office:value="0.005674358" calcext:value-type="float">
            <text:p>0.005674358</text:p>
          </table:table-cell>
          <table:table-cell/>
          <table:table-cell office:value-type="float" office:value="-0.004960344" calcext:value-type="float">
            <text:p>-0.004960344</text:p>
          </table:table-cell>
          <table:table-cell office:value-type="float" office:value="-0.003992109" calcext:value-type="float">
            <text:p>-0.003992109</text:p>
          </table:table-cell>
          <table:table-cell office:value-type="float" office:value="-0.004221475" calcext:value-type="float">
            <text:p>-0.004221475</text:p>
          </table:table-cell>
          <table:table-cell/>
          <table:table-cell office:value-type="float" office:value="25.078359633" calcext:value-type="float">
            <text:p>25.078359633</text:p>
          </table:table-cell>
          <table:table-cell office:value-type="float" office:value="25.102254268" calcext:value-type="float">
            <text:p>25.102254268</text:p>
          </table:table-cell>
          <table:table-cell office:value-type="float" office:value="25.096593895" calcext:value-type="float">
            <text:p>25.096593895</text:p>
          </table:table-cell>
          <table:table-cell/>
          <table:table-cell office:value-type="float" office:value="-0.125746571" calcext:value-type="float">
            <text:p>-0.125746571</text:p>
          </table:table-cell>
          <table:table-cell office:value-type="float" office:value="-0.101199968" calcext:value-type="float">
            <text:p>-0.101199968</text:p>
          </table:table-cell>
          <table:table-cell office:value-type="float" office:value="-0.107014767" calcext:value-type="float">
            <text:p>-0.107014767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<text:s/>2019-11-12 09:39:46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90282666" calcext:value-type="float">
            <text:p>0.690282666</text:p>
          </table:table-cell>
          <table:table-cell office:value-type="float" office:value="0.751705855" calcext:value-type="float">
            <text:p>0.751705855</text:p>
          </table:table-cell>
          <table:table-cell office:value-type="float" office:value="0.569732853" calcext:value-type="float">
            <text:p>0.569732853</text:p>
          </table:table-cell>
          <table:table-cell/>
          <table:table-cell office:value-type="float" office:value="0.005639564" calcext:value-type="float">
            <text:p>0.005639564</text:p>
          </table:table-cell>
          <table:table-cell office:value-type="float" office:value="0.006141388" calcext:value-type="float">
            <text:p>0.006141388</text:p>
          </table:table-cell>
          <table:table-cell office:value-type="float" office:value="0.00465468" calcext:value-type="float">
            <text:p>0.00465468</text:p>
          </table:table-cell>
          <table:table-cell/>
          <table:table-cell office:value-type="float" office:value="-0.004256269" calcext:value-type="float">
            <text:p>-0.004256269</text:p>
          </table:table-cell>
          <table:table-cell office:value-type="float" office:value="-0.003754446" calcext:value-type="float">
            <text:p>-0.003754446</text:p>
          </table:table-cell>
          <table:table-cell office:value-type="float" office:value="-0.005241153" calcext:value-type="float">
            <text:p>-0.005241153</text:p>
          </table:table-cell>
          <table:table-cell/>
          <table:table-cell office:value-type="float" office:value="25.100789734" calcext:value-type="float">
            <text:p>25.100789734</text:p>
          </table:table-cell>
          <table:table-cell office:value-type="float" office:value="25.113173828" calcext:value-type="float">
            <text:p>25.113173828</text:p>
          </table:table-cell>
          <table:table-cell office:value-type="float" office:value="25.07648418" calcext:value-type="float">
            <text:p>25.07648418</text:p>
          </table:table-cell>
          <table:table-cell/>
          <table:table-cell office:value-type="float" office:value="-0.107896849" calcext:value-type="float">
            <text:p>-0.107896849</text:p>
          </table:table-cell>
          <table:table-cell office:value-type="float" office:value="-0.095174847" calcext:value-type="float">
            <text:p>-0.095174847</text:p>
          </table:table-cell>
          <table:table-cell office:value-type="float" office:value="-0.132865752" calcext:value-type="float">
            <text:p>-0.132865752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<text:s/>2019-11-12 09:39:48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08919335" calcext:value-type="float">
            <text:p>0.608919335</text:p>
          </table:table-cell>
          <table:table-cell office:value-type="float" office:value="0.752078384" calcext:value-type="float">
            <text:p>0.752078384</text:p>
          </table:table-cell>
          <table:table-cell office:value-type="float" office:value="0.57959027" calcext:value-type="float">
            <text:p>0.57959027</text:p>
          </table:table-cell>
          <table:table-cell/>
          <table:table-cell office:value-type="float" office:value="0.004974831" calcext:value-type="float">
            <text:p>0.004974831</text:p>
          </table:table-cell>
          <table:table-cell office:value-type="float" office:value="0.006144431" calcext:value-type="float">
            <text:p>0.006144431</text:p>
          </table:table-cell>
          <table:table-cell office:value-type="float" office:value="0.004735215" calcext:value-type="float">
            <text:p>0.004735215</text:p>
          </table:table-cell>
          <table:table-cell/>
          <table:table-cell office:value-type="float" office:value="-0.004921002" calcext:value-type="float">
            <text:p>-0.004921002</text:p>
          </table:table-cell>
          <table:table-cell office:value-type="float" office:value="-0.003751402" calcext:value-type="float">
            <text:p>-0.003751402</text:p>
          </table:table-cell>
          <table:table-cell office:value-type="float" office:value="-0.005160619" calcext:value-type="float">
            <text:p>-0.005160619</text:p>
          </table:table-cell>
          <table:table-cell/>
          <table:table-cell office:value-type="float" office:value="25.084385115" calcext:value-type="float">
            <text:p>25.084385115</text:p>
          </table:table-cell>
          <table:table-cell office:value-type="float" office:value="25.113248936" calcext:value-type="float">
            <text:p>25.113248936</text:p>
          </table:table-cell>
          <table:table-cell office:value-type="float" office:value="25.078471677" calcext:value-type="float">
            <text:p>25.078471677</text:p>
          </table:table-cell>
          <table:table-cell/>
          <table:table-cell office:value-type="float" office:value="-0.124749162" calcext:value-type="float">
            <text:p>-0.124749162</text:p>
          </table:table-cell>
          <table:table-cell office:value-type="float" office:value="-0.095097689" calcext:value-type="float">
            <text:p>-0.095097689</text:p>
          </table:table-cell>
          <table:table-cell office:value-type="float" office:value="-0.130824005" calcext:value-type="float">
            <text:p>-0.130824005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<text:s/>2019-11-12 09:39:49</text:p>
          </table:table-cell>
          <table:table-cell office:value-type="float" office:value="25.20077" calcext:value-type="float">
            <text:p>25.20077</text:p>
          </table:table-cell>
          <table:table-cell office:value-type="float" office:value="0.59580214" calcext:value-type="float">
            <text:p>0.59580214</text:p>
          </table:table-cell>
          <table:table-cell office:value-type="float" office:value="0.710428442" calcext:value-type="float">
            <text:p>0.710428442</text:p>
          </table:table-cell>
          <table:table-cell office:value-type="float" office:value="0.704012001" calcext:value-type="float">
            <text:p>0.704012001</text:p>
          </table:table-cell>
          <table:table-cell/>
          <table:table-cell office:value-type="float" office:value="0.004867665" calcext:value-type="float">
            <text:p>0.004867665</text:p>
          </table:table-cell>
          <table:table-cell office:value-type="float" office:value="0.005804154" calcext:value-type="float">
            <text:p>0.005804154</text:p>
          </table:table-cell>
          <table:table-cell office:value-type="float" office:value="0.005751732" calcext:value-type="float">
            <text:p>0.005751732</text:p>
          </table:table-cell>
          <table:table-cell/>
          <table:table-cell office:value-type="float" office:value="-0.005028169" calcext:value-type="float">
            <text:p>-0.005028169</text:p>
          </table:table-cell>
          <table:table-cell office:value-type="float" office:value="-0.004091679" calcext:value-type="float">
            <text:p>-0.004091679</text:p>
          </table:table-cell>
          <table:table-cell office:value-type="float" office:value="-0.004144101" calcext:value-type="float">
            <text:p>-0.004144101</text:p>
          </table:table-cell>
          <table:table-cell/>
          <table:table-cell office:value-type="float" office:value="25.076685799" calcext:value-type="float">
            <text:p>25.076685799</text:p>
          </table:table-cell>
          <table:table-cell office:value-type="float" office:value="25.099797049" calcext:value-type="float">
            <text:p>25.099797049</text:p>
          </table:table-cell>
          <table:table-cell office:value-type="float" office:value="25.098503362" calcext:value-type="float">
            <text:p>25.098503362</text:p>
          </table:table-cell>
          <table:table-cell/>
          <table:table-cell office:value-type="float" office:value="-0.127466083" calcext:value-type="float">
            <text:p>-0.127466083</text:p>
          </table:table-cell>
          <table:table-cell office:value-type="float" office:value="-0.103724224" calcext:value-type="float">
            <text:p>-0.103724224</text:p>
          </table:table-cell>
          <table:table-cell office:value-type="float" office:value="-0.105053205" calcext:value-type="float">
            <text:p>-0.105053205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<text:s/>2019-11-12 09:39:50</text:p>
          </table:table-cell>
          <table:table-cell office:value-type="float" office:value="25.20077" calcext:value-type="float">
            <text:p>25.20077</text:p>
          </table:table-cell>
          <table:table-cell office:value-type="float" office:value="0.722487655" calcext:value-type="float">
            <text:p>0.722487655</text:p>
          </table:table-cell>
          <table:table-cell office:value-type="float" office:value="0.650925118" calcext:value-type="float">
            <text:p>0.650925118</text:p>
          </table:table-cell>
          <table:table-cell office:value-type="float" office:value="0.573841402" calcext:value-type="float">
            <text:p>0.573841402</text:p>
          </table:table-cell>
          <table:table-cell/>
          <table:table-cell office:value-type="float" office:value="0.005902677" calcext:value-type="float">
            <text:p>0.005902677</text:p>
          </table:table-cell>
          <table:table-cell office:value-type="float" office:value="0.005318016" calcext:value-type="float">
            <text:p>0.005318016</text:p>
          </table:table-cell>
          <table:table-cell office:value-type="float" office:value="0.004688247" calcext:value-type="float">
            <text:p>0.004688247</text:p>
          </table:table-cell>
          <table:table-cell/>
          <table:table-cell office:value-type="float" office:value="-0.003993156" calcext:value-type="float">
            <text:p>-0.003993156</text:p>
          </table:table-cell>
          <table:table-cell office:value-type="float" office:value="-0.004577818" calcext:value-type="float">
            <text:p>-0.004577818</text:p>
          </table:table-cell>
          <table:table-cell office:value-type="float" office:value="-0.005207587" calcext:value-type="float">
            <text:p>-0.005207587</text:p>
          </table:table-cell>
          <table:table-cell/>
          <table:table-cell office:value-type="float" office:value="25.102228431" calcext:value-type="float">
            <text:p>25.102228431</text:p>
          </table:table-cell>
          <table:table-cell office:value-type="float" office:value="25.087799896" calcext:value-type="float">
            <text:p>25.087799896</text:p>
          </table:table-cell>
          <table:table-cell office:value-type="float" office:value="25.072257964" calcext:value-type="float">
            <text:p>25.072257964</text:p>
          </table:table-cell>
          <table:table-cell/>
          <table:table-cell office:value-type="float" office:value="-0.101226511" calcext:value-type="float">
            <text:p>-0.101226511</text:p>
          </table:table-cell>
          <table:table-cell office:value-type="float" office:value="-0.116048706" calcext:value-type="float">
            <text:p>-0.116048706</text:p>
          </table:table-cell>
          <table:table-cell office:value-type="float" office:value="-0.132014756" calcext:value-type="float">
            <text:p>-0.13201475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<text:s/>2019-11-12 09:39:51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598738265" calcext:value-type="float">
            <text:p>0.598738265</text:p>
          </table:table-cell>
          <table:table-cell office:value-type="float" office:value="0.709043826" calcext:value-type="float">
            <text:p>0.709043826</text:p>
          </table:table-cell>
          <table:table-cell office:value-type="float" office:value="0.703910673" calcext:value-type="float">
            <text:p>0.703910673</text:p>
          </table:table-cell>
          <table:table-cell/>
          <table:table-cell office:value-type="float" office:value="0.004891652" calcext:value-type="float">
            <text:p>0.004891652</text:p>
          </table:table-cell>
          <table:table-cell office:value-type="float" office:value="0.005792842" calcext:value-type="float">
            <text:p>0.005792842</text:p>
          </table:table-cell>
          <table:table-cell office:value-type="float" office:value="0.005750904" calcext:value-type="float">
            <text:p>0.005750904</text:p>
          </table:table-cell>
          <table:table-cell/>
          <table:table-cell office:value-type="float" office:value="-0.005004181" calcext:value-type="float">
            <text:p>-0.005004181</text:p>
          </table:table-cell>
          <table:table-cell office:value-type="float" office:value="-0.004102992" calcext:value-type="float">
            <text:p>-0.004102992</text:p>
          </table:table-cell>
          <table:table-cell office:value-type="float" office:value="-0.004144929" calcext:value-type="float">
            <text:p>-0.004144929</text:p>
          </table:table-cell>
          <table:table-cell/>
          <table:table-cell office:value-type="float" office:value="25.082332372" calcext:value-type="float">
            <text:p>25.082332372</text:p>
          </table:table-cell>
          <table:table-cell office:value-type="float" office:value="25.104572359" calcext:value-type="float">
            <text:p>25.104572359</text:p>
          </table:table-cell>
          <table:table-cell office:value-type="float" office:value="25.103537414" calcext:value-type="float">
            <text:p>25.103537414</text:p>
          </table:table-cell>
          <table:table-cell/>
          <table:table-cell office:value-type="float" office:value="-0.126857932" calcext:value-type="float">
            <text:p>-0.126857932</text:p>
          </table:table-cell>
          <table:table-cell office:value-type="float" office:value="-0.104011007" calcext:value-type="float">
            <text:p>-0.104011007</text:p>
          </table:table-cell>
          <table:table-cell office:value-type="float" office:value="-0.105074192" calcext:value-type="float">
            <text:p>-0.105074192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<text:s/>2019-11-12 09:39:53</text:p>
          </table:table-cell>
          <table:table-cell office:value-type="float" office:value="25.19571" calcext:value-type="float">
            <text:p>25.19571</text:p>
          </table:table-cell>
          <table:table-cell office:value-type="float" office:value="0.641828852" calcext:value-type="float">
            <text:p>0.641828852</text:p>
          </table:table-cell>
          <table:table-cell office:value-type="float" office:value="0.770558211" calcext:value-type="float">
            <text:p>0.770558211</text:p>
          </table:table-cell>
          <table:table-cell office:value-type="float" office:value="0.573704907" calcext:value-type="float">
            <text:p>0.573704907</text:p>
          </table:table-cell>
          <table:table-cell/>
          <table:table-cell office:value-type="float" office:value="0.0052437" calcext:value-type="float">
            <text:p>0.0052437</text:p>
          </table:table-cell>
          <table:table-cell office:value-type="float" office:value="0.00629541" calcext:value-type="float">
            <text:p>0.00629541</text:p>
          </table:table-cell>
          <table:table-cell office:value-type="float" office:value="0.004687132" calcext:value-type="float">
            <text:p>0.004687132</text:p>
          </table:table-cell>
          <table:table-cell/>
          <table:table-cell office:value-type="float" office:value="-0.004652134" calcext:value-type="float">
            <text:p>-0.004652134</text:p>
          </table:table-cell>
          <table:table-cell office:value-type="float" office:value="-0.003600423" calcext:value-type="float">
            <text:p>-0.003600423</text:p>
          </table:table-cell>
          <table:table-cell office:value-type="float" office:value="-0.005208702" calcext:value-type="float">
            <text:p>-0.005208702</text:p>
          </table:table-cell>
          <table:table-cell/>
          <table:table-cell office:value-type="float" office:value="25.080911343" calcext:value-type="float">
            <text:p>25.080911343</text:p>
          </table:table-cell>
          <table:table-cell office:value-type="float" office:value="25.106865956" calcext:value-type="float">
            <text:p>25.106865956</text:p>
          </table:table-cell>
          <table:table-cell office:value-type="float" office:value="25.067175843" calcext:value-type="float">
            <text:p>25.067175843</text:p>
          </table:table-cell>
          <table:table-cell/>
          <table:table-cell office:value-type="float" office:value="-0.117932764" calcext:value-type="float">
            <text:p>-0.117932764</text:p>
          </table:table-cell>
          <table:table-cell office:value-type="float" office:value="-0.091270176" calcext:value-type="float">
            <text:p>-0.091270176</text:p>
          </table:table-cell>
          <table:table-cell office:value-type="float" office:value="-0.132043028" calcext:value-type="float">
            <text:p>-0.132043028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<text:s/>2019-11-12 09:39:54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716420497" calcext:value-type="float">
            <text:p>0.716420497</text:p>
          </table:table-cell>
          <table:table-cell office:value-type="float" office:value="0.638505297" calcext:value-type="float">
            <text:p>0.638505297</text:p>
          </table:table-cell>
          <table:table-cell office:value-type="float" office:value="0.584213207" calcext:value-type="float">
            <text:p>0.584213207</text:p>
          </table:table-cell>
          <table:table-cell/>
          <table:table-cell office:value-type="float" office:value="0.005853109" calcext:value-type="float">
            <text:p>0.005853109</text:p>
          </table:table-cell>
          <table:table-cell office:value-type="float" office:value="0.005216547" calcext:value-type="float">
            <text:p>0.005216547</text:p>
          </table:table-cell>
          <table:table-cell office:value-type="float" office:value="0.004772984" calcext:value-type="float">
            <text:p>0.004772984</text:p>
          </table:table-cell>
          <table:table-cell/>
          <table:table-cell office:value-type="float" office:value="-0.004042725" calcext:value-type="float">
            <text:p>-0.004042725</text:p>
          </table:table-cell>
          <table:table-cell office:value-type="float" office:value="-0.004679287" calcext:value-type="float">
            <text:p>-0.004679287</text:p>
          </table:table-cell>
          <table:table-cell office:value-type="float" office:value="-0.00512285" calcext:value-type="float">
            <text:p>-0.00512285</text:p>
          </table:table-cell>
          <table:table-cell/>
          <table:table-cell office:value-type="float" office:value="25.10605964" calcext:value-type="float">
            <text:p>25.10605964</text:p>
          </table:table-cell>
          <table:table-cell office:value-type="float" office:value="25.090350317" calcext:value-type="float">
            <text:p>25.090350317</text:p>
          </table:table-cell>
          <table:table-cell office:value-type="float" office:value="25.079403773" calcext:value-type="float">
            <text:p>25.079403773</text:p>
          </table:table-cell>
          <table:table-cell/>
          <table:table-cell office:value-type="float" office:value="-0.102483144" calcext:value-type="float">
            <text:p>-0.102483144</text:p>
          </table:table-cell>
          <table:table-cell office:value-type="float" office:value="-0.118621154" calcext:value-type="float">
            <text:p>-0.118621154</text:p>
          </table:table-cell>
          <table:table-cell office:value-type="float" office:value="-0.129866467" calcext:value-type="float">
            <text:p>-0.129866467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<text:s/>2019-11-12 09:39:55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73271498" calcext:value-type="float">
            <text:p>0.673271498</text:p>
          </table:table-cell>
          <table:table-cell office:value-type="float" office:value="0.741294711" calcext:value-type="float">
            <text:p>0.741294711</text:p>
          </table:table-cell>
          <table:table-cell office:value-type="float" office:value="0.565137931" calcext:value-type="float">
            <text:p>0.565137931</text:p>
          </table:table-cell>
          <table:table-cell/>
          <table:table-cell office:value-type="float" office:value="0.005500584" calcext:value-type="float">
            <text:p>0.005500584</text:p>
          </table:table-cell>
          <table:table-cell office:value-type="float" office:value="0.006056329" calcext:value-type="float">
            <text:p>0.006056329</text:p>
          </table:table-cell>
          <table:table-cell office:value-type="float" office:value="0.00461714" calcext:value-type="float">
            <text:p>0.00461714</text:p>
          </table:table-cell>
          <table:table-cell/>
          <table:table-cell office:value-type="float" office:value="-0.004395249" calcext:value-type="float">
            <text:p>-0.004395249</text:p>
          </table:table-cell>
          <table:table-cell office:value-type="float" office:value="-0.003839504" calcext:value-type="float">
            <text:p>-0.003839504</text:p>
          </table:table-cell>
          <table:table-cell office:value-type="float" office:value="-0.005278693" calcext:value-type="float">
            <text:p>-0.005278693</text:p>
          </table:table-cell>
          <table:table-cell/>
          <table:table-cell office:value-type="float" office:value="25.097359932" calcext:value-type="float">
            <text:p>25.097359932</text:p>
          </table:table-cell>
          <table:table-cell office:value-type="float" office:value="25.111074751" calcext:value-type="float">
            <text:p>25.111074751</text:p>
          </table:table-cell>
          <table:table-cell office:value-type="float" office:value="25.07555773" calcext:value-type="float">
            <text:p>25.07555773</text:p>
          </table:table-cell>
          <table:table-cell/>
          <table:table-cell office:value-type="float" office:value="-0.111420245" calcext:value-type="float">
            <text:p>-0.111420245</text:p>
          </table:table-cell>
          <table:table-cell office:value-type="float" office:value="-0.097331194" calcext:value-type="float">
            <text:p>-0.097331194</text:p>
          </table:table-cell>
          <table:table-cell office:value-type="float" office:value="-0.133817492" calcext:value-type="float">
            <text:p>-0.133817492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<text:s/>2019-11-12 09:39:56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740474551" calcext:value-type="float">
            <text:p>0.740474551</text:p>
          </table:table-cell>
          <table:table-cell office:value-type="float" office:value="0.623295381" calcext:value-type="float">
            <text:p>0.623295381</text:p>
          </table:table-cell>
          <table:table-cell office:value-type="float" office:value="0.604938341" calcext:value-type="float">
            <text:p>0.604938341</text:p>
          </table:table-cell>
          <table:table-cell/>
          <table:table-cell office:value-type="float" office:value="0.006049629" calcext:value-type="float">
            <text:p>0.006049629</text:p>
          </table:table-cell>
          <table:table-cell office:value-type="float" office:value="0.005092283" calcext:value-type="float">
            <text:p>0.005092283</text:p>
          </table:table-cell>
          <table:table-cell office:value-type="float" office:value="0.004942307" calcext:value-type="float">
            <text:p>0.004942307</text:p>
          </table:table-cell>
          <table:table-cell/>
          <table:table-cell office:value-type="float" office:value="-0.003846205" calcext:value-type="float">
            <text:p>-0.003846205</text:p>
          </table:table-cell>
          <table:table-cell office:value-type="float" office:value="-0.004803551" calcext:value-type="float">
            <text:p>-0.004803551</text:p>
          </table:table-cell>
          <table:table-cell office:value-type="float" office:value="-0.004953527" calcext:value-type="float">
            <text:p>-0.004953527</text:p>
          </table:table-cell>
          <table:table-cell/>
          <table:table-cell office:value-type="float" office:value="25.110909392" calcext:value-type="float">
            <text:p>25.110909392</text:p>
          </table:table-cell>
          <table:table-cell office:value-type="float" office:value="25.087283656" calcext:value-type="float">
            <text:p>25.087283656</text:p>
          </table:table-cell>
          <table:table-cell office:value-type="float" office:value="25.083582453" calcext:value-type="float">
            <text:p>25.083582453</text:p>
          </table:table-cell>
          <table:table-cell/>
          <table:table-cell office:value-type="float" office:value="-0.097501066" calcext:value-type="float">
            <text:p>-0.097501066</text:p>
          </table:table-cell>
          <table:table-cell office:value-type="float" office:value="-0.12177151" calcext:value-type="float">
            <text:p>-0.12177151</text:p>
          </table:table-cell>
          <table:table-cell office:value-type="float" office:value="-0.125573731" calcext:value-type="float">
            <text:p>-0.125573731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<text:s/>2019-11-12 09:39:58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654074628" calcext:value-type="float">
            <text:p>0.654074628</text:p>
          </table:table-cell>
          <table:table-cell office:value-type="float" office:value="0.646407085" calcext:value-type="float">
            <text:p>0.646407085</text:p>
          </table:table-cell>
          <table:table-cell office:value-type="float" office:value="0.669592103" calcext:value-type="float">
            <text:p>0.669592103</text:p>
          </table:table-cell>
          <table:table-cell/>
          <table:table-cell office:value-type="float" office:value="0.005343747" calcext:value-type="float">
            <text:p>0.005343747</text:p>
          </table:table-cell>
          <table:table-cell office:value-type="float" office:value="0.005281104" calcext:value-type="float">
            <text:p>0.005281104</text:p>
          </table:table-cell>
          <table:table-cell office:value-type="float" office:value="0.005470524" calcext:value-type="float">
            <text:p>0.005470524</text:p>
          </table:table-cell>
          <table:table-cell/>
          <table:table-cell office:value-type="float" office:value="-0.004552086" calcext:value-type="float">
            <text:p>-0.004552086</text:p>
          </table:table-cell>
          <table:table-cell office:value-type="float" office:value="-0.00461473" calcext:value-type="float">
            <text:p>-0.00461473</text:p>
          </table:table-cell>
          <table:table-cell office:value-type="float" office:value="-0.00442531" calcext:value-type="float">
            <text:p>-0.00442531</text:p>
          </table:table-cell>
          <table:table-cell/>
          <table:table-cell office:value-type="float" office:value="25.098543962" calcext:value-type="float">
            <text:p>25.098543962</text:p>
          </table:table-cell>
          <table:table-cell office:value-type="float" office:value="25.096998026" calcext:value-type="float">
            <text:p>25.096998026</text:p>
          </table:table-cell>
          <table:table-cell office:value-type="float" office:value="25.101672602" calcext:value-type="float">
            <text:p>25.101672602</text:p>
          </table:table-cell>
          <table:table-cell/>
          <table:table-cell office:value-type="float" office:value="-0.115396367" calcext:value-type="float">
            <text:p>-0.115396367</text:p>
          </table:table-cell>
          <table:table-cell office:value-type="float" office:value="-0.1169845" calcext:value-type="float">
            <text:p>-0.1169845</text:p>
          </table:table-cell>
          <table:table-cell office:value-type="float" office:value="-0.112182332" calcext:value-type="float">
            <text:p>-0.112182332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<text:s/>2019-11-12 09:39:59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60710497" calcext:value-type="float">
            <text:p>0.60710497</text:p>
          </table:table-cell>
          <table:table-cell office:value-type="float" office:value="0.734892575" calcext:value-type="float">
            <text:p>0.734892575</text:p>
          </table:table-cell>
          <table:table-cell office:value-type="float" office:value="0.64721294" calcext:value-type="float">
            <text:p>0.64721294</text:p>
          </table:table-cell>
          <table:table-cell/>
          <table:table-cell office:value-type="float" office:value="0.004960008" calcext:value-type="float">
            <text:p>0.004960008</text:p>
          </table:table-cell>
          <table:table-cell office:value-type="float" office:value="0.006004024" calcext:value-type="float">
            <text:p>0.006004024</text:p>
          </table:table-cell>
          <table:table-cell office:value-type="float" office:value="0.005287687" calcext:value-type="float">
            <text:p>0.005287687</text:p>
          </table:table-cell>
          <table:table-cell/>
          <table:table-cell office:value-type="float" office:value="-0.004935825" calcext:value-type="float">
            <text:p>-0.004935825</text:p>
          </table:table-cell>
          <table:table-cell office:value-type="float" office:value="-0.003891809" calcext:value-type="float">
            <text:p>-0.003891809</text:p>
          </table:table-cell>
          <table:table-cell office:value-type="float" office:value="-0.004608146" calcext:value-type="float">
            <text:p>-0.004608146</text:p>
          </table:table-cell>
          <table:table-cell/>
          <table:table-cell office:value-type="float" office:value="25.089073866" calcext:value-type="float">
            <text:p>25.089073866</text:p>
          </table:table-cell>
          <table:table-cell office:value-type="float" office:value="25.114838415" calcext:value-type="float">
            <text:p>25.114838415</text:p>
          </table:table-cell>
          <table:table-cell office:value-type="float" office:value="25.097160503" calcext:value-type="float">
            <text:p>25.097160503</text:p>
          </table:table-cell>
          <table:table-cell/>
          <table:table-cell office:value-type="float" office:value="-0.125124965" calcext:value-type="float">
            <text:p>-0.125124965</text:p>
          </table:table-cell>
          <table:table-cell office:value-type="float" office:value="-0.098657202" calcext:value-type="float">
            <text:p>-0.098657202</text:p>
          </table:table-cell>
          <table:table-cell office:value-type="float" office:value="-0.116817588" calcext:value-type="float">
            <text:p>-0.116817588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<text:s/>2019-11-12 09:40:00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60417755" calcext:value-type="float">
            <text:p>0.660417755</text:p>
          </table:table-cell>
          <table:table-cell office:value-type="float" office:value="0.646286088" calcext:value-type="float">
            <text:p>0.646286088</text:p>
          </table:table-cell>
          <table:table-cell office:value-type="float" office:value="0.677707276" calcext:value-type="float">
            <text:p>0.677707276</text:p>
          </table:table-cell>
          <table:table-cell/>
          <table:table-cell office:value-type="float" office:value="0.00539557" calcext:value-type="float">
            <text:p>0.00539557</text:p>
          </table:table-cell>
          <table:table-cell office:value-type="float" office:value="0.005280115" calcext:value-type="float">
            <text:p>0.005280115</text:p>
          </table:table-cell>
          <table:table-cell office:value-type="float" office:value="0.005536824" calcext:value-type="float">
            <text:p>0.005536824</text:p>
          </table:table-cell>
          <table:table-cell/>
          <table:table-cell office:value-type="float" office:value="-0.004500263" calcext:value-type="float">
            <text:p>-0.004500263</text:p>
          </table:table-cell>
          <table:table-cell office:value-type="float" office:value="-0.004615718" calcext:value-type="float">
            <text:p>-0.004615718</text:p>
          </table:table-cell>
          <table:table-cell office:value-type="float" office:value="-0.004359009" calcext:value-type="float">
            <text:p>-0.004359009</text:p>
          </table:table-cell>
          <table:table-cell/>
          <table:table-cell office:value-type="float" office:value="25.094768346" calcext:value-type="float">
            <text:p>25.094768346</text:p>
          </table:table-cell>
          <table:table-cell office:value-type="float" office:value="25.091919096" calcext:value-type="float">
            <text:p>25.091919096</text:p>
          </table:table-cell>
          <table:table-cell office:value-type="float" office:value="25.098254278" calcext:value-type="float">
            <text:p>25.098254278</text:p>
          </table:table-cell>
          <table:table-cell/>
          <table:table-cell office:value-type="float" office:value="-0.114082554" calcext:value-type="float">
            <text:p>-0.114082554</text:p>
          </table:table-cell>
          <table:table-cell office:value-type="float" office:value="-0.117009562" calcext:value-type="float">
            <text:p>-0.117009562</text:p>
          </table:table-cell>
          <table:table-cell office:value-type="float" office:value="-0.110501494" calcext:value-type="float">
            <text:p>-0.110501494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<text:s/>2019-11-12 09:40:01</text:p>
          </table:table-cell>
          <table:table-cell office:value-type="float" office:value="25.19571" calcext:value-type="float">
            <text:p>25.19571</text:p>
          </table:table-cell>
          <table:table-cell office:value-type="float" office:value="0.6973935" calcext:value-type="float">
            <text:p>0.6973935</text:p>
          </table:table-cell>
          <table:table-cell office:value-type="float" office:value="0.705664242" calcext:value-type="float">
            <text:p>0.705664242</text:p>
          </table:table-cell>
          <table:table-cell office:value-type="float" office:value="0.567551919" calcext:value-type="float">
            <text:p>0.567551919</text:p>
          </table:table-cell>
          <table:table-cell/>
          <table:table-cell office:value-type="float" office:value="0.005697659" calcext:value-type="float">
            <text:p>0.005697659</text:p>
          </table:table-cell>
          <table:table-cell office:value-type="float" office:value="0.005765231" calcext:value-type="float">
            <text:p>0.005765231</text:p>
          </table:table-cell>
          <table:table-cell office:value-type="float" office:value="0.004636862" calcext:value-type="float">
            <text:p>0.004636862</text:p>
          </table:table-cell>
          <table:table-cell/>
          <table:table-cell office:value-type="float" office:value="-0.004198174" calcext:value-type="float">
            <text:p>-0.004198174</text:p>
          </table:table-cell>
          <table:table-cell office:value-type="float" office:value="-0.004130603" calcext:value-type="float">
            <text:p>-0.004130603</text:p>
          </table:table-cell>
          <table:table-cell office:value-type="float" office:value="-0.005258971" calcext:value-type="float">
            <text:p>-0.005258971</text:p>
          </table:table-cell>
          <table:table-cell/>
          <table:table-cell office:value-type="float" office:value="25.092114448" calcext:value-type="float">
            <text:p>25.092114448</text:p>
          </table:table-cell>
          <table:table-cell office:value-type="float" office:value="25.093782009" calcext:value-type="float">
            <text:p>25.093782009</text:p>
          </table:table-cell>
          <table:table-cell office:value-type="float" office:value="25.065935238" calcext:value-type="float">
            <text:p>25.065935238</text:p>
          </table:table-cell>
          <table:table-cell/>
          <table:table-cell office:value-type="float" office:value="-0.106424039" calcext:value-type="float">
            <text:p>-0.106424039</text:p>
          </table:table-cell>
          <table:table-cell office:value-type="float" office:value="-0.10471099" calcext:value-type="float">
            <text:p>-0.10471099</text:p>
          </table:table-cell>
          <table:table-cell office:value-type="float" office:value="-0.133317486" calcext:value-type="float">
            <text:p>-0.133317486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<text:s/>2019-11-12 09:40:03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667312821" calcext:value-type="float">
            <text:p>0.667312821</text:p>
          </table:table-cell>
          <table:table-cell office:value-type="float" office:value="0.740758865" calcext:value-type="float">
            <text:p>0.740758865</text:p>
          </table:table-cell>
          <table:table-cell office:value-type="float" office:value="0.563080974" calcext:value-type="float">
            <text:p>0.563080974</text:p>
          </table:table-cell>
          <table:table-cell/>
          <table:table-cell office:value-type="float" office:value="0.005451902" calcext:value-type="float">
            <text:p>0.005451902</text:p>
          </table:table-cell>
          <table:table-cell office:value-type="float" office:value="0.006051952" calcext:value-type="float">
            <text:p>0.006051952</text:p>
          </table:table-cell>
          <table:table-cell office:value-type="float" office:value="0.004600335" calcext:value-type="float">
            <text:p>0.004600335</text:p>
          </table:table-cell>
          <table:table-cell/>
          <table:table-cell office:value-type="float" office:value="-0.004443931" calcext:value-type="float">
            <text:p>-0.004443931</text:p>
          </table:table-cell>
          <table:table-cell office:value-type="float" office:value="-0.003843882" calcext:value-type="float">
            <text:p>-0.003843882</text:p>
          </table:table-cell>
          <table:table-cell office:value-type="float" office:value="-0.005295499" calcext:value-type="float">
            <text:p>-0.005295499</text:p>
          </table:table-cell>
          <table:table-cell/>
          <table:table-cell office:value-type="float" office:value="25.101213053" calcext:value-type="float">
            <text:p>25.101213053</text:p>
          </table:table-cell>
          <table:table-cell office:value-type="float" office:value="25.116021163" calcext:value-type="float">
            <text:p>25.116021163</text:p>
          </table:table-cell>
          <table:table-cell office:value-type="float" office:value="25.080197606" calcext:value-type="float">
            <text:p>25.080197606</text:p>
          </table:table-cell>
          <table:table-cell/>
          <table:table-cell office:value-type="float" office:value="-0.112654424" calcext:value-type="float">
            <text:p>-0.112654424</text:p>
          </table:table-cell>
          <table:table-cell office:value-type="float" office:value="-0.097442179" calcext:value-type="float">
            <text:p>-0.097442179</text:p>
          </table:table-cell>
          <table:table-cell office:value-type="float" office:value="-0.134243546" calcext:value-type="float">
            <text:p>-0.134243546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<text:s/>2019-11-12 09:40:04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593761276" calcext:value-type="float">
            <text:p>0.593761276</text:p>
          </table:table-cell>
          <table:table-cell office:value-type="float" office:value="0.723912802" calcext:value-type="float">
            <text:p>0.723912802</text:p>
          </table:table-cell>
          <table:table-cell office:value-type="float" office:value="0.660986979" calcext:value-type="float">
            <text:p>0.660986979</text:p>
          </table:table-cell>
          <table:table-cell/>
          <table:table-cell office:value-type="float" office:value="0.004850991" calcext:value-type="float">
            <text:p>0.004850991</text:p>
          </table:table-cell>
          <table:table-cell office:value-type="float" office:value="0.00591432" calcext:value-type="float">
            <text:p>0.00591432</text:p>
          </table:table-cell>
          <table:table-cell office:value-type="float" office:value="0.00540022" calcext:value-type="float">
            <text:p>0.00540022</text:p>
          </table:table-cell>
          <table:table-cell/>
          <table:table-cell office:value-type="float" office:value="-0.005044843" calcext:value-type="float">
            <text:p>-0.005044843</text:p>
          </table:table-cell>
          <table:table-cell office:value-type="float" office:value="-0.003981513" calcext:value-type="float">
            <text:p>-0.003981513</text:p>
          </table:table-cell>
          <table:table-cell office:value-type="float" office:value="-0.004495613" calcext:value-type="float">
            <text:p>-0.004495613</text:p>
          </table:table-cell>
          <table:table-cell/>
          <table:table-cell office:value-type="float" office:value="25.081328893" calcext:value-type="float">
            <text:p>25.081328893</text:p>
          </table:table-cell>
          <table:table-cell office:value-type="float" office:value="25.107570232" calcext:value-type="float">
            <text:p>25.107570232</text:p>
          </table:table-cell>
          <table:table-cell office:value-type="float" office:value="25.094883114" calcext:value-type="float">
            <text:p>25.094883114</text:p>
          </table:table-cell>
          <table:table-cell/>
          <table:table-cell office:value-type="float" office:value="-0.127888801" calcext:value-type="float">
            <text:p>-0.127888801</text:p>
          </table:table-cell>
          <table:table-cell office:value-type="float" office:value="-0.100931334" calcext:value-type="float">
            <text:p>-0.100931334</text:p>
          </table:table-cell>
          <table:table-cell office:value-type="float" office:value="-0.113964654" calcext:value-type="float">
            <text:p>-0.113964654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<text:s/>2019-11-12 09:40:05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07541276" calcext:value-type="float">
            <text:p>0.607541276</text:p>
          </table:table-cell>
          <table:table-cell office:value-type="float" office:value="0.756565423" calcext:value-type="float">
            <text:p>0.756565423</text:p>
          </table:table-cell>
          <table:table-cell office:value-type="float" office:value="0.578677127" calcext:value-type="float">
            <text:p>0.578677127</text:p>
          </table:table-cell>
          <table:table-cell/>
          <table:table-cell office:value-type="float" office:value="0.004963573" calcext:value-type="float">
            <text:p>0.004963573</text:p>
          </table:table-cell>
          <table:table-cell office:value-type="float" office:value="0.00618109" calcext:value-type="float">
            <text:p>0.00618109</text:p>
          </table:table-cell>
          <table:table-cell office:value-type="float" office:value="0.004727754" calcext:value-type="float">
            <text:p>0.004727754</text:p>
          </table:table-cell>
          <table:table-cell/>
          <table:table-cell office:value-type="float" office:value="-0.004932261" calcext:value-type="float">
            <text:p>-0.004932261</text:p>
          </table:table-cell>
          <table:table-cell office:value-type="float" office:value="-0.003714743" calcext:value-type="float">
            <text:p>-0.003714743</text:p>
          </table:table-cell>
          <table:table-cell office:value-type="float" office:value="-0.005168079" calcext:value-type="float">
            <text:p>-0.005168079</text:p>
          </table:table-cell>
          <table:table-cell/>
          <table:table-cell office:value-type="float" office:value="25.084107266" calcext:value-type="float">
            <text:p>25.084107266</text:p>
          </table:table-cell>
          <table:table-cell office:value-type="float" office:value="25.114153604" calcext:value-type="float">
            <text:p>25.114153604</text:p>
          </table:table-cell>
          <table:table-cell office:value-type="float" office:value="25.078287565" calcext:value-type="float">
            <text:p>25.078287565</text:p>
          </table:table-cell>
          <table:table-cell/>
          <table:table-cell office:value-type="float" office:value="-0.125034595" calcext:value-type="float">
            <text:p>-0.125034595</text:p>
          </table:table-cell>
          <table:table-cell office:value-type="float" office:value="-0.094168339" calcext:value-type="float">
            <text:p>-0.094168339</text:p>
          </table:table-cell>
          <table:table-cell office:value-type="float" office:value="-0.131013142" calcext:value-type="float">
            <text:p>-0.131013142</text:p>
          </table:table-cell>
          <table:table-cell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<text:s/>2019-11-12 09:40:06</text:p>
          </table:table-cell>
          <table:table-cell office:value-type="float" office:value="25.21593" calcext:value-type="float">
            <text:p>25.21593</text:p>
          </table:table-cell>
          <table:table-cell office:value-type="float" office:value="0.616203024" calcext:value-type="float">
            <text:p>0.616203024</text:p>
          </table:table-cell>
          <table:table-cell office:value-type="float" office:value="0.746338456" calcext:value-type="float">
            <text:p>0.746338456</text:p>
          </table:table-cell>
          <table:table-cell office:value-type="float" office:value="0.607464982" calcext:value-type="float">
            <text:p>0.607464982</text:p>
          </table:table-cell>
          <table:table-cell/>
          <table:table-cell office:value-type="float" office:value="0.005034338" calcext:value-type="float">
            <text:p>0.005034338</text:p>
          </table:table-cell>
          <table:table-cell office:value-type="float" office:value="0.006097536" calcext:value-type="float">
            <text:p>0.006097536</text:p>
          </table:table-cell>
          <table:table-cell office:value-type="float" office:value="0.004962949" calcext:value-type="float">
            <text:p>0.004962949</text:p>
          </table:table-cell>
          <table:table-cell/>
          <table:table-cell office:value-type="float" office:value="-0.004861495" calcext:value-type="float">
            <text:p>-0.004861495</text:p>
          </table:table-cell>
          <table:table-cell office:value-type="float" office:value="-0.003798297" calcext:value-type="float">
            <text:p>-0.003798297</text:p>
          </table:table-cell>
          <table:table-cell office:value-type="float" office:value="-0.004932884" calcext:value-type="float">
            <text:p>-0.004932884</text:p>
          </table:table-cell>
          <table:table-cell/>
          <table:table-cell office:value-type="float" office:value="25.095962799" calcext:value-type="float">
            <text:p>25.095962799</text:p>
          </table:table-cell>
          <table:table-cell office:value-type="float" office:value="25.122200549" calcext:value-type="float">
            <text:p>25.122200549</text:p>
          </table:table-cell>
          <table:table-cell office:value-type="float" office:value="25.094201023" calcext:value-type="float">
            <text:p>25.094201023</text:p>
          </table:table-cell>
          <table:table-cell/>
          <table:table-cell office:value-type="float" office:value="-0.12324052" calcext:value-type="float">
            <text:p>-0.12324052</text:p>
          </table:table-cell>
          <table:table-cell office:value-type="float" office:value="-0.096286537" calcext:value-type="float">
            <text:p>-0.096286537</text:p>
          </table:table-cell>
          <table:table-cell office:value-type="float" office:value="-0.125050397" calcext:value-type="float">
            <text:p>-0.125050397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<text:s/>2019-11-12 09:40:08</text:p>
          </table:table-cell>
          <table:table-cell office:value-type="float" office:value="25.21593" calcext:value-type="float">
            <text:p>25.21593</text:p>
          </table:table-cell>
          <table:table-cell office:value-type="float" office:value="0.707929219" calcext:value-type="float">
            <text:p>0.707929219</text:p>
          </table:table-cell>
          <table:table-cell office:value-type="float" office:value="0.632192568" calcext:value-type="float">
            <text:p>0.632192568</text:p>
          </table:table-cell>
          <table:table-cell office:value-type="float" office:value="0.606013609" calcext:value-type="float">
            <text:p>0.606013609</text:p>
          </table:table-cell>
          <table:table-cell/>
          <table:table-cell office:value-type="float" office:value="0.005783735" calcext:value-type="float">
            <text:p>0.005783735</text:p>
          </table:table-cell>
          <table:table-cell office:value-type="float" office:value="0.005164972" calcext:value-type="float">
            <text:p>0.005164972</text:p>
          </table:table-cell>
          <table:table-cell office:value-type="float" office:value="0.004951092" calcext:value-type="float">
            <text:p>0.004951092</text:p>
          </table:table-cell>
          <table:table-cell/>
          <table:table-cell office:value-type="float" office:value="-0.004112098" calcext:value-type="float">
            <text:p>-0.004112098</text:p>
          </table:table-cell>
          <table:table-cell office:value-type="float" office:value="-0.004730861" calcext:value-type="float">
            <text:p>-0.004730861</text:p>
          </table:table-cell>
          <table:table-cell office:value-type="float" office:value="-0.004944742" calcext:value-type="float">
            <text:p>-0.004944742</text:p>
          </table:table-cell>
          <table:table-cell/>
          <table:table-cell office:value-type="float" office:value="25.114456588" calcext:value-type="float">
            <text:p>25.114456588</text:p>
          </table:table-cell>
          <table:table-cell office:value-type="float" office:value="25.099186625" calcext:value-type="float">
            <text:p>25.099186625</text:p>
          </table:table-cell>
          <table:table-cell office:value-type="float" office:value="25.093908395" calcext:value-type="float">
            <text:p>25.093908395</text:p>
          </table:table-cell>
          <table:table-cell/>
          <table:table-cell office:value-type="float" office:value="-0.104241866" calcext:value-type="float">
            <text:p>-0.104241866</text:p>
          </table:table-cell>
          <table:table-cell office:value-type="float" office:value="-0.119928678" calcext:value-type="float">
            <text:p>-0.119928678</text:p>
          </table:table-cell>
          <table:table-cell office:value-type="float" office:value="-0.125351015" calcext:value-type="float">
            <text:p>-0.125351015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<text:s/>2019-11-12 09:40:09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59762104" calcext:value-type="float">
            <text:p>0.659762104</text:p>
          </table:table-cell>
          <table:table-cell office:value-type="float" office:value="0.763843151" calcext:value-type="float">
            <text:p>0.763843151</text:p>
          </table:table-cell>
          <table:table-cell office:value-type="float" office:value="0.571221777" calcext:value-type="float">
            <text:p>0.571221777</text:p>
          </table:table-cell>
          <table:table-cell/>
          <table:table-cell office:value-type="float" office:value="0.005390213" calcext:value-type="float">
            <text:p>0.005390213</text:p>
          </table:table-cell>
          <table:table-cell office:value-type="float" office:value="0.006240549" calcext:value-type="float">
            <text:p>0.006240549</text:p>
          </table:table-cell>
          <table:table-cell office:value-type="float" office:value="0.004666845" calcext:value-type="float">
            <text:p>0.004666845</text:p>
          </table:table-cell>
          <table:table-cell/>
          <table:table-cell office:value-type="float" office:value="-0.00450562" calcext:value-type="float">
            <text:p>-0.00450562</text:p>
          </table:table-cell>
          <table:table-cell office:value-type="float" office:value="-0.003655285" calcext:value-type="float">
            <text:p>-0.003655285</text:p>
          </table:table-cell>
          <table:table-cell office:value-type="float" office:value="-0.005228989" calcext:value-type="float">
            <text:p>-0.005228989</text:p>
          </table:table-cell>
          <table:table-cell/>
          <table:table-cell office:value-type="float" office:value="25.094636153" calcext:value-type="float">
            <text:p>25.094636153</text:p>
          </table:table-cell>
          <table:table-cell office:value-type="float" office:value="25.115620923" calcext:value-type="float">
            <text:p>25.115620923</text:p>
          </table:table-cell>
          <table:table-cell office:value-type="float" office:value="25.076784384" calcext:value-type="float">
            <text:p>25.076784384</text:p>
          </table:table-cell>
          <table:table-cell/>
          <table:table-cell office:value-type="float" office:value="-0.114218355" calcext:value-type="float">
            <text:p>-0.114218355</text:p>
          </table:table-cell>
          <table:table-cell office:value-type="float" office:value="-0.092660987" calcext:value-type="float">
            <text:p>-0.092660987</text:p>
          </table:table-cell>
          <table:table-cell office:value-type="float" office:value="-0.132557354" calcext:value-type="float">
            <text:p>-0.132557354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<text:s/>2019-11-12 09:40:10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734954564" calcext:value-type="float">
            <text:p>0.734954564</text:p>
          </table:table-cell>
          <table:table-cell office:value-type="float" office:value="0.623794272" calcext:value-type="float">
            <text:p>0.623794272</text:p>
          </table:table-cell>
          <table:table-cell office:value-type="float" office:value="0.654996712" calcext:value-type="float">
            <text:p>0.654996712</text:p>
          </table:table-cell>
          <table:table-cell/>
          <table:table-cell office:value-type="float" office:value="0.006004531" calcext:value-type="float">
            <text:p>0.006004531</text:p>
          </table:table-cell>
          <table:table-cell office:value-type="float" office:value="0.005096358" calcext:value-type="float">
            <text:p>0.005096358</text:p>
          </table:table-cell>
          <table:table-cell office:value-type="float" office:value="0.00535128" calcext:value-type="float">
            <text:p>0.00535128</text:p>
          </table:table-cell>
          <table:table-cell/>
          <table:table-cell office:value-type="float" office:value="-0.003891303" calcext:value-type="float">
            <text:p>-0.003891303</text:p>
          </table:table-cell>
          <table:table-cell office:value-type="float" office:value="-0.004799475" calcext:value-type="float">
            <text:p>-0.004799475</text:p>
          </table:table-cell>
          <table:table-cell office:value-type="float" office:value="-0.004544553" calcext:value-type="float">
            <text:p>-0.004544553</text:p>
          </table:table-cell>
          <table:table-cell/>
          <table:table-cell office:value-type="float" office:value="25.10979646" calcext:value-type="float">
            <text:p>25.10979646</text:p>
          </table:table-cell>
          <table:table-cell office:value-type="float" office:value="25.087384244" calcext:value-type="float">
            <text:p>25.087384244</text:p>
          </table:table-cell>
          <table:table-cell office:value-type="float" office:value="25.093675347" calcext:value-type="float">
            <text:p>25.093675347</text:p>
          </table:table-cell>
          <table:table-cell/>
          <table:table-cell office:value-type="float" office:value="-0.098644363" calcext:value-type="float">
            <text:p>-0.098644363</text:p>
          </table:table-cell>
          <table:table-cell office:value-type="float" office:value="-0.121668177" calcext:value-type="float">
            <text:p>-0.121668177</text:p>
          </table:table-cell>
          <table:table-cell office:value-type="float" office:value="-0.115205381" calcext:value-type="float">
            <text:p>-0.115205381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<text:s/>2019-11-12 09:40:11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11761285" calcext:value-type="float">
            <text:p>0.611761285</text:p>
          </table:table-cell>
          <table:table-cell office:value-type="float" office:value="0.728204337" calcext:value-type="float">
            <text:p>0.728204337</text:p>
          </table:table-cell>
          <table:table-cell office:value-type="float" office:value="0.625200942" calcext:value-type="float">
            <text:p>0.625200942</text:p>
          </table:table-cell>
          <table:table-cell/>
          <table:table-cell office:value-type="float" office:value="0.00499805" calcext:value-type="float">
            <text:p>0.00499805</text:p>
          </table:table-cell>
          <table:table-cell office:value-type="float" office:value="0.005949382" calcext:value-type="float">
            <text:p>0.005949382</text:p>
          </table:table-cell>
          <table:table-cell office:value-type="float" office:value="0.005107851" calcext:value-type="float">
            <text:p>0.005107851</text:p>
          </table:table-cell>
          <table:table-cell/>
          <table:table-cell office:value-type="float" office:value="-0.004897784" calcext:value-type="float">
            <text:p>-0.004897784</text:p>
          </table:table-cell>
          <table:table-cell office:value-type="float" office:value="-0.003946451" calcext:value-type="float">
            <text:p>-0.003946451</text:p>
          </table:table-cell>
          <table:table-cell office:value-type="float" office:value="-0.004787982" calcext:value-type="float">
            <text:p>-0.004787982</text:p>
          </table:table-cell>
          <table:table-cell/>
          <table:table-cell office:value-type="float" office:value="25.084958118" calcext:value-type="float">
            <text:p>25.084958118</text:p>
          </table:table-cell>
          <table:table-cell office:value-type="float" office:value="25.108435487" calcext:value-type="float">
            <text:p>25.108435487</text:p>
          </table:table-cell>
          <table:table-cell office:value-type="float" office:value="25.087667861" calcext:value-type="float">
            <text:p>25.087667861</text:p>
          </table:table-cell>
          <table:table-cell/>
          <table:table-cell office:value-type="float" office:value="-0.12416052" calcext:value-type="float">
            <text:p>-0.12416052</text:p>
          </table:table-cell>
          <table:table-cell office:value-type="float" office:value="-0.10004247" calcext:value-type="float">
            <text:p>-0.10004247</text:p>
          </table:table-cell>
          <table:table-cell office:value-type="float" office:value="-0.12137682" calcext:value-type="float">
            <text:p>-0.1213768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<text:s/>2019-11-12 09:40:13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7121534" calcext:value-type="float">
            <text:p>0.7121534</text:p>
          </table:table-cell>
          <table:table-cell office:value-type="float" office:value="0.629446582" calcext:value-type="float">
            <text:p>0.629446582</text:p>
          </table:table-cell>
          <table:table-cell office:value-type="float" office:value="0.606690121" calcext:value-type="float">
            <text:p>0.606690121</text:p>
          </table:table-cell>
          <table:table-cell/>
          <table:table-cell office:value-type="float" office:value="0.005818247" calcext:value-type="float">
            <text:p>0.005818247</text:p>
          </table:table-cell>
          <table:table-cell office:value-type="float" office:value="0.005142537" calcext:value-type="float">
            <text:p>0.005142537</text:p>
          </table:table-cell>
          <table:table-cell office:value-type="float" office:value="0.004956619" calcext:value-type="float">
            <text:p>0.004956619</text:p>
          </table:table-cell>
          <table:table-cell/>
          <table:table-cell office:value-type="float" office:value="-0.004077587" calcext:value-type="float">
            <text:p>-0.004077587</text:p>
          </table:table-cell>
          <table:table-cell office:value-type="float" office:value="-0.004753296" calcext:value-type="float">
            <text:p>-0.004753296</text:p>
          </table:table-cell>
          <table:table-cell office:value-type="float" office:value="-0.004939215" calcext:value-type="float">
            <text:p>-0.004939215</text:p>
          </table:table-cell>
          <table:table-cell/>
          <table:table-cell office:value-type="float" office:value="25.110253784" calcext:value-type="float">
            <text:p>25.110253784</text:p>
          </table:table-cell>
          <table:table-cell office:value-type="float" office:value="25.093578427" calcext:value-type="float">
            <text:p>25.093578427</text:p>
          </table:table-cell>
          <table:table-cell office:value-type="float" office:value="25.088990224" calcext:value-type="float">
            <text:p>25.088990224</text:p>
          </table:table-cell>
          <table:table-cell/>
          <table:table-cell office:value-type="float" office:value="-0.103366949" calcext:value-type="float">
            <text:p>-0.103366949</text:p>
          </table:table-cell>
          <table:table-cell office:value-type="float" office:value="-0.120497441" calcext:value-type="float">
            <text:p>-0.120497441</text:p>
          </table:table-cell>
          <table:table-cell office:value-type="float" office:value="-0.125210891" calcext:value-type="float">
            <text:p>-0.125210891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<text:s/>2019-11-12 09:40:14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91955768" calcext:value-type="float">
            <text:p>0.691955768</text:p>
          </table:table-cell>
          <table:table-cell office:value-type="float" office:value="0.711832727" calcext:value-type="float">
            <text:p>0.711832727</text:p>
          </table:table-cell>
          <table:table-cell office:value-type="float" office:value="0.556756324" calcext:value-type="float">
            <text:p>0.556756324</text:p>
          </table:table-cell>
          <table:table-cell/>
          <table:table-cell office:value-type="float" office:value="0.005653233" calcext:value-type="float">
            <text:p>0.005653233</text:p>
          </table:table-cell>
          <table:table-cell office:value-type="float" office:value="0.005815627" calcext:value-type="float">
            <text:p>0.005815627</text:p>
          </table:table-cell>
          <table:table-cell office:value-type="float" office:value="0.004548663" calcext:value-type="float">
            <text:p>0.004548663</text:p>
          </table:table-cell>
          <table:table-cell/>
          <table:table-cell office:value-type="float" office:value="-0.0042426" calcext:value-type="float">
            <text:p>-0.0042426</text:p>
          </table:table-cell>
          <table:table-cell office:value-type="float" office:value="-0.004080206" calcext:value-type="float">
            <text:p>-0.004080206</text:p>
          </table:table-cell>
          <table:table-cell office:value-type="float" office:value="-0.005347171" calcext:value-type="float">
            <text:p>-0.005347171</text:p>
          </table:table-cell>
          <table:table-cell/>
          <table:table-cell office:value-type="float" office:value="25.101127066" calcext:value-type="float">
            <text:p>25.101127066</text:p>
          </table:table-cell>
          <table:table-cell office:value-type="float" office:value="25.105134656" calcext:value-type="float">
            <text:p>25.105134656</text:p>
          </table:table-cell>
          <table:table-cell office:value-type="float" office:value="25.073867788" calcext:value-type="float">
            <text:p>25.073867788</text:p>
          </table:table-cell>
          <table:table-cell/>
          <table:table-cell office:value-type="float" office:value="-0.107550312" calcext:value-type="float">
            <text:p>-0.107550312</text:p>
          </table:table-cell>
          <table:table-cell office:value-type="float" office:value="-0.103433367" calcext:value-type="float">
            <text:p>-0.103433367</text:p>
          </table:table-cell>
          <table:table-cell office:value-type="float" office:value="-0.135553563" calcext:value-type="float">
            <text:p>-0.135553563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<text:s/>2019-11-12 09:40:15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97853052" calcext:value-type="float">
            <text:p>0.697853052</text:p>
          </table:table-cell>
          <table:table-cell office:value-type="float" office:value="0.630850271" calcext:value-type="float">
            <text:p>0.630850271</text:p>
          </table:table-cell>
          <table:table-cell office:value-type="float" office:value="0.687608801" calcext:value-type="float">
            <text:p>0.687608801</text:p>
          </table:table-cell>
          <table:table-cell/>
          <table:table-cell office:value-type="float" office:value="0.005701414" calcext:value-type="float">
            <text:p>0.005701414</text:p>
          </table:table-cell>
          <table:table-cell office:value-type="float" office:value="0.005154005" calcext:value-type="float">
            <text:p>0.005154005</text:p>
          </table:table-cell>
          <table:table-cell office:value-type="float" office:value="0.005617719" calcext:value-type="float">
            <text:p>0.005617719</text:p>
          </table:table-cell>
          <table:table-cell/>
          <table:table-cell office:value-type="float" office:value="-0.00419442" calcext:value-type="float">
            <text:p>-0.00419442</text:p>
          </table:table-cell>
          <table:table-cell office:value-type="float" office:value="-0.004741828" calcext:value-type="float">
            <text:p>-0.004741828</text:p>
          </table:table-cell>
          <table:table-cell office:value-type="float" office:value="-0.004278114" calcext:value-type="float">
            <text:p>-0.004278114</text:p>
          </table:table-cell>
          <table:table-cell/>
          <table:table-cell office:value-type="float" office:value="25.102316077" calcext:value-type="float">
            <text:p>25.102316077</text:p>
          </table:table-cell>
          <table:table-cell office:value-type="float" office:value="25.088806893" calcext:value-type="float">
            <text:p>25.088806893</text:p>
          </table:table-cell>
          <table:table-cell office:value-type="float" office:value="25.100250629" calcext:value-type="float">
            <text:p>25.100250629</text:p>
          </table:table-cell>
          <table:table-cell/>
          <table:table-cell office:value-type="float" office:value="-0.106328856" calcext:value-type="float">
            <text:p>-0.106328856</text:p>
          </table:table-cell>
          <table:table-cell office:value-type="float" office:value="-0.120206701" calcext:value-type="float">
            <text:p>-0.120206701</text:p>
          </table:table-cell>
          <table:table-cell office:value-type="float" office:value="-0.108450665" calcext:value-type="float">
            <text:p>-0.108450665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<text:s/>2019-11-12 09:40:16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735496966" calcext:value-type="float">
            <text:p>0.735496966</text:p>
          </table:table-cell>
          <table:table-cell office:value-type="float" office:value="0.616918876" calcext:value-type="float">
            <text:p>0.616918876</text:p>
          </table:table-cell>
          <table:table-cell office:value-type="float" office:value="0.598197651" calcext:value-type="float">
            <text:p>0.598197651</text:p>
          </table:table-cell>
          <table:table-cell/>
          <table:table-cell office:value-type="float" office:value="0.006008962" calcext:value-type="float">
            <text:p>0.006008962</text:p>
          </table:table-cell>
          <table:table-cell office:value-type="float" office:value="0.005040187" calcext:value-type="float">
            <text:p>0.005040187</text:p>
          </table:table-cell>
          <table:table-cell office:value-type="float" office:value="0.004887236" calcext:value-type="float">
            <text:p>0.004887236</text:p>
          </table:table-cell>
          <table:table-cell/>
          <table:table-cell office:value-type="float" office:value="-0.003886871" calcext:value-type="float">
            <text:p>-0.003886871</text:p>
          </table:table-cell>
          <table:table-cell office:value-type="float" office:value="-0.004855646" calcext:value-type="float">
            <text:p>-0.004855646</text:p>
          </table:table-cell>
          <table:table-cell office:value-type="float" office:value="-0.005008598" calcext:value-type="float">
            <text:p>-0.005008598</text:p>
          </table:table-cell>
          <table:table-cell/>
          <table:table-cell office:value-type="float" office:value="25.114960271" calcext:value-type="float">
            <text:p>25.114960271</text:p>
          </table:table-cell>
          <table:table-cell office:value-type="float" office:value="25.091052568" calcext:value-type="float">
            <text:p>25.091052568</text:p>
          </table:table-cell>
          <table:table-cell office:value-type="float" office:value="25.08727795" calcext:value-type="float">
            <text:p>25.08727795</text:p>
          </table:table-cell>
          <table:table-cell/>
          <table:table-cell office:value-type="float" office:value="-0.098532021" calcext:value-type="float">
            <text:p>-0.098532021</text:p>
          </table:table-cell>
          <table:table-cell office:value-type="float" office:value="-0.123092249" calcext:value-type="float">
            <text:p>-0.123092249</text:p>
          </table:table-cell>
          <table:table-cell office:value-type="float" office:value="-0.126969908" calcext:value-type="float">
            <text:p>-0.126969908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<text:s/>2019-11-12 09:40:18</text:p>
          </table:table-cell>
          <table:table-cell office:value-type="float" office:value="25.22098" calcext:value-type="float">
            <text:p>25.22098</text:p>
          </table:table-cell>
          <table:table-cell office:value-type="float" office:value="0.70205518" calcext:value-type="float">
            <text:p>0.70205518</text:p>
          </table:table-cell>
          <table:table-cell office:value-type="float" office:value="0.673483094" calcext:value-type="float">
            <text:p>0.673483094</text:p>
          </table:table-cell>
          <table:table-cell office:value-type="float" office:value="0.558382339" calcext:value-type="float">
            <text:p>0.558382339</text:p>
          </table:table-cell>
          <table:table-cell/>
          <table:table-cell office:value-type="float" office:value="0.005735745" calcext:value-type="float">
            <text:p>0.005735745</text:p>
          </table:table-cell>
          <table:table-cell office:value-type="float" office:value="0.005502313" calcext:value-type="float">
            <text:p>0.005502313</text:p>
          </table:table-cell>
          <table:table-cell office:value-type="float" office:value="0.004561947" calcext:value-type="float">
            <text:p>0.004561947</text:p>
          </table:table-cell>
          <table:table-cell/>
          <table:table-cell office:value-type="float" office:value="-0.004160088" calcext:value-type="float">
            <text:p>-0.004160088</text:p>
          </table:table-cell>
          <table:table-cell office:value-type="float" office:value="-0.00439352" calcext:value-type="float">
            <text:p>-0.00439352</text:p>
          </table:table-cell>
          <table:table-cell office:value-type="float" office:value="-0.005333886" calcext:value-type="float">
            <text:p>-0.005333886</text:p>
          </table:table-cell>
          <table:table-cell/>
          <table:table-cell office:value-type="float" office:value="25.118326761" calcext:value-type="float">
            <text:p>25.118326761</text:p>
          </table:table-cell>
          <table:table-cell office:value-type="float" office:value="25.112566124" calcext:value-type="float">
            <text:p>25.112566124</text:p>
          </table:table-cell>
          <table:table-cell office:value-type="float" office:value="25.089359479" calcext:value-type="float">
            <text:p>25.089359479</text:p>
          </table:table-cell>
          <table:table-cell/>
          <table:table-cell office:value-type="float" office:value="-0.105458504" calcext:value-type="float">
            <text:p>-0.105458504</text:p>
          </table:table-cell>
          <table:table-cell office:value-type="float" office:value="-0.111376418" calcext:value-type="float">
            <text:p>-0.111376418</text:p>
          </table:table-cell>
          <table:table-cell office:value-type="float" office:value="-0.135216769" calcext:value-type="float">
            <text:p>-0.13521676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<text:s/>2019-11-12 09:40:19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598168444" calcext:value-type="float">
            <text:p>0.598168444</text:p>
          </table:table-cell>
          <table:table-cell office:value-type="float" office:value="0.675780854" calcext:value-type="float">
            <text:p>0.675780854</text:p>
          </table:table-cell>
          <table:table-cell office:value-type="float" office:value="0.69415518" calcext:value-type="float">
            <text:p>0.69415518</text:p>
          </table:table-cell>
          <table:table-cell/>
          <table:table-cell office:value-type="float" office:value="0.004886997" calcext:value-type="float">
            <text:p>0.004886997</text:p>
          </table:table-cell>
          <table:table-cell office:value-type="float" office:value="0.005521085" calcext:value-type="float">
            <text:p>0.005521085</text:p>
          </table:table-cell>
          <table:table-cell office:value-type="float" office:value="0.005671202" calcext:value-type="float">
            <text:p>0.005671202</text:p>
          </table:table-cell>
          <table:table-cell/>
          <table:table-cell office:value-type="float" office:value="-0.005008836" calcext:value-type="float">
            <text:p>-0.005008836</text:p>
          </table:table-cell>
          <table:table-cell office:value-type="float" office:value="-0.004374748" calcext:value-type="float">
            <text:p>-0.004374748</text:p>
          </table:table-cell>
          <table:table-cell office:value-type="float" office:value="-0.004224631" calcext:value-type="float">
            <text:p>-0.004224631</text:p>
          </table:table-cell>
          <table:table-cell/>
          <table:table-cell office:value-type="float" office:value="25.087272061" calcext:value-type="float">
            <text:p>25.087272061</text:p>
          </table:table-cell>
          <table:table-cell office:value-type="float" office:value="25.102920378" calcext:value-type="float">
            <text:p>25.102920378</text:p>
          </table:table-cell>
          <table:table-cell office:value-type="float" office:value="25.106625002" calcext:value-type="float">
            <text:p>25.106625002</text:p>
          </table:table-cell>
          <table:table-cell/>
          <table:table-cell office:value-type="float" office:value="-0.126975957" calcext:value-type="float">
            <text:p>-0.126975957</text:p>
          </table:table-cell>
          <table:table-cell office:value-type="float" office:value="-0.1109005" calcext:value-type="float">
            <text:p>-0.1109005</text:p>
          </table:table-cell>
          <table:table-cell office:value-type="float" office:value="-0.107094766" calcext:value-type="float">
            <text:p>-0.107094766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<text:s/>2019-11-12 09:40:20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597415042" calcext:value-type="float">
            <text:p>0.597415042</text:p>
          </table:table-cell>
          <table:table-cell office:value-type="float" office:value="0.732144205" calcext:value-type="float">
            <text:p>0.732144205</text:p>
          </table:table-cell>
          <table:table-cell office:value-type="float" office:value="0.62465854" calcext:value-type="float">
            <text:p>0.62465854</text:p>
          </table:table-cell>
          <table:table-cell/>
          <table:table-cell office:value-type="float" office:value="0.004880842" calcext:value-type="float">
            <text:p>0.004880842</text:p>
          </table:table-cell>
          <table:table-cell office:value-type="float" office:value="0.00598157" calcext:value-type="float">
            <text:p>0.00598157</text:p>
          </table:table-cell>
          <table:table-cell office:value-type="float" office:value="0.005103419" calcext:value-type="float">
            <text:p>0.005103419</text:p>
          </table:table-cell>
          <table:table-cell/>
          <table:table-cell office:value-type="float" office:value="-0.005014991" calcext:value-type="float">
            <text:p>-0.005014991</text:p>
          </table:table-cell>
          <table:table-cell office:value-type="float" office:value="-0.003914263" calcext:value-type="float">
            <text:p>-0.003914263</text:p>
          </table:table-cell>
          <table:table-cell office:value-type="float" office:value="-0.004792414" calcext:value-type="float">
            <text:p>-0.004792414</text:p>
          </table:table-cell>
          <table:table-cell/>
          <table:table-cell office:value-type="float" office:value="25.087120158" calcext:value-type="float">
            <text:p>25.087120158</text:p>
          </table:table-cell>
          <table:table-cell office:value-type="float" office:value="25.114284295" calcext:value-type="float">
            <text:p>25.114284295</text:p>
          </table:table-cell>
          <table:table-cell office:value-type="float" office:value="25.092613054" calcext:value-type="float">
            <text:p>25.092613054</text:p>
          </table:table-cell>
          <table:table-cell/>
          <table:table-cell office:value-type="float" office:value="-0.127132007" calcext:value-type="float">
            <text:p>-0.127132007</text:p>
          </table:table-cell>
          <table:table-cell office:value-type="float" office:value="-0.099226444" calcext:value-type="float">
            <text:p>-0.099226444</text:p>
          </table:table-cell>
          <table:table-cell office:value-type="float" office:value="-0.121489166" calcext:value-type="float">
            <text:p>-0.12148916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<text:s/>2019-11-12 09:40:21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700168097" calcext:value-type="float">
            <text:p>0.700168097</text:p>
          </table:table-cell>
          <table:table-cell office:value-type="float" office:value="0.693893515" calcext:value-type="float">
            <text:p>0.693893515</text:p>
          </table:table-cell>
          <table:table-cell office:value-type="float" office:value="0.553391642" calcext:value-type="float">
            <text:p>0.553391642</text:p>
          </table:table-cell>
          <table:table-cell/>
          <table:table-cell office:value-type="float" office:value="0.005720328" calcext:value-type="float">
            <text:p>0.005720328</text:p>
          </table:table-cell>
          <table:table-cell office:value-type="float" office:value="0.005669065" calcext:value-type="float">
            <text:p>0.005669065</text:p>
          </table:table-cell>
          <table:table-cell office:value-type="float" office:value="0.004521174" calcext:value-type="float">
            <text:p>0.004521174</text:p>
          </table:table-cell>
          <table:table-cell/>
          <table:table-cell office:value-type="float" office:value="-0.004175506" calcext:value-type="float">
            <text:p>-0.004175506</text:p>
          </table:table-cell>
          <table:table-cell office:value-type="float" office:value="-0.004226769" calcext:value-type="float">
            <text:p>-0.004226769</text:p>
          </table:table-cell>
          <table:table-cell office:value-type="float" office:value="-0.00537466" calcext:value-type="float">
            <text:p>-0.00537466</text:p>
          </table:table-cell>
          <table:table-cell/>
          <table:table-cell office:value-type="float" office:value="25.102782836" calcext:value-type="float">
            <text:p>25.102782836</text:p>
          </table:table-cell>
          <table:table-cell office:value-type="float" office:value="25.101517755" calcext:value-type="float">
            <text:p>25.101517755</text:p>
          </table:table-cell>
          <table:table-cell office:value-type="float" office:value="25.073189383" calcext:value-type="float">
            <text:p>25.073189383</text:p>
          </table:table-cell>
          <table:table-cell/>
          <table:table-cell office:value-type="float" office:value="-0.10584936" calcext:value-type="float">
            <text:p>-0.10584936</text:p>
          </table:table-cell>
          <table:table-cell office:value-type="float" office:value="-0.107148962" calcext:value-type="float">
            <text:p>-0.107148962</text:p>
          </table:table-cell>
          <table:table-cell office:value-type="float" office:value="-0.136250487" calcext:value-type="float">
            <text:p>-0.136250487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<text:s/>2019-11-12 09:40:23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695157134" calcext:value-type="float">
            <text:p>0.695157134</text:p>
          </table:table-cell>
          <table:table-cell office:value-type="float" office:value="0.62233217" calcext:value-type="float">
            <text:p>0.62233217</text:p>
          </table:table-cell>
          <table:table-cell office:value-type="float" office:value="0.646037536" calcext:value-type="float">
            <text:p>0.646037536</text:p>
          </table:table-cell>
          <table:table-cell/>
          <table:table-cell office:value-type="float" office:value="0.005679388" calcext:value-type="float">
            <text:p>0.005679388</text:p>
          </table:table-cell>
          <table:table-cell office:value-type="float" office:value="0.005084413" calcext:value-type="float">
            <text:p>0.005084413</text:p>
          </table:table-cell>
          <table:table-cell office:value-type="float" office:value="0.005278084" calcext:value-type="float">
            <text:p>0.005278084</text:p>
          </table:table-cell>
          <table:table-cell/>
          <table:table-cell office:value-type="float" office:value="-0.004216445" calcext:value-type="float">
            <text:p>-0.004216445</text:p>
          </table:table-cell>
          <table:table-cell office:value-type="float" office:value="-0.00481142" calcext:value-type="float">
            <text:p>-0.00481142</text:p>
          </table:table-cell>
          <table:table-cell office:value-type="float" office:value="-0.004617749" calcext:value-type="float">
            <text:p>-0.004617749</text:p>
          </table:table-cell>
          <table:table-cell/>
          <table:table-cell office:value-type="float" office:value="25.106827015" calcext:value-type="float">
            <text:p>25.106827015</text:p>
          </table:table-cell>
          <table:table-cell office:value-type="float" office:value="25.092144007" calcext:value-type="float">
            <text:p>25.092144007</text:p>
          </table:table-cell>
          <table:table-cell office:value-type="float" office:value="25.096923517" calcext:value-type="float">
            <text:p>25.096923517</text:p>
          </table:table-cell>
          <table:table-cell/>
          <table:table-cell office:value-type="float" office:value="-0.106887239" calcext:value-type="float">
            <text:p>-0.106887239</text:p>
          </table:table-cell>
          <table:table-cell office:value-type="float" office:value="-0.121971016" calcext:value-type="float">
            <text:p>-0.121971016</text:p>
          </table:table-cell>
          <table:table-cell office:value-type="float" office:value="-0.117061043" calcext:value-type="float">
            <text:p>-0.117061043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<text:s/>2019-11-12 09:40:24</text:p>
          </table:table-cell>
          <table:table-cell office:value-type="float" office:value="25.21593" calcext:value-type="float">
            <text:p>25.21593</text:p>
          </table:table-cell>
          <table:table-cell office:value-type="float" office:value="0.661541302" calcext:value-type="float">
            <text:p>0.661541302</text:p>
          </table:table-cell>
          <table:table-cell office:value-type="float" office:value="0.647347051" calcext:value-type="float">
            <text:p>0.647347051</text:p>
          </table:table-cell>
          <table:table-cell office:value-type="float" office:value="0.688955866" calcext:value-type="float">
            <text:p>0.688955866</text:p>
          </table:table-cell>
          <table:table-cell/>
          <table:table-cell office:value-type="float" office:value="0.005404749" calcext:value-type="float">
            <text:p>0.005404749</text:p>
          </table:table-cell>
          <table:table-cell office:value-type="float" office:value="0.005288783" calcext:value-type="float">
            <text:p>0.005288783</text:p>
          </table:table-cell>
          <table:table-cell office:value-type="float" office:value="0.005628724" calcext:value-type="float">
            <text:p>0.005628724</text:p>
          </table:table-cell>
          <table:table-cell/>
          <table:table-cell office:value-type="float" office:value="-0.004491084" calcext:value-type="float">
            <text:p>-0.004491084</text:p>
          </table:table-cell>
          <table:table-cell office:value-type="float" office:value="-0.00460705" calcext:value-type="float">
            <text:p>-0.00460705</text:p>
          </table:table-cell>
          <table:table-cell office:value-type="float" office:value="-0.004267109" calcext:value-type="float">
            <text:p>-0.004267109</text:p>
          </table:table-cell>
          <table:table-cell/>
          <table:table-cell office:value-type="float" office:value="25.105103918" calcext:value-type="float">
            <text:p>25.105103918</text:p>
          </table:table-cell>
          <table:table-cell office:value-type="float" office:value="25.102242076" calcext:value-type="float">
            <text:p>25.102242076</text:p>
          </table:table-cell>
          <table:table-cell office:value-type="float" office:value="25.110631216" calcext:value-type="float">
            <text:p>25.110631216</text:p>
          </table:table-cell>
          <table:table-cell/>
          <table:table-cell office:value-type="float" office:value="-0.113849841" calcext:value-type="float">
            <text:p>-0.113849841</text:p>
          </table:table-cell>
          <table:table-cell office:value-type="float" office:value="-0.11678981" calcext:value-type="float">
            <text:p>-0.11678981</text:p>
          </table:table-cell>
          <table:table-cell office:value-type="float" office:value="-0.108171658" calcext:value-type="float">
            <text:p>-0.108171658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<text:s/>2019-11-12 09:40:25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598193478" calcext:value-type="float">
            <text:p>0.598193478</text:p>
          </table:table-cell>
          <table:table-cell office:value-type="float" office:value="0.685995899" calcext:value-type="float">
            <text:p>0.685995899</text:p>
          </table:table-cell>
          <table:table-cell office:value-type="float" office:value="0.700902426" calcext:value-type="float">
            <text:p>0.700902426</text:p>
          </table:table-cell>
          <table:table-cell/>
          <table:table-cell office:value-type="float" office:value="0.004887202" calcext:value-type="float">
            <text:p>0.004887202</text:p>
          </table:table-cell>
          <table:table-cell office:value-type="float" office:value="0.005604542" calcext:value-type="float">
            <text:p>0.005604542</text:p>
          </table:table-cell>
          <table:table-cell office:value-type="float" office:value="0.005726327" calcext:value-type="float">
            <text:p>0.005726327</text:p>
          </table:table-cell>
          <table:table-cell/>
          <table:table-cell office:value-type="float" office:value="-0.005008632" calcext:value-type="float">
            <text:p>-0.005008632</text:p>
          </table:table-cell>
          <table:table-cell office:value-type="float" office:value="-0.004291292" calcext:value-type="float">
            <text:p>-0.004291292</text:p>
          </table:table-cell>
          <table:table-cell office:value-type="float" office:value="-0.004169506" calcext:value-type="float">
            <text:p>-0.004169506</text:p>
          </table:table-cell>
          <table:table-cell/>
          <table:table-cell office:value-type="float" office:value="25.087277108" calcext:value-type="float">
            <text:p>25.087277108</text:p>
          </table:table-cell>
          <table:table-cell office:value-type="float" office:value="25.104979933" calcext:value-type="float">
            <text:p>25.104979933</text:p>
          </table:table-cell>
          <table:table-cell office:value-type="float" office:value="25.107985376" calcext:value-type="float">
            <text:p>25.107985376</text:p>
          </table:table-cell>
          <table:table-cell/>
          <table:table-cell office:value-type="float" office:value="-0.126970772" calcext:value-type="float">
            <text:p>-0.126970772</text:p>
          </table:table-cell>
          <table:table-cell office:value-type="float" office:value="-0.108784733" calcext:value-type="float">
            <text:p>-0.108784733</text:p>
          </table:table-cell>
          <table:table-cell office:value-type="float" office:value="-0.105697264" calcext:value-type="float">
            <text:p>-0.105697264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<text:s/>2019-11-12 09:40:27</text:p>
          </table:table-cell>
          <table:table-cell office:value-type="float" office:value="25.22098" calcext:value-type="float">
            <text:p>25.22098</text:p>
          </table:table-cell>
          <table:table-cell office:value-type="float" office:value="0.721191254" calcext:value-type="float">
            <text:p>0.721191254</text:p>
          </table:table-cell>
          <table:table-cell office:value-type="float" office:value="0.633598046" calcext:value-type="float">
            <text:p>0.633598046</text:p>
          </table:table-cell>
          <table:table-cell office:value-type="float" office:value="0.57843394" calcext:value-type="float">
            <text:p>0.57843394</text:p>
          </table:table-cell>
          <table:table-cell/>
          <table:table-cell office:value-type="float" office:value="0.005892085" calcext:value-type="float">
            <text:p>0.005892085</text:p>
          </table:table-cell>
          <table:table-cell office:value-type="float" office:value="0.005176455" calcext:value-type="float">
            <text:p>0.005176455</text:p>
          </table:table-cell>
          <table:table-cell office:value-type="float" office:value="0.004725767" calcext:value-type="float">
            <text:p>0.004725767</text:p>
          </table:table-cell>
          <table:table-cell/>
          <table:table-cell office:value-type="float" office:value="-0.004003748" calcext:value-type="float">
            <text:p>-0.004003748</text:p>
          </table:table-cell>
          <table:table-cell office:value-type="float" office:value="-0.004719379" calcext:value-type="float">
            <text:p>-0.004719379</text:p>
          </table:table-cell>
          <table:table-cell office:value-type="float" office:value="-0.005170066" calcext:value-type="float">
            <text:p>-0.005170066</text:p>
          </table:table-cell>
          <table:table-cell/>
          <table:table-cell office:value-type="float" office:value="25.122184914" calcext:value-type="float">
            <text:p>25.122184914</text:p>
          </table:table-cell>
          <table:table-cell office:value-type="float" office:value="25.104524544" calcext:value-type="float">
            <text:p>25.104524544</text:p>
          </table:table-cell>
          <table:table-cell office:value-type="float" office:value="25.093402322" calcext:value-type="float">
            <text:p>25.093402322</text:p>
          </table:table-cell>
          <table:table-cell/>
          <table:table-cell office:value-type="float" office:value="-0.101495022" calcext:value-type="float">
            <text:p>-0.101495022</text:p>
          </table:table-cell>
          <table:table-cell office:value-type="float" office:value="-0.119637568" calcext:value-type="float">
            <text:p>-0.119637568</text:p>
          </table:table-cell>
          <table:table-cell office:value-type="float" office:value="-0.131063513" calcext:value-type="float">
            <text:p>-0.13106351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<text:s/>2019-11-12 09:40:28</text:p>
          </table:table-cell>
          <table:table-cell office:value-type="float" office:value="25.21593" calcext:value-type="float">
            <text:p>25.21593</text:p>
          </table:table-cell>
          <table:table-cell office:value-type="float" office:value="0.722994891" calcext:value-type="float">
            <text:p>0.722994891</text:p>
          </table:table-cell>
          <table:table-cell office:value-type="float" office:value="0.62980719" calcext:value-type="float">
            <text:p>0.62980719</text:p>
          </table:table-cell>
          <table:table-cell office:value-type="float" office:value="0.581110785" calcext:value-type="float">
            <text:p>0.581110785</text:p>
          </table:table-cell>
          <table:table-cell/>
          <table:table-cell office:value-type="float" office:value="0.005906821" calcext:value-type="float">
            <text:p>0.005906821</text:p>
          </table:table-cell>
          <table:table-cell office:value-type="float" office:value="0.005145484" calcext:value-type="float">
            <text:p>0.005145484</text:p>
          </table:table-cell>
          <table:table-cell office:value-type="float" office:value="0.004747637" calcext:value-type="float">
            <text:p>0.004747637</text:p>
          </table:table-cell>
          <table:table-cell/>
          <table:table-cell office:value-type="float" office:value="-0.003989012" calcext:value-type="float">
            <text:p>-0.003989012</text:p>
          </table:table-cell>
          <table:table-cell office:value-type="float" office:value="-0.00475035" calcext:value-type="float">
            <text:p>-0.00475035</text:p>
          </table:table-cell>
          <table:table-cell office:value-type="float" office:value="-0.005148196" calcext:value-type="float">
            <text:p>-0.005148196</text:p>
          </table:table-cell>
          <table:table-cell/>
          <table:table-cell office:value-type="float" office:value="25.117494092" calcext:value-type="float">
            <text:p>25.117494092</text:p>
          </table:table-cell>
          <table:table-cell office:value-type="float" office:value="25.098705683" calcext:value-type="float">
            <text:p>25.098705683</text:p>
          </table:table-cell>
          <table:table-cell office:value-type="float" office:value="25.088887438" calcext:value-type="float">
            <text:p>25.088887438</text:p>
          </table:table-cell>
          <table:table-cell/>
          <table:table-cell office:value-type="float" office:value="-0.101121452" calcext:value-type="float">
            <text:p>-0.101121452</text:p>
          </table:table-cell>
          <table:table-cell office:value-type="float" office:value="-0.12042275" calcext:value-type="float">
            <text:p>-0.12042275</text:p>
          </table:table-cell>
          <table:table-cell office:value-type="float" office:value="-0.130509064" calcext:value-type="float">
            <text:p>-0.130509064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<text:s/>2019-11-12 09:40:29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597665977" calcext:value-type="float">
            <text:p>0.597665977</text:p>
          </table:table-cell>
          <table:table-cell office:value-type="float" office:value="0.753799171" calcext:value-type="float">
            <text:p>0.753799171</text:p>
          </table:table-cell>
          <table:table-cell office:value-type="float" office:value="0.570317575" calcext:value-type="float">
            <text:p>0.570317575</text:p>
          </table:table-cell>
          <table:table-cell/>
          <table:table-cell office:value-type="float" office:value="0.004882892" calcext:value-type="float">
            <text:p>0.004882892</text:p>
          </table:table-cell>
          <table:table-cell office:value-type="float" office:value="0.00615849" calcext:value-type="float">
            <text:p>0.00615849</text:p>
          </table:table-cell>
          <table:table-cell office:value-type="float" office:value="0.004659457" calcext:value-type="float">
            <text:p>0.004659457</text:p>
          </table:table-cell>
          <table:table-cell/>
          <table:table-cell office:value-type="float" office:value="-0.005012941" calcext:value-type="float">
            <text:p>-0.005012941</text:p>
          </table:table-cell>
          <table:table-cell office:value-type="float" office:value="-0.003737343" calcext:value-type="float">
            <text:p>-0.003737343</text:p>
          </table:table-cell>
          <table:table-cell office:value-type="float" office:value="-0.005236376" calcext:value-type="float">
            <text:p>-0.005236376</text:p>
          </table:table-cell>
          <table:table-cell/>
          <table:table-cell office:value-type="float" office:value="25.087170752" calcext:value-type="float">
            <text:p>25.087170752</text:p>
          </table:table-cell>
          <table:table-cell office:value-type="float" office:value="25.118650314" calcext:value-type="float">
            <text:p>25.118650314</text:p>
          </table:table-cell>
          <table:table-cell office:value-type="float" office:value="25.081656678" calcext:value-type="float">
            <text:p>25.081656678</text:p>
          </table:table-cell>
          <table:table-cell/>
          <table:table-cell office:value-type="float" office:value="-0.127080032" calcext:value-type="float">
            <text:p>-0.127080032</text:p>
          </table:table-cell>
          <table:table-cell office:value-type="float" office:value="-0.094741282" calcext:value-type="float">
            <text:p>-0.094741282</text:p>
          </table:table-cell>
          <table:table-cell office:value-type="float" office:value="-0.13274464" calcext:value-type="float">
            <text:p>-0.13274464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<text:s/>2019-11-12 09:40:30</text:p>
          </table:table-cell>
          <table:table-cell office:value-type="float" office:value="25.21593" calcext:value-type="float">
            <text:p>25.21593</text:p>
          </table:table-cell>
          <table:table-cell office:value-type="float" office:value="0.721694913" calcext:value-type="float">
            <text:p>0.721694913</text:p>
          </table:table-cell>
          <table:table-cell office:value-type="float" office:value="0.627414659" calcext:value-type="float">
            <text:p>0.627414659</text:p>
          </table:table-cell>
          <table:table-cell office:value-type="float" office:value="0.585826109" calcext:value-type="float">
            <text:p>0.585826109</text:p>
          </table:table-cell>
          <table:table-cell/>
          <table:table-cell office:value-type="float" office:value="0.0058962" calcext:value-type="float">
            <text:p>0.0058962</text:p>
          </table:table-cell>
          <table:table-cell office:value-type="float" office:value="0.005125937" calcext:value-type="float">
            <text:p>0.005125937</text:p>
          </table:table-cell>
          <table:table-cell office:value-type="float" office:value="0.004786161" calcext:value-type="float">
            <text:p>0.004786161</text:p>
          </table:table-cell>
          <table:table-cell/>
          <table:table-cell office:value-type="float" office:value="-0.003999633" calcext:value-type="float">
            <text:p>-0.003999633</text:p>
          </table:table-cell>
          <table:table-cell office:value-type="float" office:value="-0.004769897" calcext:value-type="float">
            <text:p>-0.004769897</text:p>
          </table:table-cell>
          <table:table-cell office:value-type="float" office:value="-0.005109672" calcext:value-type="float">
            <text:p>-0.005109672</text:p>
          </table:table-cell>
          <table:table-cell/>
          <table:table-cell office:value-type="float" office:value="25.117231994" calcext:value-type="float">
            <text:p>25.117231994</text:p>
          </table:table-cell>
          <table:table-cell office:value-type="float" office:value="25.098223299" calcext:value-type="float">
            <text:p>25.098223299</text:p>
          </table:table-cell>
          <table:table-cell office:value-type="float" office:value="25.089838153" calcext:value-type="float">
            <text:p>25.089838153</text:p>
          </table:table-cell>
          <table:table-cell/>
          <table:table-cell office:value-type="float" office:value="-0.101390704" calcext:value-type="float">
            <text:p>-0.101390704</text:p>
          </table:table-cell>
          <table:table-cell office:value-type="float" office:value="-0.120918303" calcext:value-type="float">
            <text:p>-0.120918303</text:p>
          </table:table-cell>
          <table:table-cell office:value-type="float" office:value="-0.12953239" calcext:value-type="float">
            <text:p>-0.1295323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<text:s/>2019-11-12 09:40:31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701912725" calcext:value-type="float">
            <text:p>0.701912725</text:p>
          </table:table-cell>
          <table:table-cell office:value-type="float" office:value="0.688240014" calcext:value-type="float">
            <text:p>0.688240014</text:p>
          </table:table-cell>
          <table:table-cell office:value-type="float" office:value="0.5582375" calcext:value-type="float">
            <text:p>0.5582375</text:p>
          </table:table-cell>
          <table:table-cell/>
          <table:table-cell office:value-type="float" office:value="0.005734581" calcext:value-type="float">
            <text:p>0.005734581</text:p>
          </table:table-cell>
          <table:table-cell office:value-type="float" office:value="0.005622876" calcext:value-type="float">
            <text:p>0.005622876</text:p>
          </table:table-cell>
          <table:table-cell office:value-type="float" office:value="0.004560764" calcext:value-type="float">
            <text:p>0.004560764</text:p>
          </table:table-cell>
          <table:table-cell/>
          <table:table-cell office:value-type="float" office:value="-0.004161252" calcext:value-type="float">
            <text:p>-0.004161252</text:p>
          </table:table-cell>
          <table:table-cell office:value-type="float" office:value="-0.004272957" calcext:value-type="float">
            <text:p>-0.004272957</text:p>
          </table:table-cell>
          <table:table-cell office:value-type="float" office:value="-0.005335069" calcext:value-type="float">
            <text:p>-0.005335069</text:p>
          </table:table-cell>
          <table:table-cell/>
          <table:table-cell office:value-type="float" office:value="25.103134588" calcext:value-type="float">
            <text:p>25.103134588</text:p>
          </table:table-cell>
          <table:table-cell office:value-type="float" office:value="25.100377894" calcext:value-type="float">
            <text:p>25.100377894</text:p>
          </table:table-cell>
          <table:table-cell office:value-type="float" office:value="25.07416643" calcext:value-type="float">
            <text:p>25.07416643</text:p>
          </table:table-cell>
          <table:table-cell/>
          <table:table-cell office:value-type="float" office:value="-0.10548801" calcext:value-type="float">
            <text:p>-0.10548801</text:p>
          </table:table-cell>
          <table:table-cell office:value-type="float" office:value="-0.108319927" calcext:value-type="float">
            <text:p>-0.108319927</text:p>
          </table:table-cell>
          <table:table-cell office:value-type="float" office:value="-0.135246769" calcext:value-type="float">
            <text:p>-0.135246769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<text:s/>2019-11-12 09:40:33</text:p>
          </table:table-cell>
          <table:table-cell office:value-type="float" office:value="25.21593" calcext:value-type="float">
            <text:p>25.21593</text:p>
          </table:table-cell>
          <table:table-cell office:value-type="float" office:value="0.593978833" calcext:value-type="float">
            <text:p>0.593978833</text:p>
          </table:table-cell>
          <table:table-cell office:value-type="float" office:value="0.703669274" calcext:value-type="float">
            <text:p>0.703669274</text:p>
          </table:table-cell>
          <table:table-cell office:value-type="float" office:value="0.698726261" calcext:value-type="float">
            <text:p>0.698726261</text:p>
          </table:table-cell>
          <table:table-cell/>
          <table:table-cell office:value-type="float" office:value="0.004852768" calcext:value-type="float">
            <text:p>0.004852768</text:p>
          </table:table-cell>
          <table:table-cell office:value-type="float" office:value="0.005748932" calcext:value-type="float">
            <text:p>0.005748932</text:p>
          </table:table-cell>
          <table:table-cell office:value-type="float" office:value="0.005708548" calcext:value-type="float">
            <text:p>0.005708548</text:p>
          </table:table-cell>
          <table:table-cell/>
          <table:table-cell office:value-type="float" office:value="-0.005043065" calcext:value-type="float">
            <text:p>-0.005043065</text:p>
          </table:table-cell>
          <table:table-cell office:value-type="float" office:value="-0.004146901" calcext:value-type="float">
            <text:p>-0.004146901</text:p>
          </table:table-cell>
          <table:table-cell office:value-type="float" office:value="-0.004187285" calcext:value-type="float">
            <text:p>-0.004187285</text:p>
          </table:table-cell>
          <table:table-cell/>
          <table:table-cell office:value-type="float" office:value="25.091481922" calcext:value-type="float">
            <text:p>25.091481922</text:p>
          </table:table-cell>
          <table:table-cell office:value-type="float" office:value="25.113597707" calcext:value-type="float">
            <text:p>25.113597707</text:p>
          </table:table-cell>
          <table:table-cell office:value-type="float" office:value="25.112601106" calcext:value-type="float">
            <text:p>25.112601106</text:p>
          </table:table-cell>
          <table:table-cell/>
          <table:table-cell office:value-type="float" office:value="-0.127843739" calcext:value-type="float">
            <text:p>-0.127843739</text:p>
          </table:table-cell>
          <table:table-cell office:value-type="float" office:value="-0.105124191" calcext:value-type="float">
            <text:p>-0.105124191</text:p>
          </table:table-cell>
          <table:table-cell office:value-type="float" office:value="-0.106147995" calcext:value-type="float">
            <text:p>-0.106147995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<text:s/>2019-11-12 09:40:34</text:p>
          </table:table-cell>
          <table:table-cell office:value-type="float" office:value="25.21593" calcext:value-type="float">
            <text:p>25.21593</text:p>
          </table:table-cell>
          <table:table-cell office:value-type="float" office:value="0.657991845" calcext:value-type="float">
            <text:p>0.657991845</text:p>
          </table:table-cell>
          <table:table-cell office:value-type="float" office:value="0.615865066" calcext:value-type="float">
            <text:p>0.615865066</text:p>
          </table:table-cell>
          <table:table-cell office:value-type="float" office:value="0.657349307" calcext:value-type="float">
            <text:p>0.657349307</text:p>
          </table:table-cell>
          <table:table-cell/>
          <table:table-cell office:value-type="float" office:value="0.00537575" calcext:value-type="float">
            <text:p>0.00537575</text:p>
          </table:table-cell>
          <table:table-cell office:value-type="float" office:value="0.005031577" calcext:value-type="float">
            <text:p>0.005031577</text:p>
          </table:table-cell>
          <table:table-cell office:value-type="float" office:value="0.005370501" calcext:value-type="float">
            <text:p>0.005370501</text:p>
          </table:table-cell>
          <table:table-cell/>
          <table:table-cell office:value-type="float" office:value="-0.004520083" calcext:value-type="float">
            <text:p>-0.004520083</text:p>
          </table:table-cell>
          <table:table-cell office:value-type="float" office:value="-0.004864256" calcext:value-type="float">
            <text:p>-0.004864256</text:p>
          </table:table-cell>
          <table:table-cell office:value-type="float" office:value="-0.004525332" calcext:value-type="float">
            <text:p>-0.004525332</text:p>
          </table:table-cell>
          <table:table-cell/>
          <table:table-cell office:value-type="float" office:value="25.104388278" calcext:value-type="float">
            <text:p>25.104388278</text:p>
          </table:table-cell>
          <table:table-cell office:value-type="float" office:value="25.095894659" calcext:value-type="float">
            <text:p>25.095894659</text:p>
          </table:table-cell>
          <table:table-cell office:value-type="float" office:value="25.10425873" calcext:value-type="float">
            <text:p>25.10425873</text:p>
          </table:table-cell>
          <table:table-cell/>
          <table:table-cell office:value-type="float" office:value="-0.114585018" calcext:value-type="float">
            <text:p>-0.114585018</text:p>
          </table:table-cell>
          <table:table-cell office:value-type="float" office:value="-0.12331052" calcext:value-type="float">
            <text:p>-0.12331052</text:p>
          </table:table-cell>
          <table:table-cell office:value-type="float" office:value="-0.114718102" calcext:value-type="float">
            <text:p>-0.114718102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<text:s/>2019-11-12 09:40:35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10187126" calcext:value-type="float">
            <text:p>0.610187126</text:p>
          </table:table-cell>
          <table:table-cell office:value-type="float" office:value="0.689036928" calcext:value-type="float">
            <text:p>0.689036928</text:p>
          </table:table-cell>
          <table:table-cell office:value-type="float" office:value="0.695239984" calcext:value-type="float">
            <text:p>0.695239984</text:p>
          </table:table-cell>
          <table:table-cell/>
          <table:table-cell office:value-type="float" office:value="0.004985189" calcext:value-type="float">
            <text:p>0.004985189</text:p>
          </table:table-cell>
          <table:table-cell office:value-type="float" office:value="0.005629387" calcext:value-type="float">
            <text:p>0.005629387</text:p>
          </table:table-cell>
          <table:table-cell office:value-type="float" office:value="0.005680065" calcext:value-type="float">
            <text:p>0.005680065</text:p>
          </table:table-cell>
          <table:table-cell/>
          <table:table-cell office:value-type="float" office:value="-0.004910644" calcext:value-type="float">
            <text:p>-0.004910644</text:p>
          </table:table-cell>
          <table:table-cell office:value-type="float" office:value="-0.004266447" calcext:value-type="float">
            <text:p>-0.004266447</text:p>
          </table:table-cell>
          <table:table-cell office:value-type="float" office:value="-0.004215768" calcext:value-type="float">
            <text:p>-0.004215768</text:p>
          </table:table-cell>
          <table:table-cell/>
          <table:table-cell office:value-type="float" office:value="25.084640731" calcext:value-type="float">
            <text:p>25.084640731</text:p>
          </table:table-cell>
          <table:table-cell office:value-type="float" office:value="25.100538569" calcext:value-type="float">
            <text:p>25.100538569</text:p>
          </table:table-cell>
          <table:table-cell office:value-type="float" office:value="25.10178923" calcext:value-type="float">
            <text:p>25.10178923</text:p>
          </table:table-cell>
          <table:table-cell/>
          <table:table-cell office:value-type="float" office:value="-0.124486569" calcext:value-type="float">
            <text:p>-0.124486569</text:p>
          </table:table-cell>
          <table:table-cell office:value-type="float" office:value="-0.108154868" calcext:value-type="float">
            <text:p>-0.108154868</text:p>
          </table:table-cell>
          <table:table-cell office:value-type="float" office:value="-0.106870079" calcext:value-type="float">
            <text:p>-0.106870079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<text:s/>2019-11-12 09:40:36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694719636" calcext:value-type="float">
            <text:p>0.694719636</text:p>
          </table:table-cell>
          <table:table-cell office:value-type="float" office:value="0.613674595" calcext:value-type="float">
            <text:p>0.613674595</text:p>
          </table:table-cell>
          <table:table-cell office:value-type="float" office:value="0.645789581" calcext:value-type="float">
            <text:p>0.645789581</text:p>
          </table:table-cell>
          <table:table-cell/>
          <table:table-cell office:value-type="float" office:value="0.005675814" calcext:value-type="float">
            <text:p>0.005675814</text:p>
          </table:table-cell>
          <table:table-cell office:value-type="float" office:value="0.005013681" calcext:value-type="float">
            <text:p>0.005013681</text:p>
          </table:table-cell>
          <table:table-cell office:value-type="float" office:value="0.005276059" calcext:value-type="float">
            <text:p>0.005276059</text:p>
          </table:table-cell>
          <table:table-cell/>
          <table:table-cell office:value-type="float" office:value="-0.004220019" calcext:value-type="float">
            <text:p>-0.004220019</text:p>
          </table:table-cell>
          <table:table-cell office:value-type="float" office:value="-0.004882152" calcext:value-type="float">
            <text:p>-0.004882152</text:p>
          </table:table-cell>
          <table:table-cell office:value-type="float" office:value="-0.004619775" calcext:value-type="float">
            <text:p>-0.004619775</text:p>
          </table:table-cell>
          <table:table-cell/>
          <table:table-cell office:value-type="float" office:value="25.106738807" calcext:value-type="float">
            <text:p>25.106738807</text:p>
          </table:table-cell>
          <table:table-cell office:value-type="float" office:value="25.090398449" calcext:value-type="float">
            <text:p>25.090398449</text:p>
          </table:table-cell>
          <table:table-cell office:value-type="float" office:value="25.096873524" calcext:value-type="float">
            <text:p>25.096873524</text:p>
          </table:table-cell>
          <table:table-cell/>
          <table:table-cell office:value-type="float" office:value="-0.106977855" calcext:value-type="float">
            <text:p>-0.106977855</text:p>
          </table:table-cell>
          <table:table-cell office:value-type="float" office:value="-0.123764224" calcext:value-type="float">
            <text:p>-0.123764224</text:p>
          </table:table-cell>
          <table:table-cell office:value-type="float" office:value="-0.1171124" calcext:value-type="float">
            <text:p>-0.1171124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<text:s/>2019-11-12 09:40:38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654360134" calcext:value-type="float">
            <text:p>0.654360134</text:p>
          </table:table-cell>
          <table:table-cell office:value-type="float" office:value="0.754647941" calcext:value-type="float">
            <text:p>0.754647941</text:p>
          </table:table-cell>
          <table:table-cell office:value-type="float" office:value="0.571188995" calcext:value-type="float">
            <text:p>0.571188995</text:p>
          </table:table-cell>
          <table:table-cell/>
          <table:table-cell office:value-type="float" office:value="0.00534608" calcext:value-type="float">
            <text:p>0.00534608</text:p>
          </table:table-cell>
          <table:table-cell office:value-type="float" office:value="0.006165424" calcext:value-type="float">
            <text:p>0.006165424</text:p>
          </table:table-cell>
          <table:table-cell office:value-type="float" office:value="0.004666577" calcext:value-type="float">
            <text:p>0.004666577</text:p>
          </table:table-cell>
          <table:table-cell/>
          <table:table-cell office:value-type="float" office:value="-0.004549754" calcext:value-type="float">
            <text:p>-0.004549754</text:p>
          </table:table-cell>
          <table:table-cell office:value-type="float" office:value="-0.003730409" calcext:value-type="float">
            <text:p>-0.003730409</text:p>
          </table:table-cell>
          <table:table-cell office:value-type="float" office:value="-0.005229257" calcext:value-type="float">
            <text:p>-0.005229257</text:p>
          </table:table-cell>
          <table:table-cell/>
          <table:table-cell office:value-type="float" office:value="25.093546999" calcext:value-type="float">
            <text:p>25.093546999</text:p>
          </table:table-cell>
          <table:table-cell office:value-type="float" office:value="25.113767005" calcext:value-type="float">
            <text:p>25.113767005</text:p>
          </table:table-cell>
          <table:table-cell office:value-type="float" office:value="25.076777774" calcext:value-type="float">
            <text:p>25.076777774</text:p>
          </table:table-cell>
          <table:table-cell/>
          <table:table-cell office:value-type="float" office:value="-0.115337232" calcext:value-type="float">
            <text:p>-0.115337232</text:p>
          </table:table-cell>
          <table:table-cell office:value-type="float" office:value="-0.094565485" calcext:value-type="float">
            <text:p>-0.094565485</text:p>
          </table:table-cell>
          <table:table-cell office:value-type="float" office:value="-0.132564144" calcext:value-type="float">
            <text:p>-0.132564144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<text:s/>2019-11-12 09:40:39</text:p>
          </table:table-cell>
          <table:table-cell office:value-type="float" office:value="25.21593" calcext:value-type="float">
            <text:p>25.21593</text:p>
          </table:table-cell>
          <table:table-cell office:value-type="float" office:value="0.733215896" calcext:value-type="float">
            <text:p>0.733215896</text:p>
          </table:table-cell>
          <table:table-cell office:value-type="float" office:value="0.622598603" calcext:value-type="float">
            <text:p>0.622598603</text:p>
          </table:table-cell>
          <table:table-cell office:value-type="float" office:value="0.608011557" calcext:value-type="float">
            <text:p>0.608011557</text:p>
          </table:table-cell>
          <table:table-cell/>
          <table:table-cell office:value-type="float" office:value="0.005990326" calcext:value-type="float">
            <text:p>0.005990326</text:p>
          </table:table-cell>
          <table:table-cell office:value-type="float" office:value="0.00508659" calcext:value-type="float">
            <text:p>0.00508659</text:p>
          </table:table-cell>
          <table:table-cell office:value-type="float" office:value="0.004967415" calcext:value-type="float">
            <text:p>0.004967415</text:p>
          </table:table-cell>
          <table:table-cell/>
          <table:table-cell office:value-type="float" office:value="-0.003905507" calcext:value-type="float">
            <text:p>-0.003905507</text:p>
          </table:table-cell>
          <table:table-cell office:value-type="float" office:value="-0.004809243" calcext:value-type="float">
            <text:p>-0.004809243</text:p>
          </table:table-cell>
          <table:table-cell office:value-type="float" office:value="-0.004928419" calcext:value-type="float">
            <text:p>-0.004928419</text:p>
          </table:table-cell>
          <table:table-cell/>
          <table:table-cell office:value-type="float" office:value="25.119554822" calcext:value-type="float">
            <text:p>25.119554822</text:p>
          </table:table-cell>
          <table:table-cell office:value-type="float" office:value="25.097252282" calcext:value-type="float">
            <text:p>25.097252282</text:p>
          </table:table-cell>
          <table:table-cell office:value-type="float" office:value="25.094311224" calcext:value-type="float">
            <text:p>25.094311224</text:p>
          </table:table-cell>
          <table:table-cell/>
          <table:table-cell office:value-type="float" office:value="-0.099004476" calcext:value-type="float">
            <text:p>-0.099004476</text:p>
          </table:table-cell>
          <table:table-cell office:value-type="float" office:value="-0.121915831" calcext:value-type="float">
            <text:p>-0.121915831</text:p>
          </table:table-cell>
          <table:table-cell office:value-type="float" office:value="-0.124937187" calcext:value-type="float">
            <text:p>-0.124937187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<text:s/>2019-11-12 09:40:40</text:p>
          </table:table-cell>
          <table:table-cell office:value-type="float" office:value="25.20582" calcext:value-type="float">
            <text:p>25.20582</text:p>
          </table:table-cell>
          <table:table-cell office:value-type="float" office:value="0.705415691" calcext:value-type="float">
            <text:p>0.705415691</text:p>
          </table:table-cell>
          <table:table-cell office:value-type="float" office:value="0.650876838" calcext:value-type="float">
            <text:p>0.650876838</text:p>
          </table:table-cell>
          <table:table-cell office:value-type="float" office:value="0.588113736" calcext:value-type="float">
            <text:p>0.588113736</text:p>
          </table:table-cell>
          <table:table-cell/>
          <table:table-cell office:value-type="float" office:value="0.0057632" calcext:value-type="float">
            <text:p>0.0057632</text:p>
          </table:table-cell>
          <table:table-cell office:value-type="float" office:value="0.005317621" calcext:value-type="float">
            <text:p>0.005317621</text:p>
          </table:table-cell>
          <table:table-cell office:value-type="float" office:value="0.004804851" calcext:value-type="float">
            <text:p>0.004804851</text:p>
          </table:table-cell>
          <table:table-cell/>
          <table:table-cell office:value-type="float" office:value="-0.004132633" calcext:value-type="float">
            <text:p>-0.004132633</text:p>
          </table:table-cell>
          <table:table-cell office:value-type="float" office:value="-0.004578212" calcext:value-type="float">
            <text:p>-0.004578212</text:p>
          </table:table-cell>
          <table:table-cell office:value-type="float" office:value="-0.005090983" calcext:value-type="float">
            <text:p>-0.005090983</text:p>
          </table:table-cell>
          <table:table-cell/>
          <table:table-cell office:value-type="float" office:value="25.103840855" calcext:value-type="float">
            <text:p>25.103840855</text:p>
          </table:table-cell>
          <table:table-cell office:value-type="float" office:value="25.092844691" calcext:value-type="float">
            <text:p>25.092844691</text:p>
          </table:table-cell>
          <table:table-cell office:value-type="float" office:value="25.080190214" calcext:value-type="float">
            <text:p>25.080190214</text:p>
          </table:table-cell>
          <table:table-cell/>
          <table:table-cell office:value-type="float" office:value="-0.104762471" calcext:value-type="float">
            <text:p>-0.104762471</text:p>
          </table:table-cell>
          <table:table-cell office:value-type="float" office:value="-0.116058706" calcext:value-type="float">
            <text:p>-0.116058706</text:p>
          </table:table-cell>
          <table:table-cell office:value-type="float" office:value="-0.12905856" calcext:value-type="float">
            <text:p>-0.1290585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<text:s/>2019-11-12 09:40:41</text:p>
          </table:table-cell>
          <table:table-cell office:value-type="float" office:value="25.21088" calcext:value-type="float">
            <text:p>25.21088</text:p>
          </table:table-cell>
          <table:table-cell office:value-type="float" office:value="0.678922019" calcext:value-type="float">
            <text:p>0.678922019</text:p>
          </table:table-cell>
          <table:table-cell office:value-type="float" office:value="0.742276995" calcext:value-type="float">
            <text:p>0.742276995</text:p>
          </table:table-cell>
          <table:table-cell office:value-type="float" office:value="0.562996335" calcext:value-type="float">
            <text:p>0.562996335</text:p>
          </table:table-cell>
          <table:table-cell/>
          <table:table-cell office:value-type="float" office:value="0.005546749" calcext:value-type="float">
            <text:p>0.005546749</text:p>
          </table:table-cell>
          <table:table-cell office:value-type="float" office:value="0.006064355" calcext:value-type="float">
            <text:p>0.006064355</text:p>
          </table:table-cell>
          <table:table-cell office:value-type="float" office:value="0.004599643" calcext:value-type="float">
            <text:p>0.004599643</text:p>
          </table:table-cell>
          <table:table-cell/>
          <table:table-cell office:value-type="float" office:value="-0.004349085" calcext:value-type="float">
            <text:p>-0.004349085</text:p>
          </table:table-cell>
          <table:table-cell office:value-type="float" office:value="-0.003831479" calcext:value-type="float">
            <text:p>-0.003831479</text:p>
          </table:table-cell>
          <table:table-cell office:value-type="float" office:value="-0.00529619" calcext:value-type="float">
            <text:p>-0.00529619</text:p>
          </table:table-cell>
          <table:table-cell/>
          <table:table-cell office:value-type="float" office:value="25.1035537" calcext:value-type="float">
            <text:p>25.1035537</text:p>
          </table:table-cell>
          <table:table-cell office:value-type="float" office:value="25.116327244" calcext:value-type="float">
            <text:p>25.116327244</text:p>
          </table:table-cell>
          <table:table-cell office:value-type="float" office:value="25.080180541" calcext:value-type="float">
            <text:p>25.080180541</text:p>
          </table:table-cell>
          <table:table-cell/>
          <table:table-cell office:value-type="float" office:value="-0.110249893" calcext:value-type="float">
            <text:p>-0.110249893</text:p>
          </table:table-cell>
          <table:table-cell office:value-type="float" office:value="-0.097127744" calcext:value-type="float">
            <text:p>-0.097127744</text:p>
          </table:table-cell>
          <table:table-cell office:value-type="float" office:value="-0.134261077" calcext:value-type="float">
            <text:p>-0.134261077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<text:s/>2019-11-12 09:40:43</text:p>
          </table:table-cell>
          <table:table-cell office:value-type="float" office:value="25.22098" calcext:value-type="float">
            <text:p>25.22098</text:p>
          </table:table-cell>
          <table:table-cell office:value-type="float" office:value="0.672097882" calcext:value-type="float">
            <text:p>0.672097882</text:p>
          </table:table-cell>
          <table:table-cell office:value-type="float" office:value="0.754773707" calcext:value-type="float">
            <text:p>0.754773707</text:p>
          </table:table-cell>
          <table:table-cell office:value-type="float" office:value="0.55618412" calcext:value-type="float">
            <text:p>0.55618412</text:p>
          </table:table-cell>
          <table:table-cell/>
          <table:table-cell office:value-type="float" office:value="0.005490996" calcext:value-type="float">
            <text:p>0.005490996</text:p>
          </table:table-cell>
          <table:table-cell office:value-type="float" office:value="0.006166452" calcext:value-type="float">
            <text:p>0.006166452</text:p>
          </table:table-cell>
          <table:table-cell office:value-type="float" office:value="0.004543988" calcext:value-type="float">
            <text:p>0.004543988</text:p>
          </table:table-cell>
          <table:table-cell/>
          <table:table-cell office:value-type="float" office:value="-0.004404838" calcext:value-type="float">
            <text:p>-0.004404838</text:p>
          </table:table-cell>
          <table:table-cell office:value-type="float" office:value="-0.003729381" calcext:value-type="float">
            <text:p>-0.003729381</text:p>
          </table:table-cell>
          <table:table-cell office:value-type="float" office:value="-0.005351845" calcext:value-type="float">
            <text:p>-0.005351845</text:p>
          </table:table-cell>
          <table:table-cell/>
          <table:table-cell office:value-type="float" office:value="25.11228684" calcext:value-type="float">
            <text:p>25.11228684</text:p>
          </table:table-cell>
          <table:table-cell office:value-type="float" office:value="25.128955668" calcext:value-type="float">
            <text:p>25.128955668</text:p>
          </table:table-cell>
          <table:table-cell office:value-type="float" office:value="25.088916268" calcext:value-type="float">
            <text:p>25.088916268</text:p>
          </table:table-cell>
          <table:table-cell/>
          <table:table-cell office:value-type="float" office:value="-0.111663327" calcext:value-type="float">
            <text:p>-0.111663327</text:p>
          </table:table-cell>
          <table:table-cell office:value-type="float" office:value="-0.094539437" calcext:value-type="float">
            <text:p>-0.094539437</text:p>
          </table:table-cell>
          <table:table-cell office:value-type="float" office:value="-0.135672083" calcext:value-type="float">
            <text:p>-0.135672083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<text:s/>2019-11-12 09:40:44</text:p>
          </table:table-cell>
          <table:table-cell office:value-type="float" office:value="25.21593" calcext:value-type="float">
            <text:p>25.21593</text:p>
          </table:table-cell>
          <table:table-cell office:value-type="float" office:value="0.693559729" calcext:value-type="float">
            <text:p>0.693559729</text:p>
          </table:table-cell>
          <table:table-cell office:value-type="float" office:value="0.707014287" calcext:value-type="float">
            <text:p>0.707014287</text:p>
          </table:table-cell>
          <table:table-cell office:value-type="float" office:value="0.561739869" calcext:value-type="float">
            <text:p>0.561739869</text:p>
          </table:table-cell>
          <table:table-cell/>
          <table:table-cell office:value-type="float" office:value="0.005666338" calcext:value-type="float">
            <text:p>0.005666338</text:p>
          </table:table-cell>
          <table:table-cell office:value-type="float" office:value="0.005776261" calcext:value-type="float">
            <text:p>0.005776261</text:p>
          </table:table-cell>
          <table:table-cell office:value-type="float" office:value="0.004589378" calcext:value-type="float">
            <text:p>0.004589378</text:p>
          </table:table-cell>
          <table:table-cell/>
          <table:table-cell office:value-type="float" office:value="-0.004229496" calcext:value-type="float">
            <text:p>-0.004229496</text:p>
          </table:table-cell>
          <table:table-cell office:value-type="float" office:value="-0.004119573" calcext:value-type="float">
            <text:p>-0.004119573</text:p>
          </table:table-cell>
          <table:table-cell office:value-type="float" office:value="-0.005306455" calcext:value-type="float">
            <text:p>-0.005306455</text:p>
          </table:table-cell>
          <table:table-cell/>
          <table:table-cell office:value-type="float" office:value="25.111559439" calcext:value-type="float">
            <text:p>25.111559439</text:p>
          </table:table-cell>
          <table:table-cell office:value-type="float" office:value="25.114272122" calcext:value-type="float">
            <text:p>25.114272122</text:p>
          </table:table-cell>
          <table:table-cell office:value-type="float" office:value="25.084981819" calcext:value-type="float">
            <text:p>25.084981819</text:p>
          </table:table-cell>
          <table:table-cell/>
          <table:table-cell office:value-type="float" office:value="-0.107218097" calcext:value-type="float">
            <text:p>-0.107218097</text:p>
          </table:table-cell>
          <table:table-cell office:value-type="float" office:value="-0.104431367" calcext:value-type="float">
            <text:p>-0.104431367</text:p>
          </table:table-cell>
          <table:table-cell office:value-type="float" office:value="-0.134521327" calcext:value-type="float">
            <text:p>-0.134521327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ad4</text:p>
          </table:table-cell>
          <table:table-cell office:value-type="string" calcext:value-type="string">
            <text:p><text:s/>ad5</text:p>
          </table:table-cell>
          <table:table-cell office:value-type="string" calcext:value-type="string">
            <text:p><text:s/>ad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<text:s/>m1.2</text:p>
          </table:table-cell>
          <table:table-cell office:value-type="string" calcext:value-type="string">
            <text:p><text:s/>m1.3</text:p>
          </table:table-cell>
          <table:table-cell/>
          <table:table-cell office:value-type="string" calcext:value-type="string">
            <text:p><text:s/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/>
          <table:table-cell office:value-type="string" calcext:value-type="string">
            <text:p>Kr1</text:p>
          </table:table-cell>
          <table:table-cell office:value-type="string" calcext:value-type="string">
            <text:p>Kr2</text:p>
          </table:table-cell>
          <table:table-cell office:value-type="string" calcext:value-type="string">
            <text:p>Kr3</text:p>
          </table:table-cell>
          <table:table-cell/>
          <table:table-cell office:value-type="string" calcext:value-type="string">
            <text:p>K0-1</text:p>
          </table:table-cell>
          <table:table-cell office:value-type="string" calcext:value-type="string">
            <text:p>K0-2</text:p>
          </table:table-cell>
          <table:table-cell office:value-type="string" calcext:value-type="string">
            <text:p>K0-3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/>
          <table:table-cell table:style-name="Default" office:value-type="string" calcext:value-type="string">
            <text:p>dataMax</text:p>
          </table:table-cell>
          <table:table-cell office:value-type="float" office:value="25.220984437" calcext:value-type="float">
            <text:p>25.220984437</text:p>
          </table:table-cell>
          <table:table-cell office:value-type="float" office:value="0.744703501" calcext:value-type="float">
            <text:p>0.744703501</text:p>
          </table:table-cell>
          <table:table-cell office:value-type="float" office:value="0.770558211" calcext:value-type="float">
            <text:p>0.770558211</text:p>
          </table:table-cell>
          <table:table-cell office:value-type="float" office:value="0.721435037" calcext:value-type="float">
            <text:p>0.721435037</text:p>
          </table:table-cell>
          <table:table-cell office:value-type="float" office:value="0.006084179" calcext:value-type="float">
            <text:p>0.006084179</text:p>
          </table:table-cell>
          <table:table-cell office:value-type="float" office:value="0.00629541" calcext:value-type="float">
            <text:p>0.00629541</text:p>
          </table:table-cell>
          <table:table-cell office:value-type="float" office:value="0.005894077" calcext:value-type="float">
            <text:p>0.005894077</text:p>
          </table:table-cell>
          <table:table-cell office:value-type="float" office:value="-0.003811654" calcext:value-type="float">
            <text:p>-0.003811654</text:p>
          </table:table-cell>
          <table:table-cell office:value-type="float" office:value="-0.003600423" calcext:value-type="float">
            <text:p>-0.003600423</text:p>
          </table:table-cell>
          <table:table-cell office:value-type="float" office:value="-0.004001756" calcext:value-type="float">
            <text:p>-0.004001756</text:p>
          </table:table-cell>
          <table:table-cell office:value-type="float" office:value="25.122184914" calcext:value-type="float">
            <text:p>25.122184914</text:p>
          </table:table-cell>
          <table:table-cell office:value-type="float" office:value="25.128955668" calcext:value-type="float">
            <text:p>25.128955668</text:p>
          </table:table-cell>
          <table:table-cell office:value-type="float" office:value="25.112601106" calcext:value-type="float">
            <text:p>25.112601106</text:p>
          </table:table-cell>
          <table:table-cell office:value-type="float" office:value="-0.096625168" calcext:value-type="float">
            <text:p>-0.096625168</text:p>
          </table:table-cell>
          <table:table-cell office:value-type="float" office:value="-0.091270176" calcext:value-type="float">
            <text:p>-0.091270176</text:p>
          </table:table-cell>
          <table:table-cell office:value-type="float" office:value="-0.101444529" calcext:value-type="float">
            <text:p>-0.101444529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in</text:p>
          </table:table-cell>
          <table:table-cell office:value-type="float" office:value="25.079472016" calcext:value-type="float">
            <text:p>25.079472016</text:p>
          </table:table-cell>
          <table:table-cell office:value-type="float" office:value="0.561081834" calcext:value-type="float">
            <text:p>0.561081834</text:p>
          </table:table-cell>
          <table:table-cell office:value-type="float" office:value="0.589050125" calcext:value-type="float">
            <text:p>0.589050125</text:p>
          </table:table-cell>
          <table:table-cell office:value-type="float" office:value="0.521019759" calcext:value-type="float">
            <text:p>0.521019759</text:p>
          </table:table-cell>
          <table:table-cell office:value-type="float" office:value="0.004584002" calcext:value-type="float">
            <text:p>0.004584002</text:p>
          </table:table-cell>
          <table:table-cell office:value-type="float" office:value="0.004812501" calcext:value-type="float">
            <text:p>0.004812501</text:p>
          </table:table-cell>
          <table:table-cell office:value-type="float" office:value="0.004256697" calcext:value-type="float">
            <text:p>0.004256697</text:p>
          </table:table-cell>
          <table:table-cell office:value-type="float" office:value="-0.005311831" calcext:value-type="float">
            <text:p>-0.005311831</text:p>
          </table:table-cell>
          <table:table-cell office:value-type="float" office:value="-0.005083332" calcext:value-type="float">
            <text:p>-0.005083332</text:p>
          </table:table-cell>
          <table:table-cell office:value-type="float" office:value="-0.005639136" calcext:value-type="float">
            <text:p>-0.005639136</text:p>
          </table:table-cell>
          <table:table-cell office:value-type="float" office:value="24.962108172" calcext:value-type="float">
            <text:p>24.962108172</text:p>
          </table:table-cell>
          <table:table-cell office:value-type="float" office:value="24.965238466" calcext:value-type="float">
            <text:p>24.965238466</text:p>
          </table:table-cell>
          <table:table-cell office:value-type="float" office:value="24.944416417" calcext:value-type="float">
            <text:p>24.944416417</text:p>
          </table:table-cell>
          <table:table-cell office:value-type="float" office:value="-0.134657625" calcext:value-type="float">
            <text:p>-0.134657625</text:p>
          </table:table-cell>
          <table:table-cell office:value-type="float" office:value="-0.128864608" calcext:value-type="float">
            <text:p>-0.128864608</text:p>
          </table:table-cell>
          <table:table-cell office:value-type="float" office:value="-0.142955675" calcext:value-type="float">
            <text:p>-0.142955675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an</text:p>
          </table:table-cell>
          <table:table-cell office:value-type="float" office:value="25.156966892" calcext:value-type="float">
            <text:p>25.156966892</text:p>
          </table:table-cell>
          <table:table-cell office:value-type="float" office:value="0.647359911" calcext:value-type="float">
            <text:p>0.647359911</text:p>
          </table:table-cell>
          <table:table-cell office:value-type="float" office:value="0.668532394" calcext:value-type="float">
            <text:p>0.668532394</text:p>
          </table:table-cell>
          <table:table-cell office:value-type="float" office:value="0.609616096" calcext:value-type="float">
            <text:p>0.609616096</text:p>
          </table:table-cell>
          <table:table-cell office:value-type="float" office:value="0.005288888" calcext:value-type="float">
            <text:p>0.005288888</text:p>
          </table:table-cell>
          <table:table-cell office:value-type="float" office:value="0.005461866" calcext:value-type="float">
            <text:p>0.005461866</text:p>
          </table:table-cell>
          <table:table-cell office:value-type="float" office:value="0.004980524" calcext:value-type="float">
            <text:p>0.004980524</text:p>
          </table:table-cell>
          <table:table-cell office:value-type="float" office:value="-0.004606945" calcext:value-type="float">
            <text:p>-0.004606945</text:p>
          </table:table-cell>
          <table:table-cell office:value-type="float" office:value="-0.004433967" calcext:value-type="float">
            <text:p>-0.004433967</text:p>
          </table:table-cell>
          <table:table-cell office:value-type="float" office:value="-0.00491531" calcext:value-type="float">
            <text:p>-0.00491531</text:p>
          </table:table-cell>
          <table:table-cell office:value-type="float" office:value="25.043275011" calcext:value-type="float">
            <text:p>25.043275011</text:p>
          </table:table-cell>
          <table:table-cell office:value-type="float" office:value="25.047544027" calcext:value-type="float">
            <text:p>25.047544027</text:p>
          </table:table-cell>
          <table:table-cell office:value-type="float" office:value="25.035664703" calcext:value-type="float">
            <text:p>25.035664703</text:p>
          </table:table-cell>
          <table:table-cell office:value-type="float" office:value="-0.116787216" calcext:value-type="float">
            <text:p>-0.116787216</text:p>
          </table:table-cell>
          <table:table-cell office:value-type="float" office:value="-0.112401891" calcext:value-type="float">
            <text:p>-0.112401891</text:p>
          </table:table-cell>
          <table:table-cell office:value-type="float" office:value="-0.124604906" calcext:value-type="float">
            <text:p>-0.1246049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Median</text:p>
          </table:table-cell>
          <table:table-cell office:value-type="float" office:value="25.160336228" calcext:value-type="float">
            <text:p>25.160336228</text:p>
          </table:table-cell>
          <table:table-cell office:value-type="float" office:value="0.651619214" calcext:value-type="float">
            <text:p>0.651619214</text:p>
          </table:table-cell>
          <table:table-cell office:value-type="float" office:value="0.662681539" calcext:value-type="float">
            <text:p>0.662681539</text:p>
          </table:table-cell>
          <table:table-cell office:value-type="float" office:value="0.601630581" calcext:value-type="float">
            <text:p>0.601630581</text:p>
          </table:table-cell>
          <table:table-cell office:value-type="float" office:value="0.005323686" calcext:value-type="float">
            <text:p>0.005323686</text:p>
          </table:table-cell>
          <table:table-cell office:value-type="float" office:value="0.005414065" calcext:value-type="float">
            <text:p>0.005414065</text:p>
          </table:table-cell>
          <table:table-cell office:value-type="float" office:value="0.004915283" calcext:value-type="float">
            <text:p>0.004915283</text:p>
          </table:table-cell>
          <table:table-cell office:value-type="float" office:value="-0.004572147" calcext:value-type="float">
            <text:p>-0.004572147</text:p>
          </table:table-cell>
          <table:table-cell office:value-type="float" office:value="-0.004481768" calcext:value-type="float">
            <text:p>-0.004481768</text:p>
          </table:table-cell>
          <table:table-cell office:value-type="float" office:value="-0.004980551" calcext:value-type="float">
            <text:p>-0.004980551</text:p>
          </table:table-cell>
          <table:table-cell office:value-type="float" office:value="25.042801804" calcext:value-type="float">
            <text:p>25.042801804</text:p>
          </table:table-cell>
          <table:table-cell office:value-type="float" office:value="25.048849748" calcext:value-type="float">
            <text:p>25.048849748</text:p>
          </table:table-cell>
          <table:table-cell office:value-type="float" office:value="25.039193903" calcext:value-type="float">
            <text:p>25.039193903</text:p>
          </table:table-cell>
          <table:table-cell office:value-type="float" office:value="-0.115904942" calcext:value-type="float">
            <text:p>-0.115904942</text:p>
          </table:table-cell>
          <table:table-cell office:value-type="float" office:value="-0.113613671" calcext:value-type="float">
            <text:p>-0.113613671</text:p>
          </table:table-cell>
          <table:table-cell office:value-type="float" office:value="-0.126258856" calcext:value-type="float">
            <text:p>-0.12625885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Average</text:p>
          </table:table-cell>
          <table:table-cell office:value-type="float" office:value="25.156966892" calcext:value-type="float">
            <text:p>25.156966892</text:p>
          </table:table-cell>
          <table:table-cell office:value-type="float" office:value="0.647359911" calcext:value-type="float">
            <text:p>0.647359911</text:p>
          </table:table-cell>
          <table:table-cell office:value-type="float" office:value="0.668532394" calcext:value-type="float">
            <text:p>0.668532394</text:p>
          </table:table-cell>
          <table:table-cell office:value-type="float" office:value="0.609616096" calcext:value-type="float">
            <text:p>0.609616096</text:p>
          </table:table-cell>
          <table:table-cell office:value-type="float" office:value="0.005288888" calcext:value-type="float">
            <text:p>0.005288888</text:p>
          </table:table-cell>
          <table:table-cell office:value-type="float" office:value="0.005461866" calcext:value-type="float">
            <text:p>0.005461866</text:p>
          </table:table-cell>
          <table:table-cell office:value-type="float" office:value="0.004980524" calcext:value-type="float">
            <text:p>0.004980524</text:p>
          </table:table-cell>
          <table:table-cell office:value-type="float" office:value="-0.004606945" calcext:value-type="float">
            <text:p>-0.004606945</text:p>
          </table:table-cell>
          <table:table-cell office:value-type="float" office:value="-0.004433967" calcext:value-type="float">
            <text:p>-0.004433967</text:p>
          </table:table-cell>
          <table:table-cell office:value-type="float" office:value="-0.00491531" calcext:value-type="float">
            <text:p>-0.00491531</text:p>
          </table:table-cell>
          <table:table-cell office:value-type="float" office:value="25.043275011" calcext:value-type="float">
            <text:p>25.043275011</text:p>
          </table:table-cell>
          <table:table-cell office:value-type="float" office:value="25.047544027" calcext:value-type="float">
            <text:p>25.047544027</text:p>
          </table:table-cell>
          <table:table-cell office:value-type="float" office:value="25.035664703" calcext:value-type="float">
            <text:p>25.035664703</text:p>
          </table:table-cell>
          <table:table-cell office:value-type="float" office:value="-0.116787216" calcext:value-type="float">
            <text:p>-0.116787216</text:p>
          </table:table-cell>
          <table:table-cell office:value-type="float" office:value="-0.112401891" calcext:value-type="float">
            <text:p>-0.112401891</text:p>
          </table:table-cell>
          <table:table-cell office:value-type="float" office:value="-0.124604906" calcext:value-type="float">
            <text:p>-0.1246049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dataStdDev</text:p>
          </table:table-cell>
          <table:table-cell office:value-type="float" office:value="0.034764704" calcext:value-type="float">
            <text:p>0.034764704</text:p>
          </table:table-cell>
          <table:table-cell office:value-type="float" office:value="0.052016276" calcext:value-type="float">
            <text:p>0.052016276</text:p>
          </table:table-cell>
          <table:table-cell office:value-type="float" office:value="0.051631675" calcext:value-type="float">
            <text:p>0.051631675</text:p>
          </table:table-cell>
          <table:table-cell office:value-type="float" office:value="0.048827325" calcext:value-type="float">
            <text:p>0.048827325</text:p>
          </table:table-cell>
          <table:table-cell office:value-type="float" office:value="0.00042497" calcext:value-type="float">
            <text:p>0.00042497</text:p>
          </table:table-cell>
          <table:table-cell office:value-type="float" office:value="0.000421827" calcext:value-type="float">
            <text:p>0.000421827</text:p>
          </table:table-cell>
          <table:table-cell office:value-type="float" office:value="0.000398916" calcext:value-type="float">
            <text:p>0.000398916</text:p>
          </table:table-cell>
          <table:table-cell office:value-type="float" office:value="0.00042497" calcext:value-type="float">
            <text:p>0.00042497</text:p>
          </table:table-cell>
          <table:table-cell office:value-type="float" office:value="0.000421827" calcext:value-type="float">
            <text:p>0.000421827</text:p>
          </table:table-cell>
          <table:table-cell office:value-type="float" office:value="0.000398916" calcext:value-type="float">
            <text:p>0.000398916</text:p>
          </table:table-cell>
          <table:table-cell office:value-type="float" office:value="0.038451377" calcext:value-type="float">
            <text:p>0.038451377</text:p>
          </table:table-cell>
          <table:table-cell office:value-type="float" office:value="0.038405136" calcext:value-type="float">
            <text:p>0.038405136</text:p>
          </table:table-cell>
          <table:table-cell office:value-type="float" office:value="0.03754634" calcext:value-type="float">
            <text:p>0.03754634</text:p>
          </table:table-cell>
          <table:table-cell office:value-type="float" office:value="0.010773829" calcext:value-type="float">
            <text:p>0.010773829</text:p>
          </table:table-cell>
          <table:table-cell office:value-type="float" office:value="0.010694106" calcext:value-type="float">
            <text:p>0.010694106</text:p>
          </table:table-cell>
          <table:table-cell office:value-type="float" office:value="0.010113406" calcext:value-type="float">
            <text:p>0.010113406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548" meta:object-count="0"/>
    <meta:generator>LibreOffice/5.2.7.2$Linux_ARM_EABI LibreOffice_project/20m0$Build-2</meta:generator>
  </office:meta>
</office:document-meta>
</file>